
<file path=META-INF/manifest.xml><?xml version="1.0" encoding="utf-8"?>
<manifest:manifest xmlns:manifest="urn:oasis:names:tc:opendocument:xmlns:manifest:1.0">
  <manifest:file-entry manifest:full-path="Object 12/" manifest:media-type="application/vnd.oasis.opendocument.formula"/>
  <manifest:file-entry manifest:full-path="Object 39/" manifest:media-type="application/vnd.oasis.opendocument.formula"/>
  <manifest:file-entry manifest:full-path="Object 160/" manifest:media-type="application/vnd.oasis.opendocument.formula"/>
  <manifest:file-entry manifest:full-path="Object 7/" manifest:media-type="application/vnd.oasis.opendocument.formula"/>
  <manifest:file-entry manifest:full-path="Object 86/" manifest:media-type="application/vnd.oasis.opendocument.formula"/>
  <manifest:file-entry manifest:full-path="Object 126/" manifest:media-type="application/vnd.oasis.opendocument.formula"/>
  <manifest:file-entry manifest:full-path="Object 187/" manifest:media-type="application/vnd.oasis.opendocument.formula"/>
  <manifest:file-entry manifest:full-path="Object 25/" manifest:media-type="application/vnd.oasis.opendocument.formula"/>
  <manifest:file-entry manifest:full-path="Object 69/" manifest:media-type="application/vnd.oasis.opendocument.formula"/>
  <manifest:file-entry manifest:full-path="Object 72/" manifest:media-type="application/vnd.oasis.opendocument.formula"/>
  <manifest:file-entry manifest:full-path="Object 109/" manifest:media-type="application/vnd.oasis.opendocument.formula"/>
  <manifest:file-entry manifest:full-path="Object 112/" manifest:media-type="application/vnd.oasis.opendocument.formula"/>
  <manifest:file-entry manifest:full-path="Object 156/" manifest:media-type="application/vnd.oasis.opendocument.formula"/>
  <manifest:file-entry manifest:full-path="Object 173/" manifest:media-type="application/vnd.oasis.opendocument.formula"/>
  <manifest:file-entry manifest:full-path="Object 11/" manifest:media-type="application/vnd.oasis.opendocument.formula"/>
  <manifest:file-entry manifest:full-path="Object 38/" manifest:media-type="application/vnd.oasis.opendocument.formula"/>
  <manifest:file-entry manifest:full-path="Object 55/" manifest:media-type="application/vnd.oasis.opendocument.formula"/>
  <manifest:file-entry manifest:full-path="Object 99/" manifest:media-type="application/vnd.oasis.opendocument.formula"/>
  <manifest:file-entry manifest:full-path="Object 139/" manifest:media-type="application/vnd.oasis.opendocument.formula"/>
  <manifest:file-entry manifest:full-path="Object 6/" manifest:media-type="application/vnd.oasis.opendocument.formula"/>
  <manifest:file-entry manifest:full-path="Object 41/" manifest:media-type="application/vnd.oasis.opendocument.formula"/>
  <manifest:file-entry manifest:full-path="Object 85/" manifest:media-type="application/vnd.oasis.opendocument.formula"/>
  <manifest:file-entry manifest:full-path="Object 125/" manifest:media-type="application/vnd.oasis.opendocument.formula"/>
  <manifest:file-entry manifest:full-path="Object 142/" manifest:media-type="application/vnd.oasis.opendocument.formula"/>
  <manifest:file-entry manifest:full-path="Object 169/" manifest:media-type="application/vnd.oasis.opendocument.formula"/>
  <manifest:file-entry manifest:full-path="Object 186/" manifest:media-type="application/vnd.oasis.opendocument.formula"/>
  <manifest:file-entry manifest:full-path="Object 24/" manifest:media-type="application/vnd.oasis.opendocument.formula"/>
  <manifest:file-entry manifest:full-path="Object 68/" manifest:media-type="application/vnd.oasis.opendocument.formula"/>
  <manifest:file-entry manifest:full-path="Object 71/" manifest:media-type="application/vnd.oasis.opendocument.formula"/>
  <manifest:file-entry manifest:full-path="Object 108/" manifest:media-type="application/vnd.oasis.opendocument.formula"/>
  <manifest:file-entry manifest:full-path="Object 111/" manifest:media-type="application/vnd.oasis.opendocument.formula"/>
  <manifest:file-entry manifest:full-path="Object 155/" manifest:media-type="application/vnd.oasis.opendocument.formula"/>
  <manifest:file-entry manifest:full-path="Object 172/" manifest:media-type="application/vnd.oasis.opendocument.formula"/>
  <manifest:file-entry manifest:full-path="Object 10/" manifest:media-type="application/vnd.oasis.opendocument.formula"/>
  <manifest:file-entry manifest:full-path="Object 37/" manifest:media-type="application/vnd.oasis.opendocument.formula"/>
  <manifest:file-entry manifest:full-path="Object 54/" manifest:media-type="application/vnd.oasis.opendocument.formula"/>
  <manifest:file-entry manifest:full-path="Object 98/" manifest:media-type="application/vnd.oasis.opendocument.formula"/>
  <manifest:file-entry manifest:full-path="Object 138/" manifest:media-type="application/vnd.oasis.opendocument.formula"/>
  <manifest:file-entry manifest:full-path="Object 199/" manifest:media-type="application/vnd.oasis.opendocument.formula"/>
  <manifest:file-entry manifest:full-path="Object 40/" manifest:media-type="application/vnd.oasis.opendocument.formula"/>
  <manifest:file-entry manifest:full-path="Object 84/" manifest:media-type="application/vnd.oasis.opendocument.formula"/>
  <manifest:file-entry manifest:full-path="Object 124/" manifest:media-type="application/vnd.oasis.opendocument.formula"/>
  <manifest:file-entry manifest:full-path="Object 141/" manifest:media-type="application/vnd.oasis.opendocument.formula"/>
  <manifest:file-entry manifest:full-path="Object 168/" manifest:media-type="application/vnd.oasis.opendocument.formula"/>
  <manifest:file-entry manifest:full-path="Object 185/" manifest:media-type="application/vnd.oasis.opendocument.formula"/>
  <manifest:file-entry manifest:full-path="Object 5/" manifest:media-type="application/vnd.oasis.opendocument.formula"/>
  <manifest:file-entry manifest:full-path="Object 23/" manifest:media-type="application/vnd.oasis.opendocument.formula"/>
  <manifest:file-entry manifest:full-path="Object 67/" manifest:media-type="application/vnd.oasis.opendocument.formula"/>
  <manifest:file-entry manifest:full-path="Object 70/" manifest:media-type="application/vnd.oasis.opendocument.formula"/>
  <manifest:file-entry manifest:full-path="Object 107/" manifest:media-type="application/vnd.oasis.opendocument.formula"/>
  <manifest:file-entry manifest:full-path="Object 110/" manifest:media-type="application/vnd.oasis.opendocument.formula"/>
  <manifest:file-entry manifest:full-path="Object 154/" manifest:media-type="application/vnd.oasis.opendocument.formula"/>
  <manifest:file-entry manifest:full-path="Object 171/" manifest:media-type="application/vnd.oasis.opendocument.formula"/>
  <manifest:file-entry manifest:full-path="Object 53/" manifest:media-type="application/vnd.oasis.opendocument.formula"/>
  <manifest:file-entry manifest:full-path="Object 97/" manifest:media-type="application/vnd.oasis.opendocument.formula"/>
  <manifest:file-entry manifest:full-path="Object 137/" manifest:media-type="application/vnd.oasis.opendocument.formula"/>
  <manifest:file-entry manifest:full-path="Object 198/" manifest:media-type="application/vnd.oasis.opendocument.formula"/>
  <manifest:file-entry manifest:full-path="Object 19/" manifest:media-type="application/vnd.oasis.opendocument.formula"/>
  <manifest:file-entry manifest:full-path="Object 36/" manifest:media-type="application/vnd.oasis.opendocument.formula"/>
  <manifest:file-entry manifest:full-path="Object 83/" manifest:media-type="application/vnd.oasis.opendocument.formula"/>
  <manifest:file-entry manifest:full-path="Object 123/" manifest:media-type="application/vnd.oasis.opendocument.formula"/>
  <manifest:file-entry manifest:full-path="Object 140/" manifest:media-type="application/vnd.oasis.opendocument.formula"/>
  <manifest:file-entry manifest:full-path="Object 167/" manifest:media-type="application/vnd.oasis.opendocument.formula"/>
  <manifest:file-entry manifest:full-path="Object 184/" manifest:media-type="application/vnd.oasis.opendocument.formula"/>
  <manifest:file-entry manifest:full-path="Object 4/" manifest:media-type="application/vnd.oasis.opendocument.formula"/>
  <manifest:file-entry manifest:full-path="Object 22/" manifest:media-type="application/vnd.oasis.opendocument.formula"/>
  <manifest:file-entry manifest:full-path="Object 49/" manifest:media-type="application/vnd.oasis.opendocument.formula"/>
  <manifest:file-entry manifest:full-path="Object 66/" manifest:media-type="application/vnd.oasis.opendocument.formula"/>
  <manifest:file-entry manifest:full-path="Object 106/" manifest:media-type="application/vnd.oasis.opendocument.formula"/>
  <manifest:file-entry manifest:full-path="Object 170/" manifest:media-type="application/vnd.oasis.opendocument.formula"/>
  <manifest:file-entry manifest:full-path="Object 52/" manifest:media-type="application/vnd.oasis.opendocument.formula"/>
  <manifest:file-entry manifest:full-path="Object 96/" manifest:media-type="application/vnd.oasis.opendocument.formula"/>
  <manifest:file-entry manifest:full-path="Object 136/" manifest:media-type="application/vnd.oasis.opendocument.formula"/>
  <manifest:file-entry manifest:full-path="Object 153/" manifest:media-type="application/vnd.oasis.opendocument.formula"/>
  <manifest:file-entry manifest:full-path="Object 197/" manifest:media-type="application/vnd.oasis.opendocument.formula"/>
  <manifest:file-entry manifest:full-path="Object 18/" manifest:media-type="application/vnd.oasis.opendocument.formula"/>
  <manifest:file-entry manifest:full-path="Object 35/" manifest:media-type="application/vnd.oasis.opendocument.formula"/>
  <manifest:file-entry manifest:full-path="Object 79/" manifest:media-type="application/vnd.oasis.opendocument.formula"/>
  <manifest:file-entry manifest:full-path="Object 82/" manifest:media-type="application/vnd.oasis.opendocument.formula"/>
  <manifest:file-entry manifest:full-path="Object 119/" manifest:media-type="application/vnd.oasis.opendocument.formula"/>
  <manifest:file-entry manifest:full-path="Object 122/" manifest:media-type="application/vnd.oasis.opendocument.formula"/>
  <manifest:file-entry manifest:full-path="Object 166/" manifest:media-type="application/vnd.oasis.opendocument.formula"/>
  <manifest:file-entry manifest:full-path="Object 183/" manifest:media-type="application/vnd.oasis.opendocument.formula"/>
  <manifest:file-entry manifest:full-path="Object 3/" manifest:media-type="application/vnd.oasis.opendocument.formula"/>
  <manifest:file-entry manifest:full-path="Object 21/" manifest:media-type="application/vnd.oasis.opendocument.formula"/>
  <manifest:file-entry manifest:full-path="Object 65/" manifest:media-type="application/vnd.oasis.opendocument.formula"/>
  <manifest:file-entry manifest:full-path="Object 105/" manifest:media-type="application/vnd.oasis.opendocument.formula"/>
  <manifest:file-entry manifest:full-path="Object 149/" manifest:media-type="application/vnd.oasis.opendocument.formula"/>
  <manifest:file-entry manifest:full-path="Object 48/" manifest:media-type="application/vnd.oasis.opendocument.formula"/>
  <manifest:file-entry manifest:full-path="Object 51/" manifest:media-type="application/vnd.oasis.opendocument.formula"/>
  <manifest:file-entry manifest:full-path="Object 95/" manifest:media-type="application/vnd.oasis.opendocument.formula"/>
  <manifest:file-entry manifest:full-path="Object 135/" manifest:media-type="application/vnd.oasis.opendocument.formula"/>
  <manifest:file-entry manifest:full-path="Object 152/" manifest:media-type="application/vnd.oasis.opendocument.formula"/>
  <manifest:file-entry manifest:full-path="Object 179/" manifest:media-type="application/vnd.oasis.opendocument.formula"/>
  <manifest:file-entry manifest:full-path="Object 196/" manifest:media-type="application/vnd.oasis.opendocument.formula"/>
  <manifest:file-entry manifest:full-path="Object 17/" manifest:media-type="application/vnd.oasis.opendocument.formula"/>
  <manifest:file-entry manifest:full-path="Object 34/" manifest:media-type="application/vnd.oasis.opendocument.formula"/>
  <manifest:file-entry manifest:full-path="Object 78/" manifest:media-type="application/vnd.oasis.opendocument.formula"/>
  <manifest:file-entry manifest:full-path="Object 81/" manifest:media-type="application/vnd.oasis.opendocument.formula"/>
  <manifest:file-entry manifest:full-path="Object 118/" manifest:media-type="application/vnd.oasis.opendocument.formula"/>
  <manifest:file-entry manifest:full-path="Object 121/" manifest:media-type="application/vnd.oasis.opendocument.formula"/>
  <manifest:file-entry manifest:full-path="Object 182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64/" manifest:media-type="application/vnd.oasis.opendocument.formula"/>
  <manifest:file-entry manifest:full-path="Object 104/" manifest:media-type="application/vnd.oasis.opendocument.formula"/>
  <manifest:file-entry manifest:full-path="Object 148/" manifest:media-type="application/vnd.oasis.opendocument.formula"/>
  <manifest:file-entry manifest:full-path="Object 165/" manifest:media-type="application/vnd.oasis.opendocument.formula"/>
  <manifest:file-entry manifest:full-path="Object 47/" manifest:media-type="application/vnd.oasis.opendocument.formula"/>
  <manifest:file-entry manifest:full-path="Object 50/" manifest:media-type="application/vnd.oasis.opendocument.formula"/>
  <manifest:file-entry manifest:full-path="Object 94/" manifest:media-type="application/vnd.oasis.opendocument.formula"/>
  <manifest:file-entry manifest:full-path="Object 134/" manifest:media-type="application/vnd.oasis.opendocument.formula"/>
  <manifest:file-entry manifest:full-path="Object 151/" manifest:media-type="application/vnd.oasis.opendocument.formula"/>
  <manifest:file-entry manifest:full-path="Object 178/" manifest:media-type="application/vnd.oasis.opendocument.formula"/>
  <manifest:file-entry manifest:full-path="Object 195/" manifest:media-type="application/vnd.oasis.opendocument.formula"/>
  <manifest:file-entry manifest:full-path="Object 16/" manifest:media-type="application/vnd.oasis.opendocument.formula"/>
  <manifest:file-entry manifest:full-path="Object 33/" manifest:media-type="application/vnd.oasis.opendocument.formula"/>
  <manifest:file-entry manifest:full-path="Object 77/" manifest:media-type="application/vnd.oasis.opendocument.formula"/>
  <manifest:file-entry manifest:full-path="Object 80/" manifest:media-type="application/vnd.oasis.opendocument.formula"/>
  <manifest:file-entry manifest:full-path="Object 117/" manifest:media-type="application/vnd.oasis.opendocument.formula"/>
  <manifest:file-entry manifest:full-path="Object 120/" manifest:media-type="application/vnd.oasis.opendocument.formula"/>
  <manifest:file-entry manifest:full-path="Object 181/" manifest:media-type="application/vnd.oasis.opendocument.formula"/>
  <manifest:file-entry manifest:full-path="Object 1/" manifest:media-type="application/vnd.oasis.opendocument.formula"/>
  <manifest:file-entry manifest:full-path="Object 63/" manifest:media-type="application/vnd.oasis.opendocument.formula"/>
  <manifest:file-entry manifest:full-path="Object 103/" manifest:media-type="application/vnd.oasis.opendocument.formula"/>
  <manifest:file-entry manifest:full-path="Object 147/" manifest:media-type="application/vnd.oasis.opendocument.formula"/>
  <manifest:file-entry manifest:full-path="Object 164/" manifest:media-type="application/vnd.oasis.opendocument.formula"/>
  <manifest:file-entry manifest:full-path="/" manifest:media-type="application/vnd.oasis.opendocument.text"/>
  <manifest:file-entry manifest:full-path="Object 29/" manifest:media-type="application/vnd.oasis.opendocument.formula"/>
  <manifest:file-entry manifest:full-path="Object 46/" manifest:media-type="application/vnd.oasis.opendocument.formula"/>
  <manifest:file-entry manifest:full-path="Object 93/" manifest:media-type="application/vnd.oasis.opendocument.formula"/>
  <manifest:file-entry manifest:full-path="Object 133/" manifest:media-type="application/vnd.oasis.opendocument.formula"/>
  <manifest:file-entry manifest:full-path="Object 150/" manifest:media-type="application/vnd.oasis.opendocument.formula"/>
  <manifest:file-entry manifest:full-path="Object 177/" manifest:media-type="application/vnd.oasis.opendocument.formula"/>
  <manifest:file-entry manifest:full-path="Object 194/" manifest:media-type="application/vnd.oasis.opendocument.formula"/>
  <manifest:file-entry manifest:full-path="Object 15/" manifest:media-type="application/vnd.oasis.opendocument.formula"/>
  <manifest:file-entry manifest:full-path="Object 32/" manifest:media-type="application/vnd.oasis.opendocument.formula"/>
  <manifest:file-entry manifest:full-path="Object 76/" manifest:media-type="application/vnd.oasis.opendocument.formula"/>
  <manifest:file-entry manifest:full-path="Object 116/" manifest:media-type="application/vnd.oasis.opendocument.formula"/>
  <manifest:file-entry manifest:full-path="Object 180/" manifest:media-type="application/vnd.oasis.opendocument.formula"/>
  <manifest:file-entry manifest:full-path="Object 59/" manifest:media-type="application/vnd.oasis.opendocument.formula"/>
  <manifest:file-entry manifest:full-path="Object 62/" manifest:media-type="application/vnd.oasis.opendocument.formula"/>
  <manifest:file-entry manifest:full-path="Object 102/" manifest:media-type="application/vnd.oasis.opendocument.formula"/>
  <manifest:file-entry manifest:full-path="Object 146/" manifest:media-type="application/vnd.oasis.opendocument.formula"/>
  <manifest:file-entry manifest:full-path="Object 163/" manifest:media-type="application/vnd.oasis.opendocument.formula"/>
  <manifest:file-entry manifest:full-path="Object 28/" manifest:media-type="application/vnd.oasis.opendocument.formula"/>
  <manifest:file-entry manifest:full-path="Object 45/" manifest:media-type="application/vnd.oasis.opendocument.formula"/>
  <manifest:file-entry manifest:full-path="Object 89/" manifest:media-type="application/vnd.oasis.opendocument.formula"/>
  <manifest:file-entry manifest:full-path="Object 92/" manifest:media-type="application/vnd.oasis.opendocument.formula"/>
  <manifest:file-entry manifest:full-path="Object 129/" manifest:media-type="application/vnd.oasis.opendocument.formula"/>
  <manifest:file-entry manifest:full-path="Object 132/" manifest:media-type="application/vnd.oasis.opendocument.formula"/>
  <manifest:file-entry manifest:full-path="Object 193/" manifest:media-type="application/vnd.oasis.opendocument.formula"/>
  <manifest:file-entry manifest:full-path="Object 14/" manifest:media-type="application/vnd.oasis.opendocument.formula"/>
  <manifest:file-entry manifest:full-path="Object 31/" manifest:media-type="application/vnd.oasis.opendocument.formula"/>
  <manifest:file-entry manifest:full-path="Object 75/" manifest:media-type="application/vnd.oasis.opendocument.formula"/>
  <manifest:file-entry manifest:full-path="Object 115/" manifest:media-type="application/vnd.oasis.opendocument.formula"/>
  <manifest:file-entry manifest:full-path="Object 159/" manifest:media-type="application/vnd.oasis.opendocument.formula"/>
  <manifest:file-entry manifest:full-path="Object 176/" manifest:media-type="application/vnd.oasis.opendocument.formula"/>
  <manifest:file-entry manifest:full-path="Object 58/" manifest:media-type="application/vnd.oasis.opendocument.formula"/>
  <manifest:file-entry manifest:full-path="Object 61/" manifest:media-type="application/vnd.oasis.opendocument.formula"/>
  <manifest:file-entry manifest:full-path="Object 101/" manifest:media-type="application/vnd.oasis.opendocument.formula"/>
  <manifest:file-entry manifest:full-path="Object 145/" manifest:media-type="application/vnd.oasis.opendocument.formula"/>
  <manifest:file-entry manifest:full-path="Object 162/" manifest:media-type="application/vnd.oasis.opendocument.formula"/>
  <manifest:file-entry manifest:full-path="Object 189/" manifest:media-type="application/vnd.oasis.opendocument.formula"/>
  <manifest:file-entry manifest:full-path="Object 9/" manifest:media-type="application/vnd.oasis.opendocument.formula"/>
  <manifest:file-entry manifest:full-path="Object 27/" manifest:media-type="application/vnd.oasis.opendocument.formula"/>
  <manifest:file-entry manifest:full-path="Object 44/" manifest:media-type="application/vnd.oasis.opendocument.formula"/>
  <manifest:file-entry manifest:full-path="Object 88/" manifest:media-type="application/vnd.oasis.opendocument.formula"/>
  <manifest:file-entry manifest:full-path="Object 91/" manifest:media-type="application/vnd.oasis.opendocument.formula"/>
  <manifest:file-entry manifest:full-path="Object 128/" manifest:media-type="application/vnd.oasis.opendocument.formula"/>
  <manifest:file-entry manifest:full-path="Object 131/" manifest:media-type="application/vnd.oasis.opendocument.formula"/>
  <manifest:file-entry manifest:full-path="Object 192/" manifest:media-type="application/vnd.oasis.opendocument.formula"/>
  <manifest:file-entry manifest:full-path="Object 30/" manifest:media-type="application/vnd.oasis.opendocument.formula"/>
  <manifest:file-entry manifest:full-path="Object 74/" manifest:media-type="application/vnd.oasis.opendocument.formula"/>
  <manifest:file-entry manifest:full-path="Object 114/" manifest:media-type="application/vnd.oasis.opendocument.formula"/>
  <manifest:file-entry manifest:full-path="Object 158/" manifest:media-type="application/vnd.oasis.opendocument.formula"/>
  <manifest:file-entry manifest:full-path="Object 175/" manifest:media-type="application/vnd.oasis.opendocument.formula"/>
  <manifest:file-entry manifest:full-path="Object 13/" manifest:media-type="application/vnd.oasis.opendocument.formula"/>
  <manifest:file-entry manifest:full-path="Object 57/" manifest:media-type="application/vnd.oasis.opendocument.formula"/>
  <manifest:file-entry manifest:full-path="Object 60/" manifest:media-type="application/vnd.oasis.opendocument.formula"/>
  <manifest:file-entry manifest:full-path="Object 100/" manifest:media-type="application/vnd.oasis.opendocument.formula"/>
  <manifest:file-entry manifest:full-path="Object 144/" manifest:media-type="application/vnd.oasis.opendocument.formula"/>
  <manifest:file-entry manifest:full-path="Object 161/" manifest:media-type="application/vnd.oasis.opendocument.formula"/>
  <manifest:file-entry manifest:full-path="Object 188/" manifest:media-type="application/vnd.oasis.opendocument.formula"/>
  <manifest:file-entry manifest:full-path="Object 200/" manifest:media-type="application/vnd.oasis.opendocument.formula"/>
  <manifest:file-entry manifest:full-path="Object 8/" manifest:media-type="application/vnd.oasis.opendocument.formula"/>
  <manifest:file-entry manifest:full-path="Object 26/" manifest:media-type="application/vnd.oasis.opendocument.formula"/>
  <manifest:file-entry manifest:full-path="Object 43/" manifest:media-type="application/vnd.oasis.opendocument.formula"/>
  <manifest:file-entry manifest:full-path="Object 87/" manifest:media-type="application/vnd.oasis.opendocument.formula"/>
  <manifest:file-entry manifest:full-path="Object 90/" manifest:media-type="application/vnd.oasis.opendocument.formula"/>
  <manifest:file-entry manifest:full-path="Object 127/" manifest:media-type="application/vnd.oasis.opendocument.formula"/>
  <manifest:file-entry manifest:full-path="Object 191/" manifest:media-type="application/vnd.oasis.opendocument.formula"/>
  <manifest:file-entry manifest:full-path="Object 73/" manifest:media-type="application/vnd.oasis.opendocument.formula"/>
  <manifest:file-entry manifest:full-path="Object 113/" manifest:media-type="application/vnd.oasis.opendocument.formula"/>
  <manifest:file-entry manifest:full-path="Object 130/" manifest:media-type="application/vnd.oasis.opendocument.formula"/>
  <manifest:file-entry manifest:full-path="Object 157/" manifest:media-type="application/vnd.oasis.opendocument.formula"/>
  <manifest:file-entry manifest:full-path="Object 174/" manifest:media-type="application/vnd.oasis.opendocument.formula"/>
  <manifest:file-entry manifest:full-path="Object 56/" manifest:media-type="application/vnd.oasis.opendocument.formula"/>
  <manifest:file-entry manifest:full-path="Object 143/" manifest:media-type="application/vnd.oasis.opendocument.formula"/>
  <manifest:file-entry manifest:full-path="Object 42/" manifest:media-type="application/vnd.oasis.opendocument.formula"/>
  <manifest:file-entry manifest:full-path="Object 190/" manifest:media-type="application/vnd.oasis.opendocument.formula"/>
  <manifest:file-entry manifest:full-path="Object 105/content.xml" manifest:media-type="text/xml"/>
  <manifest:file-entry manifest:full-path="Object 117/content.xml" manifest:media-type="text/xml"/>
  <manifest:file-entry manifest:full-path="Object 1/content.xml" manifest:media-type="text/xml"/>
  <manifest:file-entry manifest:full-path="Object 129/content.xml" manifest:media-type="text/xml"/>
  <manifest:file-entry manifest:full-path="Object 50/content.xml" manifest:media-type="text/xml"/>
  <manifest:file-entry manifest:full-path="Object 62/content.xml" manifest:media-type="text/xml"/>
  <manifest:file-entry manifest:full-path="Object 74/content.xml" manifest:media-type="text/xml"/>
  <manifest:file-entry manifest:full-path="Object 11/content.xml" manifest:media-type="text/xml"/>
  <manifest:file-entry manifest:full-path="Object 23/content.xml" manifest:media-type="text/xml"/>
  <manifest:file-entry manifest:full-path="Object 86/content.xml" manifest:media-type="text/xml"/>
  <manifest:file-entry manifest:full-path="Object 98/content.xml" manifest:media-type="text/xml"/>
  <manifest:file-entry manifest:full-path="Object 124/content.xml" manifest:media-type="text/xml"/>
  <manifest:file-entry manifest:full-path="Object 136/content.xml" manifest:media-type="text/xml"/>
  <manifest:file-entry manifest:full-path="Object 148/content.xml" manifest:media-type="text/xml"/>
  <manifest:file-entry manifest:full-path="meta.xml" manifest:media-type="text/xml"/>
  <manifest:file-entry manifest:full-path="Object 35/content.xml" manifest:media-type="text/xml"/>
  <manifest:file-entry manifest:full-path="Object 47/content.xml" manifest:media-type="text/xml"/>
  <manifest:file-entry manifest:full-path="Object 59/content.xml" manifest:media-type="text/xml"/>
  <manifest:file-entry manifest:full-path="Object 170/content.xml" manifest:media-type="text/xml"/>
  <manifest:file-entry manifest:full-path="Object 182/content.xml" manifest:media-type="text/xml"/>
  <manifest:file-entry manifest:full-path="Object 194/content.xml" manifest:media-type="text/xml"/>
  <manifest:file-entry manifest:full-path="Object 200/content.xml" manifest:media-type="text/xml"/>
  <manifest:file-entry manifest:full-path="Object 81/content.xml" manifest:media-type="text/xml"/>
  <manifest:file-entry manifest:full-path="Object 93/content.xml" manifest:media-type="text/xml"/>
  <manifest:file-entry manifest:full-path="Object 109/content.xml" manifest:media-type="text/xml"/>
  <manifest:file-entry manifest:full-path="Object 131/content.xml" manifest:media-type="text/xml"/>
  <manifest:file-entry manifest:full-path="Object 143/content.xml" manifest:media-type="text/xml"/>
  <manifest:file-entry manifest:full-path="Object 5/content.xml" manifest:media-type="text/xml"/>
  <manifest:file-entry manifest:full-path="Object 30/content.xml" manifest:media-type="text/xml"/>
  <manifest:file-entry manifest:full-path="Object 42/content.xml" manifest:media-type="text/xml"/>
  <manifest:file-entry manifest:full-path="Object 155/content.xml" manifest:media-type="text/xml"/>
  <manifest:file-entry manifest:full-path="Object 167/content.xml" manifest:media-type="text/xml"/>
  <manifest:file-entry manifest:full-path="Object 179/content.xml" manifest:media-type="text/xml"/>
  <manifest:file-entry manifest:full-path="Object 54/content.xml" manifest:media-type="text/xml"/>
  <manifest:file-entry manifest:full-path="Object 66/content.xml" manifest:media-type="text/xml"/>
  <manifest:file-entry manifest:full-path="Object 78/content.xml" manifest:media-type="text/xml"/>
  <manifest:file-entry manifest:full-path="Object 104/content.xml" manifest:media-type="text/xml"/>
  <manifest:file-entry manifest:full-path="Object 116/content.xml" manifest:media-type="text/xml"/>
  <manifest:file-entry manifest:full-path="Object 128/content.xml" manifest:media-type="text/xml"/>
  <manifest:file-entry manifest:full-path="Object 15/content.xml" manifest:media-type="text/xml"/>
  <manifest:file-entry manifest:full-path="Object 27/content.xml" manifest:media-type="text/xml"/>
  <manifest:file-entry manifest:full-path="Object 39/content.xml" manifest:media-type="text/xml"/>
  <manifest:file-entry manifest:full-path="Object 150/content.xml" manifest:media-type="text/xml"/>
  <manifest:file-entry manifest:full-path="Object 162/content.xml" manifest:media-type="text/xml"/>
  <manifest:file-entry manifest:full-path="Object 174/content.xml" manifest:media-type="text/xml"/>
  <manifest:file-entry manifest:full-path="Object 61/content.xml" manifest:media-type="text/xml"/>
  <manifest:file-entry manifest:full-path="Object 73/content.xml" manifest:media-type="text/xml"/>
  <manifest:file-entry manifest:full-path="Object 111/content.xml" manifest:media-type="text/xml"/>
  <manifest:file-entry manifest:full-path="Object 186/content.xml" manifest:media-type="text/xml"/>
  <manifest:file-entry manifest:full-path="Object 198/content.xml" manifest:media-type="text/xml"/>
  <manifest:file-entry manifest:full-path="META-INF/manifes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22/content.xml" manifest:media-type="text/xml"/>
  <manifest:file-entry manifest:full-path="Object 85/content.xml" manifest:media-type="text/xml"/>
  <manifest:file-entry manifest:full-path="Object 97/content.xml" manifest:media-type="text/xml"/>
  <manifest:file-entry manifest:full-path="Object 123/content.xml" manifest:media-type="text/xml"/>
  <manifest:file-entry manifest:full-path="Object 135/content.xml" manifest:media-type="text/xml"/>
  <manifest:file-entry manifest:full-path="Object 147/content.xml" manifest:media-type="text/xml"/>
  <manifest:file-entry manifest:full-path="Object 159/content.xml" manifest:media-type="text/xml"/>
  <manifest:file-entry manifest:full-path="content.xml" manifest:media-type="text/xml"/>
  <manifest:file-entry manifest:full-path="Object 34/content.xml" manifest:media-type="text/xml"/>
  <manifest:file-entry manifest:full-path="Object 46/content.xml" manifest:media-type="text/xml"/>
  <manifest:file-entry manifest:full-path="Object 58/content.xml" manifest:media-type="text/xml"/>
  <manifest:file-entry manifest:full-path="Object 108/content.xml" manifest:media-type="text/xml"/>
  <manifest:file-entry manifest:full-path="Object 181/content.xml" manifest:media-type="text/xml"/>
  <manifest:file-entry manifest:full-path="Object 193/content.xml" manifest:media-type="text/xml"/>
  <manifest:file-entry manifest:full-path="Object 4/content.xml" manifest:media-type="text/xml"/>
  <manifest:file-entry manifest:full-path="Object 80/content.xml" manifest:media-type="text/xml"/>
  <manifest:file-entry manifest:full-path="Object 92/content.xml" manifest:media-type="text/xml"/>
  <manifest:file-entry manifest:full-path="Object 130/content.xml" manifest:media-type="text/xml"/>
  <manifest:file-entry manifest:full-path="Object 142/content.xml" manifest:media-type="text/xml"/>
  <manifest:file-entry manifest:full-path="settings.xml" manifest:media-type="text/xml"/>
  <manifest:file-entry manifest:full-path="Object 19/content.xml" manifest:media-type="text/xml"/>
  <manifest:file-entry manifest:full-path="Object 41/content.xml" manifest:media-type="text/xml"/>
  <manifest:file-entry manifest:full-path="Object 53/content.xml" manifest:media-type="text/xml"/>
  <manifest:file-entry manifest:full-path="Object 154/content.xml" manifest:media-type="text/xml"/>
  <manifest:file-entry manifest:full-path="Object 166/content.xml" manifest:media-type="text/xml"/>
  <manifest:file-entry manifest:full-path="Object 178/content.xml" manifest:media-type="text/xml"/>
  <manifest:file-entry manifest:full-path="Object 65/content.xml" manifest:media-type="text/xml"/>
  <manifest:file-entry manifest:full-path="Object 77/content.xml" manifest:media-type="text/xml"/>
  <manifest:file-entry manifest:full-path="Object 89/content.xml" manifest:media-type="text/xml"/>
  <manifest:file-entry manifest:full-path="Object 103/content.xml" manifest:media-type="text/xml"/>
  <manifest:file-entry manifest:full-path="Object 115/content.xml" manifest:media-type="text/xml"/>
  <manifest:file-entry manifest:full-path="Object 127/content.xml" manifest:media-type="text/xml"/>
  <manifest:file-entry manifest:full-path="Object 139/content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38/content.xml" manifest:media-type="text/xml"/>
  <manifest:file-entry manifest:full-path="Object 161/content.xml" manifest:media-type="text/xml"/>
  <manifest:file-entry manifest:full-path="Object 173/content.xml" manifest:media-type="text/xml"/>
  <manifest:file-entry manifest:full-path="Object 60/content.xml" manifest:media-type="text/xml"/>
  <manifest:file-entry manifest:full-path="Object 72/content.xml" manifest:media-type="text/xml"/>
  <manifest:file-entry manifest:full-path="Object 84/content.xml" manifest:media-type="text/xml"/>
  <manifest:file-entry manifest:full-path="Object 110/content.xml" manifest:media-type="text/xml"/>
  <manifest:file-entry manifest:full-path="Object 122/content.xml" manifest:media-type="text/xml"/>
  <manifest:file-entry manifest:full-path="Object 185/content.xml" manifest:media-type="text/xml"/>
  <manifest:file-entry manifest:full-path="Object 197/content.xml" manifest:media-type="text/xml"/>
  <manifest:file-entry manifest:full-path="Object 8/content.xml" manifest:media-type="text/xml"/>
  <manifest:file-entry manifest:full-path="Object 21/content.xml" manifest:media-type="text/xml"/>
  <manifest:file-entry manifest:full-path="Object 33/content.xml" manifest:media-type="text/xml"/>
  <manifest:file-entry manifest:full-path="Object 96/content.xml" manifest:media-type="text/xml"/>
  <manifest:file-entry manifest:full-path="Object 134/content.xml" manifest:media-type="text/xml"/>
  <manifest:file-entry manifest:full-path="Object 146/content.xml" manifest:media-type="text/xml"/>
  <manifest:file-entry manifest:full-path="Object 158/content.xml" manifest:media-type="text/xml"/>
  <manifest:file-entry manifest:full-path="Object 45/content.xml" manifest:media-type="text/xml"/>
  <manifest:file-entry manifest:full-path="Object 57/content.xml" manifest:media-type="text/xml"/>
  <manifest:file-entry manifest:full-path="Object 69/content.xml" manifest:media-type="text/xml"/>
  <manifest:file-entry manifest:full-path="Object 107/content.xml" manifest:media-type="text/xml"/>
  <manifest:file-entry manifest:full-path="Object 180/content.xml" manifest:media-type="text/xml"/>
  <manifest:file-entry manifest:full-path="Object 192/content.xml" manifest:media-type="text/xml"/>
  <manifest:file-entry manifest:full-path="Object 3/content.xml" manifest:media-type="text/xml"/>
  <manifest:file-entry manifest:full-path="Object 18/content.xml" manifest:media-type="text/xml"/>
  <manifest:file-entry manifest:full-path="Object 91/content.xml" manifest:media-type="text/xml"/>
  <manifest:file-entry manifest:full-path="Object 119/content.xml" manifest:media-type="text/xml"/>
  <manifest:file-entry manifest:full-path="Object 141/content.xml" manifest:media-type="text/xml"/>
  <manifest:file-entry manifest:full-path="Object 153/content.xml" manifest:media-type="text/xml"/>
  <manifest:file-entry manifest:full-path="Object 40/content.xml" manifest:media-type="text/xml"/>
  <manifest:file-entry manifest:full-path="Object 52/content.xml" manifest:media-type="text/xml"/>
  <manifest:file-entry manifest:full-path="Object 64/content.xml" manifest:media-type="text/xml"/>
  <manifest:file-entry manifest:full-path="Object 102/content.xml" manifest:media-type="text/xml"/>
  <manifest:file-entry manifest:full-path="Object 165/content.xml" manifest:media-type="text/xml"/>
  <manifest:file-entry manifest:full-path="Object 177/content.xml" manifest:media-type="text/xml"/>
  <manifest:file-entry manifest:full-path="Object 189/content.xml" manifest:media-type="text/xml"/>
  <manifest:file-entry manifest:full-path="Object 13/content.xml" manifest:media-type="text/xml"/>
  <manifest:file-entry manifest:full-path="Object 76/content.xml" manifest:media-type="text/xml"/>
  <manifest:file-entry manifest:full-path="Object 88/content.xml" manifest:media-type="text/xml"/>
  <manifest:file-entry manifest:full-path="Object 114/content.xml" manifest:media-type="text/xml"/>
  <manifest:file-entry manifest:full-path="Object 126/content.xml" manifest:media-type="text/xml"/>
  <manifest:file-entry manifest:full-path="Object 138/content.xml" manifest:media-type="text/xml"/>
  <manifest:file-entry manifest:full-path="Object 25/content.xml" manifest:media-type="text/xml"/>
  <manifest:file-entry manifest:full-path="Object 37/content.xml" manifest:media-type="text/xml"/>
  <manifest:file-entry manifest:full-path="Object 49/content.xml" manifest:media-type="text/xml"/>
  <manifest:file-entry manifest:full-path="Object 160/content.xml" manifest:media-type="text/xml"/>
  <manifest:file-entry manifest:full-path="Object 172/content.xml" manifest:media-type="text/xml"/>
  <manifest:file-entry manifest:full-path="Object 184/content.xml" manifest:media-type="text/xml"/>
  <manifest:file-entry manifest:full-path="mimetype" manifest:media-type="text/plain"/>
  <manifest:file-entry manifest:full-path="styles.xml" manifest:media-type="text/xml"/>
  <manifest:file-entry manifest:full-path="Object 71/content.xml" manifest:media-type="text/xml"/>
  <manifest:file-entry manifest:full-path="Object 83/content.xml" manifest:media-type="text/xml"/>
  <manifest:file-entry manifest:full-path="Object 121/content.xml" manifest:media-type="text/xml"/>
  <manifest:file-entry manifest:full-path="Object 133/content.xml" manifest:media-type="text/xml"/>
  <manifest:file-entry manifest:full-path="Object 196/content.xml" manifest:media-type="text/xml"/>
  <manifest:file-entry manifest:full-path="Object 7/content.xml" manifest:media-type="text/xml"/>
  <manifest:file-entry manifest:full-path="Object 20/content.xml" manifest:media-type="text/xml"/>
  <manifest:file-entry manifest:full-path="Object 32/content.xml" manifest:media-type="text/xml"/>
  <manifest:file-entry manifest:full-path="Object 95/content.xml" manifest:media-type="text/xml"/>
  <manifest:file-entry manifest:full-path="Object 145/content.xml" manifest:media-type="text/xml"/>
  <manifest:file-entry manifest:full-path="Object 157/content.xml" manifest:media-type="text/xml"/>
  <manifest:file-entry manifest:full-path="Object 169/content.xml" manifest:media-type="text/xml"/>
  <manifest:file-entry manifest:full-path="Object 44/content.xml" manifest:media-type="text/xml"/>
  <manifest:file-entry manifest:full-path="Object 56/content.xml" manifest:media-type="text/xml"/>
  <manifest:file-entry manifest:full-path="Object 68/content.xml" manifest:media-type="text/xml"/>
  <manifest:file-entry manifest:full-path="Object 106/content.xml" manifest:media-type="text/xml"/>
  <manifest:file-entry manifest:full-path="Object 118/content.xml" manifest:media-type="text/xml"/>
  <manifest:file-entry manifest:full-path="Object 191/content.xml" manifest:media-type="text/xml"/>
  <manifest:file-entry manifest:full-path="Object 2/content.xml" manifest:media-type="text/xml"/>
  <manifest:file-entry manifest:full-path="Object 17/content.xml" manifest:media-type="text/xml"/>
  <manifest:file-entry manifest:full-path="Object 29/content.xml" manifest:media-type="text/xml"/>
  <manifest:file-entry manifest:full-path="Object 90/content.xml" manifest:media-type="text/xml"/>
  <manifest:file-entry manifest:full-path="Object 140/content.xml" manifest:media-type="text/xml"/>
  <manifest:file-entry manifest:full-path="Object 152/content.xml" manifest:media-type="text/xml"/>
  <manifest:file-entry manifest:full-path="Object 51/content.xml" manifest:media-type="text/xml"/>
  <manifest:file-entry manifest:full-path="Object 63/content.xml" manifest:media-type="text/xml"/>
  <manifest:file-entry manifest:full-path="Object 101/content.xml" manifest:media-type="text/xml"/>
  <manifest:file-entry manifest:full-path="Object 164/content.xml" manifest:media-type="text/xml"/>
  <manifest:file-entry manifest:full-path="Object 176/content.xml" manifest:media-type="text/xml"/>
  <manifest:file-entry manifest:full-path="Object 188/content.xml" manifest:media-type="text/xml"/>
  <manifest:file-entry manifest:full-path="Object 12/content.xml" manifest:media-type="text/xml"/>
  <manifest:file-entry manifest:full-path="Object 75/content.xml" manifest:media-type="text/xml"/>
  <manifest:file-entry manifest:full-path="Object 87/content.xml" manifest:media-type="text/xml"/>
  <manifest:file-entry manifest:full-path="Object 99/content.xml" manifest:media-type="text/xml"/>
  <manifest:file-entry manifest:full-path="Object 113/content.xml" manifest:media-type="text/xml"/>
  <manifest:file-entry manifest:full-path="Object 125/content.xml" manifest:media-type="text/xml"/>
  <manifest:file-entry manifest:full-path="Object 137/content.xml" manifest:media-type="text/xml"/>
  <manifest:file-entry manifest:full-path="Object 149/content.xml" manifest:media-type="text/xml"/>
  <manifest:file-entry manifest:full-path="Object 24/content.xml" manifest:media-type="text/xml"/>
  <manifest:file-entry manifest:full-path="Object 36/content.xml" manifest:media-type="text/xml"/>
  <manifest:file-entry manifest:full-path="Object 48/content.xml" manifest:media-type="text/xml"/>
  <manifest:file-entry manifest:full-path="Object 171/content.xml" manifest:media-type="text/xml"/>
  <manifest:file-entry manifest:full-path="Object 183/content.xml" manifest:media-type="text/xml"/>
  <manifest:file-entry manifest:full-path="Object 70/content.xml" manifest:media-type="text/xml"/>
  <manifest:file-entry manifest:full-path="Object 82/content.xml" manifest:media-type="text/xml"/>
  <manifest:file-entry manifest:full-path="Object 94/content.xml" manifest:media-type="text/xml"/>
  <manifest:file-entry manifest:full-path="Object 120/content.xml" manifest:media-type="text/xml"/>
  <manifest:file-entry manifest:full-path="Object 132/content.xml" manifest:media-type="text/xml"/>
  <manifest:file-entry manifest:full-path="Object 195/content.xml" manifest:media-type="text/xml"/>
  <manifest:file-entry manifest:full-path="Object 6/content.xml" manifest:media-type="text/xml"/>
  <manifest:file-entry manifest:full-path="Object 31/content.xml" manifest:media-type="text/xml"/>
  <manifest:file-entry manifest:full-path="Object 43/content.xml" manifest:media-type="text/xml"/>
  <manifest:file-entry manifest:full-path="Object 144/content.xml" manifest:media-type="text/xml"/>
  <manifest:file-entry manifest:full-path="Object 156/content.xml" manifest:media-type="text/xml"/>
  <manifest:file-entry manifest:full-path="Object 168/content.xml" manifest:media-type="text/xml"/>
  <manifest:file-entry manifest:full-path="Object 55/content.xml" manifest:media-type="text/xml"/>
  <manifest:file-entry manifest:full-path="Object 67/content.xml" manifest:media-type="text/xml"/>
  <manifest:file-entry manifest:full-path="Object 79/content.xml" manifest:media-type="text/xml"/>
  <manifest:file-entry manifest:full-path="Object 190/content.xml" manifest:media-type="text/xml"/>
  <manifest:file-entry manifest:full-path="Object 16/content.xml" manifest:media-type="text/xml"/>
  <manifest:file-entry manifest:full-path="Object 28/content.xml" manifest:media-type="text/xml"/>
  <manifest:file-entry manifest:full-path="Object 151/content.xml" manifest:media-type="text/xml"/>
  <manifest:file-entry manifest:full-path="Object 163/content.xml" manifest:media-type="text/xml"/>
  <manifest:file-entry manifest:full-path="Object 100/content.xml" manifest:media-type="text/xml"/>
  <manifest:file-entry manifest:full-path="Object 112/content.xml" manifest:media-type="text/xml"/>
  <manifest:file-entry manifest:full-path="Object 175/content.xml" manifest:media-type="text/xml"/>
  <manifest:file-entry manifest:full-path="Object 187/content.xml" manifest:media-type="text/xml"/>
  <manifest:file-entry manifest:full-path="Object 199/content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PT Serif" svg:font-family="PT Serif" style:font-family-generic="roman" style:font-pitch="variable" svg:panose-1="2 10 6 3 4 5 5 2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PT Sans Caption" svg:font-family="PT Sans Caption" style:font-family-generic="swiss" style:font-pitch="variable" svg:panose-1="2 11 6 3 2 2 3 2 2 4"/>
  </office:font-face-decls>
  <office:automatic-styles>
    <text:list-style style:name="LFO1">
      <text:list-level-style-number text:level="1" style:num-suffix=".*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text:style-name="WW_CharLFO3LVL1" style:num-format="1">
        <style:list-level-properties text:space-before="0.2479in" text:min-label-width="0.252in"/>
      </text:list-level-style-number>
      <text:list-level-style-number text:level="2" style:num-suffix="." style:num-format="a" style:num-letter-sync="true">
        <style:list-level-properties text:space-before="1.0458in" text:min-label-width="0.25in"/>
      </text:list-level-style-number>
      <text:list-level-style-number text:level="3" style:num-suffix="." style:num-format="i">
        <style:list-level-properties fo:text-align="end" text:space-before="1.6708in" text:min-label-width="0.125in"/>
      </text:list-level-style-number>
      <text:list-level-style-number text:level="4" style:num-suffix="." style:num-format="1">
        <style:list-level-properties text:space-before="2.0458in" text:min-label-width="0.25in"/>
      </text:list-level-style-number>
      <text:list-level-style-number text:level="5" style:num-suffix="." style:num-format="a" style:num-letter-sync="true">
        <style:list-level-properties text:space-before="2.5458in" text:min-label-width="0.25in"/>
      </text:list-level-style-number>
      <text:list-level-style-number text:level="6" style:num-suffix="." style:num-format="i">
        <style:list-level-properties fo:text-align="end" text:space-before="3.1708in" text:min-label-width="0.125in"/>
      </text:list-level-style-number>
      <text:list-level-style-number text:level="7" style:num-suffix="." style:num-format="1">
        <style:list-level-properties text:space-before="3.5458in" text:min-label-width="0.25in"/>
      </text:list-level-style-number>
      <text:list-level-style-number text:level="8" style:num-suffix="." style:num-format="a" style:num-letter-sync="true">
        <style:list-level-properties text:space-before="4.0458in" text:min-label-width="0.25in"/>
      </text:list-level-style-number>
      <text:list-level-style-number text:level="9" style:num-suffix="." style:num-format="i">
        <style:list-level-properties fo:text-align="end" text:space-before="4.6708in" text:min-label-width="0.125in"/>
      </text:list-level-style-number>
    </text:list-style>
    <text:list-style style:name="LFO4">
      <text:list-level-style-number text:level="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text:style-name="WW_CharLFO5LVL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text:style-name="WW_CharLFO7LVL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text:style-name="WW_CharLFO9LVL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text:style-name="WW_CharLFO10LVL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12">
      <text:list-level-style-number text:level="1" text:style-name="WW_CharLFO12LVL1" style:num-format="1">
        <style:list-level-properties text:space-before="0.2479in" text:min-label-width="0.252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Заголовок1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language-asian="ru" style:country-asian="RU"/>
    </style:style>
    <style:style style:name="T3" style:parent-style-name="Основнойшрифтабзаца" style:family="text">
      <style:text-properties fo:font-size="10pt" style:font-size-asian="10pt"/>
    </style:style>
    <style:style style:name="T4" style:parent-style-name="Основнойшрифтабзаца" style:family="text">
      <style:text-properties fo:font-size="10pt" style:font-size-asian="10pt"/>
    </style:style>
    <style:style style:name="T5" style:parent-style-name="Основнойшрифтабзаца" style:family="text">
      <style:text-properties fo:font-size="10pt" style:font-size-asian="10pt"/>
    </style:style>
    <style:style style:name="T6" style:parent-style-name="Основнойшрифтабзаца" style:family="text">
      <style:text-properties fo:font-size="10pt" style:font-size-asian="10pt"/>
    </style:style>
    <style:style style:name="T7" style:parent-style-name="Основнойшрифтабзаца" style:family="text">
      <style:text-properties fo:font-size="10pt" style:font-size-asian="10pt"/>
    </style:style>
    <style:style style:name="T8" style:parent-style-name="Основнойшрифтабзаца" style:family="text">
      <style:text-properties fo:font-size="10pt" style:font-size-asian="10pt"/>
    </style:style>
    <style:style style:name="T9" style:parent-style-name="Основнойшрифтабзаца" style:family="text">
      <style:text-properties fo:font-size="10pt" style:font-size-asian="10pt"/>
    </style:style>
    <style:style style:name="T10" style:parent-style-name="Основнойшрифтабзаца" style:family="text">
      <style:text-properties fo:font-style="italic" style:font-style-asian="italic"/>
    </style:style>
    <style:style style:name="T11" style:parent-style-name="Основнойшрифтабзаца" style:family="text">
      <style:text-properties fo:font-style="italic" style:font-style-asian="italic" style:language-asian="ru" style:country-asian="RU"/>
    </style:style>
    <style:style style:name="P12" style:parent-style-name="Обычный" style:family="paragraph">
      <style:text-properties style:font-name="PT Sans Caption" style:font-name-complex="Calibri" fo:font-size="8pt" style:font-size-asian="8pt" style:font-size-complex="8pt" fo:language="en" fo:country="US"/>
    </style:style>
    <style:style style:name="P13" style:parent-style-name="Обычный" style:family="paragraph">
      <style:text-properties style:font-name="Calibri" style:font-name-complex="Calibri" fo:font-size="10pt" style:font-size-asian="10pt" style:font-size-complex="10pt" fo:language="en" fo:country="US"/>
    </style:style>
    <style:style style:name="P14" style:parent-style-name="Обычный" style:family="paragraph">
      <style:text-properties style:font-name="Calibri" style:font-name-complex="Calibri" fo:font-size="10pt" style:font-size-asian="10pt" style:font-size-complex="10pt" fo:language="en" fo:country="US"/>
    </style:style>
    <style:style style:name="P15" style:parent-style-name="Обычный" style:family="paragraph">
      <style:paragraph-properties fo:text-align="center"/>
      <style:text-properties style:font-name="PT Sans Caption" style:font-name-complex="Calibri" fo:font-size="9pt" style:font-size-asian="9pt" style:font-size-complex="9pt" fo:language="en" fo:country="US"/>
    </style:style>
    <style:style style:name="P16" style:parent-style-name="Обычный" style:family="paragraph">
      <style:paragraph-properties fo:text-align="center"/>
      <style:text-properties style:font-name="Calibri" style:font-name-complex="Calibri" fo:font-size="9pt" style:font-size-asian="9pt" style:font-size-complex="9pt" fo:language="en" fo:country="US"/>
    </style:style>
    <style:style style:name="P17" style:parent-style-name="Обычный" style:family="paragraph">
      <style:text-properties style:font-name="PT Sans Caption" style:font-name-complex="Calibri" fo:font-size="14pt" style:font-size-asian="14pt" style:font-size-complex="14pt"/>
    </style:style>
    <style:style style:name="P18" style:parent-style-name="Обычный" style:family="paragraph">
      <style:text-properties style:font-name="PT Sans Caption" fo:font-size="14pt" style:font-size-asian="14pt" style:font-size-complex="14pt"/>
    </style:style>
    <style:style style:name="T19" style:parent-style-name="Строгий" style:family="text">
      <style:text-properties fo:language="en" fo:country="US"/>
    </style:style>
    <style:style style:name="T20" style:parent-style-name="Строгий" style:family="text">
      <style:text-properties fo:language="en" fo:country="US"/>
    </style:style>
    <style:style style:name="T21" style:parent-style-name="Строгий" style:family="text">
      <style:text-properties fo:language="en" fo:country="US"/>
    </style:style>
    <style:style style:name="T22" style:parent-style-name="Строгий" style:family="text">
      <style:text-properties fo:language="en" fo:country="US"/>
    </style:style>
    <style:style style:name="P23" style:parent-style-name="Обычный" style:family="paragraph">
      <style:paragraph-properties fo:text-align="center"/>
    </style:style>
    <style:style style:name="T24" style:parent-style-name="Основнойшрифтабзаца" style:family="text">
      <style:text-properties fo:font-style="italic" style:font-style-asian="italic"/>
    </style:style>
    <style:style style:name="T25" style:parent-style-name="Основнойшрифтабзаца" style:family="text">
      <style:text-properties fo:font-style="italic" style:font-style-asian="italic"/>
    </style:style>
    <style:style style:name="T26" style:parent-style-name="Основнойшрифтабзаца" style:family="text">
      <style:text-properties fo:font-style="italic" style:font-style-asian="italic"/>
    </style:style>
    <style:style style:name="T27" style:parent-style-name="Основнойшрифтабзаца" style:family="text">
      <style:text-properties fo:font-style="italic" style:font-style-asian="italic"/>
    </style:style>
    <style:style style:name="T28" style:parent-style-name="Строгий" style:family="text">
      <style:text-properties fo:language="en" fo:country="US"/>
    </style:style>
    <style:style style:name="T29" style:parent-style-name="Строгий" style:family="text">
      <style:text-properties fo:language="en" fo:country="US"/>
    </style:style>
    <style:style style:name="T30" style:parent-style-name="Строгий" style:family="text">
      <style:text-properties fo:language="en" fo:country="US"/>
    </style:style>
    <style:style style:name="T31" style:parent-style-name="Основнойшрифтабзаца" style:family="text">
      <style:text-properties fo:font-style="italic" style:font-style-asian="italic"/>
    </style:style>
    <style:style style:name="T32" style:parent-style-name="Основнойшрифтабзаца" style:family="text">
      <style:text-properties fo:font-style="italic" style:font-style-asian="italic"/>
    </style:style>
    <style:style style:name="T33" style:parent-style-name="Основнойшрифтабзаца" style:family="text">
      <style:text-properties fo:font-style="italic" style:font-style-asian="italic"/>
    </style:style>
    <style:style style:name="T34" style:parent-style-name="Основнойшрифтабзаца" style:family="text">
      <style:text-properties fo:font-style="italic" style:font-style-asian="italic"/>
    </style:style>
    <style:style style:name="T35" style:parent-style-name="Строгий" style:family="text">
      <style:text-properties fo:font-style="italic" style:font-style-asian="italic"/>
    </style:style>
    <style:style style:name="T36" style:parent-style-name="Основнойшрифтабзаца" style:family="text">
      <style:text-properties fo:font-style="italic" style:font-style-asian="italic"/>
    </style:style>
    <style:style style:name="T37" style:parent-style-name="Основнойшрифтабзаца" style:family="text">
      <style:text-properties fo:font-style="italic" style:font-style-asian="italic"/>
    </style:style>
    <style:style style:name="P38" style:parent-style-name="Обычный" style:family="paragraph">
      <style:paragraph-properties fo:text-align="center"/>
    </style:style>
    <style:style style:name="T39" style:parent-style-name="Основнойшрифтабзаца" style:family="text">
      <style:text-properties fo:font-weight="bold" style:font-weight-asian="bold"/>
    </style:style>
    <style:style style:name="P40" style:parent-style-name="Обычный" style:family="paragraph">
      <style:paragraph-properties fo:text-align="center"/>
    </style:style>
    <style:style style:name="T41" style:parent-style-name="Строгий" style:family="text">
      <style:text-properties fo:language="en" fo:country="US"/>
    </style:style>
    <style:style style:name="T42" style:parent-style-name="Строгий" style:family="text">
      <style:text-properties fo:language="en" fo:country="US"/>
    </style:style>
    <style:style style:name="T43" style:parent-style-name="Основнойшрифтабзаца" style:family="text">
      <style:text-properties fo:font-style="italic" style:font-style-asian="italic"/>
    </style:style>
    <style:style style:name="P44" style:parent-style-name="Обычный" style:family="paragraph">
      <style:paragraph-properties fo:text-align="center"/>
    </style:style>
    <style:style style:name="T45" style:parent-style-name="Строгий" style:family="text">
      <style:text-properties style:font-name="PT Serif"/>
    </style:style>
    <style:style style:name="T46" style:parent-style-name="Строгий" style:family="text">
      <style:text-properties style:font-name="PT Serif"/>
    </style:style>
    <style:style style:name="T47" style:parent-style-name="Строгий" style:family="text">
      <style:text-properties style:font-name="PT Serif"/>
    </style:style>
    <style:style style:name="T48" style:parent-style-name="Строгий" style:family="text">
      <style:text-properties style:font-name="PT Serif" fo:font-style="italic" style:font-style-asian="italic"/>
    </style:style>
    <style:style style:name="T49" style:parent-style-name="Основнойшрифтабзаца" style:family="text">
      <style:text-properties style:font-name-asian="MS Mincho"/>
    </style:style>
    <style:style style:name="T50" style:parent-style-name="Основнойшрифтабзаца" style:family="text">
      <style:text-properties fo:font-style="italic" style:font-style-asian="italic"/>
    </style:style>
    <style:style style:name="T51" style:parent-style-name="Основнойшрифтабзаца" style:family="text">
      <style:text-properties fo:font-style="italic" style:font-style-asian="italic"/>
    </style:style>
    <style:style style:name="T52" style:parent-style-name="Основнойшрифтабзаца" style:family="text">
      <style:text-properties fo:font-style="italic" style:font-style-asian="italic"/>
    </style:style>
    <style:style style:name="T53" style:parent-style-name="Строгий" style:family="text">
      <style:text-properties fo:font-style="italic" style:font-style-asian="italic"/>
    </style:style>
    <style:style style:name="T54" style:parent-style-name="Основнойшрифтабзаца" style:family="text">
      <style:text-properties fo:font-style="italic" style:font-style-asian="italic"/>
    </style:style>
    <style:style style:name="T55" style:parent-style-name="Строгий" style:family="text">
      <style:text-properties fo:font-style="italic" style:font-style-asian="italic"/>
    </style:style>
    <style:style style:name="T56" style:parent-style-name="Основнойшрифтабзаца" style:family="text">
      <style:text-properties fo:font-style="italic" style:font-style-asian="italic"/>
    </style:style>
    <style:style style:name="T57" style:parent-style-name="Строгий" style:family="text">
      <style:text-properties style:text-position="sub 63.6%"/>
    </style:style>
    <style:style style:name="T58" style:parent-style-name="Строгий" style:family="text">
      <style:text-properties style:text-position="sub 63.6%"/>
    </style:style>
    <style:style style:name="T59" style:parent-style-name="Основнойшрифтабзаца" style:family="text">
      <style:text-properties fo:font-style="italic" style:font-style-asian="italic"/>
    </style:style>
    <style:style style:name="T60" style:parent-style-name="Основнойшрифтабзаца" style:family="text">
      <style:text-properties fo:font-style="italic" style:font-style-asian="italic"/>
    </style:style>
    <style:style style:name="P61" style:parent-style-name="Обычный" style:family="paragraph">
      <style:paragraph-properties fo:text-align="start"/>
    </style:style>
    <style:style style:name="T62" style:parent-style-name="Основнойшрифтабзаца" style:family="text">
      <style:text-properties fo:font-style="italic" style:font-style-asian="italic"/>
    </style:style>
    <style:style style:name="T63" style:parent-style-name="Основнойшрифтабзаца" style:family="text">
      <style:text-properties fo:font-style="italic" style:font-style-asian="italic"/>
    </style:style>
    <style:style style:name="T64" style:parent-style-name="Строгий" style:family="text">
      <style:text-properties fo:language="en" fo:country="US"/>
    </style:style>
    <style:style style:name="T65" style:parent-style-name="Строгий" style:family="text">
      <style:text-properties style:font-name="PT Serif"/>
    </style:style>
    <style:style style:name="T66" style:parent-style-name="Строгий" style:family="text">
      <style:text-properties style:font-name="PT Serif"/>
    </style:style>
    <style:style style:name="T67" style:parent-style-name="Строгий" style:family="text">
      <style:text-properties style:font-name="PT Serif"/>
    </style:style>
    <style:style style:name="T68" style:parent-style-name="Строгий" style:family="text">
      <style:text-properties style:font-name="PT Serif" fo:font-style="italic" style:font-style-asian="italic"/>
    </style:style>
    <style:style style:name="T69" style:parent-style-name="Строгий" style:family="text">
      <style:text-properties fo:font-style="italic" style:font-style-asian="italic"/>
    </style:style>
    <style:style style:name="T70" style:parent-style-name="Строгий" style:family="text">
      <style:text-properties style:font-name="PT Serif" fo:font-style="italic" style:font-style-asian="italic"/>
    </style:style>
    <style:style style:name="T71" style:parent-style-name="Строгий" style:family="text">
      <style:text-properties fo:font-style="italic" style:font-style-asian="italic"/>
    </style:style>
    <style:style style:name="T72" style:parent-style-name="Строгий" style:family="text">
      <style:text-properties style:font-name="PT Serif" fo:font-style="italic" style:font-style-asian="italic"/>
    </style:style>
    <style:style style:name="T73" style:parent-style-name="Строгий" style:family="text">
      <style:text-properties style:font-name="PT Serif" fo:font-style="italic" style:font-style-asian="italic"/>
    </style:style>
    <style:style style:name="T74" style:parent-style-name="Строгий" style:family="text">
      <style:text-properties fo:font-style="italic" style:font-style-asian="italic"/>
    </style:style>
    <style:style style:name="T75" style:parent-style-name="Строгий" style:family="text">
      <style:text-properties style:font-name="PT Serif" fo:font-style="italic" style:font-style-asian="italic"/>
    </style:style>
    <style:style style:name="T76" style:parent-style-name="Строгий" style:family="text">
      <style:text-properties style:font-name="PT Serif" fo:font-style="italic" style:font-style-asian="italic"/>
    </style:style>
    <style:style style:name="T77" style:parent-style-name="Строгий" style:family="text">
      <style:text-properties style:font-name="PT Serif"/>
    </style:style>
    <style:style style:name="T78" style:parent-style-name="Строгий" style:family="text">
      <style:text-properties style:font-name="PT Serif"/>
    </style:style>
    <style:style style:name="T79" style:parent-style-name="Строгий" style:family="text">
      <style:text-properties style:font-name="PT Serif"/>
    </style:style>
    <style:style style:name="T80" style:parent-style-name="Строгий" style:family="text">
      <style:text-properties style:font-name="PT Serif"/>
    </style:style>
    <style:style style:name="T81" style:parent-style-name="Строгий" style:family="text">
      <style:text-properties style:font-name="PT Serif" fo:font-style="italic" style:font-style-asian="italic"/>
    </style:style>
    <style:style style:name="T82" style:parent-style-name="Строгий" style:family="text">
      <style:text-properties style:font-name="PT Serif"/>
    </style:style>
    <style:style style:name="T83" style:parent-style-name="Строгий" style:family="text">
      <style:text-properties style:font-name="PT Serif"/>
    </style:style>
    <style:style style:name="T84" style:parent-style-name="Строгий" style:family="text">
      <style:text-properties style:font-name="PT Serif"/>
    </style:style>
    <style:style style:name="T85" style:parent-style-name="Строгий" style:family="text">
      <style:text-properties style:font-name="PT Serif"/>
    </style:style>
    <style:style style:name="T86" style:parent-style-name="Строгий" style:family="text">
      <style:text-properties style:font-name="PT Serif"/>
    </style:style>
    <style:style style:name="T87" style:parent-style-name="Строгий" style:family="text">
      <style:text-properties style:font-name="PT Serif"/>
    </style:style>
    <style:style style:name="T88" style:parent-style-name="Строгий" style:family="text">
      <style:text-properties style:font-name="PT Serif"/>
    </style:style>
    <style:style style:name="T89" style:parent-style-name="Строгий" style:family="text">
      <style:text-properties style:font-name="PT Serif"/>
    </style:style>
    <style:style style:name="T90" style:parent-style-name="Строгий" style:family="text">
      <style:text-properties style:font-name="PT Serif" fo:language="en" fo:country="US"/>
    </style:style>
    <style:style style:name="T91" style:parent-style-name="Строгий" style:family="text">
      <style:text-properties style:font-name="PT Serif"/>
    </style:style>
    <style:style style:name="T92" style:parent-style-name="Строгий" style:family="text">
      <style:text-properties style:font-name="PT Serif"/>
    </style:style>
    <style:style style:name="T93" style:parent-style-name="Строгий" style:family="text">
      <style:text-properties style:font-name="PT Serif"/>
    </style:style>
    <style:style style:name="T94" style:parent-style-name="Строгий" style:family="text">
      <style:text-properties style:font-name="PT Serif"/>
    </style:style>
    <style:style style:name="T95" style:parent-style-name="Строгий" style:family="text">
      <style:text-properties style:font-name="PT Serif"/>
    </style:style>
    <style:style style:name="T96" style:parent-style-name="Строгий" style:family="text">
      <style:text-properties style:font-name="PT Serif"/>
    </style:style>
    <style:style style:name="T97" style:parent-style-name="Строгий" style:family="text">
      <style:text-properties style:font-name="PT Serif"/>
    </style:style>
    <style:style style:name="T98" style:parent-style-name="Строгий" style:family="text">
      <style:text-properties style:font-name="PT Serif"/>
    </style:style>
    <style:style style:name="T99" style:parent-style-name="Строгий" style:family="text">
      <style:text-properties style:font-name="PT Serif"/>
    </style:style>
    <style:style style:name="T100" style:parent-style-name="Строгий" style:family="text">
      <style:text-properties style:font-name="PT Serif"/>
    </style:style>
    <style:style style:name="T101" style:parent-style-name="Строгий" style:family="text">
      <style:text-properties style:font-name="PT Serif"/>
    </style:style>
    <style:style style:name="T102" style:parent-style-name="Строгий" style:family="text">
      <style:text-properties style:font-name="PT Serif"/>
    </style:style>
    <style:style style:name="T103" style:parent-style-name="Строгий" style:family="text">
      <style:text-properties style:font-name="PT Serif"/>
    </style:style>
    <style:style style:name="T104" style:parent-style-name="Строгий" style:family="text">
      <style:text-properties style:font-name="PT Serif"/>
    </style:style>
    <style:style style:name="T105" style:parent-style-name="Строгий" style:family="text">
      <style:text-properties style:font-name="PT Serif" fo:language="en" fo:country="US"/>
    </style:style>
    <style:style style:name="T106" style:parent-style-name="Строгий" style:family="text">
      <style:text-properties style:font-name="PT Serif"/>
    </style:style>
    <style:style style:name="T107" style:parent-style-name="Строгий" style:family="text">
      <style:text-properties style:font-name="PT Serif" fo:font-style="italic" style:font-style-asian="italic"/>
    </style:style>
    <style:style style:name="T108" style:parent-style-name="Строгий" style:family="text">
      <style:text-properties style:font-name="PT Serif"/>
    </style:style>
    <style:style style:name="T109" style:parent-style-name="Строгий" style:family="text">
      <style:text-properties style:font-name="PT Serif"/>
    </style:style>
    <style:style style:name="T110" style:parent-style-name="Основнойшрифтабзаца" style:family="text">
      <style:text-properties fo:font-style="italic" style:font-style-asian="italic"/>
    </style:style>
    <style:style style:name="T111" style:parent-style-name="Основнойшрифтабзаца" style:family="text">
      <style:text-properties fo:font-style="italic" style:font-style-asian="italic"/>
    </style:style>
    <style:style style:name="T112" style:parent-style-name="Основнойшрифтабзаца" style:family="text">
      <style:text-properties fo:font-style="italic" style:font-style-asian="italic"/>
    </style:style>
    <style:style style:name="T113" style:parent-style-name="Основнойшрифтабзаца" style:family="text">
      <style:text-properties fo:font-style="italic" style:font-style-asian="italic"/>
    </style:style>
    <style:style style:name="T114" style:parent-style-name="Строгий" style:family="text">
      <style:text-properties style:font-name="PT Serif"/>
    </style:style>
    <style:style style:name="T115" style:parent-style-name="Строгий" style:family="text">
      <style:text-properties style:font-name="PT Serif"/>
    </style:style>
    <style:style style:name="T116" style:parent-style-name="Строгий" style:family="text">
      <style:text-properties style:font-name="PT Serif"/>
    </style:style>
    <style:style style:name="T117" style:parent-style-name="Строгий" style:family="text">
      <style:text-properties style:font-name="PT Serif"/>
    </style:style>
    <style:style style:name="T118" style:parent-style-name="Строгий" style:family="text">
      <style:text-properties style:font-name="PT Serif"/>
    </style:style>
    <style:style style:name="T119" style:parent-style-name="Строгий" style:family="text">
      <style:text-properties style:font-name="PT Serif"/>
    </style:style>
    <style:style style:name="T120" style:parent-style-name="Строгий" style:family="text">
      <style:text-properties style:font-name="PT Serif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Строгий" style:family="text">
      <style:text-properties style:font-name="PT Serif"/>
    </style:style>
    <style:style style:name="T123" style:parent-style-name="Строгий" style:family="text">
      <style:text-properties style:font-name="PT Serif"/>
    </style:style>
    <style:style style:name="T124" style:parent-style-name="Строгий" style:family="text">
      <style:text-properties style:font-name="PT Serif"/>
    </style:style>
    <style:style style:name="T125" style:parent-style-name="Строгий" style:family="text">
      <style:text-properties style:font-name="PT Serif" fo:font-style="italic" style:font-style-asian="italic"/>
    </style:style>
    <style:style style:name="T126" style:parent-style-name="Строгий" style:family="text">
      <style:text-properties style:font-name="PT Serif"/>
    </style:style>
    <style:style style:name="T127" style:parent-style-name="Строгий" style:family="text">
      <style:text-properties style:font-name="PT Serif"/>
    </style:style>
    <style:style style:name="T128" style:parent-style-name="Строгий" style:family="text">
      <style:text-properties style:font-name="PT Serif"/>
    </style:style>
    <style:style style:name="T129" style:parent-style-name="Строгий" style:family="text">
      <style:text-properties style:font-name="PT Serif"/>
    </style:style>
    <style:style style:name="T130" style:parent-style-name="Строгий" style:family="text">
      <style:text-properties style:font-name="PT Serif"/>
    </style:style>
    <style:style style:name="T131" style:parent-style-name="Строгий" style:family="text">
      <style:text-properties style:font-name="PT Serif" fo:language="en" fo:country="US"/>
    </style:style>
    <style:style style:name="T132" style:parent-style-name="Строгий" style:family="text">
      <style:text-properties style:font-name="PT Serif"/>
    </style:style>
    <style:style style:name="T133" style:parent-style-name="Строгий" style:family="text">
      <style:text-properties style:font-name="PT Serif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Строгий" style:family="text">
      <style:text-properties style:font-name="PT Serif"/>
    </style:style>
    <style:style style:name="P136" style:parent-style-name="Абзацсписка" style:family="paragraph"/>
    <style:style style:name="T137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138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Строгий" style:family="text">
      <style:text-properties style:font-name="PT Serif" fo:language="en" fo:country="US"/>
    </style:style>
    <style:style style:name="T141" style:parent-style-name="Строгий" style:family="text">
      <style:text-properties style:font-name="PT Serif" fo:language="en" fo:country="US"/>
    </style:style>
    <style:style style:name="T142" style:parent-style-name="Строгий" style:family="text">
      <style:text-properties style:font-name="PT Serif" fo:language="en" fo:country="US"/>
    </style:style>
    <style:style style:name="P143" style:parent-style-name="Абзацсписка" style:family="paragraph"/>
    <style:style style:name="T144" style:parent-style-name="Строгий" style:family="text">
      <style:text-properties fo:language="en" fo:country="US"/>
    </style:style>
    <style:style style:name="P145" style:parent-style-name="Абзацсписка" style:family="paragraph"/>
    <style:style style:name="P146" style:parent-style-name="Абзацсписка" style:family="paragraph"/>
    <style:style style:name="T147" style:parent-style-name="Цитата2Знак" style:family="text">
      <style:text-properties fo:language="en" fo:country="US"/>
    </style:style>
    <style:style style:name="P148" style:parent-style-name="Абзацсписка" style:family="paragraph"/>
    <style:style style:name="P149" style:parent-style-name="Абзацсписка" style:family="paragraph"/>
    <style:style style:name="P150" style:parent-style-name="Абзацсписка" style:family="paragraph"/>
    <style:style style:name="P151" style:parent-style-name="Абзацсписка" style:family="paragraph"/>
    <style:style style:name="T152" style:parent-style-name="Основнойшрифтабзаца" style:family="text">
      <style:text-properties style:font-weight-complex="bold" fo:language="en" fo:country="US"/>
    </style:style>
    <style:style style:name="T153" style:parent-style-name="Цитата2Знак" style:family="text">
      <style:text-properties fo:language="en" fo:country="US"/>
    </style:style>
    <style:style style:name="T154" style:parent-style-name="Цитата2Знак" style:family="text">
      <style:text-properties fo:language="en" fo:country="US"/>
    </style:style>
    <style:style style:name="T155" style:parent-style-name="Цитата2Знак" style:family="text">
      <style:text-properties fo:language="en" fo:country="US"/>
    </style:style>
    <style:style style:name="P156" style:parent-style-name="Абзацсписка" style:family="paragraph"/>
    <style:style style:name="T157" style:parent-style-name="Основнойшрифтабзаца" style:family="text">
      <style:text-properties style:font-weight-complex="bold" fo:language="en" fo:country="US"/>
    </style:style>
    <style:style style:name="T158" style:parent-style-name="Основнойшрифтабзаца" style:family="text">
      <style:text-properties style:font-weight-complex="bold" fo:language="en" fo:country="US"/>
    </style:style>
    <style:style style:name="P159" style:parent-style-name="Абзацсписка" style:family="paragraph"/>
    <style:style style:name="T160" style:parent-style-name="Основнойшрифтабзаца" style:family="text">
      <style:text-properties style:font-weight-complex="bold" fo:language="en" fo:country="US"/>
    </style:style>
    <style:style style:name="T161" style:parent-style-name="Основнойшрифтабзаца" style:family="text">
      <style:text-properties style:font-weight-complex="bold" fo:language="en" fo:country="US"/>
    </style:style>
    <style:style style:name="P162" style:parent-style-name="Абзацсписка" style:family="paragraph"/>
    <style:style style:name="T163" style:parent-style-name="Цитата2Знак" style:family="text">
      <style:text-properties fo:language="en" fo:country="US"/>
    </style:style>
    <style:style style:name="T164" style:parent-style-name="Цитата2Знак" style:family="text">
      <style:text-properties fo:language="en" fo:country="US"/>
    </style:style>
    <style:style style:name="T165" style:parent-style-name="Цитата2Знак" style:family="text">
      <style:text-properties fo:language="en" fo:country="US"/>
    </style:style>
    <style:style style:name="T166" style:parent-style-name="Цитата2Знак" style:family="text">
      <style:text-properties fo:language="en" fo:country="US"/>
    </style:style>
    <style:style style:name="T167" style:parent-style-name="Цитата2Знак" style:family="text">
      <style:text-properties fo:language="en" fo:country="US"/>
    </style:style>
    <style:style style:name="P168" style:parent-style-name="Абзацсписка" style:family="paragraph"/>
    <style:style style:name="T169" style:parent-style-name="Цитата2Знак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P171" style:parent-style-name="Абзацсписка" style:family="paragraph"/>
    <style:style style:name="T172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173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174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Строгий" style:family="text">
      <style:text-properties style:font-name="PT Serif" fo:language="en" fo:country="US"/>
    </style:style>
    <style:style style:name="T177" style:parent-style-name="Строгий" style:family="text">
      <style:text-properties style:font-name="PT Serif" fo:language="en" fo:country="US"/>
    </style:style>
    <style:style style:name="T178" style:parent-style-name="Строгий" style:family="text">
      <style:text-properties style:font-name="PT Serif" fo:language="en" fo:country="US"/>
    </style:style>
    <style:style style:name="P179" style:parent-style-name="Абзацсписка" style:family="paragraph"/>
    <style:style style:name="P180" style:parent-style-name="Абзацсписка" style:family="paragraph"/>
    <style:style style:name="T181" style:parent-style-name="Цитата2Знак" style:family="text">
      <style:text-properties fo:language="en" fo:country="US"/>
    </style:style>
    <style:style style:name="T182" style:parent-style-name="Цитата2Знак" style:family="text">
      <style:text-properties fo:language="en" fo:country="US"/>
    </style:style>
    <style:style style:name="T183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184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185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186" style:parent-style-name="Цитата2Знак" style:family="text">
      <style:text-properties fo:language="en" fo:country="US"/>
    </style:style>
    <style:style style:name="P187" style:parent-style-name="Абзацсписка" style:family="paragraph"/>
    <style:style style:name="P188" style:parent-style-name="Абзацсписка" style:family="paragraph"/>
    <style:style style:name="T189" style:parent-style-name="Основнойшрифтабзаца" style:family="text">
      <style:text-properties fo:language="en" fo:country="US"/>
    </style:style>
    <style:style style:name="P190" style:parent-style-name="Абзацсписка" style:family="paragraph"/>
    <style:style style:name="P191" style:parent-style-name="Абзацсписка" style:family="paragraph"/>
    <style:style style:name="P192" style:parent-style-name="Абзацсписка" style:family="paragraph"/>
    <style:style style:name="P193" style:parent-style-name="Абзацсписка" style:family="paragraph"/>
    <style:style style:name="P194" style:parent-style-name="Абзацсписка" style:family="paragraph"/>
    <style:style style:name="T195" style:parent-style-name="Цитата2Знак" style:family="text">
      <style:text-properties fo:language="en" fo:country="US"/>
    </style:style>
    <style:style style:name="T196" style:parent-style-name="Цитата2Знак" style:family="text">
      <style:text-properties fo:language="en" fo:country="US"/>
    </style:style>
    <style:style style:name="P197" style:parent-style-name="Абзацсписка" style:family="paragraph"/>
    <style:style style:name="T198" style:parent-style-name="Основнойшрифтабзаца" style:family="text">
      <style:text-properties style:font-weight-complex="bold" fo:language="en" fo:country="US"/>
    </style:style>
    <style:style style:name="T199" style:parent-style-name="Цитата2Знак" style:family="text">
      <style:text-properties fo:language="en" fo:country="US"/>
    </style:style>
    <style:style style:name="T200" style:parent-style-name="Цитата2Знак" style:family="text">
      <style:text-properties fo:language="en" fo:country="US"/>
    </style:style>
    <style:style style:name="T201" style:parent-style-name="Цитата2Знак" style:family="text">
      <style:text-properties fo:language="en" fo:country="US"/>
    </style:style>
    <style:style style:name="T202" style:parent-style-name="Цитата2Знак" style:family="text">
      <style:text-properties fo:language="en" fo:country="US"/>
    </style:style>
    <style:style style:name="P203" style:parent-style-name="Абзацсписка" style:family="paragraph"/>
    <style:style style:name="T204" style:parent-style-name="Основнойшрифтабзаца" style:family="text">
      <style:text-properties style:font-weight-complex="bold" fo:language="en" fo:country="US"/>
    </style:style>
    <style:style style:name="T205" style:parent-style-name="Основнойшрифтабзаца" style:family="text">
      <style:text-properties style:font-weight-complex="bold" fo:language="en" fo:country="US"/>
    </style:style>
    <style:style style:name="P206" style:parent-style-name="Абзацсписка" style:family="paragraph"/>
    <style:style style:name="T207" style:parent-style-name="Цитата2Знак" style:family="text">
      <style:text-properties fo:language="en" fo:country="US"/>
    </style:style>
    <style:style style:name="T208" style:parent-style-name="Цитата2Знак" style:family="text">
      <style:text-properties fo:language="en" fo:country="US"/>
    </style:style>
    <style:style style:name="P209" style:parent-style-name="Абзацсписка" style:family="paragraph"/>
    <style:style style:name="T210" style:parent-style-name="Основнойшрифтабзаца" style:family="text">
      <style:text-properties fo:language="en" fo:country="US"/>
    </style:style>
    <style:style style:name="P211" style:parent-style-name="Абзацсписка" style:family="paragraph"/>
    <style:style style:name="P212" style:parent-style-name="Абзацсписка" style:family="paragraph"/>
    <style:style style:name="T213" style:parent-style-name="Основнойшрифтабзаца" style:family="text">
      <style:text-properties style:font-name="Cambria Math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P216" style:parent-style-name="Обычный" style:family="paragraph">
      <style:paragraph-properties fo:text-align="center"/>
    </style:style>
    <style:style style:name="T217" style:parent-style-name="Основнойшрифтабзаца" style:family="text">
      <style:text-properties fo:language="en" fo:country="US"/>
    </style:style>
    <style:style style:name="P218" style:parent-style-name="Абзацсписка" style:family="paragraph"/>
    <style:style style:name="T219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Строгий" style:family="text">
      <style:text-properties style:font-name="PT Serif" fo:language="en" fo:country="US"/>
    </style:style>
    <style:style style:name="T222" style:parent-style-name="Строгий" style:family="text">
      <style:text-properties style:font-name="PT Serif" fo:language="en" fo:country="US"/>
    </style:style>
    <style:style style:name="T223" style:parent-style-name="Строгий" style:family="text">
      <style:text-properties style:font-name="PT Serif" fo:language="en" fo:country="US"/>
    </style:style>
    <style:style style:name="P224" style:parent-style-name="Абзацсписка" style:family="paragraph"/>
    <style:style style:name="P225" style:parent-style-name="Абзацсписка" style:family="paragraph"/>
    <style:style style:name="T226" style:parent-style-name="Цитата2Знак" style:family="text">
      <style:text-properties fo:language="en" fo:country="US"/>
    </style:style>
    <style:style style:name="P227" style:parent-style-name="Абзацсписка" style:family="paragraph"/>
    <style:style style:name="T228" style:parent-style-name="Основнойшрифтабзаца" style:family="text">
      <style:text-properties fo:language="en" fo:country="US"/>
    </style:style>
    <style:style style:name="P229" style:parent-style-name="Абзацсписка" style:family="paragraph"/>
    <style:style style:name="T230" style:parent-style-name="Основнойшрифтабзаца" style:family="text">
      <style:text-properties fo:language="en" fo:country="US"/>
    </style:style>
    <style:style style:name="T231" style:parent-style-name="Строгий" style:family="text">
      <style:text-properties fo:language="en" fo:country="US"/>
    </style:style>
    <style:style style:name="P232" style:parent-style-name="Абзацсписка" style:family="paragraph"/>
    <style:style style:name="T233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234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235" style:parent-style-name="Основнойшрифтабзаца" style:family="text">
      <style:text-properties fo:language="en" fo:country="US"/>
    </style:style>
    <style:style style:name="T236" style:parent-style-name="Строгий" style:family="text">
      <style:text-properties style:font-name="PT Serif" fo:language="en" fo:country="US"/>
    </style:style>
    <style:style style:name="T237" style:parent-style-name="Строгий" style:family="text">
      <style:text-properties style:font-name="PT Serif" fo:language="en" fo:country="US"/>
    </style:style>
    <style:style style:name="T238" style:parent-style-name="Строгий" style:family="text">
      <style:text-properties style:font-name="PT Serif" fo:language="en" fo:country="US"/>
    </style:style>
    <style:style style:name="T239" style:parent-style-name="Строгий" style:family="text">
      <style:text-properties style:font-name="PT Serif" fo:language="en" fo:country="US"/>
    </style:style>
    <style:style style:name="P240" style:parent-style-name="Абзацсписка" style:family="paragraph"/>
    <style:style style:name="T241" style:parent-style-name="Строгий" style:family="text">
      <style:text-properties style:font-name="PT Serif" style:font-weight-complex="normal" fo:language="en" fo:country="US"/>
    </style:style>
    <style:style style:name="P242" style:parent-style-name="Абзацсписка" style:family="paragraph"/>
    <style:style style:name="T243" style:parent-style-name="Цитата2Знак" style:family="text">
      <style:text-properties fo:language="en" fo:country="US"/>
    </style:style>
    <style:style style:name="T244" style:parent-style-name="Цитата2Знак" style:family="text">
      <style:text-properties fo:language="en" fo:country="US"/>
    </style:style>
    <style:style style:name="P245" style:parent-style-name="Абзацсписка" style:family="paragraph"/>
    <style:style style:name="T246" style:parent-style-name="Цитата2Знак" style:family="text">
      <style:text-properties fo:language="en" fo:country="US"/>
    </style:style>
    <style:style style:name="T247" style:parent-style-name="Основнойшрифтабзаца" style:family="text">
      <style:text-properties style:font-weight-complex="bold" fo:language="en" fo:country="US"/>
    </style:style>
    <style:style style:name="T248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249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250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P251" style:parent-style-name="Абзацсписка" style:family="paragraph"/>
    <style:style style:name="T252" style:parent-style-name="Цитата2Знак" style:family="text">
      <style:text-properties fo:language="en" fo:country="US"/>
    </style:style>
    <style:style style:name="T253" style:parent-style-name="Цитата2Знак" style:family="text">
      <style:text-properties fo:language="en" fo:country="US"/>
    </style:style>
    <style:style style:name="P254" style:parent-style-name="Абзацсписка" style:family="paragraph"/>
    <style:style style:name="T255" style:parent-style-name="Цитата2Знак" style:family="text">
      <style:text-properties fo:language="en" fo:country="US"/>
    </style:style>
    <style:style style:name="T256" style:parent-style-name="Цитата2Знак" style:family="text">
      <style:text-properties fo:language="en" fo:country="US"/>
    </style:style>
    <style:style style:name="P257" style:parent-style-name="Абзацсписка" style:family="paragraph"/>
    <style:style style:name="T258" style:parent-style-name="Основнойшрифтабзаца" style:family="text">
      <style:text-properties fo:font-style="italic" style:font-style-asian="italic"/>
    </style:style>
    <style:style style:name="T259" style:parent-style-name="Строгий" style:family="text">
      <style:text-properties style:font-name="PT Serif"/>
    </style:style>
    <style:style style:name="T260" style:parent-style-name="Строгий" style:family="text">
      <style:text-properties style:font-name="PT Serif"/>
    </style:style>
    <style:style style:name="T261" style:parent-style-name="Строгий" style:family="text">
      <style:text-properties style:font-name="PT Serif"/>
    </style:style>
    <style:style style:name="T262" style:parent-style-name="Строгий" style:family="text">
      <style:text-properties style:font-name="PT Serif"/>
    </style:style>
    <style:style style:name="T263" style:parent-style-name="Строгий" style:family="text">
      <style:text-properties style:font-name="PT Serif"/>
    </style:style>
    <style:style style:name="P264" style:parent-style-name="Обычный" style:family="paragraph">
      <style:paragraph-properties fo:text-align="center"/>
    </style:style>
    <style:style style:name="T265" style:parent-style-name="Основнойшрифтабзаца" style:family="text">
      <style:text-properties fo:font-style="italic" style:font-style-asian="italic"/>
    </style:style>
    <style:style style:name="T266" style:parent-style-name="Основнойшрифтабзаца" style:family="text">
      <style:text-properties fo:font-style="italic" style:font-style-asian="italic"/>
    </style:style>
    <style:style style:name="T267" style:parent-style-name="Основнойшрифтабзаца" style:family="text">
      <style:text-properties fo:font-style="italic" style:font-style-asian="italic"/>
    </style:style>
    <style:style style:name="P268" style:parent-style-name="Обычный" style:family="paragraph">
      <style:paragraph-properties fo:text-align="start"/>
    </style:style>
    <style:style style:name="T269" style:parent-style-name="Строгий" style:family="text">
      <style:text-properties fo:font-style="italic" style:font-style-asian="italic"/>
    </style:style>
    <style:style style:name="T270" style:parent-style-name="Строгий" style:family="text">
      <style:text-properties style:font-name="PT Serif" fo:font-style="italic" style:font-style-asian="italic"/>
    </style:style>
    <style:style style:name="T271" style:parent-style-name="Строгий" style:family="text">
      <style:text-properties style:font-name="PT Serif"/>
    </style:style>
    <style:style style:name="T272" style:parent-style-name="Строгий" style:family="text">
      <style:text-properties style:font-name="PT Serif"/>
    </style:style>
    <style:style style:name="T273" style:parent-style-name="Строгий" style:family="text">
      <style:text-properties style:font-name="PT Serif"/>
    </style:style>
    <style:style style:name="T274" style:parent-style-name="Строгий" style:family="text">
      <style:text-properties style:font-name="PT Serif" fo:font-style="italic" style:font-style-asian="italic"/>
    </style:style>
    <style:style style:name="T275" style:parent-style-name="Строгий" style:family="text">
      <style:text-properties fo:font-style="italic" style:font-style-asian="italic"/>
    </style:style>
    <style:style style:name="T276" style:parent-style-name="Строгий" style:family="text">
      <style:text-properties style:font-name="PT Serif" fo:font-style="italic" style:font-style-asian="italic"/>
    </style:style>
    <style:style style:name="T277" style:parent-style-name="Строгий" style:family="text">
      <style:text-properties fo:font-style="italic" style:font-style-asian="italic"/>
    </style:style>
    <style:style style:name="T278" style:parent-style-name="Строгий" style:family="text">
      <style:text-properties style:font-name="PT Serif" fo:font-style="italic" style:font-style-asian="italic"/>
    </style:style>
    <style:style style:name="P279" style:parent-style-name="Обычный" style:family="paragraph">
      <style:paragraph-properties text:number-lines="false"/>
    </style:style>
    <style:style style:name="T280" style:parent-style-name="Строгий" style:family="text">
      <style:text-properties style:font-name="PT Serif" fo:font-style="italic" style:font-style-asian="italic"/>
    </style:style>
    <style:style style:name="T281" style:parent-style-name="Строгий" style:family="text">
      <style:text-properties style:font-name="PT Serif"/>
    </style:style>
    <style:style style:name="T282" style:parent-style-name="Строгий" style:family="text">
      <style:text-properties style:font-name="PT Serif"/>
    </style:style>
    <style:style style:name="P283" style:parent-style-name="Обычный" style:family="paragraph">
      <style:paragraph-properties text:number-lines="false" fo:text-align="center"/>
    </style:style>
    <style:style style:name="P284" style:parent-style-name="Обычный" style:family="paragraph">
      <style:paragraph-properties text:number-lines="false"/>
    </style:style>
    <style:style style:name="T285" style:parent-style-name="Строгий" style:family="text">
      <style:text-properties style:font-name="PT Serif"/>
    </style:style>
    <style:style style:name="T286" style:parent-style-name="Строгий" style:family="text">
      <style:text-properties style:font-name="PT Serif"/>
    </style:style>
    <style:style style:name="P287" style:parent-style-name="Обычный" style:family="paragraph">
      <style:paragraph-properties text:number-lines="false" fo:text-align="center"/>
    </style:style>
    <style:style style:name="T288" style:parent-style-name="Строгий" style:family="text">
      <style:text-properties style:font-name="PT Serif"/>
    </style:style>
    <style:style style:name="P289" style:parent-style-name="Обычный" style:family="paragraph">
      <style:paragraph-properties text:number-lines="false"/>
    </style:style>
    <style:style style:name="T290" style:parent-style-name="Строгий" style:family="text">
      <style:text-properties style:font-name="PT Serif"/>
    </style:style>
    <style:style style:name="T291" style:parent-style-name="Строгий" style:family="text">
      <style:text-properties style:font-name="PT Serif"/>
    </style:style>
    <style:style style:name="T292" style:parent-style-name="Строгий" style:family="text">
      <style:text-properties style:font-name="PT Serif"/>
    </style:style>
    <style:style style:name="T293" style:parent-style-name="Строгий" style:family="text">
      <style:text-properties style:font-name="PT Serif"/>
    </style:style>
    <style:style style:name="T294" style:parent-style-name="Строгий" style:family="text">
      <style:text-properties style:font-name="PT Serif"/>
    </style:style>
    <style:style style:name="T295" style:parent-style-name="Строгий" style:family="text">
      <style:text-properties style:font-name="PT Serif"/>
    </style:style>
    <style:style style:name="T296" style:parent-style-name="Строгий" style:family="text">
      <style:text-properties style:font-name="PT Serif"/>
    </style:style>
    <style:style style:name="T297" style:parent-style-name="Строгий" style:family="text">
      <style:text-properties style:font-name="PT Serif"/>
    </style:style>
    <style:style style:name="P298" style:parent-style-name="Обычный" style:family="paragraph">
      <style:paragraph-properties text:number-lines="false"/>
    </style:style>
    <style:style style:name="T299" style:parent-style-name="Строгий" style:family="text">
      <style:text-properties style:font-name="PT Serif"/>
    </style:style>
    <style:style style:name="P300" style:parent-style-name="Абзацсписка" style:family="paragraph"/>
    <style:style style:name="T301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fo:language="en" fo:country="US"/>
    </style:style>
    <style:style style:name="T304" style:parent-style-name="Строгий" style:family="text">
      <style:text-properties style:font-name="PT Serif" fo:language="en" fo:country="US"/>
    </style:style>
    <style:style style:name="T305" style:parent-style-name="Строгий" style:family="text">
      <style:text-properties style:font-name="PT Serif" fo:language="en" fo:country="US"/>
    </style:style>
    <style:style style:name="P306" style:parent-style-name="Абзацсписка" style:family="paragraph"/>
    <style:style style:name="P307" style:parent-style-name="Абзацсписка" style:family="paragraph"/>
    <style:style style:name="T308" style:parent-style-name="Цитата2Знак" style:family="text">
      <style:text-properties fo:language="en" fo:country="US"/>
    </style:style>
    <style:style style:name="T309" style:parent-style-name="Цитата2Знак" style:family="text">
      <style:text-properties fo:language="en" fo:country="US"/>
    </style:style>
    <style:style style:name="T310" style:parent-style-name="Строгий" style:family="text">
      <style:text-properties style:font-name="Consolas" fo:language="en" fo:country="US"/>
    </style:style>
    <style:style style:name="T311" style:parent-style-name="Цитата2Знак" style:family="text">
      <style:text-properties fo:language="en" fo:country="US"/>
    </style:style>
    <style:style style:name="T312" style:parent-style-name="Цитата2Знак" style:family="text">
      <style:text-properties fo:language="en" fo:country="US"/>
    </style:style>
    <style:style style:name="P313" style:parent-style-name="Абзацсписка" style:family="paragraph"/>
    <style:style style:name="T314" style:parent-style-name="Основнойшрифтабзаца" style:family="text">
      <style:text-properties style:font-weight-complex="bold" fo:language="en" fo:country="US"/>
    </style:style>
    <style:style style:name="T315" style:parent-style-name="Цитата2Знак" style:family="text">
      <style:text-properties fo:language="en" fo:country="US"/>
    </style:style>
    <style:style style:name="T316" style:parent-style-name="Цитата2Знак" style:family="text">
      <style:text-properties fo:language="en" fo:country="US"/>
    </style:style>
    <style:style style:name="P317" style:parent-style-name="Абзацсписка" style:family="paragraph"/>
    <style:style style:name="T318" style:parent-style-name="Цитата2Знак" style:family="text">
      <style:text-properties fo:language="en" fo:country="US"/>
    </style:style>
    <style:style style:name="P319" style:parent-style-name="Обычный" style:family="paragraph">
      <style:text-properties fo:language="en" fo:country="US"/>
    </style:style>
    <style:style style:name="T320" style:parent-style-name="Основнойшрифтабзаца" style:family="text">
      <style:text-properties fo:font-style="italic" style:font-style-asian="italic"/>
    </style:style>
    <style:style style:name="P321" style:parent-style-name="Обычный" style:family="paragraph">
      <style:paragraph-properties fo:text-align="center"/>
    </style:style>
    <style:style style:name="P322" style:parent-style-name="Обычный" style:family="paragraph">
      <style:paragraph-properties fo:text-align="center"/>
    </style:style>
    <style:style style:name="T323" style:parent-style-name="Строгий" style:family="text">
      <style:text-properties style:font-name="PT Serif"/>
    </style:style>
    <style:style style:name="T324" style:parent-style-name="Строгий" style:family="text">
      <style:text-properties style:font-name="PT Serif"/>
    </style:style>
    <style:style style:name="T325" style:parent-style-name="Строгий" style:family="text">
      <style:text-properties style:font-name="PT Serif"/>
    </style:style>
    <style:style style:name="T326" style:parent-style-name="Строгий" style:family="text">
      <style:text-properties style:font-name="PT Serif"/>
    </style:style>
    <style:style style:name="T327" style:parent-style-name="Строгий" style:family="text">
      <style:text-properties style:font-name="PT Serif"/>
    </style:style>
    <style:style style:name="T328" style:parent-style-name="Строгий" style:family="text">
      <style:text-properties style:font-name="PT Serif"/>
    </style:style>
    <style:style style:name="T329" style:parent-style-name="Строгий" style:family="text">
      <style:text-properties style:font-name="PT Serif"/>
    </style:style>
    <style:style style:name="T330" style:parent-style-name="Строгий" style:family="text">
      <style:text-properties style:font-name="PT Serif"/>
    </style:style>
    <style:style style:name="T331" style:parent-style-name="Строгий" style:family="text">
      <style:text-properties style:font-name="PT Serif"/>
    </style:style>
    <style:style style:name="T332" style:parent-style-name="Строгий" style:family="text">
      <style:text-properties style:font-name="PT Serif"/>
    </style:style>
    <style:style style:name="T333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34" style:parent-style-name="Основнойшрифтабзаца" style:family="text">
      <style:text-properties style:font-name="Cambria" fo:font-variant="small-caps" fo:font-size="12pt" style:font-size-asian="12pt"/>
    </style:style>
    <style:style style:name="T335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36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37" style:parent-style-name="Основнойшрифтабзаца" style:family="text">
      <style:text-properties style:font-name="Cambria" fo:font-variant="small-caps" fo:font-size="12pt" style:font-size-asian="12pt"/>
    </style:style>
    <style:style style:name="T338" style:parent-style-name="Основнойшрифтабзаца" style:family="text">
      <style:text-properties style:font-name="Cambria" fo:font-variant="small-caps" fo:font-size="12pt" style:font-size-asian="12pt"/>
    </style:style>
    <style:style style:name="P339" style:parent-style-name="Абзацсписка" style:family="paragraph"/>
    <style:style style:name="T340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41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Строгий" style:family="text">
      <style:text-properties style:font-name="PT Serif" fo:language="en" fo:country="US"/>
    </style:style>
    <style:style style:name="T344" style:parent-style-name="Строгий" style:family="text">
      <style:text-properties style:font-name="PT Serif" fo:language="en" fo:country="US"/>
    </style:style>
    <style:style style:name="T345" style:parent-style-name="Строгий" style:family="text">
      <style:text-properties style:font-name="PT Serif" fo:language="en" fo:country="US"/>
    </style:style>
    <style:style style:name="T346" style:parent-style-name="Строгий" style:family="text">
      <style:text-properties style:font-name="PT Serif" fo:language="en" fo:country="US"/>
    </style:style>
    <style:style style:name="T347" style:parent-style-name="Строгий" style:family="text">
      <style:text-properties style:font-name="PT Serif" fo:language="en" fo:country="US"/>
    </style:style>
    <style:style style:name="T348" style:parent-style-name="Строгий" style:family="text">
      <style:text-properties style:font-name="PT Serif" fo:language="en" fo:country="US"/>
    </style:style>
    <style:style style:name="P349" style:parent-style-name="Абзацсписка" style:family="paragraph"/>
    <style:style style:name="P350" style:parent-style-name="Абзацсписка" style:family="paragraph"/>
    <style:style style:name="T351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T353" style:parent-style-name="Строгий" style:family="text">
      <style:text-properties style:font-name="PT Serif" fo:language="en" fo:country="US"/>
    </style:style>
    <style:style style:name="T354" style:parent-style-name="Строгий" style:family="text">
      <style:text-properties style:font-name="PT Serif" fo:language="en" fo:country="US"/>
    </style:style>
    <style:style style:name="T355" style:parent-style-name="Строгий" style:family="text">
      <style:text-properties style:font-name="PT Serif" fo:language="en" fo:country="US"/>
    </style:style>
    <style:style style:name="T356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57" style:parent-style-name="Основнойшрифтабзаца" style:family="text">
      <style:text-properties fo:language="en" fo:country="US"/>
    </style:style>
    <style:style style:name="T358" style:parent-style-name="Строгий" style:family="text">
      <style:text-properties style:font-name="PT Serif" fo:language="en" fo:country="US"/>
    </style:style>
    <style:style style:name="T359" style:parent-style-name="Строгий" style:family="text">
      <style:text-properties style:font-name="PT Serif" fo:language="en" fo:country="US"/>
    </style:style>
    <style:style style:name="P360" style:parent-style-name="Абзацсписка" style:family="paragraph"/>
    <style:style style:name="T361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Строгий" style:family="text">
      <style:text-properties style:font-name="PT Serif" fo:language="en" fo:country="US"/>
    </style:style>
    <style:style style:name="T364" style:parent-style-name="Строгий" style:family="text">
      <style:text-properties style:font-name="PT Serif" fo:language="en" fo:country="US"/>
    </style:style>
    <style:style style:name="T365" style:parent-style-name="Строгий" style:family="text">
      <style:text-properties style:font-name="PT Serif" fo:language="en" fo:country="US"/>
    </style:style>
    <style:style style:name="T366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Строгий" style:family="text">
      <style:text-properties style:font-name="PT Serif" fo:language="en" fo:country="US"/>
    </style:style>
    <style:style style:name="T369" style:parent-style-name="Строгий" style:family="text">
      <style:text-properties style:font-name="PT Serif" fo:language="en" fo:country="US"/>
    </style:style>
    <style:style style:name="P370" style:parent-style-name="Абзацсписка" style:family="paragraph"/>
    <style:style style:name="P371" style:parent-style-name="Абзацсписка" style:family="paragraph"/>
    <style:style style:name="P372" style:parent-style-name="Абзацсписка" style:family="paragraph"/>
    <style:style style:name="T373" style:parent-style-name="Цитата2Знак" style:family="text">
      <style:text-properties fo:language="en" fo:country="US"/>
    </style:style>
    <style:style style:name="T374" style:parent-style-name="Основнойшрифтабзаца" style:family="text">
      <style:text-properties style:font-name="Consolas" fo:language="en" fo:country="US"/>
    </style:style>
    <style:style style:name="T375" style:parent-style-name="Основнойшрифтабзаца" style:family="text">
      <style:text-properties style:font-name="Consolas" fo:language="en" fo:country="US"/>
    </style:style>
    <style:style style:name="T376" style:parent-style-name="Цитата2Знак" style:family="text">
      <style:text-properties fo:language="en" fo:country="US"/>
    </style:style>
    <style:style style:name="T377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78" style:parent-style-name="Цитата2Знак" style:family="text">
      <style:text-properties fo:language="en" fo:country="US"/>
    </style:style>
    <style:style style:name="P379" style:parent-style-name="Абзацсписка" style:family="paragraph"/>
    <style:style style:name="T380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83" style:parent-style-name="Строгий" style:family="text">
      <style:text-properties style:font-name="PT Serif" fo:language="en" fo:country="US"/>
    </style:style>
    <style:style style:name="T384" style:parent-style-name="Строгий" style:family="text">
      <style:text-properties style:font-name="PT Serif" fo:language="en" fo:country="US"/>
    </style:style>
    <style:style style:name="P385" style:parent-style-name="Абзацсписка" style:family="paragraph"/>
    <style:style style:name="T386" style:parent-style-name="Основнойшрифтабзаца" style:family="text">
      <style:text-properties style:font-weight-complex="bold" fo:language="en" fo:country="US"/>
    </style:style>
    <style:style style:name="T387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90" style:parent-style-name="Строгий" style:family="text">
      <style:text-properties style:font-name="PT Serif" fo:language="en" fo:country="US"/>
    </style:style>
    <style:style style:name="T391" style:parent-style-name="Строгий" style:family="text">
      <style:text-properties style:font-name="PT Serif" fo:language="en" fo:country="US"/>
    </style:style>
    <style:style style:name="P392" style:parent-style-name="Абзацсписка" style:family="paragraph"/>
    <style:style style:name="T393" style:parent-style-name="Основнойшрифтабзаца" style:family="text">
      <style:text-properties style:font-weight-complex="bold" fo:language="en" fo:country="US"/>
    </style:style>
    <style:style style:name="T394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95" style:parent-style-name="Основнойшрифтабзаца" style:family="text">
      <style:text-properties fo:language="en" fo:country="US"/>
    </style:style>
    <style:style style:name="T396" style:parent-style-name="Строгий" style:family="text">
      <style:text-properties style:font-name="PT Serif" fo:language="en" fo:country="US"/>
    </style:style>
    <style:style style:name="T397" style:parent-style-name="Строгий" style:family="text">
      <style:text-properties style:font-name="PT Serif" fo:language="en" fo:country="US"/>
    </style:style>
    <style:style style:name="T398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399" style:parent-style-name="Основнойшрифтабзаца" style:family="text">
      <style:text-properties fo:language="en" fo:country="US"/>
    </style:style>
    <style:style style:name="T400" style:parent-style-name="Строгий" style:family="text">
      <style:text-properties style:font-name="PT Serif" fo:language="en" fo:country="US"/>
    </style:style>
    <style:style style:name="T401" style:parent-style-name="Строгий" style:family="text">
      <style:text-properties style:font-name="PT Serif" fo:language="en" fo:country="US"/>
    </style:style>
    <style:style style:name="P402" style:parent-style-name="Абзацсписка" style:family="paragraph"/>
    <style:style style:name="T403" style:parent-style-name="Основнойшрифтабзаца" style:family="text">
      <style:text-properties style:font-weight-complex="bold" fo:language="en" fo:country="US"/>
    </style:style>
    <style:style style:name="T404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405" style:parent-style-name="Основнойшрифтабзаца" style:family="text">
      <style:text-properties fo:language="en" fo:country="US"/>
    </style:style>
    <style:style style:name="T406" style:parent-style-name="Строгий" style:family="text">
      <style:text-properties style:font-name="PT Serif" fo:language="en" fo:country="US"/>
    </style:style>
    <style:style style:name="T407" style:parent-style-name="Строгий" style:family="text">
      <style:text-properties style:font-name="PT Serif" fo:language="en" fo:country="US"/>
    </style:style>
    <style:style style:name="T408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409" style:parent-style-name="Основнойшрифтабзаца" style:family="text">
      <style:text-properties fo:language="en" fo:country="US"/>
    </style:style>
    <style:style style:name="T410" style:parent-style-name="Строгий" style:family="text">
      <style:text-properties style:font-name="PT Serif" fo:language="en" fo:country="US"/>
    </style:style>
    <style:style style:name="T411" style:parent-style-name="Строгий" style:family="text">
      <style:text-properties style:font-name="PT Serif" fo:language="en" fo:country="US"/>
    </style:style>
    <style:style style:name="P412" style:parent-style-name="Абзацсписка" style:family="paragraph"/>
    <style:style style:name="T413" style:parent-style-name="Основнойшрифтабзаца" style:family="text">
      <style:text-properties style:font-weight-complex="bold" fo:language="en" fo:country="US"/>
    </style:style>
    <style:style style:name="T414" style:parent-style-name="Цитата2Знак" style:family="text">
      <style:text-properties fo:language="en" fo:country="US"/>
    </style:style>
    <style:style style:name="T415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416" style:parent-style-name="Цитата2Знак" style:family="text">
      <style:text-properties fo:language="en" fo:country="US"/>
    </style:style>
    <style:style style:name="T417" style:parent-style-name="Цитата2Знак" style:family="text">
      <style:text-properties fo:language="en" fo:country="US"/>
    </style:style>
    <style:style style:name="T418" style:parent-style-name="Цитата2Знак" style:family="text">
      <style:text-properties fo:language="en" fo:country="US"/>
    </style:style>
    <style:style style:name="P419" style:parent-style-name="Абзацсписка" style:family="paragraph"/>
    <style:style style:name="T420" style:parent-style-name="Цитата2Знак" style:family="text">
      <style:text-properties fo:language="en" fo:country="US"/>
    </style:style>
    <style:style style:name="T421" style:parent-style-name="Цитата2Знак" style:family="text">
      <style:text-properties fo:language="en" fo:country="US"/>
    </style:style>
    <style:style style:name="P422" style:parent-style-name="Абзацсписка" style:family="paragraph"/>
    <style:style style:name="T423" style:parent-style-name="Цитата2Знак" style:family="text">
      <style:text-properties fo:language="en" fo:country="US"/>
    </style:style>
    <style:style style:name="T424" style:parent-style-name="Цитата2Знак" style:family="text">
      <style:text-properties fo:language="en" fo:country="US"/>
    </style:style>
    <style:style style:name="T425" style:parent-style-name="Цитата2Знак" style:family="text">
      <style:text-properties fo:language="en" fo:country="US"/>
    </style:style>
    <style:style style:name="T426" style:parent-style-name="Цитата2Знак" style:family="text">
      <style:text-properties fo:language="en" fo:country="US"/>
    </style:style>
    <style:style style:name="P427" style:parent-style-name="Абзацсписка" style:family="paragraph"/>
    <style:style style:name="T428" style:parent-style-name="Цитата2Знак" style:family="text">
      <style:text-properties fo:language="en" fo:country="US"/>
    </style:style>
    <style:style style:name="T429" style:parent-style-name="Цитата2Знак" style:family="text">
      <style:text-properties fo:language="en" fo:country="US"/>
    </style:style>
    <style:style style:name="T430" style:parent-style-name="Цитата2Знак" style:family="text">
      <style:text-properties fo:language="en" fo:country="US"/>
    </style:style>
    <style:style style:name="P431" style:parent-style-name="Абзацсписка" style:family="paragraph"/>
    <style:style style:name="T432" style:parent-style-name="Цитата2Знак" style:family="text">
      <style:text-properties fo:language="en" fo:country="US"/>
    </style:style>
    <style:style style:name="T433" style:parent-style-name="Цитата2Знак" style:family="text">
      <style:text-properties fo:language="en" fo:country="US"/>
    </style:style>
    <style:style style:name="T434" style:parent-style-name="Цитата2Знак" style:family="text">
      <style:text-properties fo:language="en" fo:country="US"/>
    </style:style>
    <style:style style:name="T435" style:parent-style-name="Цитата2Знак" style:family="text">
      <style:text-properties fo:language="en" fo:country="US"/>
    </style:style>
    <style:style style:name="P436" style:parent-style-name="Абзацсписка" style:family="paragraph"/>
    <style:style style:name="T437" style:parent-style-name="Цитата2Знак" style:family="text">
      <style:text-properties fo:language="en" fo:country="US"/>
    </style:style>
    <style:style style:name="T438" style:parent-style-name="Цитата2Знак" style:family="text">
      <style:text-properties fo:language="en" fo:country="US"/>
    </style:style>
    <style:style style:name="T439" style:parent-style-name="Цитата2Знак" style:family="text">
      <style:text-properties fo:language="en" fo:country="US"/>
    </style:style>
    <style:style style:name="P440" style:parent-style-name="Абзацсписка" style:family="paragraph"/>
    <style:style style:name="T441" style:parent-style-name="Цитата2Знак" style:family="text">
      <style:text-properties fo:language="en" fo:country="US"/>
    </style:style>
    <style:style style:name="T442" style:parent-style-name="Цитата2Знак" style:family="text">
      <style:text-properties fo:language="en" fo:country="US"/>
    </style:style>
    <style:style style:name="P443" style:parent-style-name="Абзацсписка" style:family="paragraph"/>
    <style:style style:name="T444" style:parent-style-name="Цитата2Знак" style:family="text">
      <style:text-properties fo:language="en" fo:country="US"/>
    </style:style>
    <style:style style:name="T445" style:parent-style-name="Цитата2Знак" style:family="text">
      <style:text-properties fo:language="en" fo:country="US"/>
    </style:style>
    <style:style style:name="P446" style:parent-style-name="Абзацсписка" style:family="paragraph"/>
    <style:style style:name="T447" style:parent-style-name="Цитата2Знак" style:family="text">
      <style:text-properties fo:language="en" fo:country="US"/>
    </style:style>
    <style:style style:name="T448" style:parent-style-name="Цитата2Знак" style:family="text">
      <style:text-properties fo:language="en" fo:country="US"/>
    </style:style>
    <style:style style:name="T449" style:parent-style-name="Основнойшрифтабзаца" style:family="text">
      <style:text-properties style:font-name="Cambria" fo:font-variant="small-caps" fo:font-size="12pt" style:font-size-asian="12pt" fo:language="en" fo:country="US"/>
    </style:style>
    <style:style style:name="T450" style:parent-style-name="Цитата2Знак" style:family="text">
      <style:text-properties fo:language="en" fo:country="US"/>
    </style:style>
    <style:style style:name="P451" style:parent-style-name="Абзацсписка" style:family="paragraph"/>
    <style:style style:name="T452" style:parent-style-name="Цитата2Знак" style:family="text">
      <style:text-properties fo:language="en" fo:country="US"/>
    </style:style>
    <style:style style:name="T453" style:parent-style-name="Цитата2Знак" style:family="text">
      <style:text-properties fo:language="en" fo:country="US"/>
    </style:style>
    <style:style style:name="P454" style:parent-style-name="Абзацсписка" style:family="paragraph"/>
    <style:style style:name="T455" style:parent-style-name="Цитата2Знак" style:family="text">
      <style:text-properties fo:language="en" fo:country="US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170">
      <style:graphic-properties style:vertical-pos="middle"/>
    </style:style>
    <style:style style:family="graphic" style:name="a54">
      <style:graphic-properties style:vertical-pos="middle"/>
    </style:style>
    <style:style style:family="graphic" style:name="a171">
      <style:graphic-properties style:vertical-pos="middle"/>
    </style:style>
    <style:style style:family="graphic" style:name="a55">
      <style:graphic-properties style:vertical-pos="middle"/>
    </style:style>
    <style:style style:family="graphic" style:name="a172">
      <style:graphic-properties style:vertical-pos="middle"/>
    </style:style>
    <style:style style:family="graphic" style:name="a56">
      <style:graphic-properties style:vertical-pos="middle"/>
    </style:style>
    <style:style style:family="graphic" style:name="a173">
      <style:graphic-properties style:vertical-pos="middle"/>
    </style:style>
    <style:style style:family="graphic" style:name="a57">
      <style:graphic-properties style:vertical-pos="middle"/>
    </style:style>
    <style:style style:family="graphic" style:name="a174">
      <style:graphic-properties style:vertical-pos="middle"/>
    </style:style>
    <style:style style:family="graphic" style:name="a58">
      <style:graphic-properties style:vertical-pos="middle"/>
    </style:style>
    <style:style style:family="graphic" style:name="a175">
      <style:graphic-properties style:vertical-pos="middle"/>
    </style:style>
    <style:style style:family="graphic" style:name="a59">
      <style:graphic-properties style:vertical-pos="middle"/>
    </style:style>
    <style:style style:family="graphic" style:name="a176">
      <style:graphic-properties style:vertical-pos="middle"/>
    </style:style>
    <style:style style:family="graphic" style:name="a177">
      <style:graphic-properties style:vertical-pos="middle"/>
    </style:style>
    <style:style style:family="graphic" style:name="a178">
      <style:graphic-properties style:vertical-pos="middle"/>
    </style:style>
    <style:style style:family="graphic" style:name="a179">
      <style:graphic-properties style:vertical-pos="middle"/>
    </style:style>
    <style:style style:family="graphic" style:name="a100">
      <style:graphic-properties style:vertical-pos="middle"/>
    </style:style>
    <style:style style:family="graphic" style:name="a101">
      <style:graphic-properties style:vertical-pos="middle"/>
    </style:style>
    <style:style style:family="graphic" style:name="a102">
      <style:graphic-properties style:vertical-pos="middle"/>
    </style:style>
    <style:style style:family="graphic" style:name="a103">
      <style:graphic-properties style:vertical-pos="middle"/>
    </style:style>
    <style:style style:family="graphic" style:name="a104">
      <style:graphic-properties style:vertical-pos="middle"/>
    </style:style>
    <style:style style:family="graphic" style:name="a105">
      <style:graphic-properties style:vertical-pos="middle"/>
    </style:style>
    <style:style style:family="graphic" style:name="a106">
      <style:graphic-properties style:vertical-pos="middle"/>
    </style:style>
    <style:style style:family="graphic" style:name="a107">
      <style:graphic-properties style:vertical-pos="middle"/>
    </style:style>
    <style:style style:family="graphic" style:name="a108">
      <style:graphic-properties style:vertical-pos="middle"/>
    </style:style>
    <style:style style:family="graphic" style:name="a109">
      <style:graphic-properties style:vertical-pos="middle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180">
      <style:graphic-properties style:vertical-pos="middle"/>
    </style:style>
    <style:style style:family="graphic" style:name="a64">
      <style:graphic-properties style:vertical-pos="middle"/>
    </style:style>
    <style:style style:family="graphic" style:name="a181">
      <style:graphic-properties style:vertical-pos="middle"/>
    </style:style>
    <style:style style:family="graphic" style:name="a65">
      <style:graphic-properties style:vertical-pos="middle"/>
    </style:style>
    <style:style style:family="graphic" style:name="a182">
      <style:graphic-properties style:vertical-pos="middle"/>
    </style:style>
    <style:style style:family="graphic" style:name="a66">
      <style:graphic-properties style:vertical-pos="middle"/>
    </style:style>
    <style:style style:family="graphic" style:name="a183">
      <style:graphic-properties style:vertical-pos="middle"/>
    </style:style>
    <style:style style:family="graphic" style:name="a67">
      <style:graphic-properties style:vertical-pos="middle"/>
    </style:style>
    <style:style style:family="graphic" style:name="a184">
      <style:graphic-properties style:vertical-pos="middle"/>
    </style:style>
    <style:style style:family="graphic" style:name="a68">
      <style:graphic-properties style:vertical-pos="middle"/>
    </style:style>
    <style:style style:family="graphic" style:name="a185">
      <style:graphic-properties style:vertical-pos="middle"/>
    </style:style>
    <style:style style:family="graphic" style:name="a69">
      <style:graphic-properties style:vertical-pos="middle"/>
    </style:style>
    <style:style style:family="graphic" style:name="a186">
      <style:graphic-properties style:vertical-pos="middle"/>
    </style:style>
    <style:style style:family="graphic" style:name="a187">
      <style:graphic-properties style:vertical-pos="middle"/>
    </style:style>
    <style:style style:family="graphic" style:name="a188">
      <style:graphic-properties style:vertical-pos="middle"/>
    </style:style>
    <style:style style:family="graphic" style:name="a189">
      <style:graphic-properties style:vertical-pos="middle"/>
    </style:style>
    <style:style style:family="graphic" style:name="a110">
      <style:graphic-properties style:vertical-pos="middle"/>
    </style:style>
    <style:style style:family="graphic" style:name="a111">
      <style:graphic-properties style:vertical-pos="middle"/>
    </style:style>
    <style:style style:family="graphic" style:name="a112">
      <style:graphic-properties style:vertical-pos="middle"/>
    </style:style>
    <style:style style:family="graphic" style:name="a113">
      <style:graphic-properties style:vertical-pos="middle"/>
    </style:style>
    <style:style style:family="graphic" style:name="a114">
      <style:graphic-properties style:vertical-pos="middle"/>
    </style:style>
    <style:style style:family="graphic" style:name="a115">
      <style:graphic-properties style:vertical-pos="middle"/>
    </style:style>
    <style:style style:family="graphic" style:name="a116">
      <style:graphic-properties style:vertical-pos="middle"/>
    </style:style>
    <style:style style:family="graphic" style:name="a117">
      <style:graphic-properties style:vertical-pos="middle"/>
    </style:style>
    <style:style style:family="graphic" style:name="a118">
      <style:graphic-properties style:vertical-pos="middle"/>
    </style:style>
    <style:style style:family="graphic" style:name="a119">
      <style:graphic-properties style:vertical-pos="middle"/>
    </style:style>
    <style:style style:family="graphic" style:name="a70">
      <style:graphic-properties style:vertical-pos="middle"/>
    </style:style>
    <style:style style:family="graphic" style:name="a71">
      <style:graphic-properties style:vertical-pos="middle"/>
    </style:style>
    <style:style style:family="graphic" style:name="a72">
      <style:graphic-properties style:vertical-pos="middle"/>
    </style:style>
    <style:style style:family="graphic" style:name="a190">
      <style:graphic-properties style:vertical-pos="middle"/>
    </style:style>
    <style:style style:family="graphic" style:name="a73">
      <style:graphic-properties style:vertical-pos="middle"/>
    </style:style>
    <style:style style:family="graphic" style:name="a191">
      <style:graphic-properties style:vertical-pos="middle"/>
    </style:style>
    <style:style style:family="graphic" style:name="a74">
      <style:graphic-properties style:vertical-pos="middle"/>
    </style:style>
    <style:style style:family="graphic" style:name="a192">
      <style:graphic-properties style:vertical-pos="middle"/>
    </style:style>
    <style:style style:family="graphic" style:name="a75">
      <style:graphic-properties style:vertical-pos="middle"/>
    </style:style>
    <style:style style:family="graphic" style:name="a193">
      <style:graphic-properties style:vertical-pos="middle"/>
    </style:style>
    <style:style style:family="graphic" style:name="a76">
      <style:graphic-properties style:vertical-pos="middle"/>
    </style:style>
    <style:style style:family="graphic" style:name="a194">
      <style:graphic-properties style:vertical-pos="middle"/>
    </style:style>
    <style:style style:family="graphic" style:name="a77">
      <style:graphic-properties style:vertical-pos="middle"/>
    </style:style>
    <style:style style:family="graphic" style:name="a195">
      <style:graphic-properties style:vertical-pos="middle"/>
    </style:style>
    <style:style style:family="graphic" style:name="a78">
      <style:graphic-properties style:vertical-pos="middle"/>
    </style:style>
    <style:style style:family="graphic" style:name="a196">
      <style:graphic-properties style:vertical-pos="middle"/>
    </style:style>
    <style:style style:family="graphic" style:name="a79">
      <style:graphic-properties style:vertical-pos="middle"/>
    </style:style>
    <style:style style:family="graphic" style:name="a197">
      <style:graphic-properties style:vertical-pos="middle"/>
    </style:style>
    <style:style style:family="graphic" style:name="a198">
      <style:graphic-properties style:vertical-pos="middle"/>
    </style:style>
    <style:style style:family="graphic" style:name="a199">
      <style:graphic-properties style:vertical-pos="middle"/>
    </style:style>
    <style:style style:family="graphic" style:name="a120">
      <style:graphic-properties style:vertical-pos="middle"/>
    </style:style>
    <style:style style:family="graphic" style:name="a121">
      <style:graphic-properties style:vertical-pos="middle"/>
    </style:style>
    <style:style style:family="graphic" style:name="a122">
      <style:graphic-properties style:vertical-pos="middle"/>
    </style:style>
    <style:style style:family="graphic" style:name="a123">
      <style:graphic-properties style:vertical-pos="middle"/>
    </style:style>
    <style:style style:family="graphic" style:name="a124">
      <style:graphic-properties style:vertical-pos="middle"/>
    </style:style>
    <style:style style:family="graphic" style:name="a125">
      <style:graphic-properties style:vertical-pos="middle"/>
    </style:style>
    <style:style style:family="graphic" style:name="a126">
      <style:graphic-properties style:vertical-pos="middle"/>
    </style:style>
    <style:style style:family="graphic" style:name="a127">
      <style:graphic-properties style:vertical-pos="middle"/>
    </style:style>
    <style:style style:family="graphic" style:name="a128">
      <style:graphic-properties style:vertical-pos="middle"/>
    </style:style>
    <style:style style:family="graphic" style:name="a129">
      <style:graphic-properties style:vertical-pos="middle"/>
    </style:style>
    <style:style style:family="graphic" style:name="a80">
      <style:graphic-properties style:vertical-pos="middle"/>
    </style:style>
    <style:style style:family="graphic" style:name="a81">
      <style:graphic-properties style:vertical-pos="middle"/>
    </style:style>
    <style:style style:family="graphic" style:name="a82">
      <style:graphic-properties style:vertical-pos="middle"/>
    </style:style>
    <style:style style:family="graphic" style:name="a83">
      <style:graphic-properties style:vertical-pos="middle"/>
    </style:style>
    <style:style style:family="graphic" style:name="a84">
      <style:graphic-properties style:vertical-pos="middle"/>
    </style:style>
    <style:style style:family="graphic" style:name="a85">
      <style:graphic-properties style:vertical-pos="middle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88">
      <style:graphic-properties style:vertical-pos="middle"/>
    </style:style>
    <style:style style:family="graphic" style:name="a200">
      <style:graphic-properties style:vertical-pos="middle"/>
    </style:style>
    <style:style style:family="graphic" style:name="a89">
      <style:graphic-properties style:vertical-pos="middle"/>
    </style:style>
    <style:style style:family="graphic" style:name="a201">
      <style:graphic-properties style:vertical-pos="middle"/>
    </style:style>
    <style:style style:family="graphic" style:name="a202">
      <style:graphic-properties style:vertical-pos="middle"/>
    </style:style>
    <style:style style:family="graphic" style:name="a203">
      <style:graphic-properties style:vertical-pos="middle"/>
    </style:style>
    <style:style style:family="graphic" style:name="a204">
      <style:graphic-properties style:vertical-pos="middle"/>
    </style:style>
    <style:style style:family="graphic" style:name="a205">
      <style:graphic-properties style:vertical-pos="middle"/>
    </style:style>
    <style:style style:family="graphic" style:name="a206">
      <style:graphic-properties style:vertical-pos="middle"/>
    </style:style>
    <style:style style:family="graphic" style:name="a207">
      <style:graphic-properties style:vertical-pos="middle"/>
    </style:style>
    <style:style style:family="graphic" style:name="a208">
      <style:graphic-properties style:vertical-pos="middle"/>
    </style:style>
    <style:style style:family="graphic" style:name="a209">
      <style:graphic-properties style:vertical-pos="middle"/>
    </style:style>
    <style:style style:family="graphic" style:name="a10">
      <style:graphic-properties style:writing-mode="lr-tb" draw:fill="none" draw:stroke="solid" svg:stroke-width="0.01042in" svg:stroke-color="#000000" draw:marker-end="a9" svg:stroke-opacity="100%" draw:stroke-linejoin="round"/>
      <style:paragraph-properties/>
    </style:style>
    <style:style style:family="graphic" style:name="a12">
      <style:graphic-properties style:writing-mode="lr-tb" draw:fill="none" draw:stroke="solid" svg:stroke-width="0.01042in" svg:stroke-color="#000000" draw:marker-end="a11" svg:stroke-opacity="100%" draw:stroke-linejoin="round"/>
      <style:paragraph-properties/>
    </style:style>
    <style:style style:family="graphic" style:name="a130">
      <style:graphic-properties style:vertical-pos="middle"/>
    </style:style>
    <style:style style:family="graphic" style:name="a131">
      <style:graphic-properties style:vertical-pos="middle"/>
    </style:style>
    <style:style style:family="graphic" style:name="a14">
      <style:graphic-properties style:writing-mode="lr-tb" draw:fill="none" draw:stroke="solid" svg:stroke-width="0.01042in" svg:stroke-color="#000000" draw:marker-end="a13" svg:stroke-opacity="100%" draw:stroke-linejoin="round"/>
      <style:paragraph-properties/>
    </style:style>
    <style:style style:family="graphic" style:name="a132">
      <style:graphic-properties style:vertical-pos="middle"/>
    </style:style>
    <style:style style:family="graphic" style:name="a133">
      <style:graphic-properties style:vertical-pos="middle"/>
    </style:style>
    <style:style style:family="graphic" style:name="a16">
      <style:graphic-properties style:writing-mode="lr-tb" draw:fill="none" draw:stroke="solid" svg:stroke-width="0.01042in" svg:stroke-color="#000000" draw:marker-end="a15" svg:stroke-opacity="100%" draw:stroke-linejoin="round"/>
      <style:paragraph-properties/>
    </style:style>
    <style:style style:family="graphic" style:name="a134">
      <style:graphic-properties style:vertical-pos="middle"/>
    </style:style>
    <style:style style:family="graphic" style:name="a135">
      <style:graphic-properties style:vertical-pos="middle"/>
    </style:style>
    <style:style style:family="graphic" style:name="a18">
      <style:graphic-properties style:writing-mode="lr-tb" draw:fill="none" draw:stroke="solid" svg:stroke-width="0.01042in" svg:stroke-color="#000000" draw:marker-end="a17" svg:stroke-opacity="100%" draw:stroke-linejoin="round"/>
      <style:paragraph-properties/>
    </style:style>
    <style:style style:family="graphic" style:name="a136">
      <style:graphic-properties style:vertical-pos="middle"/>
    </style:style>
    <style:style style:family="graphic" style:name="a19">
      <style:graphic-properties fo:min-width="0.30278in" fo:min-height="0.30417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137">
      <style:graphic-properties style:vertical-pos="middle"/>
    </style:style>
    <style:style style:family="graphic" style:name="a138">
      <style:graphic-properties style:vertical-pos="middle"/>
    </style:style>
    <style:style style:family="graphic" style:name="a139">
      <style:graphic-properties style:vertical-pos="middle"/>
    </style:style>
    <style:style style:family="graphic" style:name="a90">
      <style:graphic-properties style:vertical-pos="middle"/>
    </style:style>
    <style:style style:family="graphic" style:name="a91">
      <style:graphic-properties style:vertical-pos="middle"/>
    </style:style>
    <style:style style:family="graphic" style:name="a92">
      <style:graphic-properties style:vertical-pos="middle"/>
    </style:style>
    <style:style style:family="graphic" style:name="a93">
      <style:graphic-properties style:vertical-pos="middle"/>
    </style:style>
    <style:style style:family="graphic" style:name="a94">
      <style:graphic-properties style:vertical-pos="middle"/>
    </style:style>
    <style:style style:family="graphic" style:name="a95">
      <style:graphic-properties style:vertical-pos="middle"/>
    </style:style>
    <style:style style:family="graphic" style:name="a96">
      <style:graphic-properties style:vertical-pos="middle"/>
    </style:style>
    <style:style style:family="graphic" style:name="a97">
      <style:graphic-properties style:vertical-pos="middle"/>
    </style:style>
    <style:style style:family="graphic" style:name="a98">
      <style:graphic-properties style:vertical-pos="middle"/>
    </style:style>
    <style:style style:family="graphic" style:name="a210">
      <style:graphic-properties style:vertical-pos="middle"/>
    </style:style>
    <style:style style:family="graphic" style:name="a99">
      <style:graphic-properties style:vertical-pos="middle"/>
    </style:style>
    <style:style style:family="graphic" style:name="a211">
      <style:graphic-properties style:vertical-pos="middle"/>
    </style:style>
    <style:style style:family="graphic" style:name="a212">
      <style:graphic-properties style:vertical-pos="middle"/>
    </style:style>
    <style:style style:family="graphic" style:name="a213">
      <style:graphic-properties style:vertical-pos="middle"/>
    </style:style>
    <style:style style:family="graphic" style:name="a214">
      <style:graphic-properties style:vertical-pos="middle"/>
    </style:style>
    <style:style style:family="graphic" style:name="a215">
      <style:graphic-properties style:vertical-pos="middle"/>
    </style:style>
    <style:style style:family="graphic" style:name="a216">
      <style:graphic-properties style:vertical-pos="middle"/>
    </style:style>
    <style:style style:family="graphic" style:name="a217">
      <style:graphic-properties style:vertical-pos="middle"/>
    </style:style>
    <style:style style:family="graphic" style:name="a218">
      <style:graphic-properties style:vertical-pos="middle"/>
    </style:style>
    <style:style style:family="graphic" style:name="a219">
      <style:graphic-properties style:vertical-pos="middle"/>
    </style:style>
    <style:style style:family="graphic" style:name="a20">
      <style:graphic-properties style:writing-mode="lr-tb" draw:fill="solid" draw:fill-color="#ffffff" draw:opacity="100%" draw:stroke="solid" svg:stroke-width="0.01042in" svg:stroke-color="#000000" svg:stroke-opacity="100%" draw:stroke-linejoin="round"/>
      <style:paragraph-properties/>
    </style:style>
    <style:style style:family="graphic" style:name="a21">
      <style:graphic-properties style:writing-mode="lr-tb" draw:fill="solid" draw:fill-color="#ffffff" draw:opacity="100%" draw:stroke="solid" svg:stroke-width="0.01042in" svg:stroke-color="#000000" svg:stroke-opacity="100%" draw:stroke-linejoin="round"/>
      <style:paragraph-properties/>
    </style:style>
    <style:style style:family="graphic" style:name="a22">
      <style:graphic-properties style:writing-mode="lr-tb" draw:fill="solid" draw:fill-color="#ffffff" draw:opacity="100%" draw:stroke="solid" svg:stroke-width="0.01042in" svg:stroke-color="#000000" svg:stroke-opacity="100%" draw:stroke-linejoin="round"/>
      <style:paragraph-properties/>
    </style:style>
    <style:style style:family="graphic" style:name="a140">
      <style:graphic-properties style:vertical-pos="middle"/>
    </style:style>
    <style:style style:family="graphic" style:name="a23">
      <style:graphic-properties style:writing-mode="lr-tb" draw:fill="solid" draw:fill-color="#ffffff" draw:opacity="100%" draw:stroke="solid" svg:stroke-width="0.01042in" svg:stroke-color="#000000" svg:stroke-opacity="100%" draw:stroke-linejoin="round"/>
      <style:paragraph-properties/>
    </style:style>
    <style:style style:family="graphic" style:name="a141">
      <style:graphic-properties style:vertical-pos="middle"/>
    </style:style>
    <style:style style:family="graphic" style:name="a24">
      <style:graphic-properties style:writing-mode="lr-tb" draw:fill="solid" draw:fill-color="#ffffff" draw:opacity="100%" draw:stroke="solid" svg:stroke-width="0.01042in" svg:stroke-color="#000000" svg:stroke-opacity="100%" draw:stroke-linejoin="round"/>
      <style:paragraph-properties/>
    </style:style>
    <style:style style:family="graphic" style:name="a142">
      <style:graphic-properties style:vertical-pos="middle"/>
    </style:style>
    <style:style style:family="graphic" style:name="a25">
      <style:graphic-properties style:writing-mode="lr-tb" draw:fill="solid" draw:fill-color="#ffffff" draw:opacity="100%" draw:stroke="solid" svg:stroke-width="0.01042in" svg:stroke-color="#000000" svg:stroke-opacity="100%" draw:stroke-linejoin="round"/>
      <style:paragraph-properties/>
    </style:style>
    <style:style style:family="graphic" style:name="a143">
      <style:graphic-properties style:vertical-pos="middle"/>
    </style:style>
    <style:style style:family="graphic" style:name="a26">
      <style:graphic-properties style:writing-mode="lr-tb" draw:fill="solid" draw:fill-color="#ffffff" draw:opacity="100%" draw:stroke="solid" svg:stroke-width="0.01042in" svg:stroke-color="#000000" svg:stroke-opacity="100%" draw:stroke-linejoin="round"/>
      <style:paragraph-properties/>
    </style:style>
    <style:style style:family="graphic" style:name="a144">
      <style:graphic-properties style:vertical-pos="middle"/>
    </style:style>
    <style:style style:family="graphic" style:name="a145">
      <style:graphic-properties style:vertical-pos="middle"/>
    </style:style>
    <style:style style:family="graphic" style:name="a28">
      <style:graphic-properties style:writing-mode="lr-tb" draw:fill="none" draw:stroke="solid" svg:stroke-width="0.01042in" svg:stroke-color="#000000" draw:marker-end="a27" svg:stroke-opacity="100%" draw:stroke-linejoin="round"/>
      <style:paragraph-properties/>
    </style:style>
    <style:style style:family="graphic" style:name="a146">
      <style:graphic-properties style:vertical-pos="middle"/>
    </style:style>
    <style:style style:family="graphic" style:name="a147">
      <style:graphic-properties style:vertical-pos="middle"/>
    </style:style>
    <style:style style:family="graphic" style:name="a148">
      <style:graphic-properties style:vertical-pos="middle"/>
    </style:style>
    <style:style style:family="graphic" style:name="a149">
      <style:graphic-properties style:vertical-pos="middle"/>
    </style:style>
    <style:style style:family="graphic" style:name="a220">
      <style:graphic-properties style:vertical-pos="middle"/>
    </style:style>
    <style:style style:family="graphic" style:name="a221">
      <style:graphic-properties style:vertical-pos="middle"/>
    </style:style>
    <style:style style:family="graphic" style:name="a222">
      <style:graphic-properties style:vertical-pos="middle"/>
    </style:style>
    <style:style style:family="graphic" style:name="a223">
      <style:graphic-properties style:vertical-pos="middle"/>
    </style:style>
    <style:style style:family="graphic" style:name="a224">
      <style:graphic-properties style:vertical-pos="middle"/>
    </style:style>
    <style:style style:family="graphic" style:name="a225">
      <style:graphic-properties style:vertical-pos="middle"/>
    </style:style>
    <style:style style:family="graphic" style:name="a226">
      <style:graphic-properties style:vertical-pos="middle"/>
    </style:style>
    <style:style style:family="graphic" style:name="a227">
      <style:graphic-properties style:vertical-pos="middle"/>
    </style:style>
    <style:style style:family="graphic" style:name="a228">
      <style:graphic-properties style:vertical-pos="middle"/>
    </style:style>
    <style:style style:family="graphic" style:name="a229">
      <style:graphic-properties style:vertical-pos="middle"/>
    </style:style>
    <style:style style:family="graphic" style:name="a30">
      <style:graphic-properties style:writing-mode="lr-tb" draw:fill="none" draw:stroke="solid" svg:stroke-width="0.01042in" svg:stroke-color="#000000" draw:marker-end="a29" svg:stroke-opacity="100%" draw:stroke-linejoin="round"/>
      <style:paragraph-properties/>
    </style:style>
    <style:style style:family="graphic" style:name="a32">
      <style:graphic-properties style:writing-mode="lr-tb" draw:fill="none" draw:stroke="solid" svg:stroke-width="0.01042in" svg:stroke-color="#000000" draw:marker-end="a31" svg:stroke-opacity="100%" draw:stroke-linejoin="round"/>
      <style:paragraph-properties/>
    </style:style>
    <style:style style:family="graphic" style:name="a150">
      <style:graphic-properties style:vertical-pos="middle"/>
    </style:style>
    <style:style style:family="graphic" style:name="a151">
      <style:graphic-properties style:vertical-pos="middle"/>
    </style:style>
    <style:style style:family="graphic" style:name="a34">
      <style:graphic-properties style:writing-mode="lr-tb" draw:fill="none" draw:stroke="solid" svg:stroke-width="0.01042in" svg:stroke-color="#000000" draw:marker-end="a33" svg:stroke-opacity="100%" draw:stroke-linejoin="round"/>
      <style:paragraph-properties/>
    </style:style>
    <style:style style:family="graphic" style:name="a152">
      <style:graphic-properties style:vertical-pos="middle"/>
    </style:style>
    <style:style style:family="graphic" style:name="a153">
      <style:graphic-properties style:vertical-pos="middle"/>
    </style:style>
    <style:style style:family="graphic" style:name="a36">
      <style:graphic-properties style:writing-mode="lr-tb" draw:fill="none" draw:stroke="solid" svg:stroke-width="0.01042in" svg:stroke-color="#000000" draw:marker-end="a35" svg:stroke-opacity="100%" draw:stroke-linejoin="round"/>
      <style:paragraph-properties/>
    </style:style>
    <style:style style:family="graphic" style:name="a154">
      <style:graphic-properties style:vertical-pos="middle"/>
    </style:style>
    <style:style style:family="graphic" style:name="a155">
      <style:graphic-properties style:vertical-pos="middle"/>
    </style:style>
    <style:style style:family="graphic" style:name="a38">
      <style:graphic-properties style:writing-mode="lr-tb" draw:fill="none" draw:stroke="solid" svg:stroke-width="0.01042in" svg:stroke-color="#000000" draw:marker-end="a37" svg:stroke-opacity="100%" draw:stroke-linejoin="round"/>
      <style:paragraph-properties/>
    </style:style>
    <style:style style:family="graphic" style:name="a156">
      <style:graphic-properties style:vertical-pos="middle"/>
    </style:style>
    <style:style style:family="graphic" style:name="a157">
      <style:graphic-properties style:vertical-pos="middle"/>
    </style:style>
    <style:style style:family="graphic" style:name="a158">
      <style:graphic-properties style:vertical-pos="middle"/>
    </style:style>
    <style:style style:family="graphic" style:name="a159">
      <style:graphic-properties style:vertical-pos="middle"/>
    </style:style>
    <style:style style:family="graphic" style:name="a230">
      <style:graphic-properties style:vertical-pos="middle"/>
    </style:style>
    <style:style style:family="graphic" style:name="a231">
      <style:graphic-properties style:vertical-pos="middle"/>
    </style:style>
    <style:style style:family="graphic" style:name="a232">
      <style:graphic-properties style:vertical-pos="middle"/>
    </style:style>
    <style:style style:family="graphic" style:name="a233">
      <style:graphic-properties style:vertical-pos="middle"/>
    </style:style>
    <style:style style:family="graphic" style:name="a234">
      <style:graphic-properties style:vertical-pos="middle"/>
    </style:style>
    <style:style style:family="graphic" style:name="a235">
      <style:graphic-properties style:vertical-pos="middle"/>
    </style:style>
    <style:style style:family="graphic" style:name="a236">
      <style:graphic-properties style:vertical-pos="middle"/>
    </style:style>
    <style:style style:family="graphic" style:name="a237">
      <style:graphic-properties style:vertical-pos="middle"/>
    </style:style>
    <style:style style:family="graphic" style:name="a238">
      <style:graphic-properties style:vertical-pos="middle"/>
    </style:style>
    <style:style style:family="graphic" style:name="a239">
      <style:graphic-properties style:vertical-pos="middle"/>
    </style:style>
    <style:style style:family="graphic" style:name="a40">
      <style:graphic-properties style:writing-mode="lr-tb" draw:fill="none" draw:stroke="solid" svg:stroke-width="0.01042in" svg:stroke-color="#000000" draw:marker-end="a39" svg:stroke-opacity="100%" draw:stroke-linejoin="round"/>
      <style:paragraph-properties/>
    </style:style>
    <style:style style:family="graphic" style:name="a42">
      <style:graphic-properties style:writing-mode="lr-tb" draw:fill="none" draw:stroke="solid" svg:stroke-width="0.01042in" svg:stroke-color="#000000" draw:marker-end="a41" svg:stroke-opacity="100%" draw:stroke-linejoin="round"/>
      <style:paragraph-properties/>
    </style:style>
    <style:style style:family="graphic" style:name="a43" style:parent-style-name="Graphics">
      <style:graphic-properties fo:min-width="1.00139in" fo:min-height="1in" fo:wrap-option="wrap" fo:padding-top="0.05in" fo:padding-bottom="0.05in" fo:padding-left="0.1in" fo:padding-right="0.1in" draw:textarea-vertical-align="top" style:writing-mode="lr-tb" draw:fill="none" draw:stroke="none" draw:auto-grow-width="false" draw:auto-grow-height="false"/>
      <style:paragraph-properties/>
    </style:style>
    <style:style style:family="graphic" style:name="a160">
      <style:graphic-properties style:vertical-pos="middle"/>
    </style:style>
    <style:style style:family="graphic" style:name="a44" style:parent-style-name="Graphics">
      <style:graphic-properties fo:min-width="1in" fo:min-height="1in" fo:wrap-option="wrap" fo:padding-top="0.05in" fo:padding-bottom="0.05in" fo:padding-left="0.1in" fo:padding-right="0.1in" draw:textarea-vertical-align="top" style:writing-mode="lr-tb" draw:fill="none" draw:stroke="none" draw:auto-grow-width="false" draw:auto-grow-height="false"/>
      <style:paragraph-properties/>
    </style:style>
    <style:style style:family="graphic" style:name="a161">
      <style:graphic-properties style:vertical-pos="middle"/>
    </style:style>
    <style:style style:family="graphic" style:name="a45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162">
      <style:graphic-properties style:vertical-pos="middle"/>
    </style:style>
    <style:style style:family="graphic" style:name="a46">
      <style:graphic-properties style:wrap="parallel" style:wrap-contour="false" style:writing-mode="lr-tb" draw:fill="none" draw:stroke="none" style:horizontal-rel="paragraph" style:vertical-rel="paragraph" style:horizontal-pos="from-left" style:vertical-pos="from-top"/>
      <style:paragraph-properties/>
    </style:style>
    <style:style style:family="graphic" style:name="a163">
      <style:graphic-properties style:vertical-pos="middle"/>
    </style:style>
    <style:style style:family="graphic" style:name="a47">
      <style:graphic-properties style:vertical-pos="middle"/>
    </style:style>
    <style:style style:family="graphic" style:name="a164">
      <style:graphic-properties style:vertical-pos="middle"/>
    </style:style>
    <style:style style:family="graphic" style:name="a48">
      <style:graphic-properties style:vertical-pos="middle"/>
    </style:style>
    <style:style style:family="graphic" style:name="a165">
      <style:graphic-properties style:vertical-pos="middle"/>
    </style:style>
    <style:style style:family="graphic" style:name="a49">
      <style:graphic-properties style:vertical-pos="middle"/>
    </style:style>
    <style:style style:family="graphic" style:name="a166">
      <style:graphic-properties style:vertical-pos="middle"/>
    </style:style>
    <style:style style:family="graphic" style:name="a167">
      <style:graphic-properties style:vertical-pos="middle"/>
    </style:style>
    <style:style style:family="graphic" style:name="a168">
      <style:graphic-properties style:vertical-pos="middle"/>
    </style:style>
    <style:style style:family="graphic" style:name="a169">
      <style:graphic-properties style:vertical-pos="middle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1">
      <style:graphic-properties fo:min-width="0.30417in" fo:min-height="0.3027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2">
      <style:graphic-properties fo:min-width="0.30486in" fo:min-height="0.30139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3">
      <style:graphic-properties fo:min-width="0.30625in" fo:min-height="0.30139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4">
      <style:graphic-properties style:writing-mode="lr-tb" draw:fill="solid" draw:fill-color="#ffffff" draw:opacity="100%" draw:stroke="solid" svg:stroke-width="0.01042in" svg:stroke-color="#000000" svg:stroke-opacity="100%" draw:stroke-linejoin="round"/>
      <style:paragraph-properties/>
    </style:style>
    <style:style style:family="graphic" style:name="a5">
      <style:graphic-properties fo:min-width="0.30347in" fo:min-height="0.30278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/>
    </style:style>
    <style:style style:family="graphic" style:name="a240">
      <style:graphic-properties style:vertical-pos="middle"/>
    </style:style>
    <style:style style:family="graphic" style:name="a6">
      <style:graphic-properties style:writing-mode="lr-tb" draw:fill="solid" draw:fill-color="#ffffff" draw:opacity="100%" draw:stroke="solid" svg:stroke-width="0.01042in" svg:stroke-color="#000000" svg:stroke-opacity="100%" draw:stroke-linejoin="round"/>
      <style:paragraph-properties/>
    </style:style>
    <style:style style:family="graphic" style:name="a241">
      <style:graphic-properties style:vertical-pos="middle"/>
    </style:style>
    <style:style style:family="graphic" style:name="a242">
      <style:graphic-properties style:vertical-pos="middle"/>
    </style:style>
    <style:style style:family="graphic" style:name="a8">
      <style:graphic-properties style:writing-mode="lr-tb" draw:fill="none" draw:stroke="solid" svg:stroke-width="0.01042in" svg:stroke-color="#000000" draw:marker-end="a7" svg:stroke-opacity="100%" draw:stroke-linejoin="round"/>
      <style:paragraph-properties/>
    </style:style>
    <style:style style:family="graphic" style:name="a243">
      <style:graphic-properties style:vertical-pos="middle"/>
    </style:style>
    <style:style style:family="graphic" style:name="a244">
      <style:graphic-properties style:vertical-pos="middle"/>
    </style:style>
    <style:style style:family="graphic" style:name="a245">
      <style:graphic-properties style:vertical-pos="middle"/>
    </style:style>
    <style:style style:family="graphic" style:name="a246">
      <style:graphic-properties style:vertical-pos="middle"/>
    </style:style>
  </office:automatic-styles>
  <office:body>
    <office:text text:use-soft-page-breaks="true">
      <text:h text:style-name="P1" text:outline-level="1">Введение</text:h>
      <text:p text:style-name="Обычный"><text:span text:style-name="T2"><draw:frame draw:z-index="251658240" draw:id="id0" draw:style-name="a0" draw:name="Text Box 53" text:anchor-type="paragraph" svg:x="-0.12569in" svg:y="4.27222in" svg:width="6.49653in" svg:height="0.69097in" style:rel-width="scale" style:rel-height="scale-min"><draw:text-box><text:p text:style-name="Названиеобъекта"><text:span text:style-name="T3">Рис.<text:s/></text:span><text:span text:style-name="T4">1</text:span><text:span text:style-name="T5">. Вид унарных конечных автоматов: а) кольцо с «хвостом»; б) вырожденная форма —<text:s/></text:span><text:span text:style-name="T6">простое<text:s/></text:span><text:span text:style-name="T7">кольцо. Нулем отмечено начальное состояние.<text:s/></text:span><text:span text:style-name="T8">Все стрелки означают переход по </text:span><text:span text:style-name="T9">единственному символу. Какие-то состояния могут быть допускающими.</text:span></text:p></draw:text-box><svg:desc/></draw:frame></text:span><text:span text:style-name="T10">Унарный конечный автомат —<text:s/></text:span>конечный автомат, входной алфавит которого состоит из одного символа. Другими словами,<text:s/>в унарном автомате<text:s/>при переходе между состояниями не может быть ветвлений.<text:s/>Так как кол-во состояний конечно,<text:s/>«топологически»<text:s/>такой автомат может принимать только одну форму, кольца<text:s/>с «хвостом»:<text:span text:style-name="T11"><draw:g draw:z-index="251657216" draw:name="Canvas 8" draw:id="id31" draw:style-name="a45" text:anchor-type="char"><svg:desc/><draw:custom-shape svg:x="2.38819in" svg:y="0.71944in" svg:width="0.30278in" svg:height="0.30417in" draw:z-index="0" draw:id="id1" draw:style-name="a1" draw:name="AutoShape 9"><svg:desc/><text:p text:style-name="Обычный"/><text:p text:style-name="Обычный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63403in" svg:y="1.475in" svg:width="0.30139in" svg:height="0.30486in" draw:z-index="0" draw:id="id2" draw:style-name="a2" draw:name="AutoShape 10"><svg:desc/><text:p text:style-name="Обычный"/><text:p text:style-name="Обычный"/><text:p text:style-name="Обычный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.12569in" svg:y="1.475in" svg:width="0.30139in" svg:height="0.30625in" draw:z-index="0" draw:id="id3" draw:style-name="a3" draw:name="AutoShape 11"><svg:desc/><text:p text:style-name="P12">0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1.63403in" svg:y="0.71944in" svg:width="0.30347in" svg:height="0.30625in" draw:z-index="0" draw:id="id4" draw:style-name="a4" draw:name="AutoShape 12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0.87986in" svg:y="1.475in" svg:width="0.30278in" svg:height="0.30347in" draw:z-index="0" draw:id="id5" draw:style-name="a5" draw:name="AutoShape 13"><svg:desc/><text:p text:style-name="P13"/><text:p text:style-name="P14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2.38819in" svg:y="1.475in" svg:width="0.30347in" svg:height="0.30347in" draw:z-index="0" draw:id="id6" draw:style-name="a6" draw:name="AutoShape 15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line" svg:x1="0.42708in" svg:y1="1.62847in" draw:start-shape="id3" draw:start-glue-point="1" svg:x2="0.87986in" svg:y2="1.62778in" draw:end-shape="id5" draw:end-glue-point="3" draw:z-index="0" draw:id="id7" draw:style-name="a8" draw:name="AutoShape 25"><svg:desc/></draw:connector><draw:connector draw:type="line" svg:x1="1.18264in" svg:y1="1.62778in" draw:start-shape="id5" draw:start-glue-point="1" svg:x2="1.63403in" svg:y2="1.62847in" draw:end-shape="id2" draw:end-glue-point="3" draw:z-index="0" draw:id="id8" draw:style-name="a10" draw:name="AutoShape 26"><svg:desc/></draw:connector><draw:connector draw:type="line" svg:x1="1.93542in" svg:y1="1.62847in" draw:start-shape="id2" draw:start-glue-point="1" svg:x2="2.38819in" svg:y2="1.62778in" draw:end-shape="id6" draw:end-glue-point="3" draw:z-index="0" draw:id="id9" draw:style-name="a12" draw:name="AutoShape 27"><svg:desc/></draw:connector><draw:connector draw:type="line" svg:x1="2.54097in" svg:y1="1.475in" draw:start-shape="id6" draw:start-glue-point="0" svg:x2="2.54028in" svg:y2="1.02361in" draw:end-shape="id1" draw:end-glue-point="2" draw:z-index="0" draw:id="id10" draw:style-name="a14" draw:name="AutoShape 28"><svg:desc/></draw:connector><draw:connector draw:type="line" svg:x1="2.38819in" svg:y1="0.87153in" draw:start-shape="id1" draw:start-glue-point="3" svg:x2="1.9375in" svg:y2="0.87292in" draw:end-shape="id4" draw:end-glue-point="1" draw:z-index="0" draw:id="id11" draw:style-name="a16" draw:name="AutoShape 29"><svg:desc/></draw:connector><draw:connector draw:type="line" svg:x1="1.78681in" svg:y1="1.02569in" draw:start-shape="id4" draw:start-glue-point="2" svg:x2="1.78472in" svg:y2="1.475in" draw:end-shape="id2" draw:end-glue-point="0" draw:z-index="0" draw:id="id12" draw:style-name="a18" draw:name="AutoShape 30"><svg:desc/></draw:connector><draw:custom-shape svg:x="3.39375in" svg:y="1.47431in" svg:width="0.30417in" svg:height="0.30278in" draw:z-index="0" draw:id="id13" draw:style-name="a19" draw:name="AutoShape 32"><svg:desc/><text:p text:style-name="P15">0</text:p><text:p text:style-name="P16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3.64444in" svg:y="0.71875in" svg:width="0.30278in" svg:height="0.30417in" draw:z-index="0" draw:id="id14" draw:style-name="a20" draw:name="AutoShape 33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4.39931in" svg:y="0.46806in" svg:width="0.30347in" svg:height="0.30278in" draw:z-index="0" draw:id="id15" draw:style-name="a21" draw:name="AutoShape 34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5.15417in" svg:y="0.71875in" svg:width="0.30208in" svg:height="0.30417in" draw:z-index="0" draw:id="id16" draw:style-name="a22" draw:name="AutoShape 35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5.40486in" svg:y="1.47431in" svg:width="0.30417in" svg:height="0.30278in" draw:z-index="0" draw:id="id17" draw:style-name="a23" draw:name="AutoShape 36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5.15417in" svg:y="2.22639in" svg:width="0.30208in" svg:height="0.30417in" draw:z-index="0" draw:id="id18" draw:style-name="a24" draw:name="AutoShape 37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4.39931in" svg:y="2.47917in" svg:width="0.30347in" svg:height="0.30347in" draw:z-index="0" draw:id="id19" draw:style-name="a25" draw:name="AutoShape 38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ustom-shape svg:x="3.64444in" svg:y="2.22639in" svg:width="0.30556in" svg:height="0.30417in" draw:z-index="0" draw:id="id20" draw:style-name="a26" draw:name="AutoShape 39"><svg:desc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draw:connector draw:type="curve" svg:x1="3.89583in" svg:y1="2.02847in" draw:start-shape="id13" draw:start-glue-point="2" svg:x2="3.29444in" svg:y2="2.12708in" draw:end-shape="id20" draw:end-glue-point="3" draw:z-index="0" draw:id="id21" draw:style-name="a28" draw:transform="translate(-3.59514in -2.07778in) rotate(-1.5708) translate(3.59514in 2.07778in)" draw:name="AutoShape 41"><svg:desc/></draw:connector><draw:connector draw:type="curve" svg:x1="4.14826in" svg:y1="2.27951in" draw:start-shape="id20" draw:start-glue-point="2" svg:x2="4.04757in" svg:y2="2.88229in" draw:end-shape="id19" draw:end-glue-point="3" draw:z-index="0" draw:id="id22" draw:style-name="a30" draw:transform="translate(-4.09792in -2.5809in) rotate(-1.5708) translate(4.09792in 2.5809in)" draw:name="AutoShape 42"><svg:desc/></draw:connector><draw:connector draw:type="curve" svg:x1="4.70278in" svg:y1="2.63125in" draw:start-shape="id19" draw:start-glue-point="1" svg:x2="5.30556in" svg:y2="2.53056in" draw:end-shape="id18" draw:end-glue-point="2" draw:z-index="0" draw:id="id23" draw:style-name="a32" draw:name="AutoShape 43"><svg:desc/></draw:connector><draw:connector draw:type="curve" svg:x1="5.45625in" svg:y1="2.37847in" draw:start-shape="id18" draw:start-glue-point="1" svg:x2="5.55694in" svg:y2="1.77708in" draw:end-shape="id17" draw:end-glue-point="2" draw:z-index="0" draw:id="id24" draw:style-name="a34" draw:name="AutoShape 44"><svg:desc/></draw:connector><draw:connector draw:type="curve" svg:x1="5.80868in" svg:y1="1.12187in" draw:start-shape="id17" draw:start-glue-point="0" svg:x2="5.20451in" svg:y2="1.22257in" draw:end-shape="id16" draw:end-glue-point="1" draw:z-index="0" draw:id="id25" draw:style-name="a36" draw:transform="translate(-5.5066in -1.17222in) rotate(-4.71239) translate(5.5066in 1.17222in)" draw:name="AutoShape 45"><svg:desc/></draw:connector><draw:connector draw:type="curve" svg:x1="5.05382in" svg:y1="0.36771in" draw:start-shape="id16" draw:start-glue-point="0" svg:x2="4.95451in" svg:y2="0.97049in" draw:end-shape="id15" draw:end-glue-point="1" draw:z-index="0" draw:id="id26" draw:style-name="a38" draw:transform="translate(-5.00417in -0.6691in) rotate(-4.71239) translate(5.00417in 0.6691in)" draw:name="AutoShape 46"><svg:desc/></draw:connector><draw:connector draw:type="curve" svg:x1="3.79583in" svg:y1="0.71875in" draw:start-shape="id15" draw:start-glue-point="3" svg:x2="4.39931in" svg:y2="0.61944in" draw:end-shape="id14" draw:end-glue-point="0" draw:z-index="0" draw:id="id27" draw:style-name="a40" draw:transform="translate(-4.09757in -0.6691in) rotate(-3.14159) translate(4.09757in 0.6691in)" draw:name="AutoShape 47"><svg:desc/></draw:connector><draw:connector draw:type="curve" svg:x1="3.54583in" svg:y1="1.47431in" draw:start-shape="id14" draw:start-glue-point="3" svg:x2="3.64444in" svg:y2="0.87014in" draw:end-shape="id13" draw:end-glue-point="0" draw:z-index="0" draw:id="id28" draw:style-name="a42" draw:transform="translate(-3.59514in -1.17222in) rotate(-3.14159) translate(3.59514in 1.17222in)" draw:name="AutoShape 48"><svg:desc/></draw:connector><draw:frame draw:z-index="0" draw:id="id29" draw:style-name="a43" draw:name="Text Box 51" svg:x="1.38264in" svg:y="0.09167in" svg:width="1in" svg:height="1.00139in" style:rel-width="scale" style:rel-height="scale"><draw:text-box><text:p text:style-name="P17">а</text:p></draw:text-box><svg:desc/></draw:frame><draw:frame draw:z-index="0" draw:id="id30" draw:style-name="a44" draw:name="Text Box 52" svg:x="4.39931in" svg:y="0.09167in" svg:width="1in" svg:height="1in" style:rel-width="scale" style:rel-height="scale"><draw:text-box><text:p text:style-name="P18">б</text:p></draw:text-box><svg:desc/></draw:frame></draw:g></text:span><draw:custom-shape svg:x="0in" svg:y="0in" svg:width="6.5in" svg:height="3.89583in" draw:z-index="0" draw:id="id32" draw:style-name="a46" draw:name="AutoShape 1" text:anchor-type="as-char"><svg:desc/><draw:enhanced-geometry draw:type="non-primitive" svg:viewBox="0 0 21600 21600" draw:enhanced-path="M 0 0 L 21600 0 21600 21600 0 21600 Z N"/></draw:custom-shape></text:p>
      <text:p text:style-name="Обычный">Также, принимаемые унарным автоматом строки можно отождествить с их длинами, ведь все они состоят только из одного символа.</text:p>
      <text:p text:style-name="Обычный">С кольцами без «хвостов» удобно работать в<text:s/>алгебраических<text:s/>терминах: рассматривать допускающие состояния как вычеты по модулю длины кольца<text:s/><text:span text:style-name="Строгий">N</text:span>. Тогда множество<text:s/>принимаемых автоматом<text:s/>длин<text:s/>равняется множеству допускающих состояний – вычетов по модулю<text:s/><text:span text:style-name="Строгий">N</text:span>.<text:s/>Далее в зависимости от контекста «кольцо» может означать конкретный автомат или <text:s/>кольцо вычетов.<text:s/></text:p>
      <text:p text:style-name="Обычный">Автомат будет обозначаться так:<text:s/><draw:frame draw:style-name="a47" text:anchor-type="as-char" svg:x="0in" svg:y="0in" svg:width="1.25in" svg:height="0.19792in" style:rel-width="scale" style:rel-height="scale"><draw:object xlink:href="Object 1/" xlink:type="simple" xlink:show="embed" xlink:actuate="onLoad"/></draw:frame>,<text:s/>где<text:span text:style-name="Строгий"><text:s/></text:span><draw:frame draw:style-name="a48" text:anchor-type="as-char" svg:x="0in" svg:y="0in" svg:width="0.51042in" svg:height="0.19792in" style:rel-width="scale" style:rel-height="scale"><draw:object xlink:href="Object 2/" xlink:type="simple" xlink:show="embed" xlink:actuate="onLoad"/></draw:frame><text:s/>— допускающие вычеты,<text:s/><text:span text:style-name="T19">N</text:span><text:span text:style-name="T20"> </text:span>—<text:s/>модуль. Множество принимаемых длин<text:s/>обозначается<text:s/><text:span text:style-name="T21">L</text:span><text:span text:style-name="Строгий">(</text:span><text:span text:style-name="T22">A</text:span><text:span text:style-name="Строгий">)</text:span>,</text:p>
      <text:p text:style-name="P23"><draw:frame draw:style-name="a49" text:anchor-type="as-char" svg:x="0in" svg:y="0in" svg:width="2.33333in" svg:height="0.19792in" style:rel-width="scale" style:rel-height="scale"><draw:object xlink:href="Object 3/" xlink:type="simple" xlink:show="embed" xlink:actuate="onLoad"/></draw:frame></text:p>
      <text:p text:style-name="Обычный"><text:span text:style-name="T24">Конкатенация</text:span><text:span text:style-name="T25"><text:s/></text:span><text:span text:style-name="T26">2</text:span><text:span text:style-name="T27"><text:s/>автоматов —</text:span><text:s/>автомат, принимающий язык, слова которого могут быть получены конкатенацией слов из языков первого и второго исходных автоматов соответственно. Обозначение:<text:s/><text:span text:style-name="T28">C</text:span><text:span text:style-name="Строгий"><text:s/>=<text:s/></text:span><text:span text:style-name="T29">A</text:span><text:span text:style-name="Строгий"><text:s/>*<text:s/></text:span><text:span text:style-name="T30">B</text:span>.<text:s/>При конкатенации унарных автоматов вместо «слов» и их «конкатенации» можно сразу рассматривать принимаемые длины и их суммы.</text:p>
      <text:soft-page-break/>
      <text:p text:style-name="Обычный"><text:span text:style-name="T31">«</text:span><text:span text:style-name="T32">Возведение</text:span><text:span text:style-name="T33">»</text:span><text:span text:style-name="T34"><text:s/>автомата в степень<text:s/></text:span><text:span text:style-name="T35">m</text:span><text:span text:style-name="T36"><text:s/></text:span><text:span text:style-name="T37">—<text:s/></text:span>автомат, принимающий строки, полученные повторением принимаемых исходным автоматом строк<text:s/><text:span text:style-name="Строгий">m</text:span><text:s/>раз. Для колец:</text:p>
      <text:p text:style-name="P38"><draw:frame draw:style-name="a50" text:anchor-type="as-char" svg:x="0in" svg:y="0in" svg:width="1.8125in" svg:height="0.19792in" style:rel-width="scale" style:rel-height="scale"><draw:object xlink:href="Object 4/" xlink:type="simple" xlink:show="embed" xlink:actuate="onLoad"/></draw:frame></text:p>
      <text:p text:style-name="Обычный"><text:span text:style-name="T39">Цель этой курсовой работы</text:span><text:s/>— изучение свойств операций конкатенации и возведения в степень применительно к унарным конечным автоматам и составление алгоритмов<text:s/>для<text:s/>приближенного<text:s/>решения уравнений вида<text:s/><draw:frame draw:style-name="a51" text:anchor-type="as-char" svg:x="0in" svg:y="0in" svg:width="0.67708in" svg:height="0.1875in" style:rel-width="scale" style:rel-height="scale"><draw:object xlink:href="Object 5/" xlink:type="simple" xlink:show="embed" xlink:actuate="onLoad"/></draw:frame>и систем вида</text:p>
      <text:p text:style-name="P40"><draw:frame draw:style-name="a52" text:anchor-type="as-char" svg:x="0in" svg:y="0in" svg:width="1.125in" svg:height="0.33333in" style:rel-width="scale" style:rel-height="scale"><draw:object xlink:href="Object 6/" xlink:type="simple" xlink:show="embed" xlink:actuate="onLoad"/></draw:frame></text:p>
      <text:p text:style-name="Обычный">где<text:s/><text:span text:style-name="Строгий">X</text:span>,<text:s/><text:span text:style-name="Строгий">Y</text:span><text:s/>—<text:s/>неизвестные<text:s/>унарные конечные<text:s/>автоматы,<text:s/><text:span text:style-name="T41">A</text:span><text:s/>и<text:s/><text:span text:style-name="T42">B</text:span><text:span text:style-name="Строгий"><text:s/></text:span>—<text:s/>кольца.</text:p>
      <text:p text:style-name="Обычный">Решение таких систем (а также систем с большим количеством уравнений)<text:s/>может помочь оптимизировать работу виртуальной машины языка РЕФАЛ. (...)</text:p>
      <text:p text:style-name="Обычный">Ввиду практического смысла<text:s/>(оптимизация,<text:s/>сокращение перебора) уравнений и систем над автоматами важно получить не точное решение, а автомат, язык которого<text:s/><text:span text:style-name="T43">включает</text:span><text:s/>язык точного решения.<text:s/>Такое<text:s/>послабление<text:s/>будет использоваться чтобы упростить алгоритмы и оставаться в множестве колец без «хвостов».</text:p>
      <text:p text:style-name="Обычный">С другой стороны,<text:s/>нет смысла различать кольца, принимающие один язык. Поэтому далее на алгоритмическом уровне под «кольцами»<text:s/>(автоматами)<text:s/>понимаются классы эквивалентности<text:s/>(здесь и далее имеются ввиду классы эквивалентности по равенству языка):<draw:frame draw:style-name="a53" text:anchor-type="as-char" svg:x="0in" svg:y="0in" svg:width="1.5625in" svg:height="0.1875in" style:rel-width="scale" style:rel-height="scale"><draw:object xlink:href="Object 7/" xlink:type="simple" xlink:show="embed" xlink:actuate="onLoad"/></draw:frame>,<text:s/>в т. ч. для колец:</text:p>
      <text:p text:style-name="P44"><draw:frame draw:style-name="a54" text:anchor-type="as-char" svg:x="0in" svg:y="0in" svg:width="5.42708in" svg:height="0.20833in" style:rel-width="scale" style:rel-height="scale"><draw:object xlink:href="Object 8/" xlink:type="simple" xlink:show="embed" xlink:actuate="onLoad"/></draw:frame></text:p>
      <text:p text:style-name="Обычный"><text:span text:style-name="T45">Н</text:span><text:span text:style-name="T46">а практике полезно сводить кольца к минимальным представителям их класса эквивалентности.<text:s/></text:span><text:span text:style-name="T47">Эта операция и результат называются<text:s/></text:span><text:span text:style-name="T48">упрощением кольца</text:span>.</text:p>
      <text:h text:style-name="Заголовок1" text:outline-level="1"><text:span text:style-name="T49">Решение уравнений</text:span></text:h>
      <text:h text:style-name="Заголовок2" text:outline-level="2">Свойства<text:s/>конкатенации</text:h>
      <text:p text:style-name="Обычный">Операция конкатенации унарных автоматов коммутативна, потому что ее «база» — сложение целых чисел (длин) — коммутативная операция. Следовательно решения уравнений<text:s/><draw:frame draw:style-name="a55" text:anchor-type="as-char" svg:x="0in" svg:y="0in" svg:width="0.64583in" svg:height="0.1875in" style:rel-width="scale" style:rel-height="scale"><draw:object xlink:href="Object 9/" xlink:type="simple" xlink:show="embed" xlink:actuate="onLoad"/></draw:frame><text:s/>и<text:s/><draw:frame draw:style-name="a56" text:anchor-type="as-char" svg:x="0in" svg:y="0in" svg:width="0.64583in" svg:height="0.1875in" style:rel-width="scale" style:rel-height="scale"><draw:object xlink:href="Object 10/" xlink:type="simple" xlink:show="embed" xlink:actuate="onLoad"/></draw:frame><text:s/>совпадают.</text:p>
      <text:p text:style-name="Обычный">Если<text:s/><text:span text:style-name="Строгий">A</text:span><text:s/>—<text:s/>унарный конечный автомат,<text:s/><draw:frame draw:style-name="a57" text:anchor-type="as-char" svg:x="0in" svg:y="0in" svg:width="0.15625in" svg:height="0.1875in" style:rel-width="scale" style:rel-height="scale"><draw:object xlink:href="Object 11/" xlink:type="simple" xlink:show="embed" xlink:actuate="onLoad"/></draw:frame><text:s/>—<text:s/>обозначение для кольца, получаемого механическим «отбрасыванием» «хвоста», начальным состоянием становится точка входа в кольцо.<text:s/><draw:frame draw:style-name="a58" text:anchor-type="as-char" svg:x="0in" svg:y="0in" svg:width="0.15625in" svg:height="0.1875in" style:rel-width="scale" style:rel-height="scale"><draw:object xlink:href="Object 12/" xlink:type="simple" xlink:show="embed" xlink:actuate="onLoad"/></draw:frame><text:s/>называется<text:s/><text:span text:style-name="T50">собственным кольцом</text:span><text:span text:style-name="T51"><text:s/></text:span><text:span text:style-name="T52">автомата<text:s/></text:span><text:span text:style-name="T53">A</text:span>.</text:p>
      <text:p text:style-name="Обычный"><text:span text:style-name="T54">Подкольцо кольца<text:s/></text:span><text:span text:style-name="T55">A</text:span><text:s/>— кольцо, язык которого — подмножество языка кольца<text:s/><text:span text:style-name="Строгий">A</text:span>.</text:p>
      <text:p text:style-name="Обычный"><text:span text:style-name="T56">Свойство.</text:span><text:s/>Результат конкатенации колец длин<text:s/><text:span text:style-name="Строгий">N</text:span><text:span text:style-name="T57">1</text:span><text:s/>и<text:s/><text:span text:style-name="Строгий">N</text:span><text:span text:style-name="T58">2</text:span><text:s/>— кольцо с «хвостом» длины не больше<text:s/><draw:frame draw:style-name="a59" text:anchor-type="as-char" svg:x="0in" svg:y="0in" svg:width="0.76042in" svg:height="0.19792in" style:rel-width="scale" style:rel-height="scale"><draw:object xlink:href="Object 13/" xlink:type="simple" xlink:show="embed" xlink:actuate="onLoad"/></draw:frame><text:s/>и модулем<text:s/><draw:frame draw:style-name="a60" text:anchor-type="as-char" svg:x="0in" svg:y="0in" svg:width="0.75in" svg:height="0.19792in" style:rel-width="scale" style:rel-height="scale"><draw:object xlink:href="Object 14/" xlink:type="simple" xlink:show="embed" xlink:actuate="onLoad"/></draw:frame>, его язык — подмножество языка его же собственного кольца.<text:s/></text:p>
      <text:p text:style-name="Обычный"><text:span text:style-name="T59">Доказательст</text:span><text:span text:style-name="T60">во.</text:span><text:s/>Исходя из определения легко заметить, что конкатенация допускает «начальные» длины, полученные попарными сложениями базовых представителей<text:s/><text:soft-page-break/>вычетов исходных колец, которые могут произвольно удлиняться<text:s/>2<text:s/>модулями. Такое удлинение<text:s/>является подмножеством, а<text:s/>начиная с<text:s/><draw:frame draw:style-name="a61" text:anchor-type="as-char" svg:x="0in" svg:y="0in" svg:width="0.79167in" svg:height="0.19792in" style:rel-width="scale" style:rel-height="scale"><draw:object xlink:href="Object 15/" xlink:type="simple" xlink:show="embed" xlink:actuate="onLoad"/></draw:frame>совпадает<text:s/>с удлинением одним модулем:<text:s/><draw:frame draw:style-name="a62" text:anchor-type="as-char" svg:x="0in" svg:y="0in" svg:width="0.75in" svg:height="0.19792in" style:rel-width="scale" style:rel-height="scale"><draw:object xlink:href="Object 16/" xlink:type="simple" xlink:show="embed" xlink:actuate="onLoad"/></draw:frame>:</text:p>
      <text:p text:style-name="P61"><draw:frame draw:style-name="a63" text:anchor-type="as-char" svg:x="0in" svg:y="0in" svg:width="4.0625in" svg:height="0.20833in" style:rel-width="scale" style:rel-height="scale"><draw:object xlink:href="Object 17/" xlink:type="simple" xlink:show="embed" xlink:actuate="onLoad"/></draw:frame><text:line-break/><draw:frame draw:style-name="a64" text:anchor-type="as-char" svg:x="0in" svg:y="0in" svg:width="6.07292in" svg:height="0.20833in" style:rel-width="scale" style:rel-height="scale"><draw:object xlink:href="Object 18/" xlink:type="simple" xlink:show="embed" xlink:actuate="onLoad"/></draw:frame><text:line-break/><draw:frame draw:style-name="a65" text:anchor-type="as-char" svg:x="0in" svg:y="0in" svg:width="5.95833in" svg:height="0.20833in" style:rel-width="scale" style:rel-height="scale"><draw:object xlink:href="Object 19/" xlink:type="simple" xlink:show="embed" xlink:actuate="onLoad"/></draw:frame></text:p>
      <text:p text:style-name="Обычный"><draw:frame draw:style-name="a66" text:anchor-type="as-char" svg:x="0in" svg:y="0in" svg:width="4.48958in" svg:height="0.20833in" style:rel-width="scale" style:rel-height="scale"><draw:object xlink:href="Object 20/" xlink:type="simple" xlink:show="embed" xlink:actuate="onLoad"/></draw:frame><text:span text:style-name="T62">.</text:span></text:p>
      <text:p text:style-name="Обычный"><text:span text:style-name="T63">Следствие:</text:span><text:s/>конкатенация колец с взаимнопростыми модулями<text:s/><text:span text:style-name="Строгий">(</text:span><text:span text:style-name="T64">A</text:span><text:span text:style-name="Строгий">)</text:span><text:s/>— цепочка с петлей на конце,<text:s/>т. е.<text:s/><text:s/><draw:frame draw:style-name="a67" text:anchor-type="as-char" svg:x="0in" svg:y="0in" svg:width="0.84375in" svg:height="0.19792in" style:rel-width="scale" style:rel-height="scale"><draw:object xlink:href="Object 21/" xlink:type="simple" xlink:show="embed" xlink:actuate="onLoad"/></draw:frame>.</text:p>
      <text:p text:style-name="Обычный">Если<text:s/><draw:frame draw:style-name="a68" text:anchor-type="as-char" svg:x="0in" svg:y="0in" svg:width="1.85417in" svg:height="0.19792in" style:rel-width="scale" style:rel-height="scale"><draw:object xlink:href="Object 22/" xlink:type="simple" xlink:show="embed" xlink:actuate="onLoad"/></draw:frame><text:span text:style-name="T65">, то кольцо<text:s/></text:span><draw:frame draw:style-name="a69" text:anchor-type="as-char" svg:x="0in" svg:y="0in" svg:width="2.1875in" svg:height="0.19792in" style:rel-width="scale" style:rel-height="scale"><draw:object xlink:href="Object 23/" xlink:type="simple" xlink:show="embed" xlink:actuate="onLoad"/></draw:frame><text:span text:style-name="T66"><text:s/></text:span><text:span text:style-name="T67">называется<text:s/></text:span><text:span text:style-name="T68">сокращением<text:s/></text:span><text:span text:style-name="T69">A</text:span><text:span text:style-name="T70"><text:s/>по модулю<text:s/></text:span><text:span text:style-name="T71">N</text:span><text:span text:style-name="T72"><text:s/></text:span><text:span text:style-name="T73">(в<text:s/></text:span><text:span text:style-name="T74">m</text:span><text:span text:style-name="T75"><text:s/></text:span><text:span text:style-name="T76">раз)</text:span><text:span text:style-name="T77">.</text:span><text:span text:style-name="T78"><text:s/></text:span><text:span text:style-name="Строгий">A</text:span><text:span text:style-name="T79"><text:s/></text:span><text:span text:style-name="T80">является подкольцом любого своего сокращения.</text:span></text:p>
      <text:p text:style-name="Обычный"><text:span text:style-name="T81">Следствие.</text:span><text:span text:style-name="T82"><text:s/>Если<text:s/></text:span><draw:frame draw:style-name="a70" text:anchor-type="as-char" svg:x="0in" svg:y="0in" svg:width="1.9375in" svg:height="0.19792in" style:rel-width="scale" style:rel-height="scale"><draw:object xlink:href="Object 24/" xlink:type="simple" xlink:show="embed" xlink:actuate="onLoad"/></draw:frame><text:span text:style-name="T83">,<text:s/></text:span><text:span text:style-name="T84">то на место<text:s/></text:span><text:span text:style-name="Строгий">A</text:span><text:span text:style-name="T85"><text:s/></text:span><text:span text:style-name="T86">и<text:s/></text:span><text:span text:style-name="Строгий">B</text:span><text:span text:style-name="T87"><text:s/></text:span><text:span text:style-name="T88">можно подставить любого представителя классов эквивалентности<text:s/></text:span><draw:frame draw:style-name="a71" text:anchor-type="as-char" svg:x="0in" svg:y="0in" svg:width="3.08333in" svg:height="0.1875in" style:rel-width="scale" style:rel-height="scale"><draw:object xlink:href="Object 25/" xlink:type="simple" xlink:show="embed" xlink:actuate="onLoad"/></draw:frame><text:span text:style-name="T89"><text:s/>и</text:span><text:span text:style-name="T90"> </text:span><draw:frame draw:style-name="a72" text:anchor-type="as-char" svg:x="0in" svg:y="0in" svg:width="0.30208in" svg:height="0.1875in" style:rel-width="scale" style:rel-height="scale"><draw:object xlink:href="Object 26/" xlink:type="simple" xlink:show="embed" xlink:actuate="onLoad"/></draw:frame><text:span text:style-name="T91"><text:s/></text:span><text:span text:style-name="T92">соответственно без изменения результата.</text:span></text:p>
      <text:p text:style-name="Обычный">Свойство показывает, что<text:s/>операция конкатенации и решение уравнения<text:s/>(следовательно и системы)<text:s/>могут выводить за пределы множества<text:s/>простых колец.<text:s/>Нахождение точных решений выходит за рамки этой курсовой работы. Далее под «решением» уравнения<text:s/><draw:frame draw:style-name="a73" text:anchor-type="as-char" svg:x="0in" svg:y="0in" svg:width="0.64583in" svg:height="0.1875in" style:rel-width="scale" style:rel-height="scale"><draw:object xlink:href="Object 27/" xlink:type="simple" xlink:show="embed" xlink:actuate="onLoad"/></draw:frame><text:span text:style-name="T93"><text:s/>понимается</text:span><text:span text:style-name="T94"><text:s/>нахождения множества<text:s/></text:span><draw:frame draw:style-name="a74" text:anchor-type="as-char" svg:x="0in" svg:y="0in" svg:width="1.25in" svg:height="0.1875in" style:rel-width="scale" style:rel-height="scale"><draw:object xlink:href="Object 28/" xlink:type="simple" xlink:show="embed" xlink:actuate="onLoad"/></draw:frame><text:span text:style-name="T95"><text:s/>—<text:s/></text:span><text:span text:style-name="T96">собственных колец точных решений</text:span><text:span text:style-name="T97">. Это имеет смысл, потому что<text:s/></text:span><text:span text:style-name="T98">кольцевая структура</text:span><text:span text:style-name="T99"><text:s/>стабильна</text:span><text:span text:style-name="T100">:</text:span><text:span text:style-name="T101"><text:s/></text:span><draw:frame draw:style-name="a75" text:anchor-type="as-char" svg:x="0in" svg:y="0in" svg:width="1.4375in" svg:height="0.1875in" style:rel-width="scale" style:rel-height="scale"><draw:object xlink:href="Object 29/" xlink:type="simple" xlink:show="embed" xlink:actuate="onLoad"/></draw:frame><text:span text:style-name="T102">.</text:span><text:span text:style-name="T103"><text:s/></text:span><text:span text:style-name="T104">Языки колец из<text:s/></text:span><text:span text:style-name="T105">S</text:span><text:span text:style-name="T106"><text:s/></text:span><text:span text:style-name="T107">не<text:s/></text:span><text:span text:style-name="T108">включают языки точных решений, поэтому формально для вывода предназначены автоматы с «хвостом» некоторой длины, в котором каждое состояние — допускающее, и<text:s/></text:span><text:span text:style-name="T109">найденными кольцами.</text:span></text:p>
      <text:h text:style-name="Заголовок2" text:outline-level="2">Алгоритмы решения уравнений</text:h>
      <text:p text:style-name="Обычный"><text:span text:style-name="T110">Утверждение.</text:span><text:s/>Если у<text:s/>уравнения<text:s/><draw:frame draw:style-name="a76" text:anchor-type="as-char" svg:x="0in" svg:y="0in" svg:width="0.64583in" svg:height="0.1875in" style:rel-width="scale" style:rel-height="scale"><draw:object xlink:href="Object 30/" xlink:type="simple" xlink:show="embed" xlink:actuate="onLoad"/></draw:frame><text:s/>есть решения, то это<text:s/>кольцо<text:s/><text:span text:style-name="T111">(максимальное решение)</text:span><text:s/>такой же длины, как и<text:s/><text:span text:style-name="Строгий">B</text:span>,<text:s/>и, возможно, некоторые его подкольца.</text:p>
      <text:p text:style-name="Обычный"><text:span text:style-name="T112">Доказательст</text:span><text:span text:style-name="T113">во.</text:span><text:s/>Пусть<text:s/><text:span text:style-name="Строгий">B</text:span><text:s/>—<text:s/>минимальный представитель своего класса эквивалентности, длины<text:s/><text:span text:style-name="Строгий">N</text:span>.<text:s/>Из свойства конкатенации следует: чтобы<text:s/>у уравнения были решения, длина<text:s/>кольца<text:s/><text:span text:style-name="Строгий">A</text:span><text:s/>и всех решений должна<text:s/>делиться на<text:s/><text:span text:style-name="Строгий">N</text:span>.<text:s/>Пусть<text:s/>решением является кольцо<text:s/><draw:frame draw:style-name="a77" text:anchor-type="as-char" svg:x="0in" svg:y="0in" svg:width="1.33333in" svg:height="0.19792in" style:rel-width="scale" style:rel-height="scale"><draw:object xlink:href="Object 31/" xlink:type="simple" xlink:show="embed" xlink:actuate="onLoad"/></draw:frame>.<text:s/>Но тогда<text:s/><draw:frame draw:style-name="a78" text:anchor-type="as-char" svg:x="0in" svg:y="0in" svg:width="2.46875in" svg:height="0.19792in" style:rel-width="scale" style:rel-height="scale"><draw:object xlink:href="Object 32/" xlink:type="simple" xlink:show="embed" xlink:actuate="onLoad"/></draw:frame><text:span text:style-name="T114"><text:s/></text:span><text:span text:style-name="T115">— тоже решение,<text:s/></text:span><text:span text:style-name="T116">а<text:s/></text:span><text:span text:style-name="Строгий">C</text:span><text:span text:style-name="T117"><text:s/></text:span><text:span text:style-name="T118">— его подкольцо. Если<text:s/></text:span><draw:frame draw:style-name="a79" text:anchor-type="as-char" svg:x="0in" svg:y="0in" svg:width="0.51042in" svg:height="0.21875in" style:rel-width="scale" style:rel-height="scale"><draw:object xlink:href="Object 33/" xlink:type="simple" xlink:show="embed" xlink:actuate="onLoad"/></draw:frame><text:span text:style-name="T119"><text:s/>—<text:s/></text:span><text:span text:style-name="T120">решения модуля<text:s/></text:span><text:span text:style-name="Строгий">N</text:span>, решением является и объединение их<text:span text:style-name="T121"> </text:span>вычетов по модулю <text:span text:style-name="Строгий">N</text:span>,<text:s/>подкольца колец<text:s/><draw:frame draw:style-name="a80" text:anchor-type="as-char" svg:x="0in" svg:y="0in" svg:width="0.51042in" svg:height="0.21875in" style:rel-width="scale" style:rel-height="scale"><draw:object xlink:href="Object 34/" xlink:type="simple" xlink:show="embed" xlink:actuate="onLoad"/></draw:frame><text:span text:style-name="T122"><text:s/>и они сами также являются подкольцами объединения. Следовательно</text:span><text:span text:style-name="T123">, любое решение</text:span><text:span text:style-name="T124"><text:s/>является подкольцом единственного максимального решения.</text:span></text:p>
      <text:p text:style-name="Обычный"><text:span text:style-name="T125">Следствие.</text:span><text:span text:style-name="T126"><text:s/>Отдельные вычеты по модулю<text:s/></text:span><text:span text:style-name="Строгий">N</text:span><text:span text:style-name="T127">, рассматриваемые как кольца, при конкатенации с<text:s/></text:span><text:span text:style-name="T128">кольцом<text:s/></text:span><text:span text:style-name="Строгий">A</text:span><text:span text:style-name="T129"><text:s/>могут давать подкольцо<text:s/></text:span><text:span text:style-name="Строгий">B</text:span><text:span text:style-name="T130">. Если объединение языков таких подколец равно языку<text:s/></text:span><text:span text:style-name="T131">B</text:span><text:span text:style-name="T132">, максимальное решение равно объединению исходных вычетов по модулю<text:s/></text:span><text:span text:style-name="Строгий">N</text:span><text:span text:style-name="T133">.</text:span></text:p>
      <text:soft-page-break/>
      <text:p text:style-name="Обычный">Алгоритм<text:s/>нахождения максимального решения уравнения<text:s/>основан на следствии из<text:span text:style-name="T134"> </text:span>утверждения о максимальном решении. На вход<text:s/>подается<text:s/>2<text:s/>кольца: левый или правый множитель<text:s/><text:span text:style-name="T135">и результат конкатенации</text:span>.<text:s/>Выводится<text:s/>максимальное решение уравнения или сообщение о том, что решений нет.</text:p>
      <text:list text:style-name="LFO3" text:continue-numbering="true">
        <text:list-item>
          <text:p text:style-name="P136"><text:span text:style-name="T137">Maximum_Solution</text:span><text:span text:style-name="T138"><text:s/></text:span><text:span text:style-name="T139">(</text:span><draw:frame draw:style-name="a81" text:anchor-type="as-char" svg:x="0in" svg:y="0in" svg:width="1.32292in" svg:height="0.19792in" style:rel-width="scale" style:rel-height="scale"><draw:object xlink:href="Object 35/" xlink:type="simple" xlink:show="embed" xlink:actuate="onLoad"/></draw:frame><text:span text:style-name="T140">,<text:s/></text:span><draw:frame draw:style-name="a82" text:anchor-type="as-char" svg:x="0in" svg:y="0in" svg:width="1.30208in" svg:height="0.19792in" style:rel-width="scale" style:rel-height="scale"><draw:object xlink:href="Object 36/" xlink:type="simple" xlink:show="embed" xlink:actuate="onLoad"/></draw:frame><text:span text:style-name="T141">)</text:span><text:span text:style-name="T142">:</text:span></text:p>
        </text:list-item>
        <text:list-item>
          <text:p text:style-name="P143"><text:span text:style-name="Строгий">Упростить кольца A и B</text:span><text:span text:style-name="Строгий"><text:s/>(</text:span><text:span text:style-name="Строгий">обозначения<text:s/></text:span><draw:frame draw:style-name="a83" text:anchor-type="as-char" svg:x="0in" svg:y="0in" svg:width="0.69792in" svg:height="0.1875in" style:rel-width="scale" style:rel-height="scale"><draw:object xlink:href="Object 37/" xlink:type="simple" xlink:show="embed" xlink:actuate="onLoad"/></draw:frame><text:span text:style-name="Строгий"><text:s/></text:span><text:span text:style-name="T144">c</text:span><text:span text:style-name="Строгий">охраняются для удобства</text:span><text:span text:style-name="Строгий">)</text:span></text:p>
        </text:list-item>
        <text:list-item>
          <text:p text:style-name="P145"><text:span text:style-name="Цитата2Знак">i</text:span><text:span text:style-name="Цитата2Знак">f<text:s/></text:span><draw:frame draw:style-name="a84" text:anchor-type="as-char" svg:x="0in" svg:y="0in" svg:width="0.79167in" svg:height="0.19792in" style:rel-width="scale" style:rel-height="scale"><draw:object xlink:href="Object 38/" xlink:type="simple" xlink:show="embed" xlink:actuate="onLoad"/></draw:frame><text:span text:style-name="Цитата2Знак"><text:s/></text:span><text:span text:style-name="Цитата2Знак">return</text:span><text:span text:style-name="Цитата2Знак"><text:s/></text:span><draw:frame draw:style-name="a85" text:anchor-type="as-char" svg:x="0in" svg:y="0in" svg:width="0.79167in" svg:height="0.19792in" style:rel-width="scale" style:rel-height="scale"><draw:object xlink:href="Object 39/" xlink:type="simple" xlink:show="embed" xlink:actuate="onLoad"/></draw:frame></text:p>
        </text:list-item>
        <text:list-item>
          <text:p text:style-name="P146"><text:span text:style-name="T147">if</text:span><text:span text:style-name="Цитата2Знак"><text:s/></text:span><draw:frame draw:style-name="a86" text:anchor-type="as-char" svg:x="0in" svg:y="0in" svg:width="0.92708in" svg:height="0.1875in" style:rel-width="scale" style:rel-height="scale"><draw:object xlink:href="Object 40/" xlink:type="simple" xlink:show="embed" xlink:actuate="onLoad"/></draw:frame><text:span text:style-name="Цитата2Знак"><text:s/></text:span><text:span text:style-name="Строгий">Р</text:span><text:span text:style-name="Строгий">ешения нет</text:span></text:p>
        </text:list-item>
        <text:list-item>
          <text:p text:style-name="P148"><draw:frame draw:style-name="a87" text:anchor-type="as-char" svg:x="0in" svg:y="0in" svg:width="0.875in" svg:height="0.1875in" style:rel-width="scale" style:rel-height="scale"><draw:object xlink:href="Object 41/" xlink:type="simple" xlink:show="embed" xlink:actuate="onLoad"/></draw:frame></text:p>
        </text:list-item>
        <text:list-item>
          <text:p text:style-name="P149"><draw:frame draw:style-name="a88" text:anchor-type="as-char" svg:x="0in" svg:y="0in" svg:width="1.625in" svg:height="0.19792in" style:rel-width="scale" style:rel-height="scale"><draw:object xlink:href="Object 42/" xlink:type="simple" xlink:show="embed" xlink:actuate="onLoad"/></draw:frame></text:p>
        </text:list-item>
        <text:list-item>
          <text:p text:style-name="P150"><text:span text:style-name="Цитата2Знак">for<text:s/></text:span><draw:frame draw:style-name="a89" text:anchor-type="as-char" svg:x="0in" svg:y="0in" svg:width="0.84375in" svg:height="0.1875in" style:rel-width="scale" style:rel-height="scale"><draw:object xlink:href="Object 43/" xlink:type="simple" xlink:show="embed" xlink:actuate="onLoad"/></draw:frame><text:span text:style-name="Цитата2Знак">:</text:span></text:p>
        </text:list-item>
        <text:list-item>
          <text:p text:style-name="P151"><text:span text:style-name="T152"><text:tab/></text:span><text:span text:style-name="T153">if</text:span><text:span text:style-name="T154"><text:s/></text:span><draw:frame draw:style-name="a90" text:anchor-type="as-char" svg:x="0in" svg:y="0in" svg:width="2.64583in" svg:height="0.19792in" style:rel-width="scale" style:rel-height="scale"><draw:object xlink:href="Object 44/" xlink:type="simple" xlink:show="embed" xlink:actuate="onLoad"/></draw:frame><text:span text:style-name="T155">:</text:span></text:p>
        </text:list-item>
        <text:list-item>
          <text:p text:style-name="P156"><text:span text:style-name="T157"><text:tab/></text:span><text:span text:style-name="T158"><text:tab/></text:span><draw:frame draw:style-name="a91" text:anchor-type="as-char" svg:x="0in" svg:y="0in" svg:width="1.69792in" svg:height="0.1875in" style:rel-width="scale" style:rel-height="scale"><draw:object xlink:href="Object 45/" xlink:type="simple" xlink:show="embed" xlink:actuate="onLoad"/></draw:frame></text:p>
        </text:list-item>
        <text:list-item>
          <text:p text:style-name="P159"><text:span text:style-name="T160"><text:tab/></text:span><text:span text:style-name="T161"><text:tab/></text:span><draw:frame draw:style-name="a92" text:anchor-type="as-char" svg:x="0in" svg:y="0in" svg:width="3.61458in" svg:height="0.19792in" style:rel-width="scale" style:rel-height="scale"><draw:object xlink:href="Object 46/" xlink:type="simple" xlink:show="embed" xlink:actuate="onLoad"/></draw:frame></text:p>
        </text:list-item>
        <text:list-item>
          <text:p text:style-name="P162"><text:span text:style-name="T163">if</text:span><text:span text:style-name="T164"><text:s/></text:span><draw:frame draw:style-name="a93" text:anchor-type="as-char" svg:x="0in" svg:y="0in" svg:width="1.0625in" svg:height="0.1875in" style:rel-width="scale" style:rel-height="scale"><draw:object xlink:href="Object 47/" xlink:type="simple" xlink:show="embed" xlink:actuate="onLoad"/></draw:frame><text:span text:style-name="T165"><text:s/></text:span><text:span text:style-name="T166">retur</text:span><text:span text:style-name="T167">n<text:s/></text:span><draw:frame draw:style-name="a94" text:anchor-type="as-char" svg:x="0in" svg:y="0in" svg:width="1.1875in" svg:height="0.1875in" style:rel-width="scale" style:rel-height="scale"><draw:object xlink:href="Object 48/" xlink:type="simple" xlink:show="embed" xlink:actuate="onLoad"/></draw:frame></text:p>
        </text:list-item>
        <text:list-item>
          <text:p text:style-name="P168"><text:span text:style-name="T169">else</text:span><text:span text:style-name="Цитата2Знак"><text:s/></text:span><text:span text:style-name="Строгий">Р</text:span><text:span text:style-name="Строгий">ешения нет</text:span></text:p>
        </text:list-item>
      </text:list>
      <text:p text:style-name="Обычный">Для<text:s/>решения систем помимо максимальных решений уравнений<text:s/>требуются<text:s/>условно «минимальные»: такие кольца модуля<text:s/><text:span text:style-name="Строгий">N</text:span>, что<text:s/>ни одно из подколец, полученных исключением 1 вычета из списка допускающих, не является решением уравнения. Задача поиска минимальных решений не проще<text:s/>известной<text:s/><text:span text:style-name="T170">NP</text:span>-сложной задачи о поиске минимального подпокрытия конечного множества.</text:p>
      <text:list text:style-name="LFO5" text:continue-numbering="true">
        <text:list-item>
          <text:p text:style-name="P171"><text:span text:style-name="T172">Minimum</text:span><text:span text:style-name="T173">_Solution</text:span><text:span text:style-name="T174">s<text:s/></text:span><text:span text:style-name="T175">(</text:span><draw:frame draw:style-name="a95" text:anchor-type="as-char" svg:x="0in" svg:y="0in" svg:width="1.32292in" svg:height="0.19792in" style:rel-width="scale" style:rel-height="scale"><draw:object xlink:href="Object 49/" xlink:type="simple" xlink:show="embed" xlink:actuate="onLoad"/></draw:frame><text:span text:style-name="T176">,<text:s/></text:span><draw:frame draw:style-name="a96" text:anchor-type="as-char" svg:x="0in" svg:y="0in" svg:width="1.30208in" svg:height="0.19792in" style:rel-width="scale" style:rel-height="scale"><draw:object xlink:href="Object 50/" xlink:type="simple" xlink:show="embed" xlink:actuate="onLoad"/></draw:frame><text:span text:style-name="T177">)</text:span><text:span text:style-name="T178">:</text:span></text:p>
        </text:list-item>
        <text:list-item>
          <text:p text:style-name="P179"><text:span text:style-name="Строгий">Упростить кольца A и B</text:span></text:p>
        </text:list-item>
        <text:list-item>
          <text:p text:style-name="P180"><text:span text:style-name="T181">if</text:span><text:span text:style-name="T182"><text:s/></text:span><draw:frame draw:style-name="a97" text:anchor-type="as-char" svg:x="0in" svg:y="0in" svg:width="1.97917in" svg:height="0.19792in" style:rel-width="scale" style:rel-height="scale"><draw:object xlink:href="Object 51/" xlink:type="simple" xlink:show="embed" xlink:actuate="onLoad"/></draw:frame><text:span text:style-name="T183"><text:s/></text:span><text:span text:style-name="T184">Maximum_Solution</text:span><text:span text:style-name="T185"><text:s/></text:span><draw:frame draw:style-name="a98" text:anchor-type="as-char" svg:x="0in" svg:y="0in" svg:width="0.41667in" svg:height="0.19792in" style:rel-width="scale" style:rel-height="scale"><draw:object xlink:href="Object 52/" xlink:type="simple" xlink:show="embed" xlink:actuate="onLoad"/></draw:frame><text:span text:style-name="T186">:</text:span></text:p>
        </text:list-item>
        <text:list-item>
          <text:p text:style-name="P187"><text:span text:style-name="Цитата2Знак"><text:tab/>return<text:s/></text:span><draw:frame draw:style-name="a99" text:anchor-type="as-char" svg:x="0in" svg:y="0in" svg:width="0.09375in" svg:height="0.1875in" style:rel-width="scale" style:rel-height="scale"><draw:object xlink:href="Object 53/" xlink:type="simple" xlink:show="embed" xlink:actuate="onLoad"/></draw:frame></text:p>
        </text:list-item>
        <text:list-item>
          <text:p text:style-name="P188"><text:span text:style-name="T189">//<text:s/></text:span><draw:frame draw:style-name="a100" text:anchor-type="as-char" svg:x="0in" svg:y="0in" svg:width="1.89583in" svg:height="0.19792in" style:rel-width="scale" style:rel-height="scale"><draw:object xlink:href="Object 54/" xlink:type="simple" xlink:show="embed" xlink:actuate="onLoad"/></draw:frame></text:p>
        </text:list-item>
        <text:list-item>
          <text:p text:style-name="P190"><draw:frame draw:style-name="a101" text:anchor-type="as-char" svg:x="0in" svg:y="0in" svg:width="0.39583in" svg:height="0.1875in" style:rel-width="scale" style:rel-height="scale"><draw:object xlink:href="Object 55/" xlink:type="simple" xlink:show="embed" xlink:actuate="onLoad"/></draw:frame></text:p>
        </text:list-item>
        <text:list-item>
          <text:p text:style-name="P191"><draw:frame draw:style-name="a102" text:anchor-type="as-char" svg:x="0in" svg:y="0in" svg:width="1in" svg:height="0.19792in" style:rel-width="scale" style:rel-height="scale"><draw:object xlink:href="Object 56/" xlink:type="simple" xlink:show="embed" xlink:actuate="onLoad"/></draw:frame></text:p>
        </text:list-item>
        <text:list-item>
          <text:p text:style-name="P192"><draw:frame draw:style-name="a103" text:anchor-type="as-char" svg:x="0in" svg:y="0in" svg:width="3.59375in" svg:height="0.19792in" style:rel-width="scale" style:rel-height="scale"><draw:object xlink:href="Object 57/" xlink:type="simple" xlink:show="embed" xlink:actuate="onLoad"/></draw:frame></text:p>
        </text:list-item>
        <text:list-item>
          <text:p text:style-name="P193"><draw:frame draw:style-name="a104" text:anchor-type="as-char" svg:x="0in" svg:y="0in" svg:width="1.23958in" svg:height="0.40625in" style:rel-width="scale" style:rel-height="scale"><draw:object xlink:href="Object 58/" xlink:type="simple" xlink:show="embed" xlink:actuate="onLoad"/></draw:frame></text:p>
        </text:list-item>
        <text:list-item>
          <text:p text:style-name="P194"><text:span text:style-name="T195">for<text:s/></text:span><draw:frame draw:style-name="a105" text:anchor-type="as-char" svg:x="0in" svg:y="0in" svg:width="1.375in" svg:height="0.19792in" style:rel-width="scale" style:rel-height="scale"><draw:object xlink:href="Object 59/" xlink:type="simple" xlink:show="embed" xlink:actuate="onLoad"/></draw:frame><text:span text:style-name="T196">:</text:span></text:p>
        </text:list-item>
        <text:list-item>
          <text:p text:style-name="P197"><text:span text:style-name="T198"><text:tab/></text:span><text:span text:style-name="T199">if</text:span><text:span text:style-name="T200"><text:s/></text:span><draw:frame draw:style-name="a106" text:anchor-type="as-char" svg:x="0in" svg:y="0in" svg:width="1.23958in" svg:height="0.19792in" style:rel-width="scale" style:rel-height="scale"><draw:object xlink:href="Object 60/" xlink:type="simple" xlink:show="embed" xlink:actuate="onLoad"/></draw:frame><text:span text:style-name="T201"><text:s/>and<text:s/></text:span><draw:frame draw:style-name="a107" text:anchor-type="as-char" svg:x="0in" svg:y="0in" svg:width="2.17708in" svg:height="0.19792in" style:rel-width="scale" style:rel-height="scale"><draw:object xlink:href="Object 61/" xlink:type="simple" xlink:show="embed" xlink:actuate="onLoad"/></draw:frame><text:span text:style-name="T202">:</text:span></text:p>
        </text:list-item>
        <text:list-item>
          <text:p text:style-name="P203"><text:span text:style-name="T204"><text:tab/></text:span><text:span text:style-name="T205"><text:tab/></text:span><draw:frame draw:style-name="a108" text:anchor-type="as-char" svg:x="0in" svg:y="0in" svg:width="1.4375in" svg:height="0.1875in" style:rel-width="scale" style:rel-height="scale"><draw:object xlink:href="Object 62/" xlink:type="simple" xlink:show="embed" xlink:actuate="onLoad"/></draw:frame></text:p>
        </text:list-item>
        <text:list-item>
          <text:p text:style-name="P206"><text:span text:style-name="T207">retur</text:span><text:span text:style-name="T208">n</text:span><text:span text:style-name="Цитата2Знак"><text:s/></text:span><draw:frame draw:style-name="a109" text:anchor-type="as-char" svg:x="0in" svg:y="0in" svg:width="0.08333in" svg:height="0.1875in" style:rel-width="scale" style:rel-height="scale"><draw:object xlink:href="Object 63/" xlink:type="simple" xlink:show="embed" xlink:actuate="onLoad"/></draw:frame></text:p>
        </text:list-item>
      </text:list>
      <text:p text:style-name="Обычный">При реализации алгоритмов благодаря 2-му следствию из свойства конкатенации можно заменить кольцо<text:s/><text:span text:style-name="Строгий">A</text:span><text:s/>его сокращением по модулю<text:s/><text:span text:style-name="Строгий">N</text:span><text:s/>и работать не с автоматами, а напрямую с кольцом вычетов по модулю<text:s/><text:span text:style-name="Строгий">N</text:span><text:s/>и множествами на нем.</text:p>
      <text:h text:style-name="Заголовок1" text:outline-level="1">Решение систем</text:h>
      <text:p text:style-name="Обычный">План решения систем вида<text:s/><text:s/><draw:frame draw:style-name="a110" text:anchor-type="as-char" svg:x="0in" svg:y="0in" svg:width="2.32292in" svg:height="0.39583in" style:rel-width="scale" style:rel-height="scale"><draw:object xlink:href="Object 64/" xlink:type="simple" xlink:show="embed" xlink:actuate="onLoad"/></draw:frame><text:s/>:</text:p>
      <text:soft-page-break/>
      <text:list text:style-name="LFO6" text:continue-numbering="true">
        <text:list-item>
          <text:p text:style-name="P209">Решение уравнений<text:s/><draw:frame draw:style-name="a111" text:anchor-type="as-char" svg:x="0in" svg:y="0in" svg:width="0.73958in" svg:height="0.19792in" style:rel-width="scale" style:rel-height="scale"><draw:object xlink:href="Object 65/" xlink:type="simple" xlink:show="embed" xlink:actuate="onLoad"/></draw:frame><text:s/>и<text:s/><draw:frame draw:style-name="a112" text:anchor-type="as-char" svg:x="0in" svg:y="0in" svg:width="0.75in" svg:height="0.19792in" style:rel-width="scale" style:rel-height="scale"><draw:object xlink:href="Object 66/" xlink:type="simple" xlink:show="embed" xlink:actuate="onLoad"/></draw:frame>,<text:s/>т. е. нахождение множеств<text:s/><draw:frame draw:style-name="a113" text:anchor-type="as-char" svg:x="0in" svg:y="0in" svg:width="0.14583in" svg:height="0.19792in" style:rel-width="scale" style:rel-height="scale"><draw:object xlink:href="Object 67/" xlink:type="simple" xlink:show="embed" xlink:actuate="onLoad"/></draw:frame><text:s/>и<text:span text:style-name="T210"> </text:span><draw:frame draw:style-name="a114" text:anchor-type="as-char" svg:x="0in" svg:y="0in" svg:width="0.14583in" svg:height="0.19792in" style:rel-width="scale" style:rel-height="scale"><draw:object xlink:href="Object 68/" xlink:type="simple" xlink:show="embed" xlink:actuate="onLoad"/></draw:frame>:<text:s/><draw:frame draw:style-name="a115" text:anchor-type="as-char" svg:x="0in" svg:y="0in" svg:width="0.60417in" svg:height="0.20833in" style:rel-width="scale" style:rel-height="scale"><draw:object xlink:href="Object 69/" xlink:type="simple" xlink:show="embed" xlink:actuate="onLoad"/></draw:frame><text:s/>существуют решения уравнений<text:s/><draw:frame draw:style-name="a116" text:anchor-type="as-char" svg:x="0in" svg:y="0in" svg:width="0.6875in" svg:height="0.19792in" style:rel-width="scale" style:rel-height="scale"><draw:object xlink:href="Object 70/" xlink:type="simple" xlink:show="embed" xlink:actuate="onLoad"/></draw:frame><text:s/>и<text:s/><draw:frame draw:style-name="a117" text:anchor-type="as-char" svg:x="0in" svg:y="0in" svg:width="0.6875in" svg:height="0.19792in" style:rel-width="scale" style:rel-height="scale"><draw:object xlink:href="Object 71/" xlink:type="simple" xlink:show="embed" xlink:actuate="onLoad"/></draw:frame><text:s/>соответственно.</text:p>
        </text:list-item>
        <text:list-item>
          <text:p text:style-name="P211"><draw:frame draw:style-name="a118" text:anchor-type="as-char" svg:x="0in" svg:y="0in" svg:width="3.9375in" svg:height="0.19792in" style:rel-width="scale" style:rel-height="scale"><draw:object xlink:href="Object 72/" xlink:type="simple" xlink:show="embed" xlink:actuate="onLoad"/></draw:frame>,<text:s/>аналогично для<text:s/><draw:frame draw:style-name="a119" text:anchor-type="as-char" svg:x="0in" svg:y="0in" svg:width="0.14583in" svg:height="0.1875in" style:rel-width="scale" style:rel-height="scale"><draw:object xlink:href="Object 73/" xlink:type="simple" xlink:show="embed" xlink:actuate="onLoad"/></draw:frame>.</text:p>
        </text:list-item>
        <text:list-item>
          <text:p text:style-name="P212">«Совмещение» решений 1-го и 2-го уравнений<text:s/>(подробнее ниже).</text:p>
        </text:list-item>
      </text:list>
      <text:p text:style-name="Обычный"><text:span text:style-name="Заголовок2Знак">С</text:span><text:span text:style-name="Заголовок2Знак">войства возведения в степень</text:span><text:span text:style-name="T213"><text:line-break/></text:span>Все степени<text:s/><draw:frame draw:style-name="a120" text:anchor-type="as-char" svg:x="0in" svg:y="0in" svg:width="0.17708in" svg:height="0.19792in" style:rel-width="scale" style:rel-height="scale"><draw:object xlink:href="Object 74/" xlink:type="simple" xlink:show="embed" xlink:actuate="onLoad"/></draw:frame><text:s/>действуют аналогично, поэтому в этом разделе любое неизвестное кольцо на любой позиции будет обозначаться буквой<text:s/><text:span text:style-name="Строгий">X</text:span>,<text:s/><text:span text:style-name="Строгий">m</text:span><text:s/>—<text:s/>степень, в которую возводится<text:s/><text:span text:style-name="Строгий">X</text:span><text:s/>на этой позиции,<text:s/><text:span text:style-name="Строгий">N</text:span><text:s/>— длина соотв. конкатенации.</text:p>
      <text:p text:style-name="Обычный">При решении каждого уравнения с 2 неизвестными<text:s/>разумно сразу ввести<text:s/>ограничение:<text:s/>надо, чтобы<text:s/>найденные кольца<text:s/><text:span text:style-name="Строгий">R</text:span><text:s/>длины<text:s/><text:span text:style-name="Строгий">N</text:span><text:s/>могли быть получены возведением некоторого кольца<text:s/><text:span text:style-name="Строгий">X</text:span><text:s/>в<text:span text:style-name="T214"> </text:span>степень<text:s/><text:span text:style-name="Строгий">m</text:span>:<text:s/><draw:frame draw:style-name="a121" text:anchor-type="as-char" svg:x="0in" svg:y="0in" svg:width="1.42708in" svg:height="0.1875in" style:rel-width="scale" style:rel-height="scale"><draw:object xlink:href="Object 75/" xlink:type="simple" xlink:show="embed" xlink:actuate="onLoad"/></draw:frame>. Это ограничение задается подмножеством вычетов в<text:span text:style-name="T215"> </text:span><draw:frame draw:style-name="a122" text:anchor-type="as-char" svg:x="0in" svg:y="0in" svg:width="0.1875in" svg:height="0.1875in" style:rel-width="scale" style:rel-height="scale"><draw:object xlink:href="Object 76/" xlink:type="simple" xlink:show="embed" xlink:actuate="onLoad"/></draw:frame>, которые могут присутствовать в<text:s/><text:span text:style-name="Строгий">R</text:span>:</text:p>
      <text:p text:style-name="P216"><draw:frame draw:style-name="a123" text:anchor-type="as-char" svg:x="0in" svg:y="0in" svg:width="3in" svg:height="0.19792in" style:rel-width="scale" style:rel-height="scale"><draw:object xlink:href="Object 77/" xlink:type="simple" xlink:show="embed" xlink:actuate="onLoad"/></draw:frame></text:p>
      <text:p text:style-name="Обычный">В этом случае кольца<text:s/><text:span text:style-name="Строгий">X</text:span><text:span text:style-name="T217"> </text:span>будут иметь модуль<text:s/><draw:frame draw:style-name="a124" text:anchor-type="as-char" svg:x="0in" svg:y="0in" svg:width="0.875in" svg:height="0.19792in" style:rel-width="scale" style:rel-height="scale"><draw:object xlink:href="Object 78/" xlink:type="simple" xlink:show="embed" xlink:actuate="onLoad"/></draw:frame>. Возведение во взаимнопростую с модулем степень<text:s/><text:span text:style-name="Строгий">m</text:span><text:s/>приводит к «растяжению» и перестановке вычетов друг относительно друга.</text:p>
      <text:p text:style-name="Обычный">Это словесное описание требуется оформить в виде<text:s/>вспомогательной<text:s/>функции,<text:s/>переводящей<text:s/>кольцо из «локальной» формы (решение уравнения) в «глобальную», общую для системы:</text:p>
      <text:list text:style-name="LFO7" text:continue-numbering="true">
        <text:list-item>
          <text:p text:style-name="P218"><text:span text:style-name="T219">Log<text:s/></text:span><text:span text:style-name="T220">(</text:span><draw:frame draw:style-name="a125" text:anchor-type="as-char" svg:x="0in" svg:y="0in" svg:width="1.1875in" svg:height="0.19792in" style:rel-width="scale" style:rel-height="scale"><draw:object xlink:href="Object 79/" xlink:type="simple" xlink:show="embed" xlink:actuate="onLoad"/></draw:frame><text:span text:style-name="T221">,<text:s/></text:span><draw:frame draw:style-name="a126" text:anchor-type="as-char" svg:x="0in" svg:y="0in" svg:width="0.13542in" svg:height="0.1875in" style:rel-width="scale" style:rel-height="scale"><draw:object xlink:href="Object 80/" xlink:type="simple" xlink:show="embed" xlink:actuate="onLoad"/></draw:frame><text:span text:style-name="T222">)</text:span><text:span text:style-name="T223">:</text:span></text:p>
        </text:list-item>
        <text:list-item>
          <text:p text:style-name="P224"><draw:frame draw:style-name="a127" text:anchor-type="as-char" svg:x="0in" svg:y="0in" svg:width="1.21875in" svg:height="0.19792in" style:rel-width="scale" style:rel-height="scale"><draw:object xlink:href="Object 81/" xlink:type="simple" xlink:show="embed" xlink:actuate="onLoad"/></draw:frame></text:p>
        </text:list-item>
        <text:list-item>
          <text:p text:style-name="P225"><text:span text:style-name="T226">return<text:s/></text:span><draw:frame draw:style-name="a128" text:anchor-type="as-char" svg:x="0in" svg:y="0in" svg:width="4.1875in" svg:height="0.19792in" style:rel-width="scale" style:rel-height="scale"><draw:object xlink:href="Object 82/" xlink:type="simple" xlink:show="embed" xlink:actuate="onLoad"/></draw:frame></text:p>
        </text:list-item>
        <text:list-item>
          <text:p text:style-name="P227"><text:span text:style-name="T228">//<text:s/></text:span><draw:frame draw:style-name="a129" text:anchor-type="as-char" svg:x="0in" svg:y="0in" svg:width="2.20833in" svg:height="0.19792in" style:rel-width="scale" style:rel-height="scale"><draw:object xlink:href="Object 83/" xlink:type="simple" xlink:show="embed" xlink:actuate="onLoad"/></draw:frame></text:p>
        </text:list-item>
        <text:list-item>
          <text:p text:style-name="P229"><text:span text:style-name="T230">//<text:s/></text:span><draw:frame draw:style-name="a130" text:anchor-type="as-char" svg:x="0in" svg:y="0in" svg:width="2.67708in" svg:height="0.19792in" style:rel-width="scale" style:rel-height="scale"><draw:object xlink:href="Object 84/" xlink:type="simple" xlink:show="embed" xlink:actuate="onLoad"/></draw:frame></text:p>
        </text:list-item>
      </text:list>
      <text:p text:style-name="Обычный">Изложенная выше схема следует из свойств кольца вычетов и его мультипликативной группы.</text:p>
      <text:h text:style-name="Заголовок2" text:outline-level="2">Решение уравнений вида<text:s/><text:span text:style-name="Строгий">X * Y =<text:s/></text:span><text:span text:style-name="T231">A</text:span></text:h>
      <text:p text:style-name="Обычный">Алгоритм реализует «спецификацию» из 1-го пункта в плане решения системы.<text:s/>Он опирается на утверждение о максимальном решении и его следствия.</text:p>
      <text:list text:style-name="LFO8" text:continue-numbering="true">
        <text:list-item>
          <text:p text:style-name="P232"><text:span text:style-name="T233">Unbound</text:span><text:span text:style-name="T234">_Solutions<text:s/></text:span><text:span text:style-name="T235">(</text:span><draw:frame draw:style-name="a131" text:anchor-type="as-char" svg:x="0in" svg:y="0in" svg:width="1.36458in" svg:height="0.19792in" style:rel-width="scale" style:rel-height="scale"><draw:object xlink:href="Object 85/" xlink:type="simple" xlink:show="embed" xlink:actuate="onLoad"/></draw:frame><text:span text:style-name="T236">,<text:s/></text:span><draw:frame draw:style-name="a132" text:anchor-type="as-char" svg:x="0in" svg:y="0in" svg:width="0.20833in" svg:height="0.1875in" style:rel-width="scale" style:rel-height="scale"><draw:object xlink:href="Object 86/" xlink:type="simple" xlink:show="embed" xlink:actuate="onLoad"/></draw:frame><text:span text:style-name="T237">,<text:s/></text:span><draw:frame draw:style-name="a133" text:anchor-type="as-char" svg:x="0in" svg:y="0in" svg:width="0.20833in" svg:height="0.1875in" style:rel-width="scale" style:rel-height="scale"><draw:object xlink:href="Object 87/" xlink:type="simple" xlink:show="embed" xlink:actuate="onLoad"/></draw:frame><text:span text:style-name="T238">)</text:span><text:span text:style-name="T239">:</text:span></text:p>
        </text:list-item>
        <text:list-item>
          <text:p text:style-name="P240"><draw:frame draw:style-name="a134" text:anchor-type="as-char" svg:x="0in" svg:y="0in" svg:width="1.27083in" svg:height="0.19792in" style:rel-width="scale" style:rel-height="scale"><draw:object xlink:href="Object 88/" xlink:type="simple" xlink:show="embed" xlink:actuate="onLoad"/></draw:frame><text:span text:style-name="T241"><text:s/></text:span></text:p>
        </text:list-item>
        <text:list-item>
          <text:p text:style-name="P242"><text:span text:style-name="T243">for<text:s/></text:span><draw:frame draw:style-name="a135" text:anchor-type="as-char" svg:x="0in" svg:y="0in" svg:width="2.19792in" svg:height="0.19792in" style:rel-width="scale" style:rel-height="scale"><draw:object xlink:href="Object 89/" xlink:type="simple" xlink:show="embed" xlink:actuate="onLoad"/></draw:frame><text:span text:style-name="T244">:</text:span></text:p>
        </text:list-item>
        <text:list-item>
          <text:p text:style-name="P245"><text:span text:style-name="T246"><text:tab/></text:span><text:span text:style-name="Цитата2Знак">if</text:span><text:span text:style-name="T247"><text:s/></text:span><draw:frame draw:style-name="a136" text:anchor-type="as-char" svg:x="0in" svg:y="0in" svg:width="1.39583in" svg:height="0.19792in" style:rel-width="scale" style:rel-height="scale"><draw:object xlink:href="Object 90/" xlink:type="simple" xlink:show="embed" xlink:actuate="onLoad"/></draw:frame><text:span text:style-name="T248"><text:s/></text:span><text:span text:style-name="T249">Maximum_Solution</text:span><text:span text:style-name="T250"><text:s/></text:span><draw:frame draw:style-name="a137" text:anchor-type="as-char" svg:x="0in" svg:y="0in" svg:width="1.19792in" svg:height="0.19792in" style:rel-width="scale" style:rel-height="scale"><draw:object xlink:href="Object 91/" xlink:type="simple" xlink:show="embed" xlink:actuate="onLoad"/></draw:frame></text:p>
        </text:list-item>
        <text:list-item>
          <text:p text:style-name="P251"><text:span text:style-name="Цитата2Знак"><text:tab/></text:span><text:span text:style-name="T252">and<text:s/></text:span><draw:frame draw:style-name="a138" text:anchor-type="as-char" svg:x="0in" svg:y="0in" svg:width="3.70833in" svg:height="0.19792in" style:rel-width="scale" style:rel-height="scale"><draw:object xlink:href="Object 92/" xlink:type="simple" xlink:show="embed" xlink:actuate="onLoad"/></draw:frame><text:span text:style-name="T253">:</text:span></text:p>
        </text:list-item>
        <text:list-item>
          <text:p text:style-name="P254"><text:span text:style-name="T255"><text:tab/></text:span><text:span text:style-name="T256"><text:tab/></text:span><draw:frame draw:style-name="a139" text:anchor-type="as-char" svg:x="0in" svg:y="0in" svg:width="3.07292in" svg:height="0.19792in" style:rel-width="scale" style:rel-height="scale"><draw:object xlink:href="Object 93/" xlink:type="simple" xlink:show="embed" xlink:actuate="onLoad"/></draw:frame></text:p>
        </text:list-item>
        <text:list-item>
          <text:p text:style-name="P257"><text:span text:style-name="Цитата2Знак">return<text:s/></text:span><draw:frame draw:style-name="a140" text:anchor-type="as-char" svg:x="0in" svg:y="0in" svg:width="0.96875in" svg:height="0.19792in" style:rel-width="scale" style:rel-height="scale"><draw:object xlink:href="Object 94/" xlink:type="simple" xlink:show="embed" xlink:actuate="onLoad"/></draw:frame></text:p>
        </text:list-item>
      </text:list>
      <text:soft-page-break/>
      <text:h text:style-name="Заголовок2" text:outline-level="2">Совмещение решений отдельных уравнений</text:h>
      <text:p text:style-name="Обычный"><text:span text:style-name="T258">Утверждение.</text:span><text:s/>Если<text:s/><draw:frame draw:style-name="a141" text:anchor-type="as-char" svg:x="0in" svg:y="0in" svg:width="1.32292in" svg:height="0.19792in" style:rel-width="scale" style:rel-height="scale"><draw:object xlink:href="Object 95/" xlink:type="simple" xlink:show="embed" xlink:actuate="onLoad"/></draw:frame><text:span text:style-name="T259"><text:s/></text:span><text:span text:style-name="T260">и<text:s/></text:span><draw:frame draw:style-name="a142" text:anchor-type="as-char" svg:x="0in" svg:y="0in" svg:width="0.61458in" svg:height="0.19792in" style:rel-width="scale" style:rel-height="scale"><draw:object xlink:href="Object 96/" xlink:type="simple" xlink:show="embed" xlink:actuate="onLoad"/></draw:frame><text:span text:style-name="T261">, то</text:span><text:span text:style-name="T262"><text:s/></text:span><text:span text:style-name="T263">сокращение можно «проносить» через возведение в степень, т. е.</text:span></text:p>
      <text:p text:style-name="P264"><draw:frame draw:style-name="a143" text:anchor-type="as-char" svg:x="0in" svg:y="0in" svg:width="3.38542in" svg:height="0.1875in" style:rel-width="scale" style:rel-height="scale"><draw:object xlink:href="Object 97/" xlink:type="simple" xlink:show="embed" xlink:actuate="onLoad"/></draw:frame></text:p>
      <text:p text:style-name="Обычный"><text:span text:style-name="T265">Доказате</text:span><text:span text:style-name="T266">льство</text:span><text:span text:style-name="T267">:</text:span></text:p>
      <text:p text:style-name="P268"><draw:frame draw:style-name="a144" text:anchor-type="as-char" svg:x="0in" svg:y="0in" svg:width="4.96875in" svg:height="0.19792in" style:rel-width="scale" style:rel-height="scale"><draw:object xlink:href="Object 98/" xlink:type="simple" xlink:show="embed" xlink:actuate="onLoad"/></draw:frame><text:span text:style-name="T269"><text:line-break/></text:span><draw:frame draw:style-name="a145" text:anchor-type="as-char" svg:x="0in" svg:y="0in" svg:width="4.70833in" svg:height="0.19792in" style:rel-width="scale" style:rel-height="scale"><draw:object xlink:href="Object 99/" xlink:type="simple" xlink:show="embed" xlink:actuate="onLoad"/></draw:frame><text:span text:style-name="T270"><text:line-break/></text:span><draw:frame draw:style-name="a146" text:anchor-type="as-char" svg:x="0in" svg:y="0in" svg:width="2.27083in" svg:height="0.1875in" style:rel-width="scale" style:rel-height="scale"><draw:object xlink:href="Object 100/" xlink:type="simple" xlink:show="embed" xlink:actuate="onLoad"/></draw:frame></text:p>
      <text:p text:style-name="Обычный"><text:span text:style-name="T271">Если<text:s/></text:span><draw:frame draw:style-name="a147" text:anchor-type="as-char" svg:x="0in" svg:y="0in" svg:width="1.25in" svg:height="0.19792in" style:rel-width="scale" style:rel-height="scale"><draw:object xlink:href="Object 101/" xlink:type="simple" xlink:show="embed" xlink:actuate="onLoad"/></draw:frame><text:span text:style-name="T272">, то кольцо<text:s/></text:span><draw:frame draw:style-name="a148" text:anchor-type="as-char" svg:x="0in" svg:y="0in" svg:width="3.10417in" svg:height="0.19792in" style:rel-width="scale" style:rel-height="scale"><draw:object xlink:href="Object 102/" xlink:type="simple" xlink:show="embed" xlink:actuate="onLoad"/></draw:frame><text:span text:style-name="T273"><text:s/>называется<text:s/></text:span><text:span text:style-name="T274">удлинением кольца<text:s/></text:span><text:span text:style-name="T275">A</text:span><text:span text:style-name="T276"><text:s/>в<text:s/></text:span><text:span text:style-name="T277">m</text:span><text:span text:style-name="T278"><text:s/>раз.</text:span></text:p>
      <text:p text:style-name="P279"><text:span text:style-name="T280">Утверждение.<text:s/></text:span><text:span text:style-name="T281">Если для</text:span><text:span text:style-name="T282"><text:s/></text:span></text:p>
      <text:p text:style-name="P283"><draw:frame draw:style-name="a149" text:anchor-type="as-char" svg:x="0in" svg:y="0in" svg:width="5.76042in" svg:height="0.19792in" style:rel-width="scale" style:rel-height="scale"><draw:object xlink:href="Object 103/" xlink:type="simple" xlink:show="embed" xlink:actuate="onLoad"/></draw:frame></text:p>
      <text:p text:style-name="P284"><text:span text:style-name="T285">то</text:span><text:span text:style-name="T286"><text:s/></text:span><draw:frame draw:style-name="a150" text:anchor-type="as-char" svg:x="0in" svg:y="0in" svg:width="0.35417in" svg:height="0.1875in" style:rel-width="scale" style:rel-height="scale"><draw:object xlink:href="Object 104/" xlink:type="simple" xlink:show="embed" xlink:actuate="onLoad"/></draw:frame></text:p>
      <text:p text:style-name="P287"><draw:frame draw:style-name="a151" text:anchor-type="as-char" svg:x="0in" svg:y="0in" svg:width="1.83333in" svg:height="0.19792in" style:rel-width="scale" style:rel-height="scale"><draw:object xlink:href="Object 105/" xlink:type="simple" xlink:show="embed" xlink:actuate="onLoad"/></draw:frame><text:span text:style-name="T288"><text:line-break/></text:span><draw:frame draw:style-name="a152" text:anchor-type="as-char" svg:x="0in" svg:y="0in" svg:width="5.67708in" svg:height="0.19792in" style:rel-width="scale" style:rel-height="scale"><draw:object xlink:href="Object 106/" xlink:type="simple" xlink:show="embed" xlink:actuate="onLoad"/></draw:frame></text:p>
      <text:p text:style-name="P289"><text:span text:style-name="T290">Если<text:s/></text:span><text:span text:style-name="T291">же<text:s/></text:span><draw:frame draw:style-name="a153" text:anchor-type="as-char" svg:x="0in" svg:y="0in" svg:width="1.04167in" svg:height="0.1875in" style:rel-width="scale" style:rel-height="scale"><draw:object xlink:href="Object 107/" xlink:type="simple" xlink:show="embed" xlink:actuate="onLoad"/></draw:frame><text:span text:style-name="T292">,<text:s/></text:span><text:span text:style-name="T293">построенное так</text:span><text:span text:style-name="T294"><text:s/>кольцо<text:s/></text:span><draw:frame draw:style-name="a154" text:anchor-type="as-char" svg:x="0in" svg:y="0in" svg:width="0.16667in" svg:height="0.19792in" style:rel-width="scale" style:rel-height="scale"><draw:object xlink:href="Object 108/" xlink:type="simple" xlink:show="embed" xlink:actuate="onLoad"/></draw:frame><text:span text:style-name="T295"><text:s/>удовлетворяет условиям<text:s/></text:span><text:span text:style-name="Строгий">(*)</text:span><text:span text:style-name="T296">.</text:span><text:span text:style-name="T297"><text:s/>Обе части утверждения — следствия свойств прямого произведения колец вычетов.</text:span></text:p>
      <text:p text:style-name="P298"><text:span text:style-name="T299">Понадобится функция, определяющая, совместимы ли 2 кольца.</text:span></text:p>
      <text:list text:style-name="LFO10" text:continue-numbering="true">
        <text:list-item>
          <text:p text:style-name="P300"><text:span text:style-name="T301">Compatible<text:s/></text:span><text:span text:style-name="T302">(</text:span><draw:frame draw:style-name="a155" text:anchor-type="as-char" svg:x="0in" svg:y="0in" svg:width="0.94792in" svg:height="0.1875in" style:rel-width="scale" style:rel-height="scale"><draw:object xlink:href="Object 109/" xlink:type="simple" xlink:show="embed" xlink:actuate="onLoad"/></draw:frame><text:span text:style-name="T303">,<text:s/></text:span><draw:frame draw:style-name="a156" text:anchor-type="as-char" svg:x="0in" svg:y="0in" svg:width="0.98958in" svg:height="0.1875in" style:rel-width="scale" style:rel-height="scale"><draw:object xlink:href="Object 110/" xlink:type="simple" xlink:show="embed" xlink:actuate="onLoad"/></draw:frame><text:span text:style-name="T304">)</text:span><text:span text:style-name="T305">:</text:span></text:p>
        </text:list-item>
        <text:list-item>
          <text:p text:style-name="P306"><draw:frame draw:style-name="a157" text:anchor-type="as-char" svg:x="0in" svg:y="0in" svg:width="1.70833in" svg:height="0.1875in" style:rel-width="scale" style:rel-height="scale"><draw:object xlink:href="Object 111/" xlink:type="simple" xlink:show="embed" xlink:actuate="onLoad"/></draw:frame></text:p>
        </text:list-item>
        <text:list-item>
          <text:p text:style-name="P307"><text:span text:style-name="T308">if</text:span><text:span text:style-name="T309"><text:s/></text:span><draw:frame draw:style-name="a158" text:anchor-type="as-char" svg:x="0in" svg:y="0in" svg:width="1.55208in" svg:height="0.1875in" style:rel-width="scale" style:rel-height="scale"><draw:object xlink:href="Object 112/" xlink:type="simple" xlink:show="embed" xlink:actuate="onLoad"/></draw:frame><text:span text:style-name="T310"><text:s/></text:span><text:span text:style-name="T311">and<text:s/></text:span><draw:frame draw:style-name="a159" text:anchor-type="as-char" svg:x="0in" svg:y="0in" svg:width="1.55208in" svg:height="0.1875in" style:rel-width="scale" style:rel-height="scale"><draw:object xlink:href="Object 113/" xlink:type="simple" xlink:show="embed" xlink:actuate="onLoad"/></draw:frame><text:span text:style-name="T312">:</text:span></text:p>
        </text:list-item>
        <text:list-item>
          <text:p text:style-name="P313"><text:span text:style-name="T314"><text:tab/></text:span><text:span text:style-name="T315">return</text:span><text:span text:style-name="T316"><text:s/></text:span><draw:frame draw:style-name="a160" text:anchor-type="as-char" svg:x="0in" svg:y="0in" svg:width="0.32292in" svg:height="0.19792in" style:rel-width="scale" style:rel-height="scale"><draw:object xlink:href="Object 114/" xlink:type="simple" xlink:show="embed" xlink:actuate="onLoad"/></draw:frame></text:p>
        </text:list-item>
        <text:list-item>
          <text:p text:style-name="P317"><text:span text:style-name="T318">else return<text:s/></text:span><draw:frame draw:style-name="a161" text:anchor-type="as-char" svg:x="0in" svg:y="0in" svg:width="0.39583in" svg:height="0.19792in" style:rel-width="scale" style:rel-height="scale"><draw:object xlink:href="Object 115/" xlink:type="simple" xlink:show="embed" xlink:actuate="onLoad"/></draw:frame></text:p>
        </text:list-item>
      </text:list>
      <text:p text:style-name="P319"/>
      <text:p text:style-name="Обычный">Пусть уже получены<text:s/><text:span text:style-name="T320">и переведены в «глобальную» форму</text:span><text:s/>наборы решений<text:s/><draw:frame draw:style-name="a162" text:anchor-type="as-char" svg:x="0in" svg:y="0in" svg:width="0.14583in" svg:height="0.1875in" style:rel-width="scale" style:rel-height="scale"><draw:object xlink:href="Object 116/" xlink:type="simple" xlink:show="embed" xlink:actuate="onLoad"/></draw:frame><text:s/>и <draw:frame draw:style-name="a163" text:anchor-type="as-char" svg:x="0in" svg:y="0in" svg:width="0.14583in" svg:height="0.1875in" style:rel-width="scale" style:rel-height="scale"><draw:object xlink:href="Object 117/" xlink:type="simple" xlink:show="embed" xlink:actuate="onLoad"/></draw:frame><text:s/>(см. 2‑й пункт плана решения системы). Требуется найти такие пары</text:p>
      <text:p text:style-name="P321"><draw:frame draw:style-name="a164" text:anchor-type="as-char" svg:x="0in" svg:y="0in" svg:width="2.80208in" svg:height="0.1875in" style:rel-width="scale" style:rel-height="scale"><draw:object xlink:href="Object 118/" xlink:type="simple" xlink:show="embed" xlink:actuate="onLoad"/></draw:frame></text:p>
      <text:p text:style-name="Обычный">что</text:p>
      <text:p text:style-name="P322"><draw:frame draw:style-name="a165" text:anchor-type="as-char" svg:x="0in" svg:y="0in" svg:width="5.45833in" svg:height="0.19792in" style:rel-width="scale" style:rel-height="scale"><draw:object xlink:href="Object 119/" xlink:type="simple" xlink:show="embed" xlink:actuate="onLoad"/></draw:frame><text:line-break/><draw:frame draw:style-name="a166" text:anchor-type="as-char" svg:x="0in" svg:y="0in" svg:width="5.20833in" svg:height="0.19792in" style:rel-width="scale" style:rel-height="scale"><draw:object xlink:href="Object 120/" xlink:type="simple" xlink:show="embed" xlink:actuate="onLoad"/></draw:frame></text:p>
      <text:p text:style-name="Обычный"><text:span text:style-name="T323">Тогда пары<text:s/></text:span><draw:frame draw:style-name="a167" text:anchor-type="as-char" svg:x="0in" svg:y="0in" svg:width="0.47917in" svg:height="0.19792in" style:rel-width="scale" style:rel-height="scale"><draw:object xlink:href="Object 121/" xlink:type="simple" xlink:show="embed" xlink:actuate="onLoad"/></draw:frame><text:span text:style-name="T324"><text:s/>будут решениями всей системы: это следствие утверждения о возведении в степень и сокращении.</text:span></text:p>
      <text:p text:style-name="Обычный"><text:span text:style-name="T325">Утверждение о пересечении колец дает простой способ проверить, совместимы ли левые решения. Если совместимы, нужно подобрать соотв. пару совместимых правых решений. По аналогии с утверждением о максимальном решении уравнения с одним неизвестным, будет существовать единственная «максимальная» пара, потому что если существует 2 совместимые пары</text:span><text:span text:style-name="T326">, объединением вычетов колец из 1-го и 2-го уравнения получается также совместимая пара.<text:s/></text:span></text:p>
      <text:soft-page-break/>
      <text:p text:style-name="Обычный"><text:span text:style-name="T327">Но максимальная правая пара не обязательно состоит из максимальных решений «полуопределенных» уравнений (левые решения зафиксированы в пределах шага).</text:span><text:span text:style-name="T328"><text:s/>Например, если <text:s/></text:span><draw:frame draw:style-name="a168" text:anchor-type="as-char" svg:x="0in" svg:y="0in" svg:width="0.94792in" svg:height="0.1875in" style:rel-width="scale" style:rel-height="scale"><draw:object xlink:href="Object 122/" xlink:type="simple" xlink:show="embed" xlink:actuate="onLoad"/></draw:frame>,<text:s/><draw:frame draw:style-name="a169" text:anchor-type="as-char" svg:x="0in" svg:y="0in" svg:width="0.98958in" svg:height="0.1875in" style:rel-width="scale" style:rel-height="scale"><draw:object xlink:href="Object 123/" xlink:type="simple" xlink:show="embed" xlink:actuate="onLoad"/></draw:frame>,<text:s/><draw:frame draw:style-name="a170" text:anchor-type="as-char" svg:x="0in" svg:y="0in" svg:width="0.92708in" svg:height="0.19792in" style:rel-width="scale" style:rel-height="scale"><draw:object xlink:href="Object 124/" xlink:type="simple" xlink:show="embed" xlink:actuate="onLoad"/></draw:frame><text:s/>и<text:s/><draw:frame draw:style-name="a171" text:anchor-type="as-char" svg:x="0in" svg:y="0in" svg:width="0.73958in" svg:height="0.1875in" style:rel-width="scale" style:rel-height="scale"><draw:object xlink:href="Object 125/" xlink:type="simple" xlink:show="embed" xlink:actuate="onLoad"/></draw:frame><text:s/>—<text:s/>максимальные решения уравнений<text:s/><draw:frame draw:style-name="a172" text:anchor-type="as-char" svg:x="0in" svg:y="0in" svg:width="0.69792in" svg:height="0.1875in" style:rel-width="scale" style:rel-height="scale"><draw:object xlink:href="Object 126/" xlink:type="simple" xlink:show="embed" xlink:actuate="onLoad"/></draw:frame><text:s/>и<text:s/><draw:frame draw:style-name="a173" text:anchor-type="as-char" svg:x="0in" svg:y="0in" svg:width="0.70833in" svg:height="0.1875in" style:rel-width="scale" style:rel-height="scale"><draw:object xlink:href="Object 127/" xlink:type="simple" xlink:show="embed" xlink:actuate="onLoad"/></draw:frame><text:s/>соответственно,<text:s/><draw:frame draw:style-name="a174" text:anchor-type="as-char" svg:x="0in" svg:y="0in" svg:width="0.15625in" svg:height="0.1875in" style:rel-width="scale" style:rel-height="scale"><draw:object xlink:href="Object 128/" xlink:type="simple" xlink:show="embed" xlink:actuate="onLoad"/></draw:frame><text:s/>и<text:s/><draw:frame draw:style-name="a175" text:anchor-type="as-char" svg:x="0in" svg:y="0in" svg:width="0.16667in" svg:height="0.1875in" style:rel-width="scale" style:rel-height="scale"><draw:object xlink:href="Object 129/" xlink:type="simple" xlink:show="embed" xlink:actuate="onLoad"/></draw:frame><text:s/>совместимы, а<text:s/><draw:frame draw:style-name="a176" text:anchor-type="as-char" svg:x="0in" svg:y="0in" svg:width="0.13542in" svg:height="0.1875in" style:rel-width="scale" style:rel-height="scale"><draw:object xlink:href="Object 130/" xlink:type="simple" xlink:show="embed" xlink:actuate="onLoad"/></draw:frame><text:s/>и <draw:frame draw:style-name="a177" text:anchor-type="as-char" svg:x="0in" svg:y="0in" svg:width="0.13542in" svg:height="0.1875in" style:rel-width="scale" style:rel-height="scale"><draw:object xlink:href="Object 131/" xlink:type="simple" xlink:show="embed" xlink:actuate="onLoad"/></draw:frame> — нет, т. е.<text:s/><draw:frame draw:style-name="a178" text:anchor-type="as-char" svg:x="0in" svg:y="0in" svg:width="4.32292in" svg:height="0.19792in" style:rel-width="scale" style:rel-height="scale"><draw:object xlink:href="Object 132/" xlink:type="simple" xlink:show="embed" xlink:actuate="onLoad"/></draw:frame><text:span text:style-name="T329">, или аналогично с<text:s/></text:span><draw:frame draw:style-name="a179" text:anchor-type="as-char" svg:x="0in" svg:y="0in" svg:width="0.13542in" svg:height="0.1875in" style:rel-width="scale" style:rel-height="scale"><draw:object xlink:href="Object 133/" xlink:type="simple" xlink:show="embed" xlink:actuate="onLoad"/></draw:frame><text:span text:style-name="T330">, пока<text:s/></text:span><text:span text:style-name="T331"><text:line-break/></text:span><draw:frame draw:style-name="a180" text:anchor-type="as-char" svg:x="0in" svg:y="0in" svg:width="4.53125in" svg:height="0.19792in" style:rel-width="scale" style:rel-height="scale"><draw:object xlink:href="Object 134/" xlink:type="simple" xlink:show="embed" xlink:actuate="onLoad"/></draw:frame><text:span text:style-name="T332"><text:s/></text:span><text:span text:style-name="T333">Minimum</text:span><text:span text:style-name="T334">_</text:span><text:span text:style-name="T335">Solution</text:span><text:span text:style-name="T336">s</text:span><text:span text:style-name="T337"><text:s/></text:span><draw:frame draw:style-name="a181" text:anchor-type="as-char" svg:x="0in" svg:y="0in" svg:width="0.47917in" svg:height="0.19792in" style:rel-width="scale" style:rel-height="scale"><draw:object xlink:href="Object 135/" xlink:type="simple" xlink:show="embed" xlink:actuate="onLoad"/></draw:frame><text:span text:style-name="T338"><text:line-break/></text:span>можно принять<text:s/><draw:frame draw:style-name="a182" text:anchor-type="as-char" svg:x="0in" svg:y="0in" svg:width="2.25in" svg:height="0.19792in" style:rel-width="scale" style:rel-height="scale"><draw:object xlink:href="Object 136/" xlink:type="simple" xlink:show="embed" xlink:actuate="onLoad"/></draw:frame><text:s/>за<text:s/>«новый» <text:s/><draw:frame draw:style-name="a183" text:anchor-type="as-char" svg:x="0in" svg:y="0in" svg:width="0.13542in" svg:height="0.1875in" style:rel-width="scale" style:rel-height="scale"><draw:object xlink:href="Object 137/" xlink:type="simple" xlink:show="embed" xlink:actuate="onLoad"/></draw:frame><text:s/>и попробовать совместить<text:s/><draw:frame draw:style-name="a184" text:anchor-type="as-char" svg:x="0in" svg:y="0in" svg:width="0.13542in" svg:height="0.1875in" style:rel-width="scale" style:rel-height="scale"><draw:object xlink:href="Object 138/" xlink:type="simple" xlink:show="embed" xlink:actuate="onLoad"/></draw:frame><text:s/>и <draw:frame draw:style-name="a185" text:anchor-type="as-char" svg:x="0in" svg:y="0in" svg:width="0.13542in" svg:height="0.1875in" style:rel-width="scale" style:rel-height="scale"><draw:object xlink:href="Object 139/" xlink:type="simple" xlink:show="embed" xlink:actuate="onLoad"/></draw:frame><text:s/>снова.<text:s/></text:p>
      <text:p text:style-name="Обычный">Рассматривать подкольца минимальных правых решений смысла нет, потому что если не совместимы сокращения по модулям<text:s/><draw:frame draw:style-name="a186" text:anchor-type="as-char" svg:x="0in" svg:y="0in" svg:width="0.16667in" svg:height="0.19792in" style:rel-width="scale" style:rel-height="scale"><draw:object xlink:href="Object 140/" xlink:type="simple" xlink:show="embed" xlink:actuate="onLoad"/></draw:frame><text:s/>и <draw:frame draw:style-name="a187" text:anchor-type="as-char" svg:x="0in" svg:y="0in" svg:width="0.16667in" svg:height="0.1875in" style:rel-width="scale" style:rel-height="scale"><draw:object xlink:href="Object 141/" xlink:type="simple" xlink:show="embed" xlink:actuate="onLoad"/></draw:frame>, тем более не будут совместимы исходные кольца. Поэтому если на каком-то шаге<text:s/><draw:frame draw:style-name="a188" text:anchor-type="as-char" svg:x="0in" svg:y="0in" svg:width="0.13542in" svg:height="0.1875in" style:rel-width="scale" style:rel-height="scale"><draw:object xlink:href="Object 142/" xlink:type="simple" xlink:show="embed" xlink:actuate="onLoad"/></draw:frame><text:s/>или <draw:frame draw:style-name="a189" text:anchor-type="as-char" svg:x="0in" svg:y="0in" svg:width="0.13542in" svg:height="0.1875in" style:rel-width="scale" style:rel-height="scale"><draw:object xlink:href="Object 143/" xlink:type="simple" xlink:show="embed" xlink:actuate="onLoad"/></draw:frame><text:s/>меньше любого минимального решения своего уравнения, этап можно завершить и совмещение<text:s/><draw:frame draw:style-name="a190" text:anchor-type="as-char" svg:x="0in" svg:y="0in" svg:width="0.15625in" svg:height="0.1875in" style:rel-width="scale" style:rel-height="scale"><draw:object xlink:href="Object 144/" xlink:type="simple" xlink:show="embed" xlink:actuate="onLoad"/></draw:frame><text:s/>и<text:s/><draw:frame draw:style-name="a191" text:anchor-type="as-char" svg:x="0in" svg:y="0in" svg:width="0.16667in" svg:height="0.1875in" style:rel-width="scale" style:rel-height="scale"><draw:object xlink:href="Object 145/" xlink:type="simple" xlink:show="embed" xlink:actuate="onLoad"/></draw:frame><text:s/>в ответ не включается.</text:p>
      <text:p text:style-name="Обычный">Все готово чтобы записать итоговый алгоритм решения систем.</text:p>
      <text:list text:style-name="LFO12" text:continue-numbering="true">
        <text:list-item>
          <text:p text:style-name="P339"><text:span text:style-name="T340">Solve_System</text:span><text:span text:style-name="T341"><text:s/></text:span><text:span text:style-name="T342">(</text:span><draw:frame draw:style-name="a192" text:anchor-type="as-char" svg:x="0in" svg:y="0in" svg:width="1.32292in" svg:height="0.19792in" style:rel-width="scale" style:rel-height="scale"><draw:object xlink:href="Object 146/" xlink:type="simple" xlink:show="embed" xlink:actuate="onLoad"/></draw:frame><text:span text:style-name="T343">,<text:s/></text:span><draw:frame draw:style-name="a193" text:anchor-type="as-char" svg:x="0in" svg:y="0in" svg:width="1.30208in" svg:height="0.19792in" style:rel-width="scale" style:rel-height="scale"><draw:object xlink:href="Object 147/" xlink:type="simple" xlink:show="embed" xlink:actuate="onLoad"/></draw:frame><text:span text:style-name="T344">,</text:span><draw:frame draw:style-name="a194" text:anchor-type="as-char" svg:x="0in" svg:y="0in" svg:width="0.25in" svg:height="0.1875in" style:rel-width="scale" style:rel-height="scale"><draw:object xlink:href="Object 148/" xlink:type="simple" xlink:show="embed" xlink:actuate="onLoad"/></draw:frame><text:span text:style-name="T345">,<text:s/></text:span><draw:frame draw:style-name="a195" text:anchor-type="as-char" svg:x="0in" svg:y="0in" svg:width="0.20833in" svg:height="0.1875in" style:rel-width="scale" style:rel-height="scale"><draw:object xlink:href="Object 149/" xlink:type="simple" xlink:show="embed" xlink:actuate="onLoad"/></draw:frame><text:span text:style-name="T346">,<text:s/></text:span><draw:frame draw:style-name="a196" text:anchor-type="as-char" svg:x="0in" svg:y="0in" svg:width="0.20833in" svg:height="0.1875in" style:rel-width="scale" style:rel-height="scale"><draw:object xlink:href="Object 150/" xlink:type="simple" xlink:show="embed" xlink:actuate="onLoad"/></draw:frame><text:span text:style-name="T347">,<text:s/></text:span><draw:frame draw:style-name="a197" text:anchor-type="as-char" svg:x="0in" svg:y="0in" svg:width="0.20833in" svg:height="0.1875in" style:rel-width="scale" style:rel-height="scale"><draw:object xlink:href="Object 151/" xlink:type="simple" xlink:show="embed" xlink:actuate="onLoad"/></draw:frame><text:span text:style-name="T348">):</text:span></text:p>
        </text:list-item>
        <text:list-item>
          <text:p text:style-name="P349"><draw:frame draw:style-name="a198" text:anchor-type="as-char" svg:x="0in" svg:y="0in" svg:width="0.95833in" svg:height="0.1875in" style:rel-width="scale" style:rel-height="scale"><draw:object xlink:href="Object 152/" xlink:type="simple" xlink:show="embed" xlink:actuate="onLoad"/></draw:frame></text:p>
        </text:list-item>
        <text:list-item>
          <text:p text:style-name="P350"><draw:frame draw:style-name="a199" text:anchor-type="as-char" svg:x="0in" svg:y="0in" svg:width="0.70833in" svg:height="0.19792in" style:rel-width="scale" style:rel-height="scale"><draw:object xlink:href="Object 153/" xlink:type="simple" xlink:show="embed" xlink:actuate="onLoad"/></draw:frame><text:span text:style-name="T351">Unbound_Solutions<text:s/></text:span><text:span text:style-name="T352">(</text:span><draw:frame draw:style-name="a200" text:anchor-type="as-char" svg:x="0in" svg:y="0in" svg:width="0.09375in" svg:height="0.1875in" style:rel-width="scale" style:rel-height="scale"><draw:object xlink:href="Object 154/" xlink:type="simple" xlink:show="embed" xlink:actuate="onLoad"/></draw:frame><text:span text:style-name="T353">,<text:s/></text:span><draw:frame draw:style-name="a201" text:anchor-type="as-char" svg:x="0in" svg:y="0in" svg:width="0.20833in" svg:height="0.1875in" style:rel-width="scale" style:rel-height="scale"><draw:object xlink:href="Object 155/" xlink:type="simple" xlink:show="embed" xlink:actuate="onLoad"/></draw:frame><text:span text:style-name="T354">,<text:s/></text:span><draw:frame draw:style-name="a202" text:anchor-type="as-char" svg:x="0in" svg:y="0in" svg:width="0.20833in" svg:height="0.1875in" style:rel-width="scale" style:rel-height="scale"><draw:object xlink:href="Object 156/" xlink:type="simple" xlink:show="embed" xlink:actuate="onLoad"/></draw:frame><text:span text:style-name="T355">),<text:s/></text:span><text:span text:style-name="T356">Log<text:s/></text:span><text:span text:style-name="T357">(</text:span><draw:frame draw:style-name="a203" text:anchor-type="as-char" svg:x="0in" svg:y="0in" svg:width="0.07292in" svg:height="0.1875in" style:rel-width="scale" style:rel-height="scale"><draw:object xlink:href="Object 157/" xlink:type="simple" xlink:show="embed" xlink:actuate="onLoad"/></draw:frame><text:span text:style-name="T358">,<text:s/></text:span><draw:frame draw:style-name="a204" text:anchor-type="as-char" svg:x="0in" svg:y="0in" svg:width="0.20833in" svg:height="0.1875in" style:rel-width="scale" style:rel-height="scale"><draw:object xlink:href="Object 158/" xlink:type="simple" xlink:show="embed" xlink:actuate="onLoad"/></draw:frame><text:span text:style-name="T359">))</text:span></text:p>
        </text:list-item>
        <text:list-item>
          <text:p text:style-name="P360"><draw:frame draw:style-name="a205" text:anchor-type="as-char" svg:x="0in" svg:y="0in" svg:width="0.70833in" svg:height="0.19792in" style:rel-width="scale" style:rel-height="scale"><draw:object xlink:href="Object 159/" xlink:type="simple" xlink:show="embed" xlink:actuate="onLoad"/></draw:frame><text:span text:style-name="T361">Unbound_Solutions<text:s/></text:span><text:span text:style-name="T362">(</text:span><draw:frame draw:style-name="a206" text:anchor-type="as-char" svg:x="0in" svg:y="0in" svg:width="0.10417in" svg:height="0.1875in" style:rel-width="scale" style:rel-height="scale"><draw:object xlink:href="Object 160/" xlink:type="simple" xlink:show="embed" xlink:actuate="onLoad"/></draw:frame><text:span text:style-name="T363">,<text:s/></text:span><draw:frame draw:style-name="a207" text:anchor-type="as-char" svg:x="0in" svg:y="0in" svg:width="0.20833in" svg:height="0.1875in" style:rel-width="scale" style:rel-height="scale"><draw:object xlink:href="Object 161/" xlink:type="simple" xlink:show="embed" xlink:actuate="onLoad"/></draw:frame><text:span text:style-name="T364">,<text:s/></text:span><draw:frame draw:style-name="a208" text:anchor-type="as-char" svg:x="0in" svg:y="0in" svg:width="0.20833in" svg:height="0.1875in" style:rel-width="scale" style:rel-height="scale"><draw:object xlink:href="Object 162/" xlink:type="simple" xlink:show="embed" xlink:actuate="onLoad"/></draw:frame><text:span text:style-name="T365">),<text:s/></text:span><text:span text:style-name="T366">Log<text:s/></text:span><text:span text:style-name="T367">(</text:span><draw:frame draw:style-name="a209" text:anchor-type="as-char" svg:x="0in" svg:y="0in" svg:width="0.07292in" svg:height="0.1875in" style:rel-width="scale" style:rel-height="scale"><draw:object xlink:href="Object 163/" xlink:type="simple" xlink:show="embed" xlink:actuate="onLoad"/></draw:frame><text:span text:style-name="T368">,<text:s/></text:span><draw:frame draw:style-name="a210" text:anchor-type="as-char" svg:x="0in" svg:y="0in" svg:width="0.20833in" svg:height="0.1875in" style:rel-width="scale" style:rel-height="scale"><draw:object xlink:href="Object 164/" xlink:type="simple" xlink:show="embed" xlink:actuate="onLoad"/></draw:frame><text:span text:style-name="T369">))</text:span></text:p>
        </text:list-item>
        <text:list-item>
          <text:p text:style-name="P370"><draw:frame draw:style-name="a211" text:anchor-type="as-char" svg:x="0in" svg:y="0in" svg:width="1.375in" svg:height="0.19792in" style:rel-width="scale" style:rel-height="scale"><draw:object xlink:href="Object 165/" xlink:type="simple" xlink:show="embed" xlink:actuate="onLoad"/></draw:frame></text:p>
        </text:list-item>
        <text:list-item>
          <text:p text:style-name="P371"><draw:frame draw:style-name="a212" text:anchor-type="as-char" svg:x="0in" svg:y="0in" svg:width="1.33333in" svg:height="0.19792in" style:rel-width="scale" style:rel-height="scale"><draw:object xlink:href="Object 166/" xlink:type="simple" xlink:show="embed" xlink:actuate="onLoad"/></draw:frame></text:p>
        </text:list-item>
        <text:list-item>
          <text:p text:style-name="P372"><text:span text:style-name="T373">for<text:s/></text:span><draw:frame draw:style-name="a213" text:anchor-type="as-char" svg:x="0in" svg:y="0in" svg:width="0.51042in" svg:height="0.1875in" style:rel-width="scale" style:rel-height="scale"><draw:object xlink:href="Object 167/" xlink:type="simple" xlink:show="embed" xlink:actuate="onLoad"/></draw:frame><text:span text:style-name="T374">,<text:s/></text:span><draw:frame draw:style-name="a214" text:anchor-type="as-char" svg:x="0in" svg:y="0in" svg:width="0.48958in" svg:height="0.1875in" style:rel-width="scale" style:rel-height="scale"><draw:object xlink:href="Object 168/" xlink:type="simple" xlink:show="embed" xlink:actuate="onLoad"/></draw:frame><text:span text:style-name="T375">,<text:s/></text:span><text:span text:style-name="T376">if<text:s/></text:span><text:span text:style-name="T377">Compatible<text:s/></text:span><draw:frame draw:style-name="a215" text:anchor-type="as-char" svg:x="0in" svg:y="0in" svg:width="0.5in" svg:height="0.19792in" style:rel-width="scale" style:rel-height="scale"><draw:object xlink:href="Object 169/" xlink:type="simple" xlink:show="embed" xlink:actuate="onLoad"/></draw:frame><text:span text:style-name="T378">:</text:span></text:p>
        </text:list-item>
        <text:list-item>
          <text:p text:style-name="P379"><text:span text:style-name="Цитата2Знак"><text:tab/></text:span><draw:frame draw:style-name="a216" text:anchor-type="as-char" svg:x="0in" svg:y="0in" svg:width="0.33333in" svg:height="0.19792in" style:rel-width="scale" style:rel-height="scale"><draw:object xlink:href="Object 170/" xlink:type="simple" xlink:show="embed" xlink:actuate="onLoad"/></draw:frame><text:span text:style-name="T380"><text:s/>Log<text:s/></text:span><text:span text:style-name="T381">(</text:span><text:span text:style-name="T382">Maximum_Solution<text:s/></text:span><draw:frame draw:style-name="a217" text:anchor-type="as-char" svg:x="0in" svg:y="0in" svg:width="0.23958in" svg:height="0.19792in" style:rel-width="scale" style:rel-height="scale"><draw:object xlink:href="Object 171/" xlink:type="simple" xlink:show="embed" xlink:actuate="onLoad"/></draw:frame><text:span text:style-name="T383">,<text:s/></text:span><draw:frame draw:style-name="a218" text:anchor-type="as-char" svg:x="0in" svg:y="0in" svg:width="0.16667in" svg:height="0.19792in" style:rel-width="scale" style:rel-height="scale"><draw:object xlink:href="Object 172/" xlink:type="simple" xlink:show="embed" xlink:actuate="onLoad"/></draw:frame><text:span text:style-name="T384">,<text:s/></text:span><draw:frame draw:style-name="a219" text:anchor-type="as-char" svg:x="0in" svg:y="0in" svg:width="0.28125in" svg:height="0.19792in" style:rel-width="scale" style:rel-height="scale"><draw:object xlink:href="Object 173/" xlink:type="simple" xlink:show="embed" xlink:actuate="onLoad"/></draw:frame></text:p>
        </text:list-item>
        <text:list-item>
          <text:p text:style-name="P385"><text:span text:style-name="T386"><text:tab/></text:span><draw:frame draw:style-name="a220" text:anchor-type="as-char" svg:x="0in" svg:y="0in" svg:width="0.33333in" svg:height="0.19792in" style:rel-width="scale" style:rel-height="scale"><draw:object xlink:href="Object 174/" xlink:type="simple" xlink:show="embed" xlink:actuate="onLoad"/></draw:frame><text:span text:style-name="T387"><text:s/>Log<text:s/></text:span><text:span text:style-name="T388">(</text:span><text:span text:style-name="T389">Maximum_Solution<text:s/></text:span><draw:frame draw:style-name="a221" text:anchor-type="as-char" svg:x="0in" svg:y="0in" svg:width="0.23958in" svg:height="0.19792in" style:rel-width="scale" style:rel-height="scale"><draw:object xlink:href="Object 175/" xlink:type="simple" xlink:show="embed" xlink:actuate="onLoad"/></draw:frame><text:span text:style-name="T390">,<text:s/></text:span><draw:frame draw:style-name="a222" text:anchor-type="as-char" svg:x="0in" svg:y="0in" svg:width="0.16667in" svg:height="0.19792in" style:rel-width="scale" style:rel-height="scale"><draw:object xlink:href="Object 176/" xlink:type="simple" xlink:show="embed" xlink:actuate="onLoad"/></draw:frame><text:span text:style-name="T391">,<text:s/></text:span><draw:frame draw:style-name="a223" text:anchor-type="as-char" svg:x="0in" svg:y="0in" svg:width="0.28125in" svg:height="0.19792in" style:rel-width="scale" style:rel-height="scale"><draw:object xlink:href="Object 177/" xlink:type="simple" xlink:show="embed" xlink:actuate="onLoad"/></draw:frame></text:p>
        </text:list-item>
        <text:list-item>
          <text:p text:style-name="P392"><text:span text:style-name="T393"><text:tab/></text:span><draw:frame draw:style-name="a224" text:anchor-type="as-char" svg:x="0in" svg:y="0in" svg:width="0.75in" svg:height="0.19792in" style:rel-width="scale" style:rel-height="scale"><draw:object xlink:href="Object 178/" xlink:type="simple" xlink:show="embed" xlink:actuate="onLoad"/></draw:frame><text:span text:style-name="T394"><text:s/>Minimum_Solutions<text:s/></text:span><text:span text:style-name="T395">(</text:span><draw:frame draw:style-name="a225" text:anchor-type="as-char" svg:x="0in" svg:y="0in" svg:width="0.15625in" svg:height="0.1875in" style:rel-width="scale" style:rel-height="scale"><draw:object xlink:href="Object 179/" xlink:type="simple" xlink:show="embed" xlink:actuate="onLoad"/></draw:frame><text:span text:style-name="T396">,<text:s/></text:span><draw:frame draw:style-name="a226" text:anchor-type="as-char" svg:x="0in" svg:y="0in" svg:width="0.09375in" svg:height="0.1875in" style:rel-width="scale" style:rel-height="scale"><draw:object xlink:href="Object 180/" xlink:type="simple" xlink:show="embed" xlink:actuate="onLoad"/></draw:frame><text:span text:style-name="T397">),<text:s/></text:span><text:span text:style-name="T398">Log<text:s/></text:span><text:span text:style-name="T399">(</text:span><draw:frame draw:style-name="a227" text:anchor-type="as-char" svg:x="0in" svg:y="0in" svg:width="0.07292in" svg:height="0.1875in" style:rel-width="scale" style:rel-height="scale"><draw:object xlink:href="Object 181/" xlink:type="simple" xlink:show="embed" xlink:actuate="onLoad"/></draw:frame><text:span text:style-name="T400">,<text:s/></text:span><draw:frame draw:style-name="a228" text:anchor-type="as-char" svg:x="0in" svg:y="0in" svg:width="0.20833in" svg:height="0.1875in" style:rel-width="scale" style:rel-height="scale"><draw:object xlink:href="Object 182/" xlink:type="simple" xlink:show="embed" xlink:actuate="onLoad"/></draw:frame><text:span text:style-name="T401">))</text:span></text:p>
        </text:list-item>
        <text:list-item>
          <text:p text:style-name="P402"><text:span text:style-name="T403"><text:tab/></text:span><draw:frame draw:style-name="a229" text:anchor-type="as-char" svg:x="0in" svg:y="0in" svg:width="0.75in" svg:height="0.19792in" style:rel-width="scale" style:rel-height="scale"><draw:object xlink:href="Object 183/" xlink:type="simple" xlink:show="embed" xlink:actuate="onLoad"/></draw:frame><text:span text:style-name="T404"><text:s/>Minimum_Solutions<text:s/></text:span><text:span text:style-name="T405">(</text:span><draw:frame draw:style-name="a230" text:anchor-type="as-char" svg:x="0in" svg:y="0in" svg:width="0.16667in" svg:height="0.1875in" style:rel-width="scale" style:rel-height="scale"><draw:object xlink:href="Object 184/" xlink:type="simple" xlink:show="embed" xlink:actuate="onLoad"/></draw:frame><text:span text:style-name="T406">,<text:s/></text:span><draw:frame draw:style-name="a231" text:anchor-type="as-char" svg:x="0in" svg:y="0in" svg:width="0.10417in" svg:height="0.1875in" style:rel-width="scale" style:rel-height="scale"><draw:object xlink:href="Object 185/" xlink:type="simple" xlink:show="embed" xlink:actuate="onLoad"/></draw:frame><text:span text:style-name="T407">),<text:s/></text:span><text:span text:style-name="T408">Log<text:s/></text:span><text:span text:style-name="T409">(</text:span><draw:frame draw:style-name="a232" text:anchor-type="as-char" svg:x="0in" svg:y="0in" svg:width="0.07292in" svg:height="0.1875in" style:rel-width="scale" style:rel-height="scale"><draw:object xlink:href="Object 186/" xlink:type="simple" xlink:show="embed" xlink:actuate="onLoad"/></draw:frame><text:span text:style-name="T410">,<text:s/></text:span><draw:frame draw:style-name="a233" text:anchor-type="as-char" svg:x="0in" svg:y="0in" svg:width="0.20833in" svg:height="0.1875in" style:rel-width="scale" style:rel-height="scale"><draw:object xlink:href="Object 187/" xlink:type="simple" xlink:show="embed" xlink:actuate="onLoad"/></draw:frame><text:span text:style-name="T411">))</text:span></text:p>
        </text:list-item>
        <text:list-item>
          <text:p text:style-name="P412"><text:span text:style-name="T413"><text:tab/></text:span><text:span text:style-name="T414">while not<text:s/></text:span><text:span text:style-name="T415">Compatible<text:s/></text:span><draw:frame draw:style-name="a234" text:anchor-type="as-char" svg:x="0in" svg:y="0in" svg:width="0.45833in" svg:height="0.19792in" style:rel-width="scale" style:rel-height="scale"><draw:object xlink:href="Object 188/" xlink:type="simple" xlink:show="embed" xlink:actuate="onLoad"/></draw:frame><text:span text:style-name="T416"><text:s/>and<text:s/></text:span><draw:frame draw:style-name="a235" text:anchor-type="as-char" svg:x="0in" svg:y="0in" svg:width="0.52083in" svg:height="0.19792in" style:rel-width="scale" style:rel-height="scale"><draw:object xlink:href="Object 189/" xlink:type="simple" xlink:show="embed" xlink:actuate="onLoad"/></draw:frame><text:span text:style-name="T417"><text:s/>and<text:s/></text:span><draw:frame draw:style-name="a236" text:anchor-type="as-char" svg:x="0in" svg:y="0in" svg:width="0.53125in" svg:height="0.19792in" style:rel-width="scale" style:rel-height="scale"><draw:object xlink:href="Object 190/" xlink:type="simple" xlink:show="embed" xlink:actuate="onLoad"/></draw:frame><text:span text:style-name="T418">:</text:span></text:p>
        </text:list-item>
        <text:list-item>
          <text:p text:style-name="P419"><text:span text:style-name="T420"><text:tab/></text:span><text:span text:style-name="T421"><text:tab/></text:span><draw:frame draw:style-name="a237" text:anchor-type="as-char" svg:x="0in" svg:y="0in" svg:width="1.66667in" svg:height="0.1875in" style:rel-width="scale" style:rel-height="scale"><draw:object xlink:href="Object 191/" xlink:type="simple" xlink:show="embed" xlink:actuate="onLoad"/></draw:frame></text:p>
        </text:list-item>
        <text:list-item>
          <text:p text:style-name="P422"><text:span text:style-name="T423"><text:tab/></text:span><text:span text:style-name="T424"><text:tab/></text:span><text:span text:style-name="T425">if<text:s/></text:span><draw:frame draw:style-name="a238" text:anchor-type="as-char" svg:x="0in" svg:y="0in" svg:width="3.27083in" svg:height="0.19792in" style:rel-width="scale" style:rel-height="scale"><draw:object xlink:href="Object 192/" xlink:type="simple" xlink:show="embed" xlink:actuate="onLoad"/></draw:frame><text:span text:style-name="T426">:</text:span></text:p>
        </text:list-item>
        <text:list-item>
          <text:p text:style-name="P427"><text:span text:style-name="T428"><text:tab/></text:span><text:span text:style-name="T429"><text:tab/></text:span><text:span text:style-name="T430"><text:tab/></text:span><draw:frame draw:style-name="a239" text:anchor-type="as-char" svg:x="0in" svg:y="0in" svg:width="1.59375in" svg:height="0.19792in" style:rel-width="scale" style:rel-height="scale"><draw:object xlink:href="Object 193/" xlink:type="simple" xlink:show="embed" xlink:actuate="onLoad"/></draw:frame></text:p>
        </text:list-item>
        <text:list-item>
          <text:p text:style-name="P431"><text:span text:style-name="T432"><text:tab/></text:span><text:span text:style-name="T433"><text:tab/></text:span><text:span text:style-name="T434">if<text:s/></text:span><draw:frame draw:style-name="a240" text:anchor-type="as-char" svg:x="0in" svg:y="0in" svg:width="3.28125in" svg:height="0.1875in" style:rel-width="scale" style:rel-height="scale"><draw:object xlink:href="Object 194/" xlink:type="simple" xlink:show="embed" xlink:actuate="onLoad"/></draw:frame><text:span text:style-name="T435">:</text:span></text:p>
        </text:list-item>
        <text:list-item>
          <text:p text:style-name="P436"><text:span text:style-name="T437"><text:tab/></text:span><text:span text:style-name="T438"><text:tab/></text:span><text:span text:style-name="T439"><text:tab/></text:span><draw:frame draw:style-name="a241" text:anchor-type="as-char" svg:x="0in" svg:y="0in" svg:width="1.59375in" svg:height="0.19792in" style:rel-width="scale" style:rel-height="scale"><draw:object xlink:href="Object 195/" xlink:type="simple" xlink:show="embed" xlink:actuate="onLoad"/></draw:frame></text:p>
        </text:list-item>
        <text:list-item>
          <text:p text:style-name="P440"><text:span text:style-name="T441"><text:tab/></text:span><text:span text:style-name="T442"><text:tab/></text:span><draw:frame draw:style-name="a242" text:anchor-type="as-char" svg:x="0in" svg:y="0in" svg:width="3.52083in" svg:height="0.19792in" style:rel-width="scale" style:rel-height="scale"><draw:object xlink:href="Object 196/" xlink:type="simple" xlink:show="embed" xlink:actuate="onLoad"/></draw:frame></text:p>
        </text:list-item>
        <text:list-item>
          <text:p text:style-name="P443"><text:span text:style-name="T444"><text:tab/></text:span><text:span text:style-name="T445"><text:tab/></text:span><draw:frame draw:style-name="a243" text:anchor-type="as-char" svg:x="0in" svg:y="0in" svg:width="3.52083in" svg:height="0.19792in" style:rel-width="scale" style:rel-height="scale"><draw:object xlink:href="Object 197/" xlink:type="simple" xlink:show="embed" xlink:actuate="onLoad"/></draw:frame></text:p>
        </text:list-item>
        <text:list-item>
          <text:p text:style-name="P446"><text:span text:style-name="T447"><text:tab/></text:span><text:span text:style-name="T448">if<text:s/></text:span><text:span text:style-name="T449">Compatible<text:s/></text:span><draw:frame draw:style-name="a244" text:anchor-type="as-char" svg:x="0in" svg:y="0in" svg:width="0.45833in" svg:height="0.19792in" style:rel-width="scale" style:rel-height="scale"><draw:object xlink:href="Object 198/" xlink:type="simple" xlink:show="embed" xlink:actuate="onLoad"/></draw:frame><text:span text:style-name="T450">:</text:span></text:p>
        </text:list-item>
        <text:list-item>
          <text:p text:style-name="P451"><text:span text:style-name="T452"><text:tab/></text:span><text:span text:style-name="T453"><text:tab/></text:span><draw:frame draw:style-name="a245" text:anchor-type="as-char" svg:x="0in" svg:y="0in" svg:width="4.52083in" svg:height="0.1875in" style:rel-width="scale" style:rel-height="scale"><draw:object xlink:href="Object 199/" xlink:type="simple" xlink:show="embed" xlink:actuate="onLoad"/></draw:frame></text:p>
        </text:list-item>
        <text:list-item>
          <text:p text:style-name="P454"><text:span text:style-name="Цитата2Знак">return</text:span><text:span text:style-name="T455"><text:s/></text:span><draw:frame draw:style-name="a246" text:anchor-type="as-char" svg:x="0in" svg:y="0in" svg:width="0.63542in" svg:height="0.1875in" style:rel-width="scale" style:rel-height="scale"><draw:object xlink:href="Object 200/" xlink:type="simple" xlink:show="embed" xlink:actuate="onLoad"/></draw:frame></text:p>
        </text:list-item>
      </text:list>
      <text:h text:style-name="Заголовок1" text:outline-level="1">Пример работы алгоритма</text:h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PT Serif" svg:font-family="PT Serif" style:font-family-generic="roman" style:font-pitch="variable" svg:panose-1="2 10 6 3 4 5 5 2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PT Sans Caption" svg:font-family="PT Sans Caption" style:font-family-generic="swiss" style:font-pitch="variable" svg:panose-1="2 11 6 3 2 2 3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in"/>
      <style:text-properties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Обычный" style:display-name="Обычный" style:family="paragraph">
      <style:text-properties style:font-name="PT Serif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PT Serif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Строгий" style:display-name="Строгий" style:family="text" style:parent-style-name="Основнойшрифтабзаца">
      <style:text-properties style:font-name="Cambria Math" style:font-weight-complex="bold" fo:font-size="11pt" style:font-size-asian="11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Заголовок2Знак" style:display-name="Заголовок 2 Знак" style:family="text" style:parent-style-name="Основнойшрифтабзаца">
      <style:text-properties style:font-name="PT Serif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Цитата2" style:display-name="Цитата 2" style:family="paragraph" style:parent-style-name="Обычный" style:next-style-name="Обычный">
      <style:text-properties style:font-name="Consolas" fo:font-weight="bold" style:font-weight-asian="bold" style:font-style-complex="italic" fo:color="#000000" fo:font-size="12pt" style:font-size-asian="12pt" fo:hyphenate="false"/>
    </style:style>
    <style:style style:name="Цитата2Знак" style:display-name="Цитата 2 Знак" style:family="text" style:parent-style-name="Основнойшрифтабзаца">
      <style:text-properties style:font-name="Consolas" fo:font-weight="bold" style:font-weight-asian="bold" style:font-style-complex="italic" fo:color="#000000" fo:font-size="12pt" style:font-size-asian="12pt"/>
    </style:style>
    <style:style style:name="Номерстроки" style:display-name="Номер строки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PT Serif"/>
    </style:style>
    <style:style style:name="WW_CharLFO5LVL1" style:family="text">
      <style:text-properties fo:font-weight="normal" style:font-weight-asian="normal"/>
    </style:style>
    <style:style style:name="WW_CharLFO7LVL1" style:family="text">
      <style:text-properties fo:font-style="normal" style:font-style-asian="normal"/>
    </style:style>
    <style:style style:name="WW_CharLFO9LVL1" style:family="text">
      <style:text-properties fo:font-weight="normal" style:font-weight-asian="normal"/>
    </style:style>
    <style:style style:name="WW_CharLFO10LVL1" style:family="text">
      <style:text-properties fo:font-style="normal" style:font-style-asian="normal"/>
    </style:style>
    <style:style style:name="WW_CharLFO11LVL1" style:family="text">
      <style:text-properties fo:font-style="normal" style:font-style-asian="normal"/>
    </style:style>
    <style:style style:name="WW_CharLFO12LVL1" style:family="text">
      <style:text-properties fo:font-weight="normal" style:font-weight-asian="normal" fo:font-style="normal" style:font-style-asian="norma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31" svg:viewBox="0 0 20 30" svg:d="m10 0-10 30h20z"/>
    <draw:marker draw:name="a33" svg:viewBox="0 0 20 30" svg:d="m10 0-10 30h20z"/>
    <draw:marker draw:name="a11" svg:viewBox="0 0 20 30" svg:d="m10 0-10 30h20z"/>
    <draw:marker draw:name="a35" svg:viewBox="0 0 20 30" svg:d="m10 0-10 30h20z"/>
    <draw:marker draw:name="a13" svg:viewBox="0 0 20 30" svg:d="m10 0-10 30h20z"/>
    <draw:marker draw:name="a37" svg:viewBox="0 0 20 30" svg:d="m10 0-10 30h20z"/>
    <draw:marker draw:name="a15" svg:viewBox="0 0 20 30" svg:d="m10 0-10 30h20z"/>
    <draw:marker draw:name="a39" svg:viewBox="0 0 20 30" svg:d="m10 0-10 30h20z"/>
    <draw:marker draw:name="a17" svg:viewBox="0 0 20 30" svg:d="m10 0-10 30h20z"/>
    <draw:marker draw:name="a41" svg:viewBox="0 0 20 30" svg:d="m10 0-10 30h20z"/>
    <draw:marker draw:name="a7" svg:viewBox="0 0 20 30" svg:d="m10 0-10 30h20z"/>
    <draw:marker draw:name="a9" svg:viewBox="0 0 20 30" svg:d="m10 0-10 30h20z"/>
    <draw:marker draw:name="a27" svg:viewBox="0 0 20 30" svg:d="m10 0-10 30h20z"/>
    <draw:marker draw:name="a29" svg:viewBox="0 0 20 30" svg:d="m10 0-10 30h20z"/>
  </office:styles>
  <office:automatic-styles>
    <text:list-style style:name="LFO1">
      <text:list-level-style-number text:level="1" style:num-suffix=".*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text:style-name="WW_CharLFO3LVL1" style:num-format="1">
        <style:list-level-properties text:space-before="0.2479in" text:min-label-width="0.252in"/>
      </text:list-level-style-number>
      <text:list-level-style-number text:level="2" style:num-suffix="." style:num-format="a" style:num-letter-sync="true">
        <style:list-level-properties text:space-before="1.0458in" text:min-label-width="0.25in"/>
      </text:list-level-style-number>
      <text:list-level-style-number text:level="3" style:num-suffix="." style:num-format="i">
        <style:list-level-properties fo:text-align="end" text:space-before="1.6708in" text:min-label-width="0.125in"/>
      </text:list-level-style-number>
      <text:list-level-style-number text:level="4" style:num-suffix="." style:num-format="1">
        <style:list-level-properties text:space-before="2.0458in" text:min-label-width="0.25in"/>
      </text:list-level-style-number>
      <text:list-level-style-number text:level="5" style:num-suffix="." style:num-format="a" style:num-letter-sync="true">
        <style:list-level-properties text:space-before="2.5458in" text:min-label-width="0.25in"/>
      </text:list-level-style-number>
      <text:list-level-style-number text:level="6" style:num-suffix="." style:num-format="i">
        <style:list-level-properties fo:text-align="end" text:space-before="3.1708in" text:min-label-width="0.125in"/>
      </text:list-level-style-number>
      <text:list-level-style-number text:level="7" style:num-suffix="." style:num-format="1">
        <style:list-level-properties text:space-before="3.5458in" text:min-label-width="0.25in"/>
      </text:list-level-style-number>
      <text:list-level-style-number text:level="8" style:num-suffix="." style:num-format="a" style:num-letter-sync="true">
        <style:list-level-properties text:space-before="4.0458in" text:min-label-width="0.25in"/>
      </text:list-level-style-number>
      <text:list-level-style-number text:level="9" style:num-suffix="." style:num-format="i">
        <style:list-level-properties fo:text-align="end" text:space-before="4.6708in" text:min-label-width="0.125in"/>
      </text:list-level-style-number>
    </text:list-style>
    <text:list-style style:name="LFO4">
      <text:list-level-style-number text:level="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text:style-name="WW_CharLFO5LVL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text:style-name="WW_CharLFO7LVL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text:style-name="WW_CharLFO9LVL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text:style-name="WW_CharLFO10LVL1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12">
      <text:list-level-style-number text:level="1" text:style-name="WW_CharLFO12LVL1" style:num-format="1">
        <style:list-level-properties text:space-before="0.2479in" text:min-label-width="0.252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Роман Левентов</meta:initial-creator>
    <dc:creator>Роман Левентов</dc:creator>
    <meta:creation-date>2012-05-28T07:48:00Z</meta:creation-date>
    <dc:date>2012-05-28T07:48:00Z</dc:date>
    <meta:print-date>2012-05-28T06:48:00Z</meta:print-date>
    <meta:template xlink:href="Normal.dotm" xlink:type="simple"/>
    <meta:editing-cycles>2</meta:editing-cycles>
    <meta:editing-duration>PT300S</meta:editing-duration>
    <meta:document-statistic meta:page-count="7" meta:paragraph-count="31" meta:word-count="2350" meta:character-count="15715" meta:row-count="111" meta:non-whitespace-character-count="13396"/>
  </office:meta>
</office:document-meta>
</file>

<file path=Object 1/content.xml><?xml version="1.0" encoding="utf-8"?>
<mml:math xmlns:mml="http://www.w3.org/1998/Math/MathML" xmlns:m="http://schemas.openxmlformats.org/officeDocument/2006/math">
  <mml:mi>A</mml:mi>
  <mml:mo>=</mml:mo>
  <mml:mfenced open="{" close="}" separators="|">
    <mml:mrow>
      <mml:msub>
        <mml:mrow>
          <mml:mi>a</mml:mi>
        </mml:mrow>
        <mml:mrow>
          <mml:mn>1</mml:mn>
        </mml:mrow>
      </mml:msub>
      <mml:mo>,</mml:mo>
      <mml:mi> </mml:mi>
      <mml:mo>…</mml:mo>
      <mml:msub>
        <mml:mrow>
          <mml:mi>a</mml:mi>
        </mml:mrow>
        <mml:mrow>
          <mml:mi>k</mml:mi>
        </mml:mrow>
      </mml:msub>
    </mml:mrow>
  </mml:mfenced>
  <mml:mi> </mml:mi>
  <mml:mi>%</mml:mi>
  <mml:mi> </mml:mi>
  <mml:mi>N</mml:mi>
</mml:math>
</file>

<file path=Object 10/content.xml><?xml version="1.0" encoding="utf-8"?>
<mml:math xmlns:mml="http://www.w3.org/1998/Math/MathML" xmlns:m="http://schemas.openxmlformats.org/officeDocument/2006/math">
  <mml:mi>A</mml:mi>
  <mml:mi>*</mml:mi>
  <mml:mi>X</mml:mi>
  <mml:mo>=</mml:mo>
  <mml:mi>B</mml:mi>
</mml:math>
</file>

<file path=Object 100/content.xml><?xml version="1.0" encoding="utf-8"?>
<mml:math xmlns:mml="http://www.w3.org/1998/Math/MathML" xmlns:m="http://schemas.openxmlformats.org/officeDocument/2006/math">
  <mml:mo>=</mml:mo>
  <mml:mrow>
    <mml:mrow>
      <mml:mi mathvariant="normal">reduction</mml:mi>
    </mml:mrow>
    <mml:mo>⁡</mml:mo>
    <mml:mrow>
      <mml:mfenced separators="|">
        <mml:mrow>
          <mml:msup>
            <mml:mrow>
              <mml:mrow>
                <mml:mrow>
                  <mml:mi mathvariant="normal">reduction</mml:mi>
                </mml:mrow>
                <mml:mo>⁡</mml:mo>
                <mml:mrow>
                  <mml:mfenced separators="|">
                    <mml:mrow>
                      <mml:mi>A</mml:mi>
                      <mml:mo>,</mml:mo>
                      <mml:mi>M</mml:mi>
                    </mml:mrow>
                  </mml:mfenced>
                </mml:mrow>
              </mml:mrow>
            </mml:mrow>
            <mml:mrow>
              <mml:mi>q</mml:mi>
            </mml:mrow>
          </mml:msup>
          <mml:mo>,</mml:mo>
          <mml:mi>N</mml:mi>
        </mml:mrow>
      </mml:mfenced>
      <mml:mo>.</mml:mo>
    </mml:mrow>
  </mml:mrow>
</mml:math>
</file>

<file path=Object 101/content.xml><?xml version="1.0" encoding="utf-8"?>
<mml:math xmlns:mml="http://www.w3.org/1998/Math/MathML" xmlns:m="http://schemas.openxmlformats.org/officeDocument/2006/math">
  <mml:mi>A</mml:mi>
  <mml:mo>=</mml:mo>
  <mml:mfenced open="{" close="}" separators="|">
    <mml:mrow>
      <mml:msub>
        <mml:mrow>
          <mml:mi>a</mml:mi>
        </mml:mrow>
        <mml:mrow>
          <mml:mn>1</mml:mn>
        </mml:mrow>
      </mml:msub>
      <mml:mo>,</mml:mo>
      <mml:mi> </mml:mi>
      <mml:mo>…</mml:mo>
      <mml:msub>
        <mml:mrow>
          <mml:mi>a</mml:mi>
        </mml:mrow>
        <mml:mrow>
          <mml:mi>k</mml:mi>
        </mml:mrow>
      </mml:msub>
    </mml:mrow>
  </mml:mfenced>
  <mml:mi> </mml:mi>
  <mml:mi>%</mml:mi>
  <mml:mi> </mml:mi>
  <mml:mi>N</mml:mi>
</mml:math>
</file>

<file path=Object 102/content.xml><?xml version="1.0" encoding="utf-8"?>
<mml:math xmlns:mml="http://www.w3.org/1998/Math/MathML" xmlns:m="http://schemas.openxmlformats.org/officeDocument/2006/math">
  <mml:mi>m</mml:mi>
  <mml:mi>A</mml:mi>
  <mml:mo>=</mml:mo>
  <mml:mfenced open="{" close="}" separators="|">
    <mml:mrow>
      <mml:msub>
        <mml:mrow>
          <mml:mi>a</mml:mi>
        </mml:mrow>
        <mml:mrow>
          <mml:mn>1</mml:mn>
        </mml:mrow>
      </mml:msub>
      <mml:mo>+</mml:mo>
      <mml:msub>
        <mml:mrow>
          <mml:mi>i</mml:mi>
        </mml:mrow>
        <mml:mrow>
          <mml:mn>1</mml:mn>
        </mml:mrow>
      </mml:msub>
      <mml:mi>N</mml:mi>
      <mml:mo>,</mml:mo>
      <mml:mi> </mml:mi>
      <mml:mo>…</mml:mo>
      <mml:msub>
        <mml:mrow>
          <mml:mi>a</mml:mi>
        </mml:mrow>
        <mml:mrow>
          <mml:mi>k</mml:mi>
        </mml:mrow>
      </mml:msub>
      <mml:mo>+</mml:mo>
      <mml:msub>
        <mml:mrow>
          <mml:mi>i</mml:mi>
        </mml:mrow>
        <mml:mrow>
          <mml:mi>k</mml:mi>
        </mml:mrow>
      </mml:msub>
      <mml:mi>N</mml:mi>
    </mml:mrow>
    <mml:mrow>
      <mml:mn>0</mml:mn>
      <mml:mo>≤</mml:mo>
      <mml:msub>
        <mml:mrow>
          <mml:mi>i</mml:mi>
        </mml:mrow>
        <mml:mrow>
          <mml:mi>*</mml:mi>
        </mml:mrow>
      </mml:msub>
      <mml:mo>&lt;</mml:mo>
      <mml:mi>m</mml:mi>
    </mml:mrow>
  </mml:mfenced>
  <mml:mi> </mml:mi>
  <mml:mi>%</mml:mi>
  <mml:mi> </mml:mi>
  <mml:mi>m</mml:mi>
  <mml:mi>N</mml:mi>
</mml:math>
</file>

<file path=Object 103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fenced open="{" close="}" separators="|">
    <mml:mrow>
      <mml:mo>…</mml:mo>
    </mml:mrow>
  </mml:mfenced>
  <mml:mi>%</mml:mi>
  <mml:mi> </mml:mi>
  <mml:msub>
    <mml:mrow>
      <mml:mi>N</mml:mi>
    </mml:mrow>
    <mml:mrow>
      <mml:mn>1</mml:mn>
    </mml:mrow>
  </mml:msub>
  <mml:mo>,</mml:mo>
  <mml:mi> </mml:mi>
  <mml:msub>
    <mml:mrow>
      <mml:mi> </mml:mi>
      <mml:mi>X</mml:mi>
    </mml:mrow>
    <mml:mrow>
      <mml:mn>2</mml:mn>
    </mml:mrow>
  </mml:msub>
  <mml:mo>=</mml:mo>
  <mml:mfenced open="{" close="}" separators="|">
    <mml:mrow>
      <mml:mo>…</mml:mo>
    </mml:mrow>
  </mml:mfenced>
  <mml:mi>%</mml:mi>
  <mml:mi> </mml:mi>
  <mml:msub>
    <mml:mrow>
      <mml:mi>N</mml:mi>
    </mml:mrow>
    <mml:mrow>
      <mml:mn>2</mml:mn>
    </mml:mrow>
  </mml:msub>
  <mml:mi> </mml:mi>
  <mml:mo>∃</mml:mo>
  <mml:msub>
    <mml:mrow>
      <mml:mi>X</mml:mi>
    </mml:mrow>
    <mml:mrow>
      <mml:mn>0</mml:mn>
    </mml:mrow>
  </mml:msub>
  <mml:mo>:</mml:mo>
  <mml:mi> </mml:mi>
  <mml:mrow>
    <mml:mrow>
      <mml:mi mathvariant="normal">reduction</mml:mi>
    </mml:mrow>
    <mml:mo>⁡</mml:mo>
    <mml:mrow>
      <mml:mfenced separators="|">
        <mml:mrow>
          <mml:msub>
            <mml:mrow>
              <mml:mi>X</mml:mi>
            </mml:mrow>
            <mml:mrow>
              <mml:mn>0</mml:mn>
            </mml:mrow>
          </mml:msub>
          <mml:mo>,</mml:mo>
          <mml:mi> </mml:mi>
          <mml:msub>
            <mml:mrow>
              <mml:mi>N</mml:mi>
            </mml:mrow>
            <mml:mrow>
              <mml:mn>1</mml:mn>
            </mml:mrow>
          </mml:msub>
        </mml:mrow>
      </mml:mfenced>
    </mml:mrow>
  </mml:mrow>
  <mml:mo>=</mml:mo>
  <mml:msub>
    <mml:mrow>
      <mml:mi>X</mml:mi>
    </mml:mrow>
    <mml:mrow>
      <mml:mn>1</mml:mn>
    </mml:mrow>
  </mml:msub>
  <mml:mo>,</mml:mo>
  <mml:mi> </mml:mi>
  <mml:mrow>
    <mml:mrow>
      <mml:mi> </mml:mi>
      <mml:mi mathvariant="normal">reduction</mml:mi>
    </mml:mrow>
    <mml:mo>⁡</mml:mo>
    <mml:mrow>
      <mml:mfenced separators="|">
        <mml:mrow>
          <mml:msub>
            <mml:mrow>
              <mml:mi>X</mml:mi>
            </mml:mrow>
            <mml:mrow>
              <mml:mn>0</mml:mn>
            </mml:mrow>
          </mml:msub>
          <mml:mo>,</mml:mo>
          <mml:mi> </mml:mi>
          <mml:msub>
            <mml:mrow>
              <mml:mi>N</mml:mi>
            </mml:mrow>
            <mml:mrow>
              <mml:mn>2</mml:mn>
            </mml:mrow>
          </mml:msub>
        </mml:mrow>
      </mml:mfenced>
    </mml:mrow>
  </mml:mrow>
  <mml:mo>=</mml:mo>
  <mml:msub>
    <mml:mrow>
      <mml:mi>X</mml:mi>
    </mml:mrow>
    <mml:mrow>
      <mml:mn>2</mml:mn>
    </mml:mrow>
  </mml:msub>
  <mml:mi> </mml:mi>
  <mml:mfenced separators="|">
    <mml:mrow>
      <mml:mi>*</mml:mi>
    </mml:mrow>
  </mml:mfenced>
  <mml:mo>,</mml:mo>
</mml:math>
</file>

<file path=Object 104/content.xml><?xml version="1.0" encoding="utf-8"?>
<mml:math xmlns:mml="http://www.w3.org/1998/Math/MathML" xmlns:m="http://schemas.openxmlformats.org/officeDocument/2006/math">
  <mml:mi>м</mml:mi>
  <mml:mi>н</mml:mi>
  <mml:mi>в</mml:mi>
  <mml:mi>о</mml:mi>
</mml:math>
</file>

<file path=Object 105/content.xml><?xml version="1.0" encoding="utf-8"?>
<mml:math xmlns:mml="http://www.w3.org/1998/Math/MathML" xmlns:m="http://schemas.openxmlformats.org/officeDocument/2006/math">
  <mml:msub>
    <mml:mrow>
      <mml:mi>X</mml:mi>
    </mml:mrow>
    <mml:mrow>
      <mml:mn>0</mml:mn>
    </mml:mrow>
  </mml:msub>
  <mml:mo>=</mml:mo>
  <mml:mrow>
    <mml:mrow>
      <mml:mi mathvariant="normal">in</mml:mi>
      <mml:mi mathvariant="normal">tersection</mml:mi>
    </mml:mrow>
    <mml:mo>⁡</mml:mo>
    <mml:mrow>
      <mml:mfenced separators="|">
        <mml:mrow>
          <mml:msub>
            <mml:mrow>
              <mml:mi>X</mml:mi>
            </mml:mrow>
            <mml:mrow>
              <mml:mn>1</mml:mn>
            </mml:mrow>
          </mml:msub>
          <mml:mo>,</mml:mo>
          <mml:msub>
            <mml:mrow>
              <mml:mi>X</mml:mi>
            </mml:mrow>
            <mml:mrow>
              <mml:mn>2</mml:mn>
            </mml:mrow>
          </mml:msub>
        </mml:mrow>
      </mml:mfenced>
      <mml:mo>≔</mml:mo>
    </mml:mrow>
  </mml:mrow>
</mml:math>
</file>

<file path=Object 106/content.xml><?xml version="1.0" encoding="utf-8"?>
<mml:math xmlns:mml="http://www.w3.org/1998/Math/MathML" xmlns:m="http://schemas.openxmlformats.org/officeDocument/2006/math">
  <mml:mfenced open="{" close="}" separators="|">
    <mml:mrow>
      <mml:mi>м</mml:mi>
      <mml:mi>н</mml:mi>
      <mml:mo>.</mml:mo>
      <mml:mi> </mml:mi>
      <mml:mi>в</mml:mi>
      <mml:mi>ы</mml:mi>
      <mml:mi>ч</mml:mi>
      <mml:mi>е</mml:mi>
      <mml:mi>т</mml:mi>
      <mml:mi>о</mml:mi>
      <mml:mi>в</mml:mi>
      <mml:mi> </mml:mi>
      <mml:mfenced separators="|">
        <mml:mrow>
          <mml:mrow>
            <mml:mrow>
              <mml:mi mathvariant="normal">lcm</mml:mi>
            </mml:mrow>
            <mml:mo>⁡</mml:mo>
            <mml:mrow>
              <mml:mfenced separators="|">
                <mml:mrow>
                  <mml:msub>
                    <mml:mrow>
                      <mml:mi>N</mml:mi>
                    </mml:mrow>
                    <mml:mrow>
                      <mml:mn>1</mml:mn>
                    </mml:mrow>
                  </mml:msub>
                  <mml:mo>,</mml:mo>
                  <mml:msub>
                    <mml:mrow>
                      <mml:mi>N</mml:mi>
                    </mml:mrow>
                    <mml:mrow>
                      <mml:mn>2</mml:mn>
                    </mml:mrow>
                  </mml:msub>
                </mml:mrow>
              </mml:mfenced>
            </mml:mrow>
          </mml:mrow>
          <mml:mo>/</mml:mo>
          <mml:msub>
            <mml:mrow>
              <mml:mi>N</mml:mi>
            </mml:mrow>
            <mml:mrow>
              <mml:mn>2</mml:mn>
            </mml:mrow>
          </mml:msub>
        </mml:mrow>
      </mml:mfenced>
      <mml:msub>
        <mml:mrow>
          <mml:mi>X</mml:mi>
        </mml:mrow>
        <mml:mrow>
          <mml:mn>1</mml:mn>
        </mml:mrow>
      </mml:msub>
      <mml:mo>∩</mml:mo>
      <mml:mi>м</mml:mi>
      <mml:mi>н</mml:mi>
      <mml:mo>.</mml:mo>
      <mml:mi> </mml:mi>
      <mml:mi>в</mml:mi>
      <mml:mi>ы</mml:mi>
      <mml:mi>ч</mml:mi>
      <mml:mi>е</mml:mi>
      <mml:mi>т</mml:mi>
      <mml:mi>о</mml:mi>
      <mml:mi>в</mml:mi>
      <mml:mi> </mml:mi>
      <mml:mfenced separators="|">
        <mml:mrow>
          <mml:mrow>
            <mml:mrow>
              <mml:mi mathvariant="normal">lcm</mml:mi>
            </mml:mrow>
            <mml:mo>⁡</mml:mo>
            <mml:mrow>
              <mml:mfenced separators="|">
                <mml:mrow>
                  <mml:msub>
                    <mml:mrow>
                      <mml:mi>N</mml:mi>
                    </mml:mrow>
                    <mml:mrow>
                      <mml:mn>1</mml:mn>
                    </mml:mrow>
                  </mml:msub>
                  <mml:mo>,</mml:mo>
                  <mml:msub>
                    <mml:mrow>
                      <mml:mi>N</mml:mi>
                    </mml:mrow>
                    <mml:mrow>
                      <mml:mn>2</mml:mn>
                    </mml:mrow>
                  </mml:msub>
                </mml:mrow>
              </mml:mfenced>
            </mml:mrow>
          </mml:mrow>
          <mml:mo>/</mml:mo>
          <mml:msub>
            <mml:mrow>
              <mml:mi>N</mml:mi>
            </mml:mrow>
            <mml:mrow>
              <mml:mn>1</mml:mn>
            </mml:mrow>
          </mml:msub>
        </mml:mrow>
      </mml:mfenced>
      <mml:msub>
        <mml:mrow>
          <mml:mi>X</mml:mi>
        </mml:mrow>
        <mml:mrow>
          <mml:mn>2</mml:mn>
        </mml:mrow>
      </mml:msub>
    </mml:mrow>
  </mml:mfenced>
  <mml:mi> </mml:mi>
  <mml:mi>%</mml:mi>
  <mml:mi> </mml:mi>
  <mml:mrow>
    <mml:mrow>
      <mml:mi mathvariant="normal">lcm</mml:mi>
    </mml:mrow>
    <mml:mo>⁡</mml:mo>
    <mml:mrow>
      <mml:mo>(</mml:mo>
      <mml:msub>
        <mml:mrow>
          <mml:mi>N</mml:mi>
        </mml:mrow>
        <mml:mrow>
          <mml:mn>1</mml:mn>
        </mml:mrow>
      </mml:msub>
      <mml:mo>,</mml:mo>
      <mml:msub>
        <mml:mrow>
          <mml:mi>N</mml:mi>
        </mml:mrow>
        <mml:mrow>
          <mml:mn>2</mml:mn>
        </mml:mrow>
      </mml:msub>
      <mml:mo>)</mml:mo>
    </mml:mrow>
  </mml:mrow>
  <mml:mo>.</mml:mo>
</mml:math>
</file>

<file path=Object 107/content.xml><?xml version="1.0" encoding="utf-8"?>
<mml:math xmlns:mml="http://www.w3.org/1998/Math/MathML" xmlns:m="http://schemas.openxmlformats.org/officeDocument/2006/math">
  <mml:mrow>
    <mml:mrow>
      <mml:mi mathvariant="normal">lcm</mml:mi>
    </mml:mrow>
    <mml:mo>⁡</mml:mo>
    <mml:mrow>
      <mml:mfenced separators="|">
        <mml:mrow>
          <mml:msub>
            <mml:mrow>
              <mml:mi>N</mml:mi>
            </mml:mrow>
            <mml:mrow>
              <mml:mn>1</mml:mn>
            </mml:mrow>
          </mml:msub>
          <mml:mo>,</mml:mo>
          <mml:msub>
            <mml:mrow>
              <mml:mi>N</mml:mi>
            </mml:mrow>
            <mml:mrow>
              <mml:mn>2</mml:mn>
            </mml:mrow>
          </mml:msub>
        </mml:mrow>
      </mml:mfenced>
    </mml:mrow>
  </mml:mrow>
  <mml:mo>=</mml:mo>
  <mml:mn>1</mml:mn>
</mml:math>
</file>

<file path=Object 108/content.xml><?xml version="1.0" encoding="utf-8"?>
<mml:math xmlns:mml="http://www.w3.org/1998/Math/MathML" xmlns:m="http://schemas.openxmlformats.org/officeDocument/2006/math">
  <mml:msub>
    <mml:mrow>
      <mml:mi>X</mml:mi>
    </mml:mrow>
    <mml:mrow>
      <mml:mn>0</mml:mn>
    </mml:mrow>
  </mml:msub>
</mml:math>
</file>

<file path=Object 109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fenced open="{" close="}" separators="|">
    <mml:mrow>
      <mml:mo>…</mml:mo>
    </mml:mrow>
  </mml:mfenced>
  <mml:mi>%</mml:mi>
  <mml:mi> </mml:mi>
  <mml:msub>
    <mml:mrow>
      <mml:mi>N</mml:mi>
    </mml:mrow>
    <mml:mrow>
      <mml:mn>1</mml:mn>
    </mml:mrow>
  </mml:msub>
</mml:math>
</file>

<file path=Object 11/content.xml><?xml version="1.0" encoding="utf-8"?>
<mml:math xmlns:mml="http://www.w3.org/1998/Math/MathML" xmlns:m="http://schemas.openxmlformats.org/officeDocument/2006/math">
  <mml:msup>
    <mml:mrow>
      <mml:mi>A</mml:mi>
    </mml:mrow>
    <mml:mrow>
      <mml:mi>*</mml:mi>
    </mml:mrow>
  </mml:msup>
</mml:math>
</file>

<file path=Object 110/content.xml><?xml version="1.0" encoding="utf-8"?>
<mml:math xmlns:mml="http://www.w3.org/1998/Math/MathML" xmlns:m="http://schemas.openxmlformats.org/officeDocument/2006/math">
  <mml:msub>
    <mml:mrow>
      <mml:mi> </mml:mi>
      <mml:mi>X</mml:mi>
    </mml:mrow>
    <mml:mrow>
      <mml:mn>2</mml:mn>
    </mml:mrow>
  </mml:msub>
  <mml:mo>=</mml:mo>
  <mml:mfenced open="{" close="}" separators="|">
    <mml:mrow>
      <mml:mo>…</mml:mo>
    </mml:mrow>
  </mml:mfenced>
  <mml:mi>%</mml:mi>
  <mml:mi> </mml:mi>
  <mml:msub>
    <mml:mrow>
      <mml:mi>N</mml:mi>
    </mml:mrow>
    <mml:mrow>
      <mml:mn>2</mml:mn>
    </mml:mrow>
  </mml:msub>
</mml:math>
</file>

<file path=Object 111/content.xml><?xml version="1.0" encoding="utf-8"?>
<mml:math xmlns:mml="http://www.w3.org/1998/Math/MathML" xmlns:m="http://schemas.openxmlformats.org/officeDocument/2006/math">
  <mml:mi>i</mml:mi>
  <mml:mi>n</mml:mi>
  <mml:mi>s</mml:mi>
  <mml:mo>←</mml:mo>
  <mml:mrow>
    <mml:mrow>
      <mml:mi mathvariant="normal">in</mml:mi>
      <mml:mi mathvariant="normal">tersection</mml:mi>
    </mml:mrow>
    <mml:mo>⁡</mml:mo>
    <mml:mrow>
      <mml:mfenced separators="|">
        <mml:mrow>
          <mml:msub>
            <mml:mrow>
              <mml:mi>X</mml:mi>
            </mml:mrow>
            <mml:mrow>
              <mml:mn>1</mml:mn>
            </mml:mrow>
          </mml:msub>
          <mml:mo>,</mml:mo>
          <mml:msub>
            <mml:mrow>
              <mml:mi>X</mml:mi>
            </mml:mrow>
            <mml:mrow>
              <mml:mn>2</mml:mn>
            </mml:mrow>
          </mml:msub>
        </mml:mrow>
      </mml:mfenced>
    </mml:mrow>
  </mml:mrow>
</mml:math>
</file>

<file path=Object 112/content.xml><?xml version="1.0" encoding="utf-8"?>
<mml:math xmlns:mml="http://www.w3.org/1998/Math/MathML" xmlns:m="http://schemas.openxmlformats.org/officeDocument/2006/math">
  <mml:mrow>
    <mml:mrow>
      <mml:mi mathvariant="normal">reduction</mml:mi>
    </mml:mrow>
    <mml:mo>⁡</mml:mo>
    <mml:mrow>
      <mml:mfenced separators="|">
        <mml:mrow>
          <mml:mi>i</mml:mi>
          <mml:mi>n</mml:mi>
          <mml:mi>s</mml:mi>
          <mml:mo>,</mml:mo>
          <mml:mi> </mml:mi>
          <mml:msub>
            <mml:mrow>
              <mml:mi>N</mml:mi>
            </mml:mrow>
            <mml:mrow>
              <mml:mn>1</mml:mn>
            </mml:mrow>
          </mml:msub>
        </mml:mrow>
      </mml:mfenced>
    </mml:mrow>
  </mml:mrow>
  <mml:mo>=</mml:mo>
  <mml:msub>
    <mml:mrow>
      <mml:mi>X</mml:mi>
    </mml:mrow>
    <mml:mrow>
      <mml:mn>1</mml:mn>
    </mml:mrow>
  </mml:msub>
</mml:math>
</file>

<file path=Object 113/content.xml><?xml version="1.0" encoding="utf-8"?>
<mml:math xmlns:mml="http://www.w3.org/1998/Math/MathML" xmlns:m="http://schemas.openxmlformats.org/officeDocument/2006/math">
  <mml:mrow>
    <mml:mrow>
      <mml:mi mathvariant="normal">reduction</mml:mi>
    </mml:mrow>
    <mml:mo>⁡</mml:mo>
    <mml:mrow>
      <mml:mfenced separators="|">
        <mml:mrow>
          <mml:mi>i</mml:mi>
          <mml:mi>n</mml:mi>
          <mml:mi>s</mml:mi>
          <mml:mo>,</mml:mo>
          <mml:mi> </mml:mi>
          <mml:msub>
            <mml:mrow>
              <mml:mi>N</mml:mi>
            </mml:mrow>
            <mml:mrow>
              <mml:mn>2</mml:mn>
            </mml:mrow>
          </mml:msub>
        </mml:mrow>
      </mml:mfenced>
    </mml:mrow>
  </mml:mrow>
  <mml:mo>=</mml:mo>
  <mml:msub>
    <mml:mrow>
      <mml:mi>X</mml:mi>
    </mml:mrow>
    <mml:mrow>
      <mml:mn>2</mml:mn>
    </mml:mrow>
  </mml:msub>
</mml:math>
</file>

<file path=Object 114/content.xml><?xml version="1.0" encoding="utf-8"?>
<mml:math xmlns:mml="http://www.w3.org/1998/Math/MathML" xmlns:m="http://schemas.openxmlformats.org/officeDocument/2006/math">
  <mml:mi>t</mml:mi>
  <mml:mi>r</mml:mi>
  <mml:mi>u</mml:mi>
  <mml:mi>e</mml:mi>
</mml:math>
</file>

<file path=Object 115/content.xml><?xml version="1.0" encoding="utf-8"?>
<mml:math xmlns:mml="http://www.w3.org/1998/Math/MathML" xmlns:m="http://schemas.openxmlformats.org/officeDocument/2006/math">
  <mml:mi>f</mml:mi>
  <mml:mi>a</mml:mi>
  <mml:mi>l</mml:mi>
  <mml:mi>s</mml:mi>
  <mml:mi>e</mml:mi>
</mml:math>
</file>

<file path=Object 116/content.xml><?xml version="1.0" encoding="utf-8"?>
<mml:math xmlns:mml="http://www.w3.org/1998/Math/MathML" xmlns:m="http://schemas.openxmlformats.org/officeDocument/2006/math">
  <mml:msub>
    <mml:mrow>
      <mml:mi>S</mml:mi>
    </mml:mrow>
    <mml:mrow>
      <mml:mn>1</mml:mn>
    </mml:mrow>
  </mml:msub>
</mml:math>
</file>

<file path=Object 117/content.xml><?xml version="1.0" encoding="utf-8"?>
<mml:math xmlns:mml="http://www.w3.org/1998/Math/MathML" xmlns:m="http://schemas.openxmlformats.org/officeDocument/2006/math">
  <mml:msub>
    <mml:mrow>
      <mml:mi>S</mml:mi>
    </mml:mrow>
    <mml:mrow>
      <mml:mn>2</mml:mn>
    </mml:mrow>
  </mml:msub>
</mml:math>
</file>

<file path=Object 118/content.xml><?xml version="1.0" encoding="utf-8"?>
<mml:math xmlns:mml="http://www.w3.org/1998/Math/MathML" xmlns:m="http://schemas.openxmlformats.org/officeDocument/2006/math">
  <mml:mfenced separators="|">
    <mml:mrow>
      <mml:msub>
        <mml:mrow>
          <mml:mi>X</mml:mi>
        </mml:mrow>
        <mml:mrow>
          <mml:mn>1</mml:mn>
        </mml:mrow>
      </mml:msub>
      <mml:mo>=</mml:mo>
      <mml:mfenced open="{" close="}" separators="|">
        <mml:mrow>
          <mml:mo>…</mml:mo>
        </mml:mrow>
      </mml:mfenced>
      <mml:mi>%</mml:mi>
      <mml:mi> </mml:mi>
      <mml:msub>
        <mml:mrow>
          <mml:mi>N</mml:mi>
        </mml:mrow>
        <mml:mrow>
          <mml:mn>1</mml:mn>
        </mml:mrow>
      </mml:msub>
      <mml:mo>∈</mml:mo>
      <mml:msub>
        <mml:mrow>
          <mml:mi>S</mml:mi>
        </mml:mrow>
        <mml:mrow>
          <mml:mn>1</mml:mn>
        </mml:mrow>
      </mml:msub>
      <mml:mo>,</mml:mo>
      <mml:mi> </mml:mi>
      <mml:msub>
        <mml:mrow>
          <mml:mi> </mml:mi>
          <mml:mi>X</mml:mi>
        </mml:mrow>
        <mml:mrow>
          <mml:mn>2</mml:mn>
        </mml:mrow>
      </mml:msub>
      <mml:mo>=</mml:mo>
      <mml:mfenced open="{" close="}" separators="|">
        <mml:mrow>
          <mml:mo>…</mml:mo>
        </mml:mrow>
      </mml:mfenced>
      <mml:mi>%</mml:mi>
      <mml:mi> </mml:mi>
      <mml:msub>
        <mml:mrow>
          <mml:mi>N</mml:mi>
        </mml:mrow>
        <mml:mrow>
          <mml:mn>2</mml:mn>
        </mml:mrow>
      </mml:msub>
      <mml:mo>∈</mml:mo>
      <mml:msub>
        <mml:mrow>
          <mml:mi>S</mml:mi>
        </mml:mrow>
        <mml:mrow>
          <mml:mn>2</mml:mn>
        </mml:mrow>
      </mml:msub>
    </mml:mrow>
  </mml:mfenced>
  <mml:mo>,</mml:mo>
</mml:math>
</file>

<file path=Object 119/content.xml><?xml version="1.0" encoding="utf-8"?>
<mml:math xmlns:mml="http://www.w3.org/1998/Math/MathML" xmlns:m="http://schemas.openxmlformats.org/officeDocument/2006/math">
  <mml:mo>∃</mml:mo>
  <mml:msub>
    <mml:mrow>
      <mml:mi>X</mml:mi>
    </mml:mrow>
    <mml:mrow>
      <mml:mn>0</mml:mn>
    </mml:mrow>
  </mml:msub>
  <mml:mo>,</mml:mo>
  <mml:mi> </mml:mi>
  <mml:msub>
    <mml:mrow>
      <mml:mi>Y</mml:mi>
    </mml:mrow>
    <mml:mrow>
      <mml:mn>0</mml:mn>
    </mml:mrow>
  </mml:msub>
  <mml:mo>,</mml:mo>
  <mml:mi> </mml:mi>
  <mml:msub>
    <mml:mrow>
      <mml:mi>Y</mml:mi>
    </mml:mrow>
    <mml:mrow>
      <mml:mn>1</mml:mn>
    </mml:mrow>
  </mml:msub>
  <mml:mo>=</mml:mo>
  <mml:mfenced open="{" close="}" separators="|">
    <mml:mrow>
      <mml:mo>…</mml:mo>
    </mml:mrow>
  </mml:mfenced>
  <mml:mi>%</mml:mi>
  <mml:mi> </mml:mi>
  <mml:msub>
    <mml:mrow>
      <mml:mi>N</mml:mi>
    </mml:mrow>
    <mml:mrow>
      <mml:mn>3</mml:mn>
    </mml:mrow>
  </mml:msub>
  <mml:mo>,</mml:mo>
  <mml:mi> </mml:mi>
  <mml:msub>
    <mml:mrow>
      <mml:mi>Y</mml:mi>
    </mml:mrow>
    <mml:mrow>
      <mml:mn>2</mml:mn>
    </mml:mrow>
  </mml:msub>
  <mml:mfenced open="{" close="}" separators="|">
    <mml:mrow>
      <mml:mo>…</mml:mo>
    </mml:mrow>
  </mml:mfenced>
  <mml:mi>%</mml:mi>
  <mml:mi> </mml:mi>
  <mml:msub>
    <mml:mrow>
      <mml:mi>N</mml:mi>
    </mml:mrow>
    <mml:mrow>
      <mml:mn>4</mml:mn>
    </mml:mrow>
  </mml:msub>
  <mml:mo>:</mml:mo>
  <mml:mi> </mml:mi>
  <mml:mrow>
    <mml:mrow>
      <mml:mi mathvariant="normal">reduction</mml:mi>
    </mml:mrow>
    <mml:mo>⁡</mml:mo>
    <mml:mrow>
      <mml:mfenced separators="|">
        <mml:mrow>
          <mml:msub>
            <mml:mrow>
              <mml:mi>X</mml:mi>
            </mml:mrow>
            <mml:mrow>
              <mml:mn>0</mml:mn>
            </mml:mrow>
          </mml:msub>
          <mml:mo>,</mml:mo>
          <mml:mi> </mml:mi>
          <mml:msub>
            <mml:mrow>
              <mml:mi>N</mml:mi>
            </mml:mrow>
            <mml:mrow>
              <mml:mn>1</mml:mn>
            </mml:mrow>
          </mml:msub>
        </mml:mrow>
      </mml:mfenced>
    </mml:mrow>
  </mml:mrow>
  <mml:mo>=</mml:mo>
  <mml:msub>
    <mml:mrow>
      <mml:mi>X</mml:mi>
    </mml:mrow>
    <mml:mrow>
      <mml:mn>1</mml:mn>
    </mml:mrow>
  </mml:msub>
  <mml:mo>,</mml:mo>
  <mml:mi> </mml:mi>
  <mml:mrow>
    <mml:mrow>
      <mml:mi> </mml:mi>
      <mml:mi mathvariant="normal">reduction</mml:mi>
    </mml:mrow>
    <mml:mo>⁡</mml:mo>
    <mml:mrow>
      <mml:mfenced separators="|">
        <mml:mrow>
          <mml:msub>
            <mml:mrow>
              <mml:mi>X</mml:mi>
            </mml:mrow>
            <mml:mrow>
              <mml:mn>0</mml:mn>
            </mml:mrow>
          </mml:msub>
          <mml:mo>,</mml:mo>
          <mml:mi> </mml:mi>
          <mml:msub>
            <mml:mrow>
              <mml:mi>N</mml:mi>
            </mml:mrow>
            <mml:mrow>
              <mml:mn>2</mml:mn>
            </mml:mrow>
          </mml:msub>
        </mml:mrow>
      </mml:mfenced>
    </mml:mrow>
  </mml:mrow>
  <mml:mo>=</mml:mo>
  <mml:msub>
    <mml:mrow>
      <mml:mi>X</mml:mi>
    </mml:mrow>
    <mml:mrow>
      <mml:mn>2</mml:mn>
    </mml:mrow>
  </mml:msub>
  <mml:mo>,</mml:mo>
</mml:math>
</file>

<file path=Object 12/content.xml><?xml version="1.0" encoding="utf-8"?>
<mml:math xmlns:mml="http://www.w3.org/1998/Math/MathML" xmlns:m="http://schemas.openxmlformats.org/officeDocument/2006/math">
  <mml:msup>
    <mml:mrow>
      <mml:mi>A</mml:mi>
    </mml:mrow>
    <mml:mrow>
      <mml:mi>*</mml:mi>
    </mml:mrow>
  </mml:msup>
</mml:math>
</file>

<file path=Object 120/content.xml><?xml version="1.0" encoding="utf-8"?>
<mml:math xmlns:mml="http://www.w3.org/1998/Math/MathML" xmlns:m="http://schemas.openxmlformats.org/officeDocument/2006/math">
  <mml:msubsup>
    <mml:mrow>
      <mml:mi>X</mml:mi>
    </mml:mrow>
    <mml:mrow>
      <mml:mn>1</mml:mn>
    </mml:mrow>
    <mml:mrow>
      <mml:mi>m</mml:mi>
      <mml:mn>1</mml:mn>
    </mml:mrow>
  </mml:msubsup>
  <mml:mi>*</mml:mi>
  <mml:msubsup>
    <mml:mrow>
      <mml:mi>Y</mml:mi>
    </mml:mrow>
    <mml:mrow>
      <mml:mn>1</mml:mn>
    </mml:mrow>
    <mml:mrow>
      <mml:mi>m</mml:mi>
      <mml:mn>2</mml:mn>
    </mml:mrow>
  </mml:msubsup>
  <mml:mo>=</mml:mo>
  <mml:mi>A</mml:mi>
  <mml:mo>,</mml:mo>
  <mml:mi> </mml:mi>
  <mml:msubsup>
    <mml:mrow>
      <mml:mi> </mml:mi>
      <mml:mi>X</mml:mi>
    </mml:mrow>
    <mml:mrow>
      <mml:mn>2</mml:mn>
    </mml:mrow>
    <mml:mrow>
      <mml:mi>m</mml:mi>
      <mml:mn>3</mml:mn>
    </mml:mrow>
  </mml:msubsup>
  <mml:mi>*</mml:mi>
  <mml:msubsup>
    <mml:mrow>
      <mml:mi>Y</mml:mi>
    </mml:mrow>
    <mml:mrow>
      <mml:mn>2</mml:mn>
    </mml:mrow>
    <mml:mrow>
      <mml:mi>m</mml:mi>
      <mml:mn>4</mml:mn>
    </mml:mrow>
  </mml:msubsup>
  <mml:mo>=</mml:mo>
  <mml:mi>B</mml:mi>
  <mml:mo>,</mml:mo>
  <mml:mi> </mml:mi>
  <mml:mrow>
    <mml:mrow>
      <mml:mi> </mml:mi>
      <mml:mi mathvariant="normal">reduction</mml:mi>
    </mml:mrow>
    <mml:mo>⁡</mml:mo>
    <mml:mrow>
      <mml:mfenced separators="|">
        <mml:mrow>
          <mml:msub>
            <mml:mrow>
              <mml:mi>Y</mml:mi>
            </mml:mrow>
            <mml:mrow>
              <mml:mn>0</mml:mn>
            </mml:mrow>
          </mml:msub>
          <mml:mo>,</mml:mo>
          <mml:mi> </mml:mi>
          <mml:msub>
            <mml:mrow>
              <mml:mi>N</mml:mi>
            </mml:mrow>
            <mml:mrow>
              <mml:mn>3</mml:mn>
            </mml:mrow>
          </mml:msub>
        </mml:mrow>
      </mml:mfenced>
    </mml:mrow>
  </mml:mrow>
  <mml:mo>=</mml:mo>
  <mml:msub>
    <mml:mrow>
      <mml:mi>Y</mml:mi>
    </mml:mrow>
    <mml:mrow>
      <mml:mn>1</mml:mn>
    </mml:mrow>
  </mml:msub>
  <mml:mo>,</mml:mo>
  <mml:mi> </mml:mi>
  <mml:mrow>
    <mml:mrow>
      <mml:mi> </mml:mi>
      <mml:mi mathvariant="normal">reduction</mml:mi>
    </mml:mrow>
    <mml:mo>⁡</mml:mo>
    <mml:mrow>
      <mml:mfenced separators="|">
        <mml:mrow>
          <mml:msub>
            <mml:mrow>
              <mml:mi>Y</mml:mi>
            </mml:mrow>
            <mml:mrow>
              <mml:mn>0</mml:mn>
            </mml:mrow>
          </mml:msub>
          <mml:mo>,</mml:mo>
          <mml:mi> </mml:mi>
          <mml:msub>
            <mml:mrow>
              <mml:mi>N</mml:mi>
            </mml:mrow>
            <mml:mrow>
              <mml:mn>4</mml:mn>
            </mml:mrow>
          </mml:msub>
        </mml:mrow>
      </mml:mfenced>
    </mml:mrow>
  </mml:mrow>
  <mml:mo>=</mml:mo>
  <mml:msub>
    <mml:mrow>
      <mml:mi>Y</mml:mi>
    </mml:mrow>
    <mml:mrow>
      <mml:mn>2</mml:mn>
    </mml:mrow>
  </mml:msub>
  <mml:mo>.</mml:mo>
</mml:math>
</file>

<file path=Object 121/content.xml><?xml version="1.0" encoding="utf-8"?>
<mml:math xmlns:mml="http://www.w3.org/1998/Math/MathML" xmlns:m="http://schemas.openxmlformats.org/officeDocument/2006/math">
  <mml:mo>(</mml:mo>
  <mml:msub>
    <mml:mrow>
      <mml:mi>X</mml:mi>
    </mml:mrow>
    <mml:mrow>
      <mml:mn>0</mml:mn>
    </mml:mrow>
  </mml:msub>
  <mml:mo>,</mml:mo>
  <mml:msub>
    <mml:mrow>
      <mml:mi>Y</mml:mi>
    </mml:mrow>
    <mml:mrow>
      <mml:mn>0</mml:mn>
    </mml:mrow>
  </mml:msub>
  <mml:mo>)</mml:mo>
</mml:math>
</file>

<file path=Object 122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fenced open="{" close="}" separators="|">
    <mml:mrow>
      <mml:mo>…</mml:mo>
    </mml:mrow>
  </mml:mfenced>
  <mml:mi>%</mml:mi>
  <mml:mi> </mml:mi>
  <mml:msub>
    <mml:mrow>
      <mml:mi>N</mml:mi>
    </mml:mrow>
    <mml:mrow>
      <mml:mn>1</mml:mn>
    </mml:mrow>
  </mml:msub>
</mml:math>
</file>

<file path=Object 123/content.xml><?xml version="1.0" encoding="utf-8"?>
<mml:math xmlns:mml="http://www.w3.org/1998/Math/MathML" xmlns:m="http://schemas.openxmlformats.org/officeDocument/2006/math">
  <mml:msub>
    <mml:mrow>
      <mml:mi> </mml:mi>
      <mml:mi>X</mml:mi>
    </mml:mrow>
    <mml:mrow>
      <mml:mn>2</mml:mn>
    </mml:mrow>
  </mml:msub>
  <mml:mo>=</mml:mo>
  <mml:mfenced open="{" close="}" separators="|">
    <mml:mrow>
      <mml:mo>…</mml:mo>
    </mml:mrow>
  </mml:mfenced>
  <mml:mi>%</mml:mi>
  <mml:mi> </mml:mi>
  <mml:msub>
    <mml:mrow>
      <mml:mi>N</mml:mi>
    </mml:mrow>
    <mml:mrow>
      <mml:mn>2</mml:mn>
    </mml:mrow>
  </mml:msub>
</mml:math>
</file>

<file path=Object 124/content.xml><?xml version="1.0" encoding="utf-8"?>
<mml:math xmlns:mml="http://www.w3.org/1998/Math/MathML" xmlns:m="http://schemas.openxmlformats.org/officeDocument/2006/math">
  <mml:msub>
    <mml:mrow>
      <mml:mi>Y</mml:mi>
    </mml:mrow>
    <mml:mrow>
      <mml:mn>1</mml:mn>
    </mml:mrow>
  </mml:msub>
  <mml:mo>=</mml:mo>
  <mml:mfenced open="{" close="}" separators="|">
    <mml:mrow>
      <mml:mo>…</mml:mo>
    </mml:mrow>
  </mml:mfenced>
  <mml:mi>%</mml:mi>
  <mml:mi> </mml:mi>
  <mml:msub>
    <mml:mrow>
      <mml:mi>N</mml:mi>
    </mml:mrow>
    <mml:mrow>
      <mml:mn>3</mml:mn>
    </mml:mrow>
  </mml:msub>
</mml:math>
</file>

<file path=Object 125/content.xml><?xml version="1.0" encoding="utf-8"?>
<mml:math xmlns:mml="http://www.w3.org/1998/Math/MathML" xmlns:m="http://schemas.openxmlformats.org/officeDocument/2006/math">
  <mml:msub>
    <mml:mrow>
      <mml:mi>Y</mml:mi>
    </mml:mrow>
    <mml:mrow>
      <mml:mn>2</mml:mn>
    </mml:mrow>
  </mml:msub>
  <mml:mfenced open="{" close="}" separators="|">
    <mml:mrow>
      <mml:mo>…</mml:mo>
    </mml:mrow>
  </mml:mfenced>
  <mml:mi>%</mml:mi>
  <mml:mi> </mml:mi>
  <mml:msub>
    <mml:mrow>
      <mml:mi>N</mml:mi>
    </mml:mrow>
    <mml:mrow>
      <mml:mn>4</mml:mn>
    </mml:mrow>
  </mml:msub>
</mml:math>
</file>

<file path=Object 126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i>*</mml:mi>
  <mml:mi>Y</mml:mi>
  <mml:mo>=</mml:mo>
  <mml:mi>A</mml:mi>
</mml:math>
</file>

<file path=Object 127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  <mml:mi>*</mml:mi>
  <mml:mi>Y</mml:mi>
  <mml:mo>=</mml:mo>
  <mml:mi>B</mml:mi>
</mml:math>
</file>

<file path=Object 128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</mml:math>
</file>

<file path=Object 129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</mml:math>
</file>

<file path=Object 13/content.xml><?xml version="1.0" encoding="utf-8"?>
<mml:math xmlns:mml="http://www.w3.org/1998/Math/MathML" xmlns:m="http://schemas.openxmlformats.org/officeDocument/2006/math">
  <mml:msub>
    <mml:mrow>
      <mml:mi mathvariant="normal">l</mml:mi>
      <mml:mi mathvariant="normal">c</mml:mi>
      <mml:mi mathvariant="normal">m</mml:mi>
      <mml:mo>(</mml:mo>
      <mml:mi>N</mml:mi>
    </mml:mrow>
    <mml:mrow>
      <mml:mn>1</mml:mn>
    </mml:mrow>
  </mml:msub>
  <mml:mo>,</mml:mo>
  <mml:msub>
    <mml:mrow>
      <mml:mi>N</mml:mi>
    </mml:mrow>
    <mml:mrow>
      <mml:mn>2</mml:mn>
    </mml:mrow>
  </mml:msub>
  <mml:mo>)</mml:mo>
</mml:math>
</file>

<file path=Object 130/content.xml><?xml version="1.0" encoding="utf-8"?>
<mml:math xmlns:mml="http://www.w3.org/1998/Math/MathML" xmlns:m="http://schemas.openxmlformats.org/officeDocument/2006/math">
  <mml:msub>
    <mml:mrow>
      <mml:mi>Y</mml:mi>
    </mml:mrow>
    <mml:mrow>
      <mml:mn>1</mml:mn>
    </mml:mrow>
  </mml:msub>
</mml:math>
</file>

<file path=Object 131/content.xml><?xml version="1.0" encoding="utf-8"?>
<mml:math xmlns:mml="http://www.w3.org/1998/Math/MathML" xmlns:m="http://schemas.openxmlformats.org/officeDocument/2006/math">
  <mml:msub>
    <mml:mrow>
      <mml:mi>Y</mml:mi>
    </mml:mrow>
    <mml:mrow>
      <mml:mn>2</mml:mn>
    </mml:mrow>
  </mml:msub>
</mml:math>
</file>

<file path=Object 132/content.xml><?xml version="1.0" encoding="utf-8"?>
<mml:math xmlns:mml="http://www.w3.org/1998/Math/MathML" xmlns:m="http://schemas.openxmlformats.org/officeDocument/2006/math">
  <mml:mrow>
    <mml:mrow>
      <mml:mi mathvariant="italic">мн</mml:mi>
      <mml:mo>.</mml:mo>
      <mml:mi mathvariant="italic">вычетов </mml:mi>
      <mml:mi mathvariant="normal">reduction</mml:mi>
    </mml:mrow>
    <mml:mo>⁡</mml:mo>
    <mml:mrow>
      <mml:mfenced separators="|">
        <mml:mrow>
          <mml:mrow>
            <mml:mrow>
              <mml:mi mathvariant="normal">in</mml:mi>
              <mml:mi mathvariant="normal">tersection</mml:mi>
            </mml:mrow>
            <mml:mo>⁡</mml:mo>
            <mml:mrow>
              <mml:mfenced separators="|">
                <mml:mrow>
                  <mml:msub>
                    <mml:mrow>
                      <mml:mi>Y</mml:mi>
                    </mml:mrow>
                    <mml:mrow>
                      <mml:mn>1</mml:mn>
                    </mml:mrow>
                  </mml:msub>
                  <mml:mo>,</mml:mo>
                  <mml:msub>
                    <mml:mrow>
                      <mml:mi>Y</mml:mi>
                    </mml:mrow>
                    <mml:mrow>
                      <mml:mn>2</mml:mn>
                    </mml:mrow>
                  </mml:msub>
                </mml:mrow>
              </mml:mfenced>
            </mml:mrow>
          </mml:mrow>
          <mml:mo>,</mml:mo>
          <mml:mi> </mml:mi>
          <mml:msub>
            <mml:mrow>
              <mml:mi>N</mml:mi>
            </mml:mrow>
            <mml:mrow>
              <mml:mn>3</mml:mn>
            </mml:mrow>
          </mml:msub>
        </mml:mrow>
      </mml:mfenced>
    </mml:mrow>
  </mml:mrow>
  <mml:mo>⊂</mml:mo>
  <mml:mi>м</mml:mi>
  <mml:mi>н</mml:mi>
  <mml:mo>.</mml:mo>
  <mml:mi>в</mml:mi>
  <mml:mi>ы</mml:mi>
  <mml:mi>ч</mml:mi>
  <mml:mi>е</mml:mi>
  <mml:mi>т</mml:mi>
  <mml:mi>о</mml:mi>
  <mml:mi>в</mml:mi>
  <mml:mi> </mml:mi>
  <mml:msub>
    <mml:mrow>
      <mml:mi>Y</mml:mi>
    </mml:mrow>
    <mml:mrow>
      <mml:mn>1</mml:mn>
    </mml:mrow>
  </mml:msub>
</mml:math>
</file>

<file path=Object 133/content.xml><?xml version="1.0" encoding="utf-8"?>
<mml:math xmlns:mml="http://www.w3.org/1998/Math/MathML" xmlns:m="http://schemas.openxmlformats.org/officeDocument/2006/math">
  <mml:msub>
    <mml:mrow>
      <mml:mi>Y</mml:mi>
    </mml:mrow>
    <mml:mrow>
      <mml:mn>2</mml:mn>
    </mml:mrow>
  </mml:msub>
</mml:math>
</file>

<file path=Object 134/content.xml><?xml version="1.0" encoding="utf-8"?>
<mml:math xmlns:mml="http://www.w3.org/1998/Math/MathML" xmlns:m="http://schemas.openxmlformats.org/officeDocument/2006/math">
  <mml:mrow>
    <mml:mrow>
      <mml:mi mathvariant="italic">мн</mml:mi>
      <mml:mo>.</mml:mo>
      <mml:mi mathvariant="italic">вычетов </mml:mi>
      <mml:mi mathvariant="normal">reduction</mml:mi>
    </mml:mrow>
    <mml:mo>⁡</mml:mo>
    <mml:mrow>
      <mml:mfenced separators="|">
        <mml:mrow>
          <mml:mrow>
            <mml:mrow>
              <mml:mi mathvariant="normal">in</mml:mi>
              <mml:mi mathvariant="normal">tersection</mml:mi>
            </mml:mrow>
            <mml:mo>⁡</mml:mo>
            <mml:mrow>
              <mml:mfenced separators="|">
                <mml:mrow>
                  <mml:msub>
                    <mml:mrow>
                      <mml:mi>Y</mml:mi>
                    </mml:mrow>
                    <mml:mrow>
                      <mml:mn>1</mml:mn>
                    </mml:mrow>
                  </mml:msub>
                  <mml:mo>,</mml:mo>
                  <mml:msub>
                    <mml:mrow>
                      <mml:mi>Y</mml:mi>
                    </mml:mrow>
                    <mml:mrow>
                      <mml:mn>2</mml:mn>
                    </mml:mrow>
                  </mml:msub>
                </mml:mrow>
              </mml:mfenced>
            </mml:mrow>
          </mml:mrow>
          <mml:mo>,</mml:mo>
          <mml:mi> </mml:mi>
          <mml:msub>
            <mml:mrow>
              <mml:mi>N</mml:mi>
            </mml:mrow>
            <mml:mrow>
              <mml:mn>3</mml:mn>
            </mml:mrow>
          </mml:msub>
        </mml:mrow>
      </mml:mfenced>
    </mml:mrow>
  </mml:mrow>
  <mml:mo>⊇</mml:mo>
  <mml:mi>м</mml:mi>
  <mml:mi>н</mml:mi>
  <mml:mo>.</mml:mo>
  <mml:mi>в</mml:mi>
  <mml:mi>ы</mml:mi>
  <mml:mi>ч</mml:mi>
  <mml:mi>е</mml:mi>
  <mml:mi>т</mml:mi>
  <mml:mi>о</mml:mi>
  <mml:mi>в</mml:mi>
  <mml:mi> </mml:mi>
  <mml:mo>∀</mml:mo>
  <mml:mi>R</mml:mi>
  <mml:mo>∈</mml:mo>
</mml:math>
</file>

<file path=Object 135/content.xml><?xml version="1.0" encoding="utf-8"?>
<mml:math xmlns:mml="http://www.w3.org/1998/Math/MathML" xmlns:m="http://schemas.openxmlformats.org/officeDocument/2006/math">
  <mml:mfenced separators="|">
    <mml:mrow>
      <mml:msub>
        <mml:mrow>
          <mml:mi>X</mml:mi>
        </mml:mrow>
        <mml:mrow>
          <mml:mn>1</mml:mn>
        </mml:mrow>
      </mml:msub>
      <mml:mo>,</mml:mo>
      <mml:mi> </mml:mi>
      <mml:mi>A</mml:mi>
    </mml:mrow>
  </mml:mfenced>
</mml:math>
</file>

<file path=Object 136/content.xml><?xml version="1.0" encoding="utf-8"?>
<mml:math xmlns:mml="http://www.w3.org/1998/Math/MathML" xmlns:m="http://schemas.openxmlformats.org/officeDocument/2006/math">
  <mml:mrow>
    <mml:mrow>
      <mml:mi mathvariant="normal">reduction</mml:mi>
    </mml:mrow>
    <mml:mo>⁡</mml:mo>
    <mml:mrow>
      <mml:mfenced separators="|">
        <mml:mrow>
          <mml:mrow>
            <mml:mrow>
              <mml:mi mathvariant="normal">in</mml:mi>
              <mml:mi mathvariant="normal">tersection</mml:mi>
            </mml:mrow>
            <mml:mo>⁡</mml:mo>
            <mml:mrow>
              <mml:mfenced separators="|">
                <mml:mrow>
                  <mml:msub>
                    <mml:mrow>
                      <mml:mi>Y</mml:mi>
                    </mml:mrow>
                    <mml:mrow>
                      <mml:mn>1</mml:mn>
                    </mml:mrow>
                  </mml:msub>
                  <mml:mo>,</mml:mo>
                  <mml:msub>
                    <mml:mrow>
                      <mml:mi>Y</mml:mi>
                    </mml:mrow>
                    <mml:mrow>
                      <mml:mn>2</mml:mn>
                    </mml:mrow>
                  </mml:msub>
                </mml:mrow>
              </mml:mfenced>
            </mml:mrow>
          </mml:mrow>
          <mml:mo>,</mml:mo>
          <mml:mi> </mml:mi>
          <mml:msub>
            <mml:mrow>
              <mml:mi>N</mml:mi>
            </mml:mrow>
            <mml:mrow>
              <mml:mn>3</mml:mn>
            </mml:mrow>
          </mml:msub>
        </mml:mrow>
      </mml:mfenced>
    </mml:mrow>
  </mml:mrow>
</mml:math>
</file>

<file path=Object 137/content.xml><?xml version="1.0" encoding="utf-8"?>
<mml:math xmlns:mml="http://www.w3.org/1998/Math/MathML" xmlns:m="http://schemas.openxmlformats.org/officeDocument/2006/math">
  <mml:msub>
    <mml:mrow>
      <mml:mi>Y</mml:mi>
    </mml:mrow>
    <mml:mrow>
      <mml:mn>1</mml:mn>
    </mml:mrow>
  </mml:msub>
</mml:math>
</file>

<file path=Object 138/content.xml><?xml version="1.0" encoding="utf-8"?>
<mml:math xmlns:mml="http://www.w3.org/1998/Math/MathML" xmlns:m="http://schemas.openxmlformats.org/officeDocument/2006/math">
  <mml:msub>
    <mml:mrow>
      <mml:mi>Y</mml:mi>
    </mml:mrow>
    <mml:mrow>
      <mml:mn>1</mml:mn>
    </mml:mrow>
  </mml:msub>
</mml:math>
</file>

<file path=Object 139/content.xml><?xml version="1.0" encoding="utf-8"?>
<mml:math xmlns:mml="http://www.w3.org/1998/Math/MathML" xmlns:m="http://schemas.openxmlformats.org/officeDocument/2006/math">
  <mml:msub>
    <mml:mrow>
      <mml:mi>Y</mml:mi>
    </mml:mrow>
    <mml:mrow>
      <mml:mn>2</mml:mn>
    </mml:mrow>
  </mml:msub>
</mml:math>
</file>

<file path=Object 14/content.xml><?xml version="1.0" encoding="utf-8"?>
<mml:math xmlns:mml="http://www.w3.org/1998/Math/MathML" xmlns:m="http://schemas.openxmlformats.org/officeDocument/2006/math">
  <mml:msub>
    <mml:mrow>
      <mml:mi mathvariant="normal">g</mml:mi>
      <mml:mi mathvariant="normal">c</mml:mi>
      <mml:mi mathvariant="normal">d</mml:mi>
      <mml:mo>(</mml:mo>
      <mml:mi>N</mml:mi>
    </mml:mrow>
    <mml:mrow>
      <mml:mn>1</mml:mn>
    </mml:mrow>
  </mml:msub>
  <mml:mo>,</mml:mo>
  <mml:msub>
    <mml:mrow>
      <mml:mi>N</mml:mi>
    </mml:mrow>
    <mml:mrow>
      <mml:mn>2</mml:mn>
    </mml:mrow>
  </mml:msub>
  <mml:mo>)</mml:mo>
</mml:math>
</file>

<file path=Object 140/content.xml><?xml version="1.0" encoding="utf-8"?>
<mml:math xmlns:mml="http://www.w3.org/1998/Math/MathML" xmlns:m="http://schemas.openxmlformats.org/officeDocument/2006/math">
  <mml:msub>
    <mml:mrow>
      <mml:mi>N</mml:mi>
    </mml:mrow>
    <mml:mrow>
      <mml:mn>3</mml:mn>
    </mml:mrow>
  </mml:msub>
</mml:math>
</file>

<file path=Object 141/content.xml><?xml version="1.0" encoding="utf-8"?>
<mml:math xmlns:mml="http://www.w3.org/1998/Math/MathML" xmlns:m="http://schemas.openxmlformats.org/officeDocument/2006/math">
  <mml:msub>
    <mml:mrow>
      <mml:mi>N</mml:mi>
    </mml:mrow>
    <mml:mrow>
      <mml:mn>4</mml:mn>
    </mml:mrow>
  </mml:msub>
</mml:math>
</file>

<file path=Object 142/content.xml><?xml version="1.0" encoding="utf-8"?>
<mml:math xmlns:mml="http://www.w3.org/1998/Math/MathML" xmlns:m="http://schemas.openxmlformats.org/officeDocument/2006/math">
  <mml:msub>
    <mml:mrow>
      <mml:mi>Y</mml:mi>
    </mml:mrow>
    <mml:mrow>
      <mml:mn>1</mml:mn>
    </mml:mrow>
  </mml:msub>
</mml:math>
</file>

<file path=Object 143/content.xml><?xml version="1.0" encoding="utf-8"?>
<mml:math xmlns:mml="http://www.w3.org/1998/Math/MathML" xmlns:m="http://schemas.openxmlformats.org/officeDocument/2006/math">
  <mml:msub>
    <mml:mrow>
      <mml:mi>Y</mml:mi>
    </mml:mrow>
    <mml:mrow>
      <mml:mn>2</mml:mn>
    </mml:mrow>
  </mml:msub>
</mml:math>
</file>

<file path=Object 144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</mml:math>
</file>

<file path=Object 145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</mml:math>
</file>

<file path=Object 146/content.xml><?xml version="1.0" encoding="utf-8"?>
<mml:math xmlns:mml="http://www.w3.org/1998/Math/MathML" xmlns:m="http://schemas.openxmlformats.org/officeDocument/2006/math">
  <mml:mi>A</mml:mi>
  <mml:mo>=</mml:mo>
  <mml:mfenced open="{" close="}" separators="|">
    <mml:mrow>
      <mml:msub>
        <mml:mrow>
          <mml:mi>a</mml:mi>
        </mml:mrow>
        <mml:mrow>
          <mml:mn>1</mml:mn>
        </mml:mrow>
      </mml:msub>
      <mml:mo>,</mml:mo>
      <mml:mi> </mml:mi>
      <mml:mo>…</mml:mo>
      <mml:msub>
        <mml:mrow>
          <mml:mi>a</mml:mi>
        </mml:mrow>
        <mml:mrow>
          <mml:mi>k</mml:mi>
          <mml:mn>1</mml:mn>
        </mml:mrow>
      </mml:msub>
    </mml:mrow>
  </mml:mfenced>
  <mml:mi> </mml:mi>
  <mml:mi>%</mml:mi>
  <mml:mi> </mml:mi>
  <mml:mi>M</mml:mi>
</mml:math>
</file>

<file path=Object 147/content.xml><?xml version="1.0" encoding="utf-8"?>
<mml:math xmlns:mml="http://www.w3.org/1998/Math/MathML" xmlns:m="http://schemas.openxmlformats.org/officeDocument/2006/math">
  <mml:mi>B</mml:mi>
  <mml:mo>=</mml:mo>
  <mml:mfenced open="{" close="}" separators="|">
    <mml:mrow>
      <mml:msub>
        <mml:mrow>
          <mml:mi>b</mml:mi>
        </mml:mrow>
        <mml:mrow>
          <mml:mn>1</mml:mn>
        </mml:mrow>
      </mml:msub>
      <mml:mo>,</mml:mo>
      <mml:mi> </mml:mi>
      <mml:mo>…</mml:mo>
      <mml:msub>
        <mml:mrow>
          <mml:mi>b</mml:mi>
        </mml:mrow>
        <mml:mrow>
          <mml:mi>k</mml:mi>
          <mml:mn>2</mml:mn>
        </mml:mrow>
      </mml:msub>
    </mml:mrow>
  </mml:mfenced>
  <mml:mi> </mml:mi>
  <mml:mi>%</mml:mi>
  <mml:mi> </mml:mi>
  <mml:mi>N</mml:mi>
</mml:math>
</file>

<file path=Object 148/content.xml><?xml version="1.0" encoding="utf-8"?>
<mml:math xmlns:mml="http://www.w3.org/1998/Math/MathML" xmlns:m="http://schemas.openxmlformats.org/officeDocument/2006/math">
  <mml:mi> </mml:mi>
  <mml:mi>m</mml:mi>
  <mml:mn>1</mml:mn>
</mml:math>
</file>

<file path=Object 149/content.xml><?xml version="1.0" encoding="utf-8"?>
<mml:math xmlns:mml="http://www.w3.org/1998/Math/MathML" xmlns:m="http://schemas.openxmlformats.org/officeDocument/2006/math">
  <mml:mi>m</mml:mi>
  <mml:mn>2</mml:mn>
</mml:math>
</file>

<file path=Object 15/content.xml><?xml version="1.0" encoding="utf-8"?>
<mml:math xmlns:mml="http://www.w3.org/1998/Math/MathML" xmlns:m="http://schemas.openxmlformats.org/officeDocument/2006/math">
  <mml:msub>
    <mml:mrow>
      <mml:mi mathvariant="normal">l</mml:mi>
      <mml:mi mathvariant="normal">c</mml:mi>
      <mml:mi mathvariant="normal">m</mml:mi>
      <mml:mo>(</mml:mo>
      <mml:mi>N</mml:mi>
    </mml:mrow>
    <mml:mrow>
      <mml:mn>1</mml:mn>
    </mml:mrow>
  </mml:msub>
  <mml:mo>,</mml:mo>
  <mml:msub>
    <mml:mrow>
      <mml:mi>N</mml:mi>
    </mml:mrow>
    <mml:mrow>
      <mml:mn>2</mml:mn>
    </mml:mrow>
  </mml:msub>
  <mml:mo>)</mml:mo>
  <mml:mi> </mml:mi>
</mml:math>
</file>

<file path=Object 150/content.xml><?xml version="1.0" encoding="utf-8"?>
<mml:math xmlns:mml="http://www.w3.org/1998/Math/MathML" xmlns:m="http://schemas.openxmlformats.org/officeDocument/2006/math">
  <mml:mi>m</mml:mi>
  <mml:mn>3</mml:mn>
</mml:math>
</file>

<file path=Object 151/content.xml><?xml version="1.0" encoding="utf-8"?>
<mml:math xmlns:mml="http://www.w3.org/1998/Math/MathML" xmlns:m="http://schemas.openxmlformats.org/officeDocument/2006/math">
  <mml:mi>m</mml:mi>
  <mml:mn>4</mml:mn>
</mml:math>
</file>

<file path=Object 152/content.xml><?xml version="1.0" encoding="utf-8"?>
<mml:math xmlns:mml="http://www.w3.org/1998/Math/MathML" xmlns:m="http://schemas.openxmlformats.org/officeDocument/2006/math">
  <mml:mi>s</mml:mi>
  <mml:mi>o</mml:mi>
  <mml:mi>l</mml:mi>
  <mml:mi>u</mml:mi>
  <mml:mi>t</mml:mi>
  <mml:mi>i</mml:mi>
  <mml:mi>o</mml:mi>
  <mml:mi>n</mml:mi>
  <mml:mi>s</mml:mi>
  <mml:mo>←</mml:mo>
  <mml:mi>∅</mml:mi>
</mml:math>
</file>

<file path=Object 153/content.xml><?xml version="1.0" encoding="utf-8"?>
<mml:math xmlns:mml="http://www.w3.org/1998/Math/MathML" xmlns:m="http://schemas.openxmlformats.org/officeDocument/2006/math">
  <mml:msub>
    <mml:mrow>
      <mml:mi>S</mml:mi>
    </mml:mrow>
    <mml:mrow>
      <mml:mn>1</mml:mn>
    </mml:mrow>
  </mml:msub>
  <mml:mo>←</mml:mo>
  <mml:mrow>
    <mml:mrow>
      <mml:mi mathvariant="normal">map</mml:mi>
    </mml:mrow>
    <mml:mo>⁡</mml:mo>
    <mml:mrow>
      <mml:mo>(</mml:mo>
    </mml:mrow>
  </mml:mrow>
</mml:math>
</file>

<file path=Object 154/content.xml><?xml version="1.0" encoding="utf-8"?>
<mml:math xmlns:mml="http://www.w3.org/1998/Math/MathML" xmlns:m="http://schemas.openxmlformats.org/officeDocument/2006/math">
  <mml:mi>A</mml:mi>
</mml:math>
</file>

<file path=Object 155/content.xml><?xml version="1.0" encoding="utf-8"?>
<mml:math xmlns:mml="http://www.w3.org/1998/Math/MathML" xmlns:m="http://schemas.openxmlformats.org/officeDocument/2006/math">
  <mml:mi>m</mml:mi>
  <mml:mn>1</mml:mn>
</mml:math>
</file>

<file path=Object 156/content.xml><?xml version="1.0" encoding="utf-8"?>
<mml:math xmlns:mml="http://www.w3.org/1998/Math/MathML" xmlns:m="http://schemas.openxmlformats.org/officeDocument/2006/math">
  <mml:mi>m</mml:mi>
  <mml:mn>2</mml:mn>
</mml:math>
</file>

<file path=Object 157/content.xml><?xml version="1.0" encoding="utf-8"?>
<mml:math xmlns:mml="http://www.w3.org/1998/Math/MathML" xmlns:m="http://schemas.openxmlformats.org/officeDocument/2006/math">
  <mml:mi>*</mml:mi>
</mml:math>
</file>

<file path=Object 158/content.xml><?xml version="1.0" encoding="utf-8"?>
<mml:math xmlns:mml="http://www.w3.org/1998/Math/MathML" xmlns:m="http://schemas.openxmlformats.org/officeDocument/2006/math">
  <mml:mi>m</mml:mi>
  <mml:mn>1</mml:mn>
</mml:math>
</file>

<file path=Object 159/content.xml><?xml version="1.0" encoding="utf-8"?>
<mml:math xmlns:mml="http://www.w3.org/1998/Math/MathML" xmlns:m="http://schemas.openxmlformats.org/officeDocument/2006/math">
  <mml:msub>
    <mml:mrow>
      <mml:mi>S</mml:mi>
    </mml:mrow>
    <mml:mrow>
      <mml:mn>2</mml:mn>
    </mml:mrow>
  </mml:msub>
  <mml:mo>←</mml:mo>
  <mml:mrow>
    <mml:mrow>
      <mml:mi mathvariant="normal">map</mml:mi>
    </mml:mrow>
    <mml:mo>⁡</mml:mo>
    <mml:mrow>
      <mml:mo>(</mml:mo>
    </mml:mrow>
  </mml:mrow>
</mml:math>
</file>

<file path=Object 16/content.xml><?xml version="1.0" encoding="utf-8"?>
<mml:math xmlns:mml="http://www.w3.org/1998/Math/MathML" xmlns:m="http://schemas.openxmlformats.org/officeDocument/2006/math">
  <mml:msub>
    <mml:mrow>
      <mml:mi mathvariant="normal">g</mml:mi>
      <mml:mi mathvariant="normal">c</mml:mi>
      <mml:mi mathvariant="normal">d</mml:mi>
      <mml:mo>(</mml:mo>
      <mml:mi>N</mml:mi>
    </mml:mrow>
    <mml:mrow>
      <mml:mn>1</mml:mn>
    </mml:mrow>
  </mml:msub>
  <mml:mo>,</mml:mo>
  <mml:msub>
    <mml:mrow>
      <mml:mi>N</mml:mi>
    </mml:mrow>
    <mml:mrow>
      <mml:mn>2</mml:mn>
    </mml:mrow>
  </mml:msub>
  <mml:mo>)</mml:mo>
</mml:math>
</file>

<file path=Object 160/content.xml><?xml version="1.0" encoding="utf-8"?>
<mml:math xmlns:mml="http://www.w3.org/1998/Math/MathML" xmlns:m="http://schemas.openxmlformats.org/officeDocument/2006/math">
  <mml:mi>B</mml:mi>
</mml:math>
</file>

<file path=Object 161/content.xml><?xml version="1.0" encoding="utf-8"?>
<mml:math xmlns:mml="http://www.w3.org/1998/Math/MathML" xmlns:m="http://schemas.openxmlformats.org/officeDocument/2006/math">
  <mml:mi>m</mml:mi>
  <mml:mn>3</mml:mn>
</mml:math>
</file>

<file path=Object 162/content.xml><?xml version="1.0" encoding="utf-8"?>
<mml:math xmlns:mml="http://www.w3.org/1998/Math/MathML" xmlns:m="http://schemas.openxmlformats.org/officeDocument/2006/math">
  <mml:mi>m</mml:mi>
  <mml:mn>4</mml:mn>
</mml:math>
</file>

<file path=Object 163/content.xml><?xml version="1.0" encoding="utf-8"?>
<mml:math xmlns:mml="http://www.w3.org/1998/Math/MathML" xmlns:m="http://schemas.openxmlformats.org/officeDocument/2006/math">
  <mml:mi>*</mml:mi>
</mml:math>
</file>

<file path=Object 164/content.xml><?xml version="1.0" encoding="utf-8"?>
<mml:math xmlns:mml="http://www.w3.org/1998/Math/MathML" xmlns:m="http://schemas.openxmlformats.org/officeDocument/2006/math">
  <mml:mi>m</mml:mi>
  <mml:mn>3</mml:mn>
</mml:math>
</file>

<file path=Object 165/content.xml><?xml version="1.0" encoding="utf-8"?>
<mml:math xmlns:mml="http://www.w3.org/1998/Math/MathML" xmlns:m="http://schemas.openxmlformats.org/officeDocument/2006/math">
  <mml:msub>
    <mml:mrow>
      <mml:mi>N</mml:mi>
    </mml:mrow>
    <mml:mrow>
      <mml:mn>3</mml:mn>
    </mml:mrow>
  </mml:msub>
  <mml:mo>←</mml:mo>
  <mml:mi>M</mml:mi>
  <mml:mo>/</mml:mo>
  <mml:mrow>
    <mml:mrow>
      <mml:mi mathvariant="normal">gcd</mml:mi>
    </mml:mrow>
    <mml:mo>⁡</mml:mo>
    <mml:mrow>
      <mml:mo>(</mml:mo>
      <mml:mi>M</mml:mi>
      <mml:mo>,</mml:mo>
      <mml:mi> </mml:mi>
      <mml:mi>m</mml:mi>
      <mml:mn>2</mml:mn>
      <mml:mo>)</mml:mo>
    </mml:mrow>
  </mml:mrow>
</mml:math>
</file>

<file path=Object 166/content.xml><?xml version="1.0" encoding="utf-8"?>
<mml:math xmlns:mml="http://www.w3.org/1998/Math/MathML" xmlns:m="http://schemas.openxmlformats.org/officeDocument/2006/math">
  <mml:msub>
    <mml:mrow>
      <mml:mi>N</mml:mi>
    </mml:mrow>
    <mml:mrow>
      <mml:mn>4</mml:mn>
    </mml:mrow>
  </mml:msub>
  <mml:mo>←</mml:mo>
  <mml:mi>N</mml:mi>
  <mml:mo>/</mml:mo>
  <mml:mrow>
    <mml:mrow>
      <mml:mi mathvariant="normal">gcd</mml:mi>
    </mml:mrow>
    <mml:mo>⁡</mml:mo>
    <mml:mrow>
      <mml:mo>(</mml:mo>
      <mml:mi>N</mml:mi>
      <mml:mo>,</mml:mo>
      <mml:mi> </mml:mi>
      <mml:mi>m</mml:mi>
      <mml:mn>4</mml:mn>
      <mml:mo>)</mml:mo>
    </mml:mrow>
  </mml:mrow>
</mml:math>
</file>

<file path=Object 167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∈</mml:mo>
  <mml:msub>
    <mml:mrow>
      <mml:mi>S</mml:mi>
    </mml:mrow>
    <mml:mrow>
      <mml:mn>1</mml:mn>
    </mml:mrow>
  </mml:msub>
  <mml:mi> </mml:mi>
</mml:math>
</file>

<file path=Object 168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  <mml:mo>∈</mml:mo>
  <mml:msub>
    <mml:mrow>
      <mml:mi>S</mml:mi>
    </mml:mrow>
    <mml:mrow>
      <mml:mn>2</mml:mn>
    </mml:mrow>
  </mml:msub>
</mml:math>
</file>

<file path=Object 169/content.xml><?xml version="1.0" encoding="utf-8"?>
<mml:math xmlns:mml="http://www.w3.org/1998/Math/MathML" xmlns:m="http://schemas.openxmlformats.org/officeDocument/2006/math">
  <mml:mo>(</mml:mo>
  <mml:msub>
    <mml:mrow>
      <mml:mi>X</mml:mi>
    </mml:mrow>
    <mml:mrow>
      <mml:mn>1</mml:mn>
    </mml:mrow>
  </mml:msub>
  <mml:mo>,</mml:mo>
  <mml:msub>
    <mml:mrow>
      <mml:mi>X</mml:mi>
    </mml:mrow>
    <mml:mrow>
      <mml:mn>2</mml:mn>
    </mml:mrow>
  </mml:msub>
  <mml:mo>)</mml:mo>
</mml:math>
</file>

<file path=Object 17/content.xml><?xml version="1.0" encoding="utf-8"?>
<mml:math xmlns:mml="http://www.w3.org/1998/Math/MathML" xmlns:m="http://schemas.openxmlformats.org/officeDocument/2006/math">
  <mml:msub>
    <mml:mrow>
      <mml:mi>A</mml:mi>
    </mml:mrow>
    <mml:mrow>
      <mml:mn>1</mml:mn>
    </mml:mrow>
  </mml:msub>
  <mml:mo>=</mml:mo>
  <mml:mfenced open="{" close="}" separators="|">
    <mml:mrow>
      <mml:msubsup>
        <mml:mrow>
          <mml:mi>a</mml:mi>
        </mml:mrow>
        <mml:mrow>
          <mml:mn>1</mml:mn>
        </mml:mrow>
        <mml:mrow>
          <mml:mn>1</mml:mn>
        </mml:mrow>
      </mml:msubsup>
      <mml:mo>,</mml:mo>
      <mml:mo>…</mml:mo>
      <mml:msubsup>
        <mml:mrow>
          <mml:mi>a</mml:mi>
        </mml:mrow>
        <mml:mrow>
          <mml:mn>1</mml:mn>
        </mml:mrow>
        <mml:mrow>
          <mml:mi>k</mml:mi>
          <mml:mn>1</mml:mn>
        </mml:mrow>
      </mml:msubsup>
    </mml:mrow>
  </mml:mfenced>
  <mml:mi> </mml:mi>
  <mml:mi>%</mml:mi>
  <mml:mi> </mml:mi>
  <mml:msub>
    <mml:mrow>
      <mml:mi>N</mml:mi>
    </mml:mrow>
    <mml:mrow>
      <mml:mn>1</mml:mn>
    </mml:mrow>
  </mml:msub>
  <mml:mo>,</mml:mo>
  <mml:mi> </mml:mi>
  <mml:msub>
    <mml:mrow>
      <mml:mi> </mml:mi>
      <mml:mi>A</mml:mi>
    </mml:mrow>
    <mml:mrow>
      <mml:mn>2</mml:mn>
    </mml:mrow>
  </mml:msub>
  <mml:mo>=</mml:mo>
  <mml:mfenced open="{" close="}" separators="|">
    <mml:mrow>
      <mml:msubsup>
        <mml:mrow>
          <mml:mi>a</mml:mi>
        </mml:mrow>
        <mml:mrow>
          <mml:mn>2</mml:mn>
        </mml:mrow>
        <mml:mrow>
          <mml:mn>1</mml:mn>
        </mml:mrow>
      </mml:msubsup>
      <mml:mo>,</mml:mo>
      <mml:mo>…</mml:mo>
      <mml:msubsup>
        <mml:mrow>
          <mml:mi>a</mml:mi>
        </mml:mrow>
        <mml:mrow>
          <mml:mn>2</mml:mn>
        </mml:mrow>
        <mml:mrow>
          <mml:mi>k</mml:mi>
          <mml:mn>2</mml:mn>
        </mml:mrow>
      </mml:msubsup>
    </mml:mrow>
  </mml:mfenced>
  <mml:mi> </mml:mi>
  <mml:mi>%</mml:mi>
  <mml:mi> </mml:mi>
  <mml:msub>
    <mml:mrow>
      <mml:mi>N</mml:mi>
    </mml:mrow>
    <mml:mrow>
      <mml:mn>2</mml:mn>
    </mml:mrow>
  </mml:msub>
  <mml:mo>,</mml:mo>
  <mml:msub>
    <mml:mrow>
      <mml:mi> </mml:mi>
      <mml:mi>A</mml:mi>
    </mml:mrow>
    <mml:mrow>
      <mml:mn>1</mml:mn>
    </mml:mrow>
  </mml:msub>
  <mml:mi>*</mml:mi>
  <mml:msub>
    <mml:mrow>
      <mml:mi>A</mml:mi>
    </mml:mrow>
    <mml:mrow>
      <mml:mn>2</mml:mn>
    </mml:mrow>
  </mml:msub>
  <mml:mo>=</mml:mo>
  <mml:msub>
    <mml:mrow>
      <mml:mi>A</mml:mi>
    </mml:mrow>
    <mml:mrow>
      <mml:mn>3</mml:mn>
    </mml:mrow>
  </mml:msub>
  <mml:mo>⇒</mml:mo>
</mml:math>
</file>

<file path=Object 170/content.xml><?xml version="1.0" encoding="utf-8"?>
<mml:math xmlns:mml="http://www.w3.org/1998/Math/MathML" xmlns:m="http://schemas.openxmlformats.org/officeDocument/2006/math">
  <mml:msub>
    <mml:mrow>
      <mml:mi>Y</mml:mi>
    </mml:mrow>
    <mml:mrow>
      <mml:mn>1</mml:mn>
    </mml:mrow>
  </mml:msub>
  <mml:mo>←</mml:mo>
</mml:math>
</file>

<file path=Object 171/content.xml><?xml version="1.0" encoding="utf-8"?>
<mml:math xmlns:mml="http://www.w3.org/1998/Math/MathML" xmlns:m="http://schemas.openxmlformats.org/officeDocument/2006/math">
  <mml:mo>(</mml:mo>
  <mml:msub>
    <mml:mrow>
      <mml:mi>X</mml:mi>
    </mml:mrow>
    <mml:mrow>
      <mml:mn>1</mml:mn>
    </mml:mrow>
  </mml:msub>
</mml:math>
</file>

<file path=Object 172/content.xml><?xml version="1.0" encoding="utf-8"?>
<mml:math xmlns:mml="http://www.w3.org/1998/Math/MathML" xmlns:m="http://schemas.openxmlformats.org/officeDocument/2006/math">
  <mml:mi>A</mml:mi>
  <mml:mo>)</mml:mo>
</mml:math>
</file>

<file path=Object 173/content.xml><?xml version="1.0" encoding="utf-8"?>
<mml:math xmlns:mml="http://www.w3.org/1998/Math/MathML" xmlns:m="http://schemas.openxmlformats.org/officeDocument/2006/math">
  <mml:mi>m</mml:mi>
  <mml:mn>2</mml:mn>
  <mml:mo>)</mml:mo>
</mml:math>
</file>

<file path=Object 174/content.xml><?xml version="1.0" encoding="utf-8"?>
<mml:math xmlns:mml="http://www.w3.org/1998/Math/MathML" xmlns:m="http://schemas.openxmlformats.org/officeDocument/2006/math">
  <mml:msub>
    <mml:mrow>
      <mml:mi>Y</mml:mi>
    </mml:mrow>
    <mml:mrow>
      <mml:mn>2</mml:mn>
    </mml:mrow>
  </mml:msub>
  <mml:mo>←</mml:mo>
</mml:math>
</file>

<file path=Object 175/content.xml><?xml version="1.0" encoding="utf-8"?>
<mml:math xmlns:mml="http://www.w3.org/1998/Math/MathML" xmlns:m="http://schemas.openxmlformats.org/officeDocument/2006/math">
  <mml:mo>(</mml:mo>
  <mml:msub>
    <mml:mrow>
      <mml:mi>X</mml:mi>
    </mml:mrow>
    <mml:mrow>
      <mml:mn>2</mml:mn>
    </mml:mrow>
  </mml:msub>
</mml:math>
</file>

<file path=Object 176/content.xml><?xml version="1.0" encoding="utf-8"?>
<mml:math xmlns:mml="http://www.w3.org/1998/Math/MathML" xmlns:m="http://schemas.openxmlformats.org/officeDocument/2006/math">
  <mml:mi>B</mml:mi>
  <mml:mo>)</mml:mo>
</mml:math>
</file>

<file path=Object 177/content.xml><?xml version="1.0" encoding="utf-8"?>
<mml:math xmlns:mml="http://www.w3.org/1998/Math/MathML" xmlns:m="http://schemas.openxmlformats.org/officeDocument/2006/math">
  <mml:mi>m</mml:mi>
  <mml:mn>4</mml:mn>
  <mml:mo>)</mml:mo>
</mml:math>
</file>

<file path=Object 178/content.xml><?xml version="1.0" encoding="utf-8"?>
<mml:math xmlns:mml="http://www.w3.org/1998/Math/MathML" xmlns:m="http://schemas.openxmlformats.org/officeDocument/2006/math">
  <mml:msub>
    <mml:mrow>
      <mml:mi>M</mml:mi>
    </mml:mrow>
    <mml:mrow>
      <mml:mn>1</mml:mn>
    </mml:mrow>
  </mml:msub>
  <mml:mo>←</mml:mo>
  <mml:mrow>
    <mml:mrow>
      <mml:mi mathvariant="normal">map</mml:mi>
    </mml:mrow>
    <mml:mo>⁡</mml:mo>
    <mml:mrow>
      <mml:mo>(</mml:mo>
    </mml:mrow>
  </mml:mrow>
</mml:math>
</file>

<file path=Object 179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</mml:math>
</file>

<file path=Object 18/content.xml><?xml version="1.0" encoding="utf-8"?>
<mml:math xmlns:mml="http://www.w3.org/1998/Math/MathML" xmlns:m="http://schemas.openxmlformats.org/officeDocument/2006/math">
  <mml:mi>L</mml:mi>
  <mml:mfenced separators="|">
    <mml:mrow>
      <mml:msub>
        <mml:mrow>
          <mml:mi>A</mml:mi>
        </mml:mrow>
        <mml:mrow>
          <mml:mn>3</mml:mn>
        </mml:mrow>
      </mml:msub>
    </mml:mrow>
  </mml:mfenced>
  <mml:mo>=</mml:mo>
  <mml:mfenced open="{" close="}" separators="|">
    <mml:mrow>
      <mml:msubsup>
        <mml:mrow>
          <mml:mi>a</mml:mi>
        </mml:mrow>
        <mml:mrow>
          <mml:mn>1</mml:mn>
        </mml:mrow>
        <mml:mrow>
          <mml:mn>1</mml:mn>
        </mml:mrow>
      </mml:msubsup>
      <mml:mo>+</mml:mo>
      <mml:msubsup>
        <mml:mrow>
          <mml:mi>a</mml:mi>
        </mml:mrow>
        <mml:mrow>
          <mml:mn>2</mml:mn>
        </mml:mrow>
        <mml:mrow>
          <mml:mn>1</mml:mn>
        </mml:mrow>
      </mml:msubsup>
      <mml:mo>+</mml:mo>
      <mml:msubsup>
        <mml:mrow>
          <mml:mi>i</mml:mi>
        </mml:mrow>
        <mml:mrow>
          <mml:mn>1</mml:mn>
        </mml:mrow>
        <mml:mrow>
          <mml:mn>1</mml:mn>
        </mml:mrow>
      </mml:msubsup>
      <mml:msub>
        <mml:mrow>
          <mml:mi>N</mml:mi>
        </mml:mrow>
        <mml:mrow>
          <mml:mn>1</mml:mn>
        </mml:mrow>
      </mml:msub>
      <mml:mo>+</mml:mo>
      <mml:msubsup>
        <mml:mrow>
          <mml:mi>j</mml:mi>
        </mml:mrow>
        <mml:mrow>
          <mml:mn>1</mml:mn>
        </mml:mrow>
        <mml:mrow>
          <mml:mn>1</mml:mn>
        </mml:mrow>
      </mml:msubsup>
      <mml:msub>
        <mml:mrow>
          <mml:mi>N</mml:mi>
        </mml:mrow>
        <mml:mrow>
          <mml:mn>2</mml:mn>
        </mml:mrow>
      </mml:msub>
      <mml:mo>,</mml:mo>
      <mml:mi> </mml:mi>
      <mml:mo>…</mml:mo>
      <mml:msubsup>
        <mml:mrow>
          <mml:mi>a</mml:mi>
        </mml:mrow>
        <mml:mrow>
          <mml:mn>1</mml:mn>
        </mml:mrow>
        <mml:mrow>
          <mml:mn>1</mml:mn>
        </mml:mrow>
      </mml:msubsup>
      <mml:mo>+</mml:mo>
      <mml:msubsup>
        <mml:mrow>
          <mml:mi>a</mml:mi>
        </mml:mrow>
        <mml:mrow>
          <mml:mn>2</mml:mn>
        </mml:mrow>
        <mml:mrow>
          <mml:mi>k</mml:mi>
          <mml:mn>2</mml:mn>
        </mml:mrow>
      </mml:msubsup>
      <mml:mo>+</mml:mo>
      <mml:msubsup>
        <mml:mrow>
          <mml:mi>i</mml:mi>
        </mml:mrow>
        <mml:mrow>
          <mml:mn>1</mml:mn>
        </mml:mrow>
        <mml:mrow>
          <mml:mi>k</mml:mi>
          <mml:mn>2</mml:mn>
        </mml:mrow>
      </mml:msubsup>
      <mml:msub>
        <mml:mrow>
          <mml:mi>N</mml:mi>
        </mml:mrow>
        <mml:mrow>
          <mml:mn>1</mml:mn>
        </mml:mrow>
      </mml:msub>
      <mml:mo>+</mml:mo>
      <mml:msubsup>
        <mml:mrow>
          <mml:mi>j</mml:mi>
        </mml:mrow>
        <mml:mrow>
          <mml:mn>1</mml:mn>
        </mml:mrow>
        <mml:mrow>
          <mml:mi>k</mml:mi>
          <mml:mn>2</mml:mn>
        </mml:mrow>
      </mml:msubsup>
      <mml:msub>
        <mml:mrow>
          <mml:mi>N</mml:mi>
        </mml:mrow>
        <mml:mrow>
          <mml:mn>2</mml:mn>
        </mml:mrow>
      </mml:msub>
      <mml:mo>,</mml:mo>
      <mml:mi> </mml:mi>
      <mml:mo>…</mml:mo>
      <mml:msubsup>
        <mml:mrow>
          <mml:mi>a</mml:mi>
        </mml:mrow>
        <mml:mrow>
          <mml:mn>1</mml:mn>
        </mml:mrow>
        <mml:mrow>
          <mml:mi>k</mml:mi>
          <mml:mn>1</mml:mn>
        </mml:mrow>
      </mml:msubsup>
      <mml:mo>+</mml:mo>
      <mml:msubsup>
        <mml:mrow>
          <mml:mi>a</mml:mi>
        </mml:mrow>
        <mml:mrow>
          <mml:mn>2</mml:mn>
        </mml:mrow>
        <mml:mrow>
          <mml:mi>k</mml:mi>
          <mml:mn>2</mml:mn>
        </mml:mrow>
      </mml:msubsup>
      <mml:mo>+</mml:mo>
      <mml:msubsup>
        <mml:mrow>
          <mml:mi>i</mml:mi>
        </mml:mrow>
        <mml:mrow>
          <mml:mi>k</mml:mi>
          <mml:mn>1</mml:mn>
        </mml:mrow>
        <mml:mrow>
          <mml:mi>k</mml:mi>
          <mml:mn>2</mml:mn>
        </mml:mrow>
      </mml:msubsup>
      <mml:msub>
        <mml:mrow>
          <mml:mi>N</mml:mi>
        </mml:mrow>
        <mml:mrow>
          <mml:mn>1</mml:mn>
        </mml:mrow>
      </mml:msub>
      <mml:mo>+</mml:mo>
      <mml:msubsup>
        <mml:mrow>
          <mml:mi>j</mml:mi>
        </mml:mrow>
        <mml:mrow>
          <mml:mi>k</mml:mi>
          <mml:mn>1</mml:mn>
        </mml:mrow>
        <mml:mrow>
          <mml:mi>k</mml:mi>
          <mml:mn>2</mml:mn>
        </mml:mrow>
      </mml:msubsup>
      <mml:msub>
        <mml:mrow>
          <mml:mi>N</mml:mi>
        </mml:mrow>
        <mml:mrow>
          <mml:mn>2</mml:mn>
        </mml:mrow>
      </mml:msub>
    </mml:mrow>
  </mml:mfenced>
  <mml:mo>⊆</mml:mo>
</mml:math>
</file>

<file path=Object 180/content.xml><?xml version="1.0" encoding="utf-8"?>
<mml:math xmlns:mml="http://www.w3.org/1998/Math/MathML" xmlns:m="http://schemas.openxmlformats.org/officeDocument/2006/math">
  <mml:mi>A</mml:mi>
</mml:math>
</file>

<file path=Object 181/content.xml><?xml version="1.0" encoding="utf-8"?>
<mml:math xmlns:mml="http://www.w3.org/1998/Math/MathML" xmlns:m="http://schemas.openxmlformats.org/officeDocument/2006/math">
  <mml:mi>*</mml:mi>
</mml:math>
</file>

<file path=Object 182/content.xml><?xml version="1.0" encoding="utf-8"?>
<mml:math xmlns:mml="http://www.w3.org/1998/Math/MathML" xmlns:m="http://schemas.openxmlformats.org/officeDocument/2006/math">
  <mml:mi>m</mml:mi>
  <mml:mn>2</mml:mn>
</mml:math>
</file>

<file path=Object 183/content.xml><?xml version="1.0" encoding="utf-8"?>
<mml:math xmlns:mml="http://www.w3.org/1998/Math/MathML" xmlns:m="http://schemas.openxmlformats.org/officeDocument/2006/math">
  <mml:msub>
    <mml:mrow>
      <mml:mi>M</mml:mi>
    </mml:mrow>
    <mml:mrow>
      <mml:mn>2</mml:mn>
    </mml:mrow>
  </mml:msub>
  <mml:mo>←</mml:mo>
  <mml:mrow>
    <mml:mrow>
      <mml:mi mathvariant="normal">map</mml:mi>
    </mml:mrow>
    <mml:mo>⁡</mml:mo>
    <mml:mrow>
      <mml:mo>(</mml:mo>
    </mml:mrow>
  </mml:mrow>
</mml:math>
</file>

<file path=Object 184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</mml:math>
</file>

<file path=Object 185/content.xml><?xml version="1.0" encoding="utf-8"?>
<mml:math xmlns:mml="http://www.w3.org/1998/Math/MathML" xmlns:m="http://schemas.openxmlformats.org/officeDocument/2006/math">
  <mml:mi>B</mml:mi>
</mml:math>
</file>

<file path=Object 186/content.xml><?xml version="1.0" encoding="utf-8"?>
<mml:math xmlns:mml="http://www.w3.org/1998/Math/MathML" xmlns:m="http://schemas.openxmlformats.org/officeDocument/2006/math">
  <mml:mi>*</mml:mi>
</mml:math>
</file>

<file path=Object 187/content.xml><?xml version="1.0" encoding="utf-8"?>
<mml:math xmlns:mml="http://www.w3.org/1998/Math/MathML" xmlns:m="http://schemas.openxmlformats.org/officeDocument/2006/math">
  <mml:mi>m</mml:mi>
  <mml:mn>4</mml:mn>
</mml:math>
</file>

<file path=Object 188/content.xml><?xml version="1.0" encoding="utf-8"?>
<mml:math xmlns:mml="http://www.w3.org/1998/Math/MathML" xmlns:m="http://schemas.openxmlformats.org/officeDocument/2006/math">
  <mml:mo>(</mml:mo>
  <mml:msub>
    <mml:mrow>
      <mml:mi>Y</mml:mi>
    </mml:mrow>
    <mml:mrow>
      <mml:mn>1</mml:mn>
    </mml:mrow>
  </mml:msub>
  <mml:mo>,</mml:mo>
  <mml:msub>
    <mml:mrow>
      <mml:mi>Y</mml:mi>
    </mml:mrow>
    <mml:mrow>
      <mml:mn>2</mml:mn>
    </mml:mrow>
  </mml:msub>
  <mml:mo>)</mml:mo>
</mml:math>
</file>

<file path=Object 189/content.xml><?xml version="1.0" encoding="utf-8"?>
<mml:math xmlns:mml="http://www.w3.org/1998/Math/MathML" xmlns:m="http://schemas.openxmlformats.org/officeDocument/2006/math">
  <mml:msub>
    <mml:mrow>
      <mml:mi>M</mml:mi>
    </mml:mrow>
    <mml:mrow>
      <mml:mn>1</mml:mn>
    </mml:mrow>
  </mml:msub>
  <mml:mo>≠</mml:mo>
  <mml:mi>∅</mml:mi>
</mml:math>
</file>

<file path=Object 19/content.xml><?xml version="1.0" encoding="utf-8"?>
<mml:math xmlns:mml="http://www.w3.org/1998/Math/MathML" xmlns:m="http://schemas.openxmlformats.org/officeDocument/2006/math">
  <mml:mo>⊆</mml:mo>
  <mml:mfenced open="{" close="}" separators="|">
    <mml:mrow>
      <mml:msubsup>
        <mml:mrow>
          <mml:mi>a</mml:mi>
        </mml:mrow>
        <mml:mrow>
          <mml:mn>1</mml:mn>
        </mml:mrow>
        <mml:mrow>
          <mml:mn>1</mml:mn>
        </mml:mrow>
      </mml:msubsup>
      <mml:mo>+</mml:mo>
      <mml:msubsup>
        <mml:mrow>
          <mml:mi>a</mml:mi>
        </mml:mrow>
        <mml:mrow>
          <mml:mn>2</mml:mn>
        </mml:mrow>
        <mml:mrow>
          <mml:mn>1</mml:mn>
        </mml:mrow>
      </mml:msubsup>
      <mml:mo>+</mml:mo>
      <mml:msubsup>
        <mml:mrow>
          <mml:mi>β</mml:mi>
        </mml:mrow>
        <mml:mrow>
          <mml:mn>1</mml:mn>
        </mml:mrow>
        <mml:mrow>
          <mml:mn>1</mml:mn>
        </mml:mrow>
      </mml:msubsup>
      <mml:msub>
        <mml:mrow>
          <mml:mi mathvariant="normal">g</mml:mi>
          <mml:mi mathvariant="normal">c</mml:mi>
          <mml:mi mathvariant="normal">d</mml:mi>
          <mml:mo>(</mml:mo>
          <mml:mi>N</mml:mi>
        </mml:mrow>
        <mml:mrow>
          <mml:mn>1</mml:mn>
        </mml:mrow>
      </mml:msub>
      <mml:mo>,</mml:mo>
      <mml:msub>
        <mml:mrow>
          <mml:mi>N</mml:mi>
        </mml:mrow>
        <mml:mrow>
          <mml:mn>2</mml:mn>
        </mml:mrow>
      </mml:msub>
      <mml:mo>)</mml:mo>
      <mml:mo>,</mml:mo>
      <mml:mi> </mml:mi>
      <mml:mo>…</mml:mo>
      <mml:msubsup>
        <mml:mrow>
          <mml:mi>a</mml:mi>
        </mml:mrow>
        <mml:mrow>
          <mml:mn>1</mml:mn>
        </mml:mrow>
        <mml:mrow>
          <mml:mn>1</mml:mn>
        </mml:mrow>
      </mml:msubsup>
      <mml:mo>+</mml:mo>
      <mml:msubsup>
        <mml:mrow>
          <mml:mi>a</mml:mi>
        </mml:mrow>
        <mml:mrow>
          <mml:mn>2</mml:mn>
        </mml:mrow>
        <mml:mrow>
          <mml:mi>k</mml:mi>
          <mml:mn>2</mml:mn>
        </mml:mrow>
      </mml:msubsup>
      <mml:mo>+</mml:mo>
      <mml:msubsup>
        <mml:mrow>
          <mml:mi>β</mml:mi>
        </mml:mrow>
        <mml:mrow>
          <mml:mn>1</mml:mn>
        </mml:mrow>
        <mml:mrow>
          <mml:mi>k</mml:mi>
          <mml:mn>2</mml:mn>
        </mml:mrow>
      </mml:msubsup>
      <mml:msub>
        <mml:mrow>
          <mml:mi mathvariant="normal">g</mml:mi>
          <mml:mi mathvariant="normal">c</mml:mi>
          <mml:mi mathvariant="normal">d</mml:mi>
          <mml:mo>(</mml:mo>
          <mml:mi>N</mml:mi>
        </mml:mrow>
        <mml:mrow>
          <mml:mn>1</mml:mn>
        </mml:mrow>
      </mml:msub>
      <mml:mo>,</mml:mo>
      <mml:msub>
        <mml:mrow>
          <mml:mi>N</mml:mi>
        </mml:mrow>
        <mml:mrow>
          <mml:mn>2</mml:mn>
        </mml:mrow>
      </mml:msub>
      <mml:mo>)</mml:mo>
      <mml:mo>,</mml:mo>
      <mml:mi> </mml:mi>
      <mml:mo>…</mml:mo>
      <mml:msubsup>
        <mml:mrow>
          <mml:mi>a</mml:mi>
        </mml:mrow>
        <mml:mrow>
          <mml:mn>1</mml:mn>
        </mml:mrow>
        <mml:mrow>
          <mml:mi>k</mml:mi>
          <mml:mn>1</mml:mn>
        </mml:mrow>
      </mml:msubsup>
      <mml:mo>+</mml:mo>
      <mml:msubsup>
        <mml:mrow>
          <mml:mi>a</mml:mi>
        </mml:mrow>
        <mml:mrow>
          <mml:mn>2</mml:mn>
        </mml:mrow>
        <mml:mrow>
          <mml:mi>k</mml:mi>
          <mml:mn>2</mml:mn>
        </mml:mrow>
      </mml:msubsup>
      <mml:mo>+</mml:mo>
      <mml:msubsup>
        <mml:mrow>
          <mml:mi>β</mml:mi>
        </mml:mrow>
        <mml:mrow>
          <mml:mi>k</mml:mi>
          <mml:mn>1</mml:mn>
        </mml:mrow>
        <mml:mrow>
          <mml:mi>k</mml:mi>
          <mml:mn>2</mml:mn>
        </mml:mrow>
      </mml:msubsup>
      <mml:msub>
        <mml:mrow>
          <mml:mi mathvariant="normal">g</mml:mi>
          <mml:mi mathvariant="normal">c</mml:mi>
          <mml:mi mathvariant="normal">d</mml:mi>
          <mml:mo>(</mml:mo>
          <mml:mi>N</mml:mi>
        </mml:mrow>
        <mml:mrow>
          <mml:mn>1</mml:mn>
        </mml:mrow>
      </mml:msub>
      <mml:mo>,</mml:mo>
      <mml:msub>
        <mml:mrow>
          <mml:mi>N</mml:mi>
        </mml:mrow>
        <mml:mrow>
          <mml:mn>2</mml:mn>
        </mml:mrow>
      </mml:msub>
      <mml:mo>)</mml:mo>
    </mml:mrow>
  </mml:mfenced>
  <mml:mo>⇒</mml:mo>
</mml:math>
</file>

<file path=Object 190/content.xml><?xml version="1.0" encoding="utf-8"?>
<mml:math xmlns:mml="http://www.w3.org/1998/Math/MathML" xmlns:m="http://schemas.openxmlformats.org/officeDocument/2006/math">
  <mml:msub>
    <mml:mrow>
      <mml:mi>M</mml:mi>
    </mml:mrow>
    <mml:mrow>
      <mml:mn>2</mml:mn>
    </mml:mrow>
  </mml:msub>
  <mml:mo>≠</mml:mo>
  <mml:mi>∅</mml:mi>
</mml:math>
</file>

<file path=Object 191/content.xml><?xml version="1.0" encoding="utf-8"?>
<mml:math xmlns:mml="http://www.w3.org/1998/Math/MathML" xmlns:m="http://schemas.openxmlformats.org/officeDocument/2006/math">
  <mml:mi>i</mml:mi>
  <mml:mi>n</mml:mi>
  <mml:mi>s</mml:mi>
  <mml:mo>←</mml:mo>
  <mml:mrow>
    <mml:mrow>
      <mml:mi mathvariant="normal">intersection</mml:mi>
    </mml:mrow>
    <mml:mo>⁡</mml:mo>
    <mml:mrow>
      <mml:mfenced separators="|">
        <mml:mrow>
          <mml:msub>
            <mml:mrow>
              <mml:mi>Y</mml:mi>
            </mml:mrow>
            <mml:mrow>
              <mml:mn>1</mml:mn>
            </mml:mrow>
          </mml:msub>
          <mml:mo>,</mml:mo>
          <mml:msub>
            <mml:mrow>
              <mml:mi>Y</mml:mi>
            </mml:mrow>
            <mml:mrow>
              <mml:mn>2</mml:mn>
            </mml:mrow>
          </mml:msub>
        </mml:mrow>
      </mml:mfenced>
    </mml:mrow>
  </mml:mrow>
</mml:math>
</file>

<file path=Object 192/content.xml><?xml version="1.0" encoding="utf-8"?>
<mml:math xmlns:mml="http://www.w3.org/1998/Math/MathML" xmlns:m="http://schemas.openxmlformats.org/officeDocument/2006/math">
  <mml:mrow>
    <mml:mrow>
      <mml:mi mathvariant="italic">мн</mml:mi>
      <mml:mo>.</mml:mo>
      <mml:mi> </mml:mi>
      <mml:mi mathvariant="italic">вычетов </mml:mi>
      <mml:mi mathvariant="normal">reduction</mml:mi>
    </mml:mrow>
    <mml:mo>⁡</mml:mo>
    <mml:mrow>
      <mml:mfenced separators="|">
        <mml:mrow>
          <mml:mi>i</mml:mi>
          <mml:mi>n</mml:mi>
          <mml:mi>s</mml:mi>
          <mml:mo>,</mml:mo>
          <mml:mi> </mml:mi>
          <mml:msub>
            <mml:mrow>
              <mml:mi>N</mml:mi>
            </mml:mrow>
            <mml:mrow>
              <mml:mn>3</mml:mn>
            </mml:mrow>
          </mml:msub>
        </mml:mrow>
      </mml:mfenced>
    </mml:mrow>
  </mml:mrow>
  <mml:mo>⊂</mml:mo>
  <mml:mi>м</mml:mi>
  <mml:mi>н</mml:mi>
  <mml:mo>.</mml:mo>
  <mml:mi> </mml:mi>
  <mml:mi>в</mml:mi>
  <mml:mi>ы</mml:mi>
  <mml:mi>ч</mml:mi>
  <mml:mi>е</mml:mi>
  <mml:mi>т</mml:mi>
  <mml:mi>о</mml:mi>
  <mml:mi>в</mml:mi>
  <mml:mi> </mml:mi>
  <mml:msub>
    <mml:mrow>
      <mml:mi>Y</mml:mi>
    </mml:mrow>
    <mml:mrow>
      <mml:mn>1</mml:mn>
    </mml:mrow>
  </mml:msub>
</mml:math>
</file>

<file path=Object 193/content.xml><?xml version="1.0" encoding="utf-8"?>
<mml:math xmlns:mml="http://www.w3.org/1998/Math/MathML" xmlns:m="http://schemas.openxmlformats.org/officeDocument/2006/math">
  <mml:msub>
    <mml:mrow>
      <mml:mi>Y</mml:mi>
    </mml:mrow>
    <mml:mrow>
      <mml:mn>1</mml:mn>
    </mml:mrow>
  </mml:msub>
  <mml:mo>←</mml:mo>
  <mml:mrow>
    <mml:mrow>
      <mml:mi mathvariant="normal">reduction</mml:mi>
    </mml:mrow>
    <mml:mo>⁡</mml:mo>
    <mml:mrow>
      <mml:mfenced separators="|">
        <mml:mrow>
          <mml:mi>i</mml:mi>
          <mml:mi>n</mml:mi>
          <mml:mi>s</mml:mi>
          <mml:mo>,</mml:mo>
          <mml:mi> </mml:mi>
          <mml:msub>
            <mml:mrow>
              <mml:mi>N</mml:mi>
            </mml:mrow>
            <mml:mrow>
              <mml:mn>3</mml:mn>
            </mml:mrow>
          </mml:msub>
        </mml:mrow>
      </mml:mfenced>
    </mml:mrow>
  </mml:mrow>
</mml:math>
</file>

<file path=Object 194/content.xml><?xml version="1.0" encoding="utf-8"?>
<mml:math xmlns:mml="http://www.w3.org/1998/Math/MathML" xmlns:m="http://schemas.openxmlformats.org/officeDocument/2006/math">
  <mml:mrow>
    <mml:mrow>
      <mml:mi mathvariant="italic">мн</mml:mi>
      <mml:mo>.</mml:mo>
      <mml:mi> </mml:mi>
      <mml:mi mathvariant="italic">вычетов </mml:mi>
      <mml:mi mathvariant="normal">reduction</mml:mi>
    </mml:mrow>
    <mml:mo>⁡</mml:mo>
    <mml:mrow>
      <mml:mfenced separators="|">
        <mml:mrow>
          <mml:mi>i</mml:mi>
          <mml:mi>n</mml:mi>
          <mml:mi>s</mml:mi>
          <mml:mo>,</mml:mo>
          <mml:mi> </mml:mi>
          <mml:msub>
            <mml:mrow>
              <mml:mi>N</mml:mi>
            </mml:mrow>
            <mml:mrow>
              <mml:mn>4</mml:mn>
            </mml:mrow>
          </mml:msub>
        </mml:mrow>
      </mml:mfenced>
    </mml:mrow>
  </mml:mrow>
  <mml:mo>⊂</mml:mo>
  <mml:mi>м</mml:mi>
  <mml:mi>н</mml:mi>
  <mml:mo>.</mml:mo>
  <mml:mi> </mml:mi>
  <mml:mi>в</mml:mi>
  <mml:mi>ы</mml:mi>
  <mml:mi>ч</mml:mi>
  <mml:mi>е</mml:mi>
  <mml:mi>т</mml:mi>
  <mml:mi>о</mml:mi>
  <mml:mi>в</mml:mi>
  <mml:mi> </mml:mi>
  <mml:msub>
    <mml:mrow>
      <mml:mi>Y</mml:mi>
    </mml:mrow>
    <mml:mrow>
      <mml:mn>2</mml:mn>
    </mml:mrow>
  </mml:msub>
</mml:math>
</file>

<file path=Object 195/content.xml><?xml version="1.0" encoding="utf-8"?>
<mml:math xmlns:mml="http://www.w3.org/1998/Math/MathML" xmlns:m="http://schemas.openxmlformats.org/officeDocument/2006/math">
  <mml:msub>
    <mml:mrow>
      <mml:mi>Y</mml:mi>
    </mml:mrow>
    <mml:mrow>
      <mml:mn>2</mml:mn>
    </mml:mrow>
  </mml:msub>
  <mml:mo>←</mml:mo>
  <mml:mrow>
    <mml:mrow>
      <mml:mi mathvariant="normal">reduction</mml:mi>
    </mml:mrow>
    <mml:mo>⁡</mml:mo>
    <mml:mrow>
      <mml:mfenced separators="|">
        <mml:mrow>
          <mml:mi>i</mml:mi>
          <mml:mi>n</mml:mi>
          <mml:mi>s</mml:mi>
          <mml:mo>,</mml:mo>
          <mml:mi> </mml:mi>
          <mml:msub>
            <mml:mrow>
              <mml:mi>N</mml:mi>
            </mml:mrow>
            <mml:mrow>
              <mml:mn>4</mml:mn>
            </mml:mrow>
          </mml:msub>
        </mml:mrow>
      </mml:mfenced>
    </mml:mrow>
  </mml:mrow>
</mml:math>
</file>

<file path=Object 196/content.xml><?xml version="1.0" encoding="utf-8"?>
<mml:math xmlns:mml="http://www.w3.org/1998/Math/MathML" xmlns:m="http://schemas.openxmlformats.org/officeDocument/2006/math">
  <mml:mrow>
    <mml:mrow>
      <mml:mi mathvariant="normal">filter</mml:mi>
    </mml:mrow>
    <mml:mo>⁡</mml:mo>
    <mml:mrow>
      <mml:mo>(</mml:mo>
      <mml:msub>
        <mml:mrow>
          <mml:mi>M</mml:mi>
        </mml:mrow>
        <mml:mrow>
          <mml:mn>1</mml:mn>
        </mml:mrow>
      </mml:msub>
      <mml:mo>,</mml:mo>
      <mml:mi> </mml:mi>
      <mml:mi>м</mml:mi>
      <mml:mi>н</mml:mi>
      <mml:mo>.</mml:mo>
      <mml:mi> </mml:mi>
      <mml:mi>в</mml:mi>
      <mml:mi>ы</mml:mi>
      <mml:mi>ч</mml:mi>
      <mml:mi>е</mml:mi>
      <mml:mi>т</mml:mi>
      <mml:mi>о</mml:mi>
      <mml:mi>в</mml:mi>
      <mml:mi> </mml:mi>
      <mml:mi>m</mml:mi>
      <mml:mi>i</mml:mi>
      <mml:mi>n</mml:mi>
      <mml:mo>∈</mml:mo>
      <mml:msub>
        <mml:mrow>
          <mml:mi>M</mml:mi>
        </mml:mrow>
        <mml:mrow>
          <mml:mn>1</mml:mn>
        </mml:mrow>
      </mml:msub>
      <mml:mo>⊆</mml:mo>
      <mml:mi>м</mml:mi>
      <mml:mi>н</mml:mi>
      <mml:mo>.</mml:mo>
      <mml:mi> </mml:mi>
      <mml:mi>в</mml:mi>
      <mml:mi>ы</mml:mi>
      <mml:mi>ч</mml:mi>
      <mml:mi>е</mml:mi>
      <mml:mi>т</mml:mi>
      <mml:mi>о</mml:mi>
      <mml:mi>в</mml:mi>
      <mml:mi> </mml:mi>
      <mml:msub>
        <mml:mrow>
          <mml:mi>Y</mml:mi>
        </mml:mrow>
        <mml:mrow>
          <mml:mn>1</mml:mn>
        </mml:mrow>
      </mml:msub>
      <mml:mo>)</mml:mo>
    </mml:mrow>
  </mml:mrow>
</mml:math>
</file>

<file path=Object 197/content.xml><?xml version="1.0" encoding="utf-8"?>
<mml:math xmlns:mml="http://www.w3.org/1998/Math/MathML" xmlns:m="http://schemas.openxmlformats.org/officeDocument/2006/math">
  <mml:mrow>
    <mml:mrow>
      <mml:mi mathvariant="normal">filter</mml:mi>
    </mml:mrow>
    <mml:mo>⁡</mml:mo>
    <mml:mrow>
      <mml:mo>(</mml:mo>
      <mml:msub>
        <mml:mrow>
          <mml:mi>M</mml:mi>
        </mml:mrow>
        <mml:mrow>
          <mml:mn>2</mml:mn>
        </mml:mrow>
      </mml:msub>
      <mml:mo>,</mml:mo>
      <mml:mi> </mml:mi>
      <mml:mi>м</mml:mi>
      <mml:mi>н</mml:mi>
      <mml:mo>.</mml:mo>
      <mml:mi> </mml:mi>
      <mml:mi>в</mml:mi>
      <mml:mi>ы</mml:mi>
      <mml:mi>ч</mml:mi>
      <mml:mi>е</mml:mi>
      <mml:mi>т</mml:mi>
      <mml:mi>о</mml:mi>
      <mml:mi>в</mml:mi>
      <mml:mi> </mml:mi>
      <mml:mi>m</mml:mi>
      <mml:mi>i</mml:mi>
      <mml:mi>n</mml:mi>
      <mml:mo>∈</mml:mo>
      <mml:msub>
        <mml:mrow>
          <mml:mi>M</mml:mi>
        </mml:mrow>
        <mml:mrow>
          <mml:mn>2</mml:mn>
        </mml:mrow>
      </mml:msub>
      <mml:mo>⊆</mml:mo>
      <mml:mi>м</mml:mi>
      <mml:mi>н</mml:mi>
      <mml:mo>.</mml:mo>
      <mml:mi> </mml:mi>
      <mml:mi>в</mml:mi>
      <mml:mi>ы</mml:mi>
      <mml:mi>ч</mml:mi>
      <mml:mi>е</mml:mi>
      <mml:mi>т</mml:mi>
      <mml:mi>о</mml:mi>
      <mml:mi>в</mml:mi>
      <mml:mi> </mml:mi>
      <mml:msub>
        <mml:mrow>
          <mml:mi>Y</mml:mi>
        </mml:mrow>
        <mml:mrow>
          <mml:mn>2</mml:mn>
        </mml:mrow>
      </mml:msub>
      <mml:mo>)</mml:mo>
    </mml:mrow>
  </mml:mrow>
</mml:math>
</file>

<file path=Object 198/content.xml><?xml version="1.0" encoding="utf-8"?>
<mml:math xmlns:mml="http://www.w3.org/1998/Math/MathML" xmlns:m="http://schemas.openxmlformats.org/officeDocument/2006/math">
  <mml:mo>(</mml:mo>
  <mml:msub>
    <mml:mrow>
      <mml:mi>Y</mml:mi>
    </mml:mrow>
    <mml:mrow>
      <mml:mn>1</mml:mn>
    </mml:mrow>
  </mml:msub>
  <mml:mo>,</mml:mo>
  <mml:msub>
    <mml:mrow>
      <mml:mi>Y</mml:mi>
    </mml:mrow>
    <mml:mrow>
      <mml:mn>2</mml:mn>
    </mml:mrow>
  </mml:msub>
  <mml:mo>)</mml:mo>
</mml:math>
</file>

<file path=Object 199/content.xml><?xml version="1.0" encoding="utf-8"?>
<mml:math xmlns:mml="http://www.w3.org/1998/Math/MathML" xmlns:m="http://schemas.openxmlformats.org/officeDocument/2006/math">
  <mml:mi>s</mml:mi>
  <mml:mi>o</mml:mi>
  <mml:mi>l</mml:mi>
  <mml:mi>u</mml:mi>
  <mml:mi>t</mml:mi>
  <mml:mi>i</mml:mi>
  <mml:mi>o</mml:mi>
  <mml:mi>n</mml:mi>
  <mml:mi>s</mml:mi>
  <mml:mo>←</mml:mo>
  <mml:mi>s</mml:mi>
  <mml:mi>o</mml:mi>
  <mml:mi>l</mml:mi>
  <mml:mi>u</mml:mi>
  <mml:mi>t</mml:mi>
  <mml:mi>i</mml:mi>
  <mml:mi>o</mml:mi>
  <mml:mi>n</mml:mi>
  <mml:mi>s</mml:mi>
  <mml:mo>∪</mml:mo>
  <mml:mfenced open="{" close="}" separators="|">
    <mml:mrow>
      <mml:mfenced separators="|">
        <mml:mrow>
          <mml:mrow>
            <mml:mrow>
              <mml:mi mathvariant="normal">intersection</mml:mi>
            </mml:mrow>
            <mml:mo>⁡</mml:mo>
            <mml:mrow>
              <mml:mfenced separators="|">
                <mml:mrow>
                  <mml:msub>
                    <mml:mrow>
                      <mml:mi>X</mml:mi>
                    </mml:mrow>
                    <mml:mrow>
                      <mml:mn>1</mml:mn>
                    </mml:mrow>
                  </mml:msub>
                  <mml:mo>,</mml:mo>
                  <mml:msub>
                    <mml:mrow>
                      <mml:mi>X</mml:mi>
                    </mml:mrow>
                    <mml:mrow>
                      <mml:mn>2</mml:mn>
                    </mml:mrow>
                  </mml:msub>
                </mml:mrow>
              </mml:mfenced>
            </mml:mrow>
          </mml:mrow>
          <mml:mo>,</mml:mo>
          <mml:mrow>
            <mml:mrow>
              <mml:mi mathvariant="normal">intersection</mml:mi>
            </mml:mrow>
            <mml:mo>⁡</mml:mo>
            <mml:mrow>
              <mml:mfenced separators="|">
                <mml:mrow>
                  <mml:msub>
                    <mml:mrow>
                      <mml:mi>Y</mml:mi>
                    </mml:mrow>
                    <mml:mrow>
                      <mml:mn>1</mml:mn>
                    </mml:mrow>
                  </mml:msub>
                  <mml:mo>,</mml:mo>
                  <mml:msub>
                    <mml:mrow>
                      <mml:mi>Y</mml:mi>
                    </mml:mrow>
                    <mml:mrow>
                      <mml:mn>2</mml:mn>
                    </mml:mrow>
                  </mml:msub>
                </mml:mrow>
              </mml:mfenced>
            </mml:mrow>
          </mml:mrow>
        </mml:mrow>
      </mml:mfenced>
    </mml:mrow>
  </mml:mfenced>
</mml:math>
</file>

<file path=Object 2/content.xml><?xml version="1.0" encoding="utf-8"?>
<mml:math xmlns:mml="http://www.w3.org/1998/Math/MathML" xmlns:m="http://schemas.openxmlformats.org/officeDocument/2006/math">
  <mml:msub>
    <mml:mrow>
      <mml:mi>a</mml:mi>
    </mml:mrow>
    <mml:mrow>
      <mml:mn>1</mml:mn>
    </mml:mrow>
  </mml:msub>
  <mml:mo>,</mml:mo>
  <mml:mi> </mml:mi>
  <mml:mo>…</mml:mo>
  <mml:msub>
    <mml:mrow>
      <mml:mi>a</mml:mi>
    </mml:mrow>
    <mml:mrow>
      <mml:mi>k</mml:mi>
    </mml:mrow>
  </mml:msub>
</mml:math>
</file>

<file path=Object 20/content.xml><?xml version="1.0" encoding="utf-8"?>
<mml:math xmlns:mml="http://www.w3.org/1998/Math/MathML" xmlns:m="http://schemas.openxmlformats.org/officeDocument/2006/math">
  <mml:msubsup>
    <mml:mrow>
      <mml:mi>A</mml:mi>
    </mml:mrow>
    <mml:mrow>
      <mml:mn>3</mml:mn>
    </mml:mrow>
    <mml:mrow>
      <mml:mi>*</mml:mi>
    </mml:mrow>
  </mml:msubsup>
  <mml:mo>=</mml:mo>
  <mml:mfenced open="{" close="}" separators="|">
    <mml:mrow>
      <mml:msubsup>
        <mml:mrow>
          <mml:mi>a</mml:mi>
        </mml:mrow>
        <mml:mrow>
          <mml:mn>1</mml:mn>
        </mml:mrow>
        <mml:mrow>
          <mml:mn>1</mml:mn>
        </mml:mrow>
      </mml:msubsup>
      <mml:mo>+</mml:mo>
      <mml:msubsup>
        <mml:mrow>
          <mml:mi>a</mml:mi>
        </mml:mrow>
        <mml:mrow>
          <mml:mn>2</mml:mn>
        </mml:mrow>
        <mml:mrow>
          <mml:mn>1</mml:mn>
        </mml:mrow>
      </mml:msubsup>
      <mml:mo>,</mml:mo>
      <mml:mo>…</mml:mo>
      <mml:msubsup>
        <mml:mrow>
          <mml:mi>a</mml:mi>
        </mml:mrow>
        <mml:mrow>
          <mml:mn>1</mml:mn>
        </mml:mrow>
        <mml:mrow>
          <mml:mi>k</mml:mi>
          <mml:mn>1</mml:mn>
        </mml:mrow>
      </mml:msubsup>
      <mml:mo>+</mml:mo>
      <mml:msubsup>
        <mml:mrow>
          <mml:mi>a</mml:mi>
        </mml:mrow>
        <mml:mrow>
          <mml:mn>2</mml:mn>
        </mml:mrow>
        <mml:mrow>
          <mml:mi>k</mml:mi>
          <mml:mn>2</mml:mn>
        </mml:mrow>
      </mml:msubsup>
    </mml:mrow>
  </mml:mfenced>
  <mml:mi> </mml:mi>
  <mml:mi>%</mml:mi>
  <mml:mi> </mml:mi>
  <mml:msub>
    <mml:mrow>
      <mml:mi mathvariant="normal">g</mml:mi>
      <mml:mi mathvariant="normal">c</mml:mi>
      <mml:mi mathvariant="normal">d</mml:mi>
      <mml:mo>(</mml:mo>
      <mml:mi>N</mml:mi>
    </mml:mrow>
    <mml:mrow>
      <mml:mn>1</mml:mn>
    </mml:mrow>
  </mml:msub>
  <mml:mo>,</mml:mo>
  <mml:msub>
    <mml:mrow>
      <mml:mi>N</mml:mi>
    </mml:mrow>
    <mml:mrow>
      <mml:mn>2</mml:mn>
    </mml:mrow>
  </mml:msub>
  <mml:mo>)</mml:mo>
  <mml:mo>,</mml:mo>
  <mml:mi> </mml:mi>
  <mml:mi> </mml:mi>
  <mml:mi>г</mml:mi>
  <mml:mi>д</mml:mi>
  <mml:mi>е</mml:mi>
  <mml:mi> </mml:mi>
  <mml:msub>
    <mml:mrow>
      <mml:mi>i</mml:mi>
    </mml:mrow>
    <mml:mrow>
      <mml:mi>*</mml:mi>
    </mml:mrow>
  </mml:msub>
  <mml:mo>,</mml:mo>
  <mml:msub>
    <mml:mrow>
      <mml:mi>j</mml:mi>
    </mml:mrow>
    <mml:mrow>
      <mml:mi>*</mml:mi>
    </mml:mrow>
  </mml:msub>
  <mml:mo>,</mml:mo>
  <mml:msub>
    <mml:mrow>
      <mml:mi>β</mml:mi>
    </mml:mrow>
    <mml:mrow>
      <mml:mi>*</mml:mi>
    </mml:mrow>
  </mml:msub>
  <mml:mo>∈</mml:mo>
  <mml:mi mathvariant="double-struck">N</mml:mi>
  <mml:mo>∪</mml:mo>
  <mml:mfenced open="{" close="}" separators="|">
    <mml:mrow>
      <mml:mn>0</mml:mn>
    </mml:mrow>
  </mml:mfenced>
</mml:math>
</file>

<file path=Object 200/content.xml><?xml version="1.0" encoding="utf-8"?>
<mml:math xmlns:mml="http://www.w3.org/1998/Math/MathML" xmlns:m="http://schemas.openxmlformats.org/officeDocument/2006/math">
  <mml:mi>s</mml:mi>
  <mml:mi>o</mml:mi>
  <mml:mi>l</mml:mi>
  <mml:mi>u</mml:mi>
  <mml:mi>t</mml:mi>
  <mml:mi>i</mml:mi>
  <mml:mi>o</mml:mi>
  <mml:mi>n</mml:mi>
  <mml:mi>s</mml:mi>
</mml:math>
</file>

<file path=Object 21/content.xml><?xml version="1.0" encoding="utf-8"?>
<mml:math xmlns:mml="http://www.w3.org/1998/Math/MathML" xmlns:m="http://schemas.openxmlformats.org/officeDocument/2006/math">
  <mml:msup>
    <mml:mrow>
      <mml:mi>A</mml:mi>
    </mml:mrow>
    <mml:mrow>
      <mml:mi>*</mml:mi>
    </mml:mrow>
  </mml:msup>
  <mml:mo>=</mml:mo>
  <mml:mo>{</mml:mo>
  <mml:mn>0</mml:mn>
  <mml:mo>}</mml:mo>
  <mml:mi> </mml:mi>
  <mml:mi>%</mml:mi>
  <mml:mi> </mml:mi>
  <mml:mn>1</mml:mn>
</mml:math>
</file>

<file path=Object 22/content.xml><?xml version="1.0" encoding="utf-8"?>
<mml:math xmlns:mml="http://www.w3.org/1998/Math/MathML" xmlns:m="http://schemas.openxmlformats.org/officeDocument/2006/math">
  <mml:mi>A</mml:mi>
  <mml:mo>=</mml:mo>
  <mml:mfenced open="{" close="}" separators="|">
    <mml:mrow>
      <mml:msub>
        <mml:mrow>
          <mml:mi>a</mml:mi>
        </mml:mrow>
        <mml:mrow>
          <mml:mn>1</mml:mn>
        </mml:mrow>
      </mml:msub>
      <mml:mo>,</mml:mo>
      <mml:mi> </mml:mi>
      <mml:mo>…</mml:mo>
      <mml:msub>
        <mml:mrow>
          <mml:mi>a</mml:mi>
        </mml:mrow>
        <mml:mrow>
          <mml:mi>k</mml:mi>
        </mml:mrow>
      </mml:msub>
    </mml:mrow>
  </mml:mfenced>
  <mml:mi> </mml:mi>
  <mml:mi>%</mml:mi>
  <mml:mi> </mml:mi>
  <mml:mi>m</mml:mi>
  <mml:mi>N</mml:mi>
  <mml:mo>,</mml:mo>
  <mml:mi> </mml:mi>
  <mml:mi>m</mml:mi>
  <mml:mo>∈</mml:mo>
  <mml:mi mathvariant="double-struck">N</mml:mi>
</mml:math>
</file>

<file path=Object 23/content.xml><?xml version="1.0" encoding="utf-8"?>
<mml:math xmlns:mml="http://www.w3.org/1998/Math/MathML" xmlns:m="http://schemas.openxmlformats.org/officeDocument/2006/math">
  <mml:mrow>
    <mml:mrow>
      <mml:mi mathvariant="normal">reduction</mml:mi>
    </mml:mrow>
    <mml:mo>⁡</mml:mo>
    <mml:mrow>
      <mml:mfenced separators="|">
        <mml:mrow>
          <mml:mi>A</mml:mi>
          <mml:mo>,</mml:mo>
          <mml:mi> </mml:mi>
          <mml:mi>N</mml:mi>
        </mml:mrow>
      </mml:mfenced>
      <mml:mo>≔</mml:mo>
    </mml:mrow>
  </mml:mrow>
  <mml:mfenced open="{" close="}" separators="|">
    <mml:mrow>
      <mml:msub>
        <mml:mrow>
          <mml:mi>a</mml:mi>
        </mml:mrow>
        <mml:mrow>
          <mml:mn>1</mml:mn>
        </mml:mrow>
      </mml:msub>
      <mml:mo>,</mml:mo>
      <mml:mi> </mml:mi>
      <mml:mo>…</mml:mo>
      <mml:msub>
        <mml:mrow>
          <mml:mi>a</mml:mi>
        </mml:mrow>
        <mml:mrow>
          <mml:mi>k</mml:mi>
        </mml:mrow>
      </mml:msub>
    </mml:mrow>
  </mml:mfenced>
  <mml:mi> </mml:mi>
  <mml:mi>%</mml:mi>
  <mml:mi> </mml:mi>
  <mml:mi>N</mml:mi>
</mml:math>
</file>

<file path=Object 24/content.xml><?xml version="1.0" encoding="utf-8"?>
<mml:math xmlns:mml="http://www.w3.org/1998/Math/MathML" xmlns:m="http://schemas.openxmlformats.org/officeDocument/2006/math">
  <mml:msup>
    <mml:mrow>
      <mml:mo>(</mml:mo>
      <mml:mi>A</mml:mi>
      <mml:mi>*</mml:mi>
      <mml:mi>B</mml:mi>
      <mml:mo>)</mml:mo>
    </mml:mrow>
    <mml:mrow>
      <mml:mi>*</mml:mi>
    </mml:mrow>
  </mml:msup>
  <mml:mo>=</mml:mo>
  <mml:mi>C</mml:mi>
  <mml:mo>=</mml:mo>
  <mml:mfenced open="{" close="}" separators="|">
    <mml:mrow>
      <mml:msub>
        <mml:mrow>
          <mml:mi>c</mml:mi>
        </mml:mrow>
        <mml:mrow>
          <mml:mn>1</mml:mn>
        </mml:mrow>
      </mml:msub>
      <mml:mo>,</mml:mo>
      <mml:mo>…</mml:mo>
      <mml:msub>
        <mml:mrow>
          <mml:mi>c</mml:mi>
        </mml:mrow>
        <mml:mrow>
          <mml:mi>k</mml:mi>
        </mml:mrow>
      </mml:msub>
    </mml:mrow>
  </mml:mfenced>
  <mml:mi> </mml:mi>
  <mml:mi>%</mml:mi>
  <mml:mi> </mml:mi>
  <mml:mi>N</mml:mi>
</mml:math>
</file>

<file path=Object 25/content.xml><?xml version="1.0" encoding="utf-8"?>
<mml:math xmlns:mml="http://www.w3.org/1998/Math/MathML" xmlns:m="http://schemas.openxmlformats.org/officeDocument/2006/math">
  <mml:msub>
    <mml:mrow>
      <mml:mfenced open="[" close="]" separators="|">
        <mml:mrow>
          <mml:mi>A</mml:mi>
        </mml:mrow>
      </mml:mfenced>
    </mml:mrow>
    <mml:mrow>
      <mml:mi>N</mml:mi>
    </mml:mrow>
  </mml:msub>
  <mml:mo>≔</mml:mo>
  <mml:mfenced open="{" close="}" separators="|">
    <mml:mrow>
      <mml:mi>R</mml:mi>
    </mml:mrow>
    <mml:mrow>
      <mml:mrow>
        <mml:mrow>
          <mml:mi mathvariant="normal">reduction</mml:mi>
        </mml:mrow>
        <mml:mo>⁡</mml:mo>
        <mml:mrow>
          <mml:mfenced separators="|">
            <mml:mrow>
              <mml:mi>R</mml:mi>
              <mml:mo>,</mml:mo>
              <mml:mi> </mml:mi>
              <mml:mi>N</mml:mi>
            </mml:mrow>
          </mml:mfenced>
          <mml:mo>=</mml:mo>
          <mml:mrow>
            <mml:mrow>
              <mml:mi mathvariant="normal">reduction</mml:mi>
            </mml:mrow>
            <mml:mo>⁡</mml:mo>
            <mml:mrow>
              <mml:mfenced separators="|">
                <mml:mrow>
                  <mml:mi>A</mml:mi>
                  <mml:mo>,</mml:mo>
                  <mml:mi> </mml:mi>
                  <mml:mi>N</mml:mi>
                </mml:mrow>
              </mml:mfenced>
            </mml:mrow>
          </mml:mrow>
        </mml:mrow>
      </mml:mrow>
    </mml:mrow>
  </mml:mfenced>
</mml:math>
</file>

<file path=Object 26/content.xml><?xml version="1.0" encoding="utf-8"?>
<mml:math xmlns:mml="http://www.w3.org/1998/Math/MathML" xmlns:m="http://schemas.openxmlformats.org/officeDocument/2006/math">
  <mml:msub>
    <mml:mrow>
      <mml:mfenced open="[" close="]" separators="|">
        <mml:mrow>
          <mml:mi>B</mml:mi>
        </mml:mrow>
      </mml:mfenced>
    </mml:mrow>
    <mml:mrow>
      <mml:mi>N</mml:mi>
    </mml:mrow>
  </mml:msub>
</mml:math>
</file>

<file path=Object 27/content.xml><?xml version="1.0" encoding="utf-8"?>
<mml:math xmlns:mml="http://www.w3.org/1998/Math/MathML" xmlns:m="http://schemas.openxmlformats.org/officeDocument/2006/math">
  <mml:mi>X</mml:mi>
  <mml:mi>*</mml:mi>
  <mml:mi>A</mml:mi>
  <mml:mo>=</mml:mo>
  <mml:mi>B</mml:mi>
</mml:math>
</file>

<file path=Object 28/content.xml><?xml version="1.0" encoding="utf-8"?>
<mml:math xmlns:mml="http://www.w3.org/1998/Math/MathML" xmlns:m="http://schemas.openxmlformats.org/officeDocument/2006/math">
  <mml:mi>S</mml:mi>
  <mml:mo>=</mml:mo>
  <mml:mfenced open="{" close="}" separators="|">
    <mml:mrow>
      <mml:msup>
        <mml:mrow>
          <mml:mi>C</mml:mi>
        </mml:mrow>
        <mml:mrow>
          <mml:mi>*</mml:mi>
        </mml:mrow>
      </mml:msup>
    </mml:mrow>
    <mml:mrow>
      <mml:mi>C</mml:mi>
      <mml:mi>*</mml:mi>
      <mml:mi>A</mml:mi>
      <mml:mo>=</mml:mo>
      <mml:mi>B</mml:mi>
    </mml:mrow>
  </mml:mfenced>
</mml:math>
</file>

<file path=Object 29/content.xml><?xml version="1.0" encoding="utf-8"?>
<mml:math xmlns:mml="http://www.w3.org/1998/Math/MathML" xmlns:m="http://schemas.openxmlformats.org/officeDocument/2006/math">
  <mml:mo>∀</mml:mo>
  <mml:mi>C</mml:mi>
  <mml:mo>⊆</mml:mo>
  <mml:mi>S</mml:mi>
  <mml:mo>:</mml:mo>
  <mml:mi> </mml:mi>
  <mml:msup>
    <mml:mrow>
      <mml:mfenced separators="|">
        <mml:mrow>
          <mml:mi>C</mml:mi>
          <mml:mi>*</mml:mi>
          <mml:mi>A</mml:mi>
        </mml:mrow>
      </mml:mfenced>
    </mml:mrow>
    <mml:mrow>
      <mml:mi>*</mml:mi>
    </mml:mrow>
  </mml:msup>
  <mml:mo>=</mml:mo>
  <mml:msup>
    <mml:mrow>
      <mml:mi>B</mml:mi>
    </mml:mrow>
    <mml:mrow>
      <mml:mi>*</mml:mi>
    </mml:mrow>
  </mml:msup>
</mml:math>
</file>

<file path=Object 3/content.xml><?xml version="1.0" encoding="utf-8"?>
<mml:math xmlns:mml="http://www.w3.org/1998/Math/MathML" xmlns:m="http://schemas.openxmlformats.org/officeDocument/2006/math">
  <mml:mi>a</mml:mi>
  <mml:mo>∈</mml:mo>
  <mml:mi>L</mml:mi>
  <mml:mfenced separators="|">
    <mml:mrow>
      <mml:mi>A</mml:mi>
    </mml:mrow>
  </mml:mfenced>
  <mml:mo>⇔</mml:mo>
  <mml:mi>a</mml:mi>
  <mml:mo>∈</mml:mo>
  <mml:mfenced open="{" close="}" separators="|">
    <mml:mrow>
      <mml:msub>
        <mml:mrow>
          <mml:mi>a</mml:mi>
        </mml:mrow>
        <mml:mrow>
          <mml:mn>1</mml:mn>
        </mml:mrow>
      </mml:msub>
      <mml:mo>,</mml:mo>
      <mml:mi> </mml:mi>
      <mml:mo>…</mml:mo>
      <mml:msub>
        <mml:mrow>
          <mml:mi>a</mml:mi>
        </mml:mrow>
        <mml:mrow>
          <mml:mi>k</mml:mi>
        </mml:mrow>
      </mml:msub>
    </mml:mrow>
  </mml:mfenced>
  <mml:mi> </mml:mi>
  <mml:mfenced separators="|">
    <mml:mrow>
      <mml:mi>m</mml:mi>
      <mml:mi>o</mml:mi>
      <mml:mi>d</mml:mi>
      <mml:mi> </mml:mi>
      <mml:mi>N</mml:mi>
    </mml:mrow>
  </mml:mfenced>
</mml:math>
</file>

<file path=Object 30/content.xml><?xml version="1.0" encoding="utf-8"?>
<mml:math xmlns:mml="http://www.w3.org/1998/Math/MathML" xmlns:m="http://schemas.openxmlformats.org/officeDocument/2006/math">
  <mml:mi>X</mml:mi>
  <mml:mi>*</mml:mi>
  <mml:mi>A</mml:mi>
  <mml:mo>=</mml:mo>
  <mml:mi>B</mml:mi>
</mml:math>
</file>

<file path=Object 31/content.xml><?xml version="1.0" encoding="utf-8"?>
<mml:math xmlns:mml="http://www.w3.org/1998/Math/MathML" xmlns:m="http://schemas.openxmlformats.org/officeDocument/2006/math">
  <mml:mi>C</mml:mi>
  <mml:mo>=</mml:mo>
  <mml:mfenced open="{" close="}" separators="|">
    <mml:mrow>
      <mml:msub>
        <mml:mrow>
          <mml:mi>c</mml:mi>
        </mml:mrow>
        <mml:mrow>
          <mml:mn>1</mml:mn>
        </mml:mrow>
      </mml:msub>
      <mml:mo>,</mml:mo>
      <mml:mi> </mml:mi>
      <mml:mo>…</mml:mo>
      <mml:msub>
        <mml:mrow>
          <mml:mi>c</mml:mi>
        </mml:mrow>
        <mml:mrow>
          <mml:mi>k</mml:mi>
        </mml:mrow>
      </mml:msub>
    </mml:mrow>
  </mml:mfenced>
  <mml:mi> </mml:mi>
  <mml:mi>%</mml:mi>
  <mml:mi> </mml:mi>
  <mml:mi>m</mml:mi>
  <mml:mi>N</mml:mi>
</mml:math>
</file>

<file path=Object 32/content.xml><?xml version="1.0" encoding="utf-8"?>
<mml:math xmlns:mml="http://www.w3.org/1998/Math/MathML" xmlns:m="http://schemas.openxmlformats.org/officeDocument/2006/math">
  <mml:mi>C</mml:mi>
  <mml:mi>'</mml:mi>
  <mml:mo>=</mml:mo>
  <mml:mrow>
    <mml:mrow>
      <mml:mi mathvariant="normal">reduction</mml:mi>
    </mml:mrow>
    <mml:mo>⁡</mml:mo>
    <mml:mrow>
      <mml:mfenced separators="|">
        <mml:mrow>
          <mml:mi>C</mml:mi>
          <mml:mo>,</mml:mo>
          <mml:mi> </mml:mi>
          <mml:mi>N</mml:mi>
        </mml:mrow>
      </mml:mfenced>
    </mml:mrow>
  </mml:mrow>
  <mml:mo>=</mml:mo>
  <mml:mfenced open="{" close="}" separators="|">
    <mml:mrow>
      <mml:msub>
        <mml:mrow>
          <mml:mi>c</mml:mi>
        </mml:mrow>
        <mml:mrow>
          <mml:mn>1</mml:mn>
        </mml:mrow>
      </mml:msub>
      <mml:mo>,</mml:mo>
      <mml:mi> </mml:mi>
      <mml:mo>…</mml:mo>
      <mml:msub>
        <mml:mrow>
          <mml:mi>c</mml:mi>
        </mml:mrow>
        <mml:mrow>
          <mml:mi>k</mml:mi>
        </mml:mrow>
      </mml:msub>
    </mml:mrow>
  </mml:mfenced>
  <mml:mi> </mml:mi>
  <mml:mi>%</mml:mi>
  <mml:mi> </mml:mi>
  <mml:mi>N</mml:mi>
</mml:math>
</file>

<file path=Object 33/content.xml><?xml version="1.0" encoding="utf-8"?>
<mml:math xmlns:mml="http://www.w3.org/1998/Math/MathML" xmlns:m="http://schemas.openxmlformats.org/officeDocument/2006/math">
  <mml:msub>
    <mml:mrow>
      <mml:mi>C</mml:mi>
    </mml:mrow>
    <mml:mrow>
      <mml:mn>1</mml:mn>
    </mml:mrow>
  </mml:msub>
  <mml:mo>,</mml:mo>
  <mml:mi> </mml:mi>
  <mml:mo>…</mml:mo>
  <mml:msub>
    <mml:mrow>
      <mml:mi>C</mml:mi>
    </mml:mrow>
    <mml:mrow>
      <mml:mi>p</mml:mi>
    </mml:mrow>
  </mml:msub>
</mml:math>
</file>

<file path=Object 34/content.xml><?xml version="1.0" encoding="utf-8"?>
<mml:math xmlns:mml="http://www.w3.org/1998/Math/MathML" xmlns:m="http://schemas.openxmlformats.org/officeDocument/2006/math">
  <mml:msub>
    <mml:mrow>
      <mml:mi>C</mml:mi>
    </mml:mrow>
    <mml:mrow>
      <mml:mn>1</mml:mn>
    </mml:mrow>
  </mml:msub>
  <mml:mo>,</mml:mo>
  <mml:mi> </mml:mi>
  <mml:mo>…</mml:mo>
  <mml:msub>
    <mml:mrow>
      <mml:mi>C</mml:mi>
    </mml:mrow>
    <mml:mrow>
      <mml:mi>p</mml:mi>
    </mml:mrow>
  </mml:msub>
</mml:math>
</file>

<file path=Object 35/content.xml><?xml version="1.0" encoding="utf-8"?>
<mml:math xmlns:mml="http://www.w3.org/1998/Math/MathML" xmlns:m="http://schemas.openxmlformats.org/officeDocument/2006/math">
  <mml:mi>A</mml:mi>
  <mml:mo>=</mml:mo>
  <mml:mfenced open="{" close="}" separators="|">
    <mml:mrow>
      <mml:msub>
        <mml:mrow>
          <mml:mi>a</mml:mi>
        </mml:mrow>
        <mml:mrow>
          <mml:mn>1</mml:mn>
        </mml:mrow>
      </mml:msub>
      <mml:mo>,</mml:mo>
      <mml:mi> </mml:mi>
      <mml:mo>…</mml:mo>
      <mml:msub>
        <mml:mrow>
          <mml:mi>a</mml:mi>
        </mml:mrow>
        <mml:mrow>
          <mml:mi>k</mml:mi>
          <mml:mn>1</mml:mn>
        </mml:mrow>
      </mml:msub>
    </mml:mrow>
  </mml:mfenced>
  <mml:mi> </mml:mi>
  <mml:mi>%</mml:mi>
  <mml:mi> </mml:mi>
  <mml:mi>M</mml:mi>
</mml:math>
</file>

<file path=Object 36/content.xml><?xml version="1.0" encoding="utf-8"?>
<mml:math xmlns:mml="http://www.w3.org/1998/Math/MathML" xmlns:m="http://schemas.openxmlformats.org/officeDocument/2006/math">
  <mml:mi>B</mml:mi>
  <mml:mo>=</mml:mo>
  <mml:mfenced open="{" close="}" separators="|">
    <mml:mrow>
      <mml:msub>
        <mml:mrow>
          <mml:mi>b</mml:mi>
        </mml:mrow>
        <mml:mrow>
          <mml:mn>1</mml:mn>
        </mml:mrow>
      </mml:msub>
      <mml:mo>,</mml:mo>
      <mml:mi> </mml:mi>
      <mml:mo>…</mml:mo>
      <mml:msub>
        <mml:mrow>
          <mml:mi>b</mml:mi>
        </mml:mrow>
        <mml:mrow>
          <mml:mi>k</mml:mi>
          <mml:mn>2</mml:mn>
        </mml:mrow>
      </mml:msub>
    </mml:mrow>
  </mml:mfenced>
  <mml:mi> </mml:mi>
  <mml:mi>%</mml:mi>
  <mml:mi> </mml:mi>
  <mml:mi>N</mml:mi>
</mml:math>
</file>

<file path=Object 37/content.xml><?xml version="1.0" encoding="utf-8"?>
<mml:math xmlns:mml="http://www.w3.org/1998/Math/MathML" xmlns:m="http://schemas.openxmlformats.org/officeDocument/2006/math">
  <mml:msub>
    <mml:mrow>
      <mml:mi>a</mml:mi>
    </mml:mrow>
    <mml:mrow>
      <mml:mi>*</mml:mi>
    </mml:mrow>
  </mml:msub>
  <mml:mo>,</mml:mo>
  <mml:mi> </mml:mi>
  <mml:msub>
    <mml:mrow>
      <mml:mi>b</mml:mi>
    </mml:mrow>
    <mml:mrow>
      <mml:mi>*</mml:mi>
    </mml:mrow>
  </mml:msub>
  <mml:mo>,</mml:mo>
  <mml:mi> </mml:mi>
  <mml:mi>N</mml:mi>
  <mml:mo>,</mml:mo>
  <mml:mi> </mml:mi>
  <mml:mi>M</mml:mi>
</mml:math>
</file>

<file path=Object 38/content.xml><?xml version="1.0" encoding="utf-8"?>
<mml:math xmlns:mml="http://www.w3.org/1998/Math/MathML" xmlns:m="http://schemas.openxmlformats.org/officeDocument/2006/math">
  <mml:mi>B</mml:mi>
  <mml:mo>=</mml:mo>
  <mml:mo>{</mml:mo>
  <mml:mn>0</mml:mn>
  <mml:mo>}</mml:mo>
  <mml:mi> </mml:mi>
  <mml:mi>%</mml:mi>
  <mml:mi> </mml:mi>
  <mml:mn>1</mml:mn>
</mml:math>
</file>

<file path=Object 39/content.xml><?xml version="1.0" encoding="utf-8"?>
<mml:math xmlns:mml="http://www.w3.org/1998/Math/MathML" xmlns:m="http://schemas.openxmlformats.org/officeDocument/2006/math">
  <mml:mi>X</mml:mi>
  <mml:mo>=</mml:mo>
  <mml:mo>{</mml:mo>
  <mml:mn>0</mml:mn>
  <mml:mo>}</mml:mo>
  <mml:mi> </mml:mi>
  <mml:mi>%</mml:mi>
  <mml:mi> </mml:mi>
  <mml:mn>1</mml:mn>
</mml:math>
</file>

<file path=Object 4/content.xml><?xml version="1.0" encoding="utf-8"?>
<mml:math xmlns:mml="http://www.w3.org/1998/Math/MathML" xmlns:m="http://schemas.openxmlformats.org/officeDocument/2006/math">
  <mml:msup>
    <mml:mrow>
      <mml:mi>A</mml:mi>
    </mml:mrow>
    <mml:mrow>
      <mml:mi>m</mml:mi>
    </mml:mrow>
  </mml:msup>
  <mml:mi> </mml:mi>
  <mml:mo>=</mml:mo>
  <mml:mi> </mml:mi>
  <mml:mfenced open="{" close="}" separators="|">
    <mml:mrow>
      <mml:mi>m</mml:mi>
      <mml:msub>
        <mml:mrow>
          <mml:mi>a</mml:mi>
        </mml:mrow>
        <mml:mrow>
          <mml:mn>1</mml:mn>
        </mml:mrow>
      </mml:msub>
      <mml:mo>,</mml:mo>
      <mml:mi> </mml:mi>
      <mml:mo>…</mml:mo>
      <mml:mi>m</mml:mi>
      <mml:msub>
        <mml:mrow>
          <mml:mi>a</mml:mi>
        </mml:mrow>
        <mml:mrow>
          <mml:mi>k</mml:mi>
        </mml:mrow>
      </mml:msub>
    </mml:mrow>
  </mml:mfenced>
  <mml:mi> </mml:mi>
  <mml:mi>%</mml:mi>
  <mml:mi> </mml:mi>
  <mml:mi>m</mml:mi>
  <mml:mi>N</mml:mi>
</mml:math>
</file>

<file path=Object 40/content.xml><?xml version="1.0" encoding="utf-8"?>
<mml:math xmlns:mml="http://www.w3.org/1998/Math/MathML" xmlns:m="http://schemas.openxmlformats.org/officeDocument/2006/math">
  <mml:mi>M</mml:mi>
  <mml:mi> </mml:mi>
  <mml:mi>н</mml:mi>
  <mml:mi>е</mml:mi>
  <mml:mi> </mml:mi>
  <mml:mi>д</mml:mi>
  <mml:mi>е</mml:mi>
  <mml:mi>л</mml:mi>
  <mml:mi>и</mml:mi>
  <mml:mi>т</mml:mi>
  <mml:mi> </mml:mi>
  <mml:mi>N</mml:mi>
</mml:math>
</file>

<file path=Object 41/content.xml><?xml version="1.0" encoding="utf-8"?>
<mml:math xmlns:mml="http://www.w3.org/1998/Math/MathML" xmlns:m="http://schemas.openxmlformats.org/officeDocument/2006/math">
  <mml:mi>s</mml:mi>
  <mml:mi>o</mml:mi>
  <mml:mi>l</mml:mi>
  <mml:mi>u</mml:mi>
  <mml:mi>t</mml:mi>
  <mml:mi>i</mml:mi>
  <mml:mi>o</mml:mi>
  <mml:mi>n</mml:mi>
  <mml:mo>←</mml:mo>
  <mml:mi>∅</mml:mi>
</mml:math>
</file>

<file path=Object 42/content.xml><?xml version="1.0" encoding="utf-8"?>
<mml:math xmlns:mml="http://www.w3.org/1998/Math/MathML" xmlns:m="http://schemas.openxmlformats.org/officeDocument/2006/math">
  <mml:mi>r</mml:mi>
  <mml:mi>e</mml:mi>
  <mml:mi>m</mml:mi>
  <mml:mi>a</mml:mi>
  <mml:mi>i</mml:mi>
  <mml:mi>n</mml:mi>
  <mml:mi>d</mml:mi>
  <mml:mi>e</mml:mi>
  <mml:mi>r</mml:mi>
  <mml:mo>←</mml:mo>
  <mml:mfenced open="{" close="}" separators="|">
    <mml:mrow>
      <mml:msub>
        <mml:mrow>
          <mml:mi>b</mml:mi>
        </mml:mrow>
        <mml:mrow>
          <mml:mn>1</mml:mn>
        </mml:mrow>
      </mml:msub>
      <mml:mo>,</mml:mo>
      <mml:mi> </mml:mi>
      <mml:mo>…</mml:mo>
      <mml:msub>
        <mml:mrow>
          <mml:mi>b</mml:mi>
        </mml:mrow>
        <mml:mrow>
          <mml:mi>k</mml:mi>
          <mml:mn>2</mml:mn>
        </mml:mrow>
      </mml:msub>
    </mml:mrow>
  </mml:mfenced>
</mml:math>
</file>

<file path=Object 43/content.xml><?xml version="1.0" encoding="utf-8"?>
<mml:math xmlns:mml="http://www.w3.org/1998/Math/MathML" xmlns:m="http://schemas.openxmlformats.org/officeDocument/2006/math">
  <mml:mi>i</mml:mi>
  <mml:mo>←</mml:mo>
  <mml:mn>0</mml:mn>
  <mml:mo>.</mml:mo>
  <mml:mo>.</mml:mo>
  <mml:mi>N</mml:mi>
  <mml:mo>-</mml:mo>
  <mml:mn>1</mml:mn>
</mml:math>
</file>

<file path=Object 44/content.xml><?xml version="1.0" encoding="utf-8"?>
<mml:math xmlns:mml="http://www.w3.org/1998/Math/MathML" xmlns:m="http://schemas.openxmlformats.org/officeDocument/2006/math">
  <mml:mfenced open="{" close="}" separators="|">
    <mml:mrow>
      <mml:msub>
        <mml:mrow>
          <mml:mi>a</mml:mi>
        </mml:mrow>
        <mml:mrow>
          <mml:mn>1</mml:mn>
        </mml:mrow>
      </mml:msub>
      <mml:mo>+</mml:mo>
      <mml:mi>i</mml:mi>
      <mml:mo>,</mml:mo>
      <mml:mi> </mml:mi>
      <mml:mo>…</mml:mo>
      <mml:msub>
        <mml:mrow>
          <mml:mi>a</mml:mi>
        </mml:mrow>
        <mml:mrow>
          <mml:mi>k</mml:mi>
          <mml:mn>1</mml:mn>
        </mml:mrow>
      </mml:msub>
      <mml:mo>+</mml:mo>
      <mml:mi>i</mml:mi>
    </mml:mrow>
  </mml:mfenced>
  <mml:mo>⊆</mml:mo>
  <mml:mfenced open="{" close="}" separators="|">
    <mml:mrow>
      <mml:msub>
        <mml:mrow>
          <mml:mi>b</mml:mi>
        </mml:mrow>
        <mml:mrow>
          <mml:mn>1</mml:mn>
        </mml:mrow>
      </mml:msub>
      <mml:mo>,</mml:mo>
      <mml:mi> </mml:mi>
      <mml:mo>…</mml:mo>
      <mml:msub>
        <mml:mrow>
          <mml:mi>b</mml:mi>
        </mml:mrow>
        <mml:mrow>
          <mml:mi>k</mml:mi>
          <mml:mn>2</mml:mn>
        </mml:mrow>
      </mml:msub>
    </mml:mrow>
  </mml:mfenced>
  <mml:mi> </mml:mi>
  <mml:mfenced separators="|">
    <mml:mrow>
      <mml:mi>m</mml:mi>
      <mml:mi>o</mml:mi>
      <mml:mi>d</mml:mi>
      <mml:mi> </mml:mi>
      <mml:mi>N</mml:mi>
    </mml:mrow>
  </mml:mfenced>
</mml:math>
</file>

<file path=Object 45/content.xml><?xml version="1.0" encoding="utf-8"?>
<mml:math xmlns:mml="http://www.w3.org/1998/Math/MathML" xmlns:m="http://schemas.openxmlformats.org/officeDocument/2006/math">
  <mml:mi>s</mml:mi>
  <mml:mi>o</mml:mi>
  <mml:mi>l</mml:mi>
  <mml:mi>u</mml:mi>
  <mml:mi>t</mml:mi>
  <mml:mi>i</mml:mi>
  <mml:mi>o</mml:mi>
  <mml:mi>n</mml:mi>
  <mml:mo>←</mml:mo>
  <mml:mi>s</mml:mi>
  <mml:mi>o</mml:mi>
  <mml:mi>l</mml:mi>
  <mml:mi>u</mml:mi>
  <mml:mi>t</mml:mi>
  <mml:mi>i</mml:mi>
  <mml:mi>o</mml:mi>
  <mml:mi>n</mml:mi>
  <mml:mo>∪</mml:mo>
  <mml:mfenced open="{" close="}" separators="|">
    <mml:mrow>
      <mml:mi>i</mml:mi>
    </mml:mrow>
  </mml:mfenced>
</mml:math>
</file>

<file path=Object 46/content.xml><?xml version="1.0" encoding="utf-8"?>
<mml:math xmlns:mml="http://www.w3.org/1998/Math/MathML" xmlns:m="http://schemas.openxmlformats.org/officeDocument/2006/math">
  <mml:mi>r</mml:mi>
  <mml:mi>e</mml:mi>
  <mml:mi>m</mml:mi>
  <mml:mi>a</mml:mi>
  <mml:mi>i</mml:mi>
  <mml:mi>n</mml:mi>
  <mml:mi>d</mml:mi>
  <mml:mi>e</mml:mi>
  <mml:mi>r</mml:mi>
  <mml:mo>←</mml:mo>
  <mml:mi>r</mml:mi>
  <mml:mi>e</mml:mi>
  <mml:mi>m</mml:mi>
  <mml:mi>a</mml:mi>
  <mml:mi>i</mml:mi>
  <mml:mi>n</mml:mi>
  <mml:mi>d</mml:mi>
  <mml:mi>e</mml:mi>
  <mml:mi>r</mml:mi>
  <mml:mo>∖</mml:mo>
  <mml:mfenced open="{" close="}" separators="|">
    <mml:mrow>
      <mml:msub>
        <mml:mrow>
          <mml:mi>a</mml:mi>
        </mml:mrow>
        <mml:mrow>
          <mml:mn>1</mml:mn>
        </mml:mrow>
      </mml:msub>
      <mml:mo>+</mml:mo>
      <mml:mi>i</mml:mi>
      <mml:mo>,</mml:mo>
      <mml:mi> </mml:mi>
      <mml:mo>…</mml:mo>
      <mml:msub>
        <mml:mrow>
          <mml:mi>a</mml:mi>
        </mml:mrow>
        <mml:mrow>
          <mml:mi>k</mml:mi>
          <mml:mn>1</mml:mn>
        </mml:mrow>
      </mml:msub>
      <mml:mo>+</mml:mo>
      <mml:mi>i</mml:mi>
    </mml:mrow>
  </mml:mfenced>
  <mml:mi> </mml:mi>
  <mml:mfenced separators="|">
    <mml:mrow>
      <mml:mi>m</mml:mi>
      <mml:mi>o</mml:mi>
      <mml:mi>d</mml:mi>
      <mml:mi> </mml:mi>
      <mml:mi>N</mml:mi>
    </mml:mrow>
  </mml:mfenced>
</mml:math>
</file>

<file path=Object 47/content.xml><?xml version="1.0" encoding="utf-8"?>
<mml:math xmlns:mml="http://www.w3.org/1998/Math/MathML" xmlns:m="http://schemas.openxmlformats.org/officeDocument/2006/math">
  <mml:mi>r</mml:mi>
  <mml:mi>e</mml:mi>
  <mml:mi>m</mml:mi>
  <mml:mi>a</mml:mi>
  <mml:mi>i</mml:mi>
  <mml:mi>n</mml:mi>
  <mml:mi>d</mml:mi>
  <mml:mi>e</mml:mi>
  <mml:mi>r</mml:mi>
  <mml:mo>=</mml:mo>
  <mml:mi>∅</mml:mi>
  <mml:mi> </mml:mi>
</mml:math>
</file>

<file path=Object 48/content.xml><?xml version="1.0" encoding="utf-8"?>
<mml:math xmlns:mml="http://www.w3.org/1998/Math/MathML" xmlns:m="http://schemas.openxmlformats.org/officeDocument/2006/math">
  <mml:mi>X</mml:mi>
  <mml:mo>=</mml:mo>
  <mml:mi>s</mml:mi>
  <mml:mi>o</mml:mi>
  <mml:mi>l</mml:mi>
  <mml:mi>u</mml:mi>
  <mml:mi>t</mml:mi>
  <mml:mi>i</mml:mi>
  <mml:mi>o</mml:mi>
  <mml:mi>n</mml:mi>
  <mml:mi> </mml:mi>
  <mml:mi>%</mml:mi>
  <mml:mi> </mml:mi>
  <mml:mi>N</mml:mi>
</mml:math>
</file>

<file path=Object 49/content.xml><?xml version="1.0" encoding="utf-8"?>
<mml:math xmlns:mml="http://www.w3.org/1998/Math/MathML" xmlns:m="http://schemas.openxmlformats.org/officeDocument/2006/math">
  <mml:mi>A</mml:mi>
  <mml:mo>=</mml:mo>
  <mml:mfenced open="{" close="}" separators="|">
    <mml:mrow>
      <mml:msub>
        <mml:mrow>
          <mml:mi>a</mml:mi>
        </mml:mrow>
        <mml:mrow>
          <mml:mn>1</mml:mn>
        </mml:mrow>
      </mml:msub>
      <mml:mo>,</mml:mo>
      <mml:mi> </mml:mi>
      <mml:mo>…</mml:mo>
      <mml:msub>
        <mml:mrow>
          <mml:mi>a</mml:mi>
        </mml:mrow>
        <mml:mrow>
          <mml:mi>k</mml:mi>
          <mml:mn>1</mml:mn>
        </mml:mrow>
      </mml:msub>
    </mml:mrow>
  </mml:mfenced>
  <mml:mi> </mml:mi>
  <mml:mi>%</mml:mi>
  <mml:mi> </mml:mi>
  <mml:mi>M</mml:mi>
</mml:math>
</file>

<file path=Object 5/content.xml><?xml version="1.0" encoding="utf-8"?>
<mml:math xmlns:mml="http://www.w3.org/1998/Math/MathML" xmlns:m="http://schemas.openxmlformats.org/officeDocument/2006/math">
  <mml:mi>X</mml:mi>
  <mml:mi>*</mml:mi>
  <mml:mi>A</mml:mi>
  <mml:mo>=</mml:mo>
  <mml:mi>B</mml:mi>
  <mml:mi> </mml:mi>
</mml:math>
</file>

<file path=Object 50/content.xml><?xml version="1.0" encoding="utf-8"?>
<mml:math xmlns:mml="http://www.w3.org/1998/Math/MathML" xmlns:m="http://schemas.openxmlformats.org/officeDocument/2006/math">
  <mml:mi>B</mml:mi>
  <mml:mo>=</mml:mo>
  <mml:mfenced open="{" close="}" separators="|">
    <mml:mrow>
      <mml:msub>
        <mml:mrow>
          <mml:mi>b</mml:mi>
        </mml:mrow>
        <mml:mrow>
          <mml:mn>1</mml:mn>
        </mml:mrow>
      </mml:msub>
      <mml:mo>,</mml:mo>
      <mml:mi> </mml:mi>
      <mml:mo>…</mml:mo>
      <mml:msub>
        <mml:mrow>
          <mml:mi>b</mml:mi>
        </mml:mrow>
        <mml:mrow>
          <mml:mi>k</mml:mi>
          <mml:mn>2</mml:mn>
        </mml:mrow>
      </mml:msub>
    </mml:mrow>
  </mml:mfenced>
  <mml:mi> </mml:mi>
  <mml:mi>%</mml:mi>
  <mml:mi> </mml:mi>
  <mml:mi>N</mml:mi>
</mml:math>
</file>

<file path=Object 51/content.xml><?xml version="1.0" encoding="utf-8"?>
<mml:math xmlns:mml="http://www.w3.org/1998/Math/MathML" xmlns:m="http://schemas.openxmlformats.org/officeDocument/2006/math">
  <mml:mi mathvariant="bold-italic">н</mml:mi>
  <mml:mi mathvariant="bold-italic">е</mml:mi>
  <mml:mi mathvariant="bold-italic"> </mml:mi>
  <mml:mi mathvariant="bold-italic">с</mml:mi>
  <mml:mi mathvariant="bold-italic">у</mml:mi>
  <mml:mi mathvariant="bold-italic">щ</mml:mi>
  <mml:mi mathvariant="bold-italic">е</mml:mi>
  <mml:mi mathvariant="bold-italic">с</mml:mi>
  <mml:mi mathvariant="bold-italic">т</mml:mi>
  <mml:mi mathvariant="bold-italic">в</mml:mi>
  <mml:mi mathvariant="bold-italic">у</mml:mi>
  <mml:mi mathvariant="bold-italic">е</mml:mi>
  <mml:mi mathvariant="bold-italic">т</mml:mi>
  <mml:mi mathvariant="bold-italic"> </mml:mi>
  <mml:mi>m</mml:mi>
  <mml:mi>a</mml:mi>
  <mml:mi>x</mml:mi>
  <mml:mi>i</mml:mi>
  <mml:mi>m</mml:mi>
  <mml:mi>u</mml:mi>
  <mml:mi>m</mml:mi>
  <mml:mo>←</mml:mo>
</mml:math>
</file>

<file path=Object 52/content.xml><?xml version="1.0" encoding="utf-8"?>
<mml:math xmlns:mml="http://www.w3.org/1998/Math/MathML" xmlns:m="http://schemas.openxmlformats.org/officeDocument/2006/math">
  <mml:mo>(</mml:mo>
  <mml:mi>A</mml:mi>
  <mml:mo>,</mml:mo>
  <mml:mi> </mml:mi>
  <mml:mi>B</mml:mi>
  <mml:mo>)</mml:mo>
</mml:math>
</file>

<file path=Object 53/content.xml><?xml version="1.0" encoding="utf-8"?>
<mml:math xmlns:mml="http://www.w3.org/1998/Math/MathML" xmlns:m="http://schemas.openxmlformats.org/officeDocument/2006/math">
  <mml:mi mathvariant="normal">∅</mml:mi>
</mml:math>
</file>

<file path=Object 54/content.xml><?xml version="1.0" encoding="utf-8"?>
<mml:math xmlns:mml="http://www.w3.org/1998/Math/MathML" xmlns:m="http://schemas.openxmlformats.org/officeDocument/2006/math">
  <mml:mi>m</mml:mi>
  <mml:mi>a</mml:mi>
  <mml:mi>x</mml:mi>
  <mml:mi>i</mml:mi>
  <mml:mi>m</mml:mi>
  <mml:mi>u</mml:mi>
  <mml:mi>m</mml:mi>
  <mml:mo>=</mml:mo>
  <mml:mfenced open="{" close="}" separators="|">
    <mml:mrow>
      <mml:msub>
        <mml:mrow>
          <mml:mi>m</mml:mi>
        </mml:mrow>
        <mml:mrow>
          <mml:mn>1</mml:mn>
        </mml:mrow>
      </mml:msub>
      <mml:mo>,</mml:mo>
      <mml:mi> </mml:mi>
      <mml:mo>…</mml:mo>
      <mml:msub>
        <mml:mrow>
          <mml:mi>m</mml:mi>
        </mml:mrow>
        <mml:mrow>
          <mml:mi>l</mml:mi>
        </mml:mrow>
      </mml:msub>
    </mml:mrow>
  </mml:mfenced>
  <mml:mi> </mml:mi>
  <mml:mi>%</mml:mi>
  <mml:mi> </mml:mi>
  <mml:mi>N</mml:mi>
</mml:math>
</file>

<file path=Object 55/content.xml><?xml version="1.0" encoding="utf-8"?>
<mml:math xmlns:mml="http://www.w3.org/1998/Math/MathML" xmlns:m="http://schemas.openxmlformats.org/officeDocument/2006/math">
  <mml:mi>S</mml:mi>
  <mml:mo>←</mml:mo>
  <mml:mi>∅</mml:mi>
</mml:math>
</file>

<file path=Object 56/content.xml><?xml version="1.0" encoding="utf-8"?>
<mml:math xmlns:mml="http://www.w3.org/1998/Math/MathML" xmlns:m="http://schemas.openxmlformats.org/officeDocument/2006/math">
  <mml:mi>U</mml:mi>
  <mml:mo>←</mml:mo>
  <mml:mfenced open="{" close="}" separators="|">
    <mml:mrow>
      <mml:msub>
        <mml:mrow>
          <mml:mi>b</mml:mi>
        </mml:mrow>
        <mml:mrow>
          <mml:mn>1</mml:mn>
        </mml:mrow>
      </mml:msub>
      <mml:mo>,</mml:mo>
      <mml:mi> </mml:mi>
      <mml:mo>…</mml:mo>
      <mml:msub>
        <mml:mrow>
          <mml:mi>b</mml:mi>
        </mml:mrow>
        <mml:mrow>
          <mml:mi>k</mml:mi>
          <mml:mn>2</mml:mn>
        </mml:mrow>
      </mml:msub>
    </mml:mrow>
  </mml:mfenced>
</mml:math>
</file>

<file path=Object 57/content.xml><?xml version="1.0" encoding="utf-8"?>
<mml:math xmlns:mml="http://www.w3.org/1998/Math/MathML" xmlns:m="http://schemas.openxmlformats.org/officeDocument/2006/math">
  <mml:mi>C</mml:mi>
  <mml:mo>←</mml:mo>
  <mml:mfenced open="{" close="}" separators="|">
    <mml:mrow>
      <mml:mi>м</mml:mi>
      <mml:mi>н</mml:mi>
      <mml:mi>о</mml:mi>
      <mml:mi>ж</mml:mi>
      <mml:mi>е</mml:mi>
      <mml:mi>с</mml:mi>
      <mml:mi>т</mml:mi>
      <mml:mi>в</mml:mi>
      <mml:mi>о</mml:mi>
      <mml:mi> </mml:mi>
      <mml:mi>в</mml:mi>
      <mml:mi>ы</mml:mi>
      <mml:mi>ч</mml:mi>
      <mml:mi>е</mml:mi>
      <mml:mi>т</mml:mi>
      <mml:mi>о</mml:mi>
      <mml:mi>в</mml:mi>
      <mml:mi> </mml:mi>
      <mml:msup>
        <mml:mrow>
          <mml:mfenced separators="|">
            <mml:mrow>
              <mml:msub>
                <mml:mrow>
                  <mml:mo>{</mml:mo>
                  <mml:mi>m</mml:mi>
                </mml:mrow>
                <mml:mrow>
                  <mml:mi>i</mml:mi>
                </mml:mrow>
              </mml:msub>
              <mml:mo>}</mml:mo>
              <mml:mi> </mml:mi>
              <mml:mi>%</mml:mi>
              <mml:mi> </mml:mi>
              <mml:mi>N</mml:mi>
              <mml:mi>*</mml:mi>
              <mml:mi>A</mml:mi>
            </mml:mrow>
          </mml:mfenced>
        </mml:mrow>
        <mml:mrow>
          <mml:mi>*</mml:mi>
        </mml:mrow>
      </mml:msup>
      <mml:mi> </mml:mi>
    </mml:mrow>
    <mml:mrow>
      <mml:mi> </mml:mi>
      <mml:mn>1</mml:mn>
      <mml:mo>≤</mml:mo>
      <mml:mi>i</mml:mi>
      <mml:mo>≤</mml:mo>
      <mml:mi>l</mml:mi>
    </mml:mrow>
  </mml:mfenced>
</mml:math>
</file>

<file path=Object 58/content.xml><?xml version="1.0" encoding="utf-8"?>
<mml:math xmlns:mml="http://www.w3.org/1998/Math/MathML" xmlns:m="http://schemas.openxmlformats.org/officeDocument/2006/math">
  <mml:mrow>
    <mml:mrow>
      <mml:mi mathvariant="normal">cover</mml:mi>
    </mml:mrow>
    <mml:mo>⁡</mml:mo>
    <mml:mrow>
      <mml:mo>(</mml:mo>
      <mml:mi>s</mml:mi>
      <mml:mo>)</mml:mo>
    </mml:mrow>
  </mml:mrow>
  <mml:mo>≔</mml:mo>
  <mml:munder>
    <mml:mo>⋃</mml:mo>
    <mml:mrow>
      <mml:mi>m</mml:mi>
      <mml:mo>∈</mml:mo>
      <mml:mi>s</mml:mi>
    </mml:mrow>
  </mml:munder>
  <mml:mrow>
    <mml:msub>
      <mml:mrow>
        <mml:mi>C</mml:mi>
      </mml:mrow>
      <mml:mrow>
        <mml:mi>m</mml:mi>
      </mml:mrow>
    </mml:msub>
  </mml:mrow>
</mml:math>
</file>

<file path=Object 59/content.xml><?xml version="1.0" encoding="utf-8"?>
<mml:math xmlns:mml="http://www.w3.org/1998/Math/MathML" xmlns:m="http://schemas.openxmlformats.org/officeDocument/2006/math">
  <mml:mi>s</mml:mi>
  <mml:mi>u</mml:mi>
  <mml:mi>b</mml:mi>
  <mml:mi>s</mml:mi>
  <mml:mi>e</mml:mi>
  <mml:mi>t</mml:mi>
  <mml:mo>⊆</mml:mo>
  <mml:mfenced open="{" close="}" separators="|">
    <mml:mrow>
      <mml:msub>
        <mml:mrow>
          <mml:mi>m</mml:mi>
        </mml:mrow>
        <mml:mrow>
          <mml:mn>1</mml:mn>
        </mml:mrow>
      </mml:msub>
      <mml:mo>,</mml:mo>
      <mml:mi> </mml:mi>
      <mml:mo>…</mml:mo>
      <mml:msub>
        <mml:mrow>
          <mml:mi>m</mml:mi>
        </mml:mrow>
        <mml:mrow>
          <mml:mi>l</mml:mi>
        </mml:mrow>
      </mml:msub>
    </mml:mrow>
  </mml:mfenced>
  <mml:mi> </mml:mi>
</mml:math>
</file>

<file path=Object 6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sup>
                <mml:mrow>
                  <mml:mi>X</mml:mi>
                </mml:mrow>
                <mml:mrow>
                  <mml:mi>m</mml:mi>
                  <mml:mn>1</mml:mn>
                </mml:mrow>
              </mml:msup>
              <mml:mi>*</mml:mi>
              <mml:msup>
                <mml:mrow>
                  <mml:mi>Y</mml:mi>
                </mml:mrow>
                <mml:mrow>
                  <mml:mi>m</mml:mi>
                  <mml:mn>2</mml:mn>
                </mml:mrow>
              </mml:msup>
              <mml:mo>=</mml:mo>
              <mml:mi>A</mml:mi>
            </mml:mrow>
          </mml:mtd>
        </mml:mtr>
        <mml:mtr>
          <mml:mtd>
            <mml:mrow>
              <mml:maligngroup/>
              <mml:msup>
                <mml:mrow>
                  <mml:mi>X</mml:mi>
                </mml:mrow>
                <mml:mrow>
                  <mml:mi>m</mml:mi>
                  <mml:mn>3</mml:mn>
                </mml:mrow>
              </mml:msup>
              <mml:mi>*</mml:mi>
              <mml:msup>
                <mml:mrow>
                  <mml:mi>Y</mml:mi>
                </mml:mrow>
                <mml:mrow>
                  <mml:mi>m</mml:mi>
                  <mml:mn>4</mml:mn>
                </mml:mrow>
              </mml:msup>
              <mml:mo>=</mml:mo>
              <mml:mi>B</mml:mi>
            </mml:mrow>
          </mml:mtd>
        </mml:mtr>
      </mml:mtable>
    </mml:mrow>
  </mml:mfenced>
  <mml:mi> </mml:mi>
  <mml:mo>,</mml:mo>
</mml:math>
</file>

<file path=Object 60/content.xml><?xml version="1.0" encoding="utf-8"?>
<mml:math xmlns:mml="http://www.w3.org/1998/Math/MathML" xmlns:m="http://schemas.openxmlformats.org/officeDocument/2006/math">
  <mml:mrow>
    <mml:mrow>
      <mml:mi mathvariant="normal">cover</mml:mi>
    </mml:mrow>
    <mml:mo>⁡</mml:mo>
    <mml:mrow>
      <mml:mo>(</mml:mo>
      <mml:mi>s</mml:mi>
      <mml:mi>u</mml:mi>
      <mml:mi>b</mml:mi>
      <mml:mi>s</mml:mi>
      <mml:mi>e</mml:mi>
      <mml:mi>t</mml:mi>
      <mml:mo>)</mml:mo>
    </mml:mrow>
  </mml:mrow>
  <mml:mo>=</mml:mo>
  <mml:mi>U</mml:mi>
</mml:math>
</file>

<file path=Object 61/content.xml><?xml version="1.0" encoding="utf-8"?>
<mml:math xmlns:mml="http://www.w3.org/1998/Math/MathML" xmlns:m="http://schemas.openxmlformats.org/officeDocument/2006/math">
  <mml:mo>∀</mml:mo>
  <mml:mi>l</mml:mi>
  <mml:mi>e</mml:mi>
  <mml:mi>s</mml:mi>
  <mml:mi>s</mml:mi>
  <mml:mo>⊂</mml:mo>
  <mml:mi>s</mml:mi>
  <mml:mi>u</mml:mi>
  <mml:mi>b</mml:mi>
  <mml:mi>s</mml:mi>
  <mml:mi>e</mml:mi>
  <mml:mi>t</mml:mi>
  <mml:mi> </mml:mi>
  <mml:mi> </mml:mi>
  <mml:mrow>
    <mml:mrow>
      <mml:mi mathvariant="normal">cover</mml:mi>
    </mml:mrow>
    <mml:mo>⁡</mml:mo>
    <mml:mrow>
      <mml:mo>(</mml:mo>
      <mml:mi>l</mml:mi>
      <mml:mi>e</mml:mi>
      <mml:mi>s</mml:mi>
      <mml:mi>s</mml:mi>
      <mml:mo>)</mml:mo>
    </mml:mrow>
  </mml:mrow>
  <mml:mo>≠</mml:mo>
  <mml:mi>U</mml:mi>
</mml:math>
</file>

<file path=Object 62/content.xml><?xml version="1.0" encoding="utf-8"?>
<mml:math xmlns:mml="http://www.w3.org/1998/Math/MathML" xmlns:m="http://schemas.openxmlformats.org/officeDocument/2006/math">
  <mml:mi>S</mml:mi>
  <mml:mo>←</mml:mo>
  <mml:mi>S</mml:mi>
  <mml:mo>∪</mml:mo>
  <mml:mfenced open="{" close="}" separators="|">
    <mml:mrow>
      <mml:mi>s</mml:mi>
      <mml:mi>u</mml:mi>
      <mml:mi>b</mml:mi>
      <mml:mi>s</mml:mi>
      <mml:mi>e</mml:mi>
      <mml:mi>t</mml:mi>
      <mml:mi> </mml:mi>
      <mml:mi>%</mml:mi>
      <mml:mi> </mml:mi>
      <mml:mi>N</mml:mi>
    </mml:mrow>
  </mml:mfenced>
</mml:math>
</file>

<file path=Object 63/content.xml><?xml version="1.0" encoding="utf-8"?>
<mml:math xmlns:mml="http://www.w3.org/1998/Math/MathML" xmlns:m="http://schemas.openxmlformats.org/officeDocument/2006/math">
  <mml:mi>S</mml:mi>
</mml:math>
</file>

<file path=Object 64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sup>
                <mml:mrow>
                  <mml:mi>X</mml:mi>
                </mml:mrow>
                <mml:mrow>
                  <mml:mi>m</mml:mi>
                  <mml:mn>1</mml:mn>
                </mml:mrow>
              </mml:msup>
              <mml:mi>*</mml:mi>
              <mml:msup>
                <mml:mrow>
                  <mml:mi>Y</mml:mi>
                </mml:mrow>
                <mml:mrow>
                  <mml:mi>m</mml:mi>
                  <mml:mn>2</mml:mn>
                </mml:mrow>
              </mml:msup>
              <mml:mo>=</mml:mo>
              <mml:mi>A</mml:mi>
              <mml:mo>=</mml:mo>
              <mml:mfenced open="{" close="}" separators="|">
                <mml:mrow>
                  <mml:msub>
                    <mml:mrow>
                      <mml:mi>a</mml:mi>
                    </mml:mrow>
                    <mml:mrow>
                      <mml:mn>1</mml:mn>
                    </mml:mrow>
                  </mml:msub>
                  <mml:mo>,</mml:mo>
                  <mml:mi> </mml:mi>
                  <mml:mo>…</mml:mo>
                  <mml:msub>
                    <mml:mrow>
                      <mml:mi>a</mml:mi>
                    </mml:mrow>
                    <mml:mrow>
                      <mml:mi>k</mml:mi>
                      <mml:mn>1</mml:mn>
                    </mml:mrow>
                  </mml:msub>
                </mml:mrow>
              </mml:mfenced>
              <mml:mi> </mml:mi>
              <mml:mi>%</mml:mi>
              <mml:mi> </mml:mi>
              <mml:msub>
                <mml:mrow>
                  <mml:mi>N</mml:mi>
                </mml:mrow>
                <mml:mrow>
                  <mml:mi>A</mml:mi>
                </mml:mrow>
              </mml:msub>
            </mml:mrow>
          </mml:mtd>
        </mml:mtr>
        <mml:mtr>
          <mml:mtd>
            <mml:mrow>
              <mml:maligngroup/>
              <mml:msup>
                <mml:mrow>
                  <mml:mi>X</mml:mi>
                </mml:mrow>
                <mml:mrow>
                  <mml:mi>m</mml:mi>
                  <mml:mn>3</mml:mn>
                </mml:mrow>
              </mml:msup>
              <mml:mi>*</mml:mi>
              <mml:msup>
                <mml:mrow>
                  <mml:mi>Y</mml:mi>
                </mml:mrow>
                <mml:mrow>
                  <mml:mi>m</mml:mi>
                  <mml:mn>4</mml:mn>
                </mml:mrow>
              </mml:msup>
              <mml:mo>=</mml:mo>
              <mml:mi>B</mml:mi>
              <mml:mo>=</mml:mo>
              <mml:mfenced open="{" close="}" separators="|">
                <mml:mrow>
                  <mml:msub>
                    <mml:mrow>
                      <mml:mi>b</mml:mi>
                    </mml:mrow>
                    <mml:mrow>
                      <mml:mn>1</mml:mn>
                    </mml:mrow>
                  </mml:msub>
                  <mml:mo>,</mml:mo>
                  <mml:mi> </mml:mi>
                  <mml:mo>…</mml:mo>
                  <mml:msub>
                    <mml:mrow>
                      <mml:mi>b</mml:mi>
                    </mml:mrow>
                    <mml:mrow>
                      <mml:mi>k</mml:mi>
                      <mml:mn>2</mml:mn>
                    </mml:mrow>
                  </mml:msub>
                </mml:mrow>
              </mml:mfenced>
              <mml:mi> </mml:mi>
              <mml:mi>%</mml:mi>
              <mml:mi> </mml:mi>
              <mml:msub>
                <mml:mrow>
                  <mml:mi>N</mml:mi>
                </mml:mrow>
                <mml:mrow>
                  <mml:mi>B</mml:mi>
                </mml:mrow>
              </mml:msub>
            </mml:mrow>
          </mml:mtd>
        </mml:mtr>
      </mml:mtable>
    </mml:mrow>
  </mml:mfenced>
</mml:math>
</file>

<file path=Object 65/content.xml><?xml version="1.0" encoding="utf-8"?>
<mml:math xmlns:mml="http://www.w3.org/1998/Math/MathML" xmlns:m="http://schemas.openxmlformats.org/officeDocument/2006/math">
  <mml:msubsup>
    <mml:mrow>
      <mml:mi>X</mml:mi>
    </mml:mrow>
    <mml:mrow>
      <mml:mn>1</mml:mn>
    </mml:mrow>
    <mml:mrow>
      <mml:mi>'</mml:mi>
    </mml:mrow>
  </mml:msubsup>
  <mml:mi>*</mml:mi>
  <mml:msubsup>
    <mml:mrow>
      <mml:mi>Y</mml:mi>
    </mml:mrow>
    <mml:mrow>
      <mml:mn>1</mml:mn>
    </mml:mrow>
    <mml:mrow>
      <mml:mi>'</mml:mi>
    </mml:mrow>
  </mml:msubsup>
  <mml:mo>=</mml:mo>
  <mml:mi>A</mml:mi>
</mml:math>
</file>

<file path=Object 66/content.xml><?xml version="1.0" encoding="utf-8"?>
<mml:math xmlns:mml="http://www.w3.org/1998/Math/MathML" xmlns:m="http://schemas.openxmlformats.org/officeDocument/2006/math">
  <mml:msubsup>
    <mml:mrow>
      <mml:mi>X</mml:mi>
    </mml:mrow>
    <mml:mrow>
      <mml:mn>2</mml:mn>
    </mml:mrow>
    <mml:mrow>
      <mml:mi>'</mml:mi>
    </mml:mrow>
  </mml:msubsup>
  <mml:mi>*</mml:mi>
  <mml:msubsup>
    <mml:mrow>
      <mml:mi>Y</mml:mi>
    </mml:mrow>
    <mml:mrow>
      <mml:mn>2</mml:mn>
    </mml:mrow>
    <mml:mrow>
      <mml:mi>'</mml:mi>
    </mml:mrow>
  </mml:msubsup>
  <mml:mo>=</mml:mo>
  <mml:mi>B</mml:mi>
</mml:math>
</file>

<file path=Object 67/content.xml><?xml version="1.0" encoding="utf-8"?>
<mml:math xmlns:mml="http://www.w3.org/1998/Math/MathML" xmlns:m="http://schemas.openxmlformats.org/officeDocument/2006/math">
  <mml:msubsup>
    <mml:mrow>
      <mml:mi>S</mml:mi>
    </mml:mrow>
    <mml:mrow>
      <mml:mn>1</mml:mn>
    </mml:mrow>
    <mml:mrow>
      <mml:mi>'</mml:mi>
    </mml:mrow>
  </mml:msubsup>
</mml:math>
</file>

<file path=Object 68/content.xml><?xml version="1.0" encoding="utf-8"?>
<mml:math xmlns:mml="http://www.w3.org/1998/Math/MathML" xmlns:m="http://schemas.openxmlformats.org/officeDocument/2006/math">
  <mml:msubsup>
    <mml:mrow>
      <mml:mi>S</mml:mi>
    </mml:mrow>
    <mml:mrow>
      <mml:mn>2</mml:mn>
    </mml:mrow>
    <mml:mrow>
      <mml:mi>'</mml:mi>
    </mml:mrow>
  </mml:msubsup>
</mml:math>
</file>

<file path=Object 69/content.xml><?xml version="1.0" encoding="utf-8"?>
<mml:math xmlns:mml="http://www.w3.org/1998/Math/MathML" xmlns:m="http://schemas.openxmlformats.org/officeDocument/2006/math">
  <mml:mo>∀</mml:mo>
  <mml:mi>R</mml:mi>
  <mml:mo>∈</mml:mo>
  <mml:msubsup>
    <mml:mrow>
      <mml:mi>S</mml:mi>
    </mml:mrow>
    <mml:mrow>
      <mml:mn>1,2</mml:mn>
    </mml:mrow>
    <mml:mrow>
      <mml:mi>'</mml:mi>
    </mml:mrow>
  </mml:msubsup>
</mml:math>
</file>

<file path=Object 7/content.xml><?xml version="1.0" encoding="utf-8"?>
<mml:math xmlns:mml="http://www.w3.org/1998/Math/MathML" xmlns:m="http://schemas.openxmlformats.org/officeDocument/2006/math">
  <mml:mi> </mml:mi>
  <mml:mfenced open="[" close="]" separators="|">
    <mml:mrow>
      <mml:mi>A</mml:mi>
    </mml:mrow>
  </mml:mfenced>
  <mml:mo>=</mml:mo>
  <mml:mi> </mml:mi>
  <mml:mfenced open="{" close="}" separators="|">
    <mml:mrow>
      <mml:mi>B</mml:mi>
    </mml:mrow>
    <mml:mrow>
      <mml:mi>L</mml:mi>
      <mml:mfenced separators="|">
        <mml:mrow>
          <mml:mi>A</mml:mi>
        </mml:mrow>
      </mml:mfenced>
      <mml:mo>=</mml:mo>
      <mml:mi>L</mml:mi>
      <mml:mfenced separators="|">
        <mml:mrow>
          <mml:mi>B</mml:mi>
        </mml:mrow>
      </mml:mfenced>
    </mml:mrow>
  </mml:mfenced>
</mml:math>
</file>

<file path=Object 70/content.xml><?xml version="1.0" encoding="utf-8"?>
<mml:math xmlns:mml="http://www.w3.org/1998/Math/MathML" xmlns:m="http://schemas.openxmlformats.org/officeDocument/2006/math">
  <mml:mi>R</mml:mi>
  <mml:mi>*</mml:mi>
  <mml:msubsup>
    <mml:mrow>
      <mml:mi>Y</mml:mi>
    </mml:mrow>
    <mml:mrow>
      <mml:mn>1</mml:mn>
    </mml:mrow>
    <mml:mrow>
      <mml:mi>'</mml:mi>
    </mml:mrow>
  </mml:msubsup>
  <mml:mo>=</mml:mo>
  <mml:mi>A</mml:mi>
</mml:math>
</file>

<file path=Object 71/content.xml><?xml version="1.0" encoding="utf-8"?>
<mml:math xmlns:mml="http://www.w3.org/1998/Math/MathML" xmlns:m="http://schemas.openxmlformats.org/officeDocument/2006/math">
  <mml:mi>R</mml:mi>
  <mml:mi>*</mml:mi>
  <mml:msubsup>
    <mml:mrow>
      <mml:mi>Y</mml:mi>
    </mml:mrow>
    <mml:mrow>
      <mml:mn>2</mml:mn>
    </mml:mrow>
    <mml:mrow>
      <mml:mi>'</mml:mi>
    </mml:mrow>
  </mml:msubsup>
  <mml:mo>=</mml:mo>
  <mml:mi>B</mml:mi>
</mml:math>
</file>

<file path=Object 72/content.xml><?xml version="1.0" encoding="utf-8"?>
<mml:math xmlns:mml="http://www.w3.org/1998/Math/MathML" xmlns:m="http://schemas.openxmlformats.org/officeDocument/2006/math">
  <mml:msub>
    <mml:mrow>
      <mml:mi>S</mml:mi>
    </mml:mrow>
    <mml:mrow>
      <mml:mn>1</mml:mn>
    </mml:mrow>
  </mml:msub>
  <mml:mo>=</mml:mo>
  <mml:mfenced open="{" close="}" separators="|">
    <mml:mrow>
      <mml:mi>X</mml:mi>
      <mml:mo>:</mml:mo>
      <mml:mrow>
        <mml:mrow>
          <mml:mi mathvariant="normal">reduction</mml:mi>
        </mml:mrow>
        <mml:mo>⁡</mml:mo>
        <mml:mrow>
          <mml:mfenced separators="|">
            <mml:mrow>
              <mml:msup>
                <mml:mrow>
                  <mml:mi>X</mml:mi>
                </mml:mrow>
                <mml:mrow>
                  <mml:mi>m</mml:mi>
                  <mml:mn>1</mml:mn>
                </mml:mrow>
              </mml:msup>
              <mml:mo>,</mml:mo>
              <mml:msub>
                <mml:mrow>
                  <mml:mi>N</mml:mi>
                </mml:mrow>
                <mml:mrow>
                  <mml:mi>A</mml:mi>
                </mml:mrow>
              </mml:msub>
            </mml:mrow>
          </mml:mfenced>
        </mml:mrow>
      </mml:mrow>
      <mml:mo>=</mml:mo>
      <mml:mi>R</mml:mi>
      <mml:mo>,</mml:mo>
      <mml:mi> </mml:mi>
      <mml:mi>е</mml:mi>
      <mml:mi>с</mml:mi>
      <mml:mi>л</mml:mi>
      <mml:mi>и</mml:mi>
      <mml:mi> </mml:mi>
      <mml:mi>с</mml:mi>
      <mml:mi>у</mml:mi>
      <mml:mi>щ</mml:mi>
      <mml:mi>е</mml:mi>
      <mml:mi>с</mml:mi>
      <mml:mi>т</mml:mi>
      <mml:mi>в</mml:mi>
      <mml:mi>у</mml:mi>
      <mml:mi>е</mml:mi>
      <mml:mi>т</mml:mi>
      <mml:mi> </mml:mi>
    </mml:mrow>
    <mml:mrow>
      <mml:mi> </mml:mi>
      <mml:mi>R</mml:mi>
      <mml:mo>∈</mml:mo>
      <mml:msubsup>
        <mml:mrow>
          <mml:mi>S</mml:mi>
        </mml:mrow>
        <mml:mrow>
          <mml:mn>1</mml:mn>
        </mml:mrow>
        <mml:mrow>
          <mml:mi>'</mml:mi>
        </mml:mrow>
      </mml:msubsup>
    </mml:mrow>
  </mml:mfenced>
</mml:math>
</file>

<file path=Object 73/content.xml><?xml version="1.0" encoding="utf-8"?>
<mml:math xmlns:mml="http://www.w3.org/1998/Math/MathML" xmlns:m="http://schemas.openxmlformats.org/officeDocument/2006/math">
  <mml:msub>
    <mml:mrow>
      <mml:mi>S</mml:mi>
    </mml:mrow>
    <mml:mrow>
      <mml:mn>2</mml:mn>
    </mml:mrow>
  </mml:msub>
</mml:math>
</file>

<file path=Object 74/content.xml><?xml version="1.0" encoding="utf-8"?>
<mml:math xmlns:mml="http://www.w3.org/1998/Math/MathML" xmlns:m="http://schemas.openxmlformats.org/officeDocument/2006/math">
  <mml:msub>
    <mml:mrow>
      <mml:mi>m</mml:mi>
    </mml:mrow>
    <mml:mrow>
      <mml:mi>i</mml:mi>
    </mml:mrow>
  </mml:msub>
</mml:math>
</file>

<file path=Object 75/content.xml><?xml version="1.0" encoding="utf-8"?>
<mml:math xmlns:mml="http://www.w3.org/1998/Math/MathML" xmlns:m="http://schemas.openxmlformats.org/officeDocument/2006/math">
  <mml:mrow>
    <mml:mrow>
      <mml:mi mathvariant="normal">R</mml:mi>
      <mml:mo>=</mml:mo>
    </mml:mrow>
    <mml:mo>⁡</mml:mo>
    <mml:mrow>
      <mml:mrow>
        <mml:mrow>
          <mml:mi mathvariant="normal">reduction</mml:mi>
        </mml:mrow>
        <mml:mo>⁡</mml:mo>
        <mml:mrow>
          <mml:mfenced separators="|">
            <mml:mrow>
              <mml:msup>
                <mml:mrow>
                  <mml:mi>X</mml:mi>
                </mml:mrow>
                <mml:mrow>
                  <mml:mi>m</mml:mi>
                </mml:mrow>
              </mml:msup>
              <mml:mo>,</mml:mo>
              <mml:mi>N</mml:mi>
            </mml:mrow>
          </mml:mfenced>
        </mml:mrow>
      </mml:mrow>
    </mml:mrow>
  </mml:mrow>
</mml:math>
</file>

<file path=Object 76/content.xml><?xml version="1.0" encoding="utf-8"?>
<mml:math xmlns:mml="http://www.w3.org/1998/Math/MathML" xmlns:m="http://schemas.openxmlformats.org/officeDocument/2006/math">
  <mml:msub>
    <mml:mrow>
      <mml:mi mathvariant="double-struck">Z</mml:mi>
    </mml:mrow>
    <mml:mrow>
      <mml:mi>N</mml:mi>
    </mml:mrow>
  </mml:msub>
</mml:math>
</file>

<file path=Object 77/content.xml><?xml version="1.0" encoding="utf-8"?>
<mml:math xmlns:mml="http://www.w3.org/1998/Math/MathML" xmlns:m="http://schemas.openxmlformats.org/officeDocument/2006/math">
  <mml:mrow>
    <mml:mrow>
      <mml:mi mathvariant="normal">allowed</mml:mi>
      <mml:mo>_</mml:mo>
      <mml:mi mathvariant="normal">residues</mml:mi>
    </mml:mrow>
    <mml:mo>⁡</mml:mo>
    <mml:mrow>
      <mml:mo>(</mml:mo>
      <mml:mi>N</mml:mi>
      <mml:mo>,</mml:mo>
      <mml:mi>m</mml:mi>
      <mml:mo>)</mml:mo>
    </mml:mrow>
  </mml:mrow>
  <mml:mo>≔</mml:mo>
  <mml:mfenced open="{" close="}" separators="|">
    <mml:mrow>
      <mml:mi>i</mml:mi>
      <mml:mrow>
        <mml:mrow>
          <mml:mi mathvariant="normal">gcd</mml:mi>
        </mml:mrow>
        <mml:mo>⁡</mml:mo>
        <mml:mrow>
          <mml:mo>(</mml:mo>
          <mml:mi>N</mml:mi>
          <mml:mo>,</mml:mo>
          <mml:mi>m</mml:mi>
        </mml:mrow>
      </mml:mrow>
      <mml:mo>)</mml:mo>
      <mml:mo>∈</mml:mo>
      <mml:msub>
        <mml:mrow>
          <mml:mi mathvariant="double-struck">Z</mml:mi>
        </mml:mrow>
        <mml:mrow>
          <mml:mi>N</mml:mi>
        </mml:mrow>
      </mml:msub>
    </mml:mrow>
  </mml:mfenced>
</mml:math>
</file>

<file path=Object 78/content.xml><?xml version="1.0" encoding="utf-8"?>
<mml:math xmlns:mml="http://www.w3.org/1998/Math/MathML" xmlns:m="http://schemas.openxmlformats.org/officeDocument/2006/math">
  <mml:mi>N</mml:mi>
  <mml:mo>/</mml:mo>
  <mml:mrow>
    <mml:mrow>
      <mml:mi mathvariant="normal">gcd</mml:mi>
    </mml:mrow>
    <mml:mo>⁡</mml:mo>
    <mml:mrow>
      <mml:mo>(</mml:mo>
      <mml:mi>N</mml:mi>
      <mml:mo>,</mml:mo>
      <mml:mi>m</mml:mi>
    </mml:mrow>
  </mml:mrow>
  <mml:mo>)</mml:mo>
</mml:math>
</file>

<file path=Object 79/content.xml><?xml version="1.0" encoding="utf-8"?>
<mml:math xmlns:mml="http://www.w3.org/1998/Math/MathML" xmlns:m="http://schemas.openxmlformats.org/officeDocument/2006/math">
  <mml:mi>R</mml:mi>
  <mml:mo>=</mml:mo>
  <mml:mfenced open="{" close="}" separators="|">
    <mml:mrow>
      <mml:msub>
        <mml:mrow>
          <mml:mi>r</mml:mi>
        </mml:mrow>
        <mml:mrow>
          <mml:mn>1</mml:mn>
        </mml:mrow>
      </mml:msub>
      <mml:mo>,</mml:mo>
      <mml:mi> </mml:mi>
      <mml:mo>…</mml:mo>
      <mml:msub>
        <mml:mrow>
          <mml:mi>r</mml:mi>
        </mml:mrow>
        <mml:mrow>
          <mml:mi>k</mml:mi>
        </mml:mrow>
      </mml:msub>
    </mml:mrow>
  </mml:mfenced>
  <mml:mi> </mml:mi>
  <mml:mi>%</mml:mi>
  <mml:mi> </mml:mi>
  <mml:mi>N</mml:mi>
</mml:math>
</file>

<file path=Object 8/content.xml><?xml version="1.0" encoding="utf-8"?>
<mml:math xmlns:mml="http://www.w3.org/1998/Math/MathML" xmlns:m="http://schemas.openxmlformats.org/officeDocument/2006/math">
  <mml:msub>
    <mml:mrow>
      <mml:mi>A</mml:mi>
    </mml:mrow>
    <mml:mrow>
      <mml:mi>m</mml:mi>
      <mml:mi>i</mml:mi>
      <mml:mi>n</mml:mi>
    </mml:mrow>
  </mml:msub>
  <mml:mo>=</mml:mo>
  <mml:mfenced open="{" close="}" separators="|">
    <mml:mrow>
      <mml:msub>
        <mml:mrow>
          <mml:mi>a</mml:mi>
        </mml:mrow>
        <mml:mrow>
          <mml:mn>1</mml:mn>
        </mml:mrow>
      </mml:msub>
      <mml:mo>,</mml:mo>
      <mml:mi> </mml:mi>
      <mml:mo>…</mml:mo>
      <mml:msub>
        <mml:mrow>
          <mml:mi>a</mml:mi>
        </mml:mrow>
        <mml:mrow>
          <mml:mi>k</mml:mi>
        </mml:mrow>
      </mml:msub>
    </mml:mrow>
  </mml:mfenced>
  <mml:mi> </mml:mi>
  <mml:mi>%</mml:mi>
  <mml:mi> </mml:mi>
  <mml:mi>N</mml:mi>
  <mml:mo>,</mml:mo>
  <mml:mi> </mml:mi>
  <mml:mfenced open="[" close="]" separators="|">
    <mml:mrow>
      <mml:msub>
        <mml:mrow>
          <mml:mi>A</mml:mi>
        </mml:mrow>
        <mml:mrow>
          <mml:mi>m</mml:mi>
          <mml:mi>i</mml:mi>
          <mml:mi>n</mml:mi>
        </mml:mrow>
      </mml:msub>
    </mml:mrow>
  </mml:mfenced>
  <mml:mo>=</mml:mo>
  <mml:mfenced open="{" close="}" separators="|">
    <mml:mrow>
      <mml:mfenced open="{" close="}" separators="|">
        <mml:mrow>
          <mml:msub>
            <mml:mrow>
              <mml:mi>a</mml:mi>
            </mml:mrow>
            <mml:mrow>
              <mml:mn>1</mml:mn>
            </mml:mrow>
          </mml:msub>
          <mml:mo>+</mml:mo>
          <mml:msub>
            <mml:mrow>
              <mml:mi>i</mml:mi>
            </mml:mrow>
            <mml:mrow>
              <mml:mn>1</mml:mn>
            </mml:mrow>
          </mml:msub>
          <mml:mi>N</mml:mi>
          <mml:mo>,</mml:mo>
          <mml:mi> </mml:mi>
          <mml:mo>…</mml:mo>
          <mml:msub>
            <mml:mrow>
              <mml:mi>a</mml:mi>
            </mml:mrow>
            <mml:mrow>
              <mml:mi>k</mml:mi>
            </mml:mrow>
          </mml:msub>
          <mml:mo>+</mml:mo>
          <mml:msub>
            <mml:mrow>
              <mml:mi>i</mml:mi>
            </mml:mrow>
            <mml:mrow>
              <mml:mi>k</mml:mi>
            </mml:mrow>
          </mml:msub>
          <mml:mi>N</mml:mi>
        </mml:mrow>
      </mml:mfenced>
      <mml:mi> </mml:mi>
      <mml:mi>%</mml:mi>
      <mml:mi> </mml:mi>
      <mml:mi>m</mml:mi>
      <mml:mi>N</mml:mi>
    </mml:mrow>
    <mml:mrow>
      <mml:mi>m</mml:mi>
      <mml:mo>∈</mml:mo>
      <mml:mi mathvariant="double-struck">N</mml:mi>
      <mml:mo>,</mml:mo>
      <mml:mi mathvariant="double-struck"> </mml:mi>
      <mml:mn>0</mml:mn>
      <mml:mo>≤</mml:mo>
      <mml:msub>
        <mml:mrow>
          <mml:mi>i</mml:mi>
        </mml:mrow>
        <mml:mrow>
          <mml:mi>*</mml:mi>
        </mml:mrow>
      </mml:msub>
      <mml:mo>&lt;</mml:mo>
      <mml:mi>m</mml:mi>
    </mml:mrow>
  </mml:mfenced>
</mml:math>
</file>

<file path=Object 80/content.xml><?xml version="1.0" encoding="utf-8"?>
<mml:math xmlns:mml="http://www.w3.org/1998/Math/MathML" xmlns:m="http://schemas.openxmlformats.org/officeDocument/2006/math">
  <mml:mi>m</mml:mi>
</mml:math>
</file>

<file path=Object 81/content.xml><?xml version="1.0" encoding="utf-8"?>
<mml:math xmlns:mml="http://www.w3.org/1998/Math/MathML" xmlns:m="http://schemas.openxmlformats.org/officeDocument/2006/math">
  <mml:mi>M</mml:mi>
  <mml:mo>←</mml:mo>
  <mml:mi>N</mml:mi>
  <mml:mo>/</mml:mo>
  <mml:mrow>
    <mml:mrow>
      <mml:mi mathvariant="normal">gcd</mml:mi>
    </mml:mrow>
    <mml:mo>⁡</mml:mo>
    <mml:mrow>
      <mml:mo>(</mml:mo>
      <mml:mi>N</mml:mi>
      <mml:mo>,</mml:mo>
      <mml:mi>m</mml:mi>
    </mml:mrow>
  </mml:mrow>
  <mml:mo>)</mml:mo>
</mml:math>
</file>

<file path=Object 82/content.xml><?xml version="1.0" encoding="utf-8"?>
<mml:math xmlns:mml="http://www.w3.org/1998/Math/MathML" xmlns:m="http://schemas.openxmlformats.org/officeDocument/2006/math">
  <mml:mi>X</mml:mi>
  <mml:mo>=</mml:mo>
  <mml:mfenced open="{" close="}" separators="|">
    <mml:mrow>
      <mml:msub>
        <mml:mrow>
          <mml:mi>x</mml:mi>
        </mml:mrow>
        <mml:mrow>
          <mml:mi>i</mml:mi>
        </mml:mrow>
      </mml:msub>
      <mml:mo>:</mml:mo>
      <mml:mn>0</mml:mn>
      <mml:mo>≤</mml:mo>
      <mml:msub>
        <mml:mrow>
          <mml:mi>x</mml:mi>
        </mml:mrow>
        <mml:mrow>
          <mml:mi>i</mml:mi>
        </mml:mrow>
      </mml:msub>
      <mml:mo>&lt;</mml:mo>
      <mml:mi>M</mml:mi>
      <mml:mo>,</mml:mo>
      <mml:mi> </mml:mi>
      <mml:mi> </mml:mi>
      <mml:msub>
        <mml:mrow>
          <mml:mi>x</mml:mi>
        </mml:mrow>
        <mml:mrow>
          <mml:mi>i</mml:mi>
        </mml:mrow>
      </mml:msub>
      <mml:mi>*</mml:mi>
      <mml:mi>m</mml:mi>
      <mml:mo>=</mml:mo>
      <mml:msub>
        <mml:mrow>
          <mml:mi>r</mml:mi>
        </mml:mrow>
        <mml:mrow>
          <mml:mi>i</mml:mi>
        </mml:mrow>
      </mml:msub>
      <mml:mi> </mml:mi>
      <mml:mfenced separators="|">
        <mml:mrow>
          <mml:mi>m</mml:mi>
          <mml:mi>o</mml:mi>
          <mml:mi>d</mml:mi>
          <mml:mi> </mml:mi>
          <mml:mi>N</mml:mi>
        </mml:mrow>
      </mml:mfenced>
      <mml:mi> </mml:mi>
    </mml:mrow>
    <mml:mrow>
      <mml:mi> </mml:mi>
      <mml:mn>0</mml:mn>
      <mml:mo>≤</mml:mo>
      <mml:mi>i</mml:mi>
      <mml:mo>≤</mml:mo>
      <mml:mi>k</mml:mi>
    </mml:mrow>
  </mml:mfenced>
</mml:math>
</file>

<file path=Object 83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  <mml:mi> </mml:mi>
  <mml:mi>г</mml:mi>
  <mml:mi>а</mml:mi>
  <mml:mi>р</mml:mi>
  <mml:mi>а</mml:mi>
  <mml:mi>н</mml:mi>
  <mml:mi>т</mml:mi>
  <mml:mi>и</mml:mi>
  <mml:mi>р</mml:mi>
  <mml:mi>о</mml:mi>
  <mml:mi>в</mml:mi>
  <mml:mi>а</mml:mi>
  <mml:mi>н</mml:mi>
  <mml:mi>н</mml:mi>
  <mml:mi>о</mml:mi>
  <mml:mi> </mml:mi>
  <mml:mi>с</mml:mi>
  <mml:mi>у</mml:mi>
  <mml:mi>щ</mml:mi>
  <mml:mi>е</mml:mi>
  <mml:mi>с</mml:mi>
  <mml:mi>т</mml:mi>
  <mml:mi>в</mml:mi>
  <mml:mi>у</mml:mi>
  <mml:mi>ю</mml:mi>
  <mml:mi>т</mml:mi>
  <mml:mo>,</mml:mo>
</mml:math>
</file>

<file path=Object 84/content.xml><?xml version="1.0" encoding="utf-8"?>
<mml:math xmlns:mml="http://www.w3.org/1998/Math/MathML" xmlns:m="http://schemas.openxmlformats.org/officeDocument/2006/math">
  <mml:mi>е</mml:mi>
  <mml:mi>с</mml:mi>
  <mml:mi>л</mml:mi>
  <mml:mi>и</mml:mi>
  <mml:mi> </mml:mi>
  <mml:mfenced open="{" close="}" separators="|">
    <mml:mrow>
      <mml:msub>
        <mml:mrow>
          <mml:mi>r</mml:mi>
        </mml:mrow>
        <mml:mrow>
          <mml:mn>1</mml:mn>
        </mml:mrow>
      </mml:msub>
      <mml:mo>,</mml:mo>
      <mml:mi> </mml:mi>
      <mml:mo>…</mml:mo>
      <mml:msub>
        <mml:mrow>
          <mml:mi>r</mml:mi>
        </mml:mrow>
        <mml:mrow>
          <mml:mi>k</mml:mi>
        </mml:mrow>
      </mml:msub>
    </mml:mrow>
  </mml:mfenced>
  <mml:mo>⊆</mml:mo>
  <mml:mrow>
    <mml:mrow>
      <mml:mi mathvariant="normal">allowed</mml:mi>
      <mml:mo>_</mml:mo>
      <mml:mi mathvariant="normal">residues</mml:mi>
    </mml:mrow>
    <mml:mo>⁡</mml:mo>
    <mml:mrow>
      <mml:mo>(</mml:mo>
      <mml:mi>N</mml:mi>
      <mml:mo>,</mml:mo>
      <mml:mi>m</mml:mi>
      <mml:mo>)</mml:mo>
    </mml:mrow>
  </mml:mrow>
</mml:math>
</file>

<file path=Object 85/content.xml><?xml version="1.0" encoding="utf-8"?>
<mml:math xmlns:mml="http://www.w3.org/1998/Math/MathML" xmlns:m="http://schemas.openxmlformats.org/officeDocument/2006/math">
  <mml:mi>A</mml:mi>
  <mml:mo>=</mml:mo>
  <mml:mfenced open="{" close="}" separators="|">
    <mml:mrow>
      <mml:msub>
        <mml:mrow>
          <mml:mi>a</mml:mi>
        </mml:mrow>
        <mml:mrow>
          <mml:mn>1</mml:mn>
        </mml:mrow>
      </mml:msub>
      <mml:mo>,</mml:mo>
      <mml:mi> </mml:mi>
      <mml:mo>…</mml:mo>
      <mml:msub>
        <mml:mrow>
          <mml:mi>a</mml:mi>
        </mml:mrow>
        <mml:mrow>
          <mml:mi>k</mml:mi>
          <mml:mn>1</mml:mn>
        </mml:mrow>
      </mml:msub>
    </mml:mrow>
  </mml:mfenced>
  <mml:mi> </mml:mi>
  <mml:mi>%</mml:mi>
  <mml:mi> </mml:mi>
  <mml:msub>
    <mml:mrow>
      <mml:mi>N</mml:mi>
    </mml:mrow>
    <mml:mrow>
      <mml:mi>A</mml:mi>
    </mml:mrow>
  </mml:msub>
</mml:math>
</file>

<file path=Object 86/content.xml><?xml version="1.0" encoding="utf-8"?>
<mml:math xmlns:mml="http://www.w3.org/1998/Math/MathML" xmlns:m="http://schemas.openxmlformats.org/officeDocument/2006/math">
  <mml:mi>m</mml:mi>
  <mml:mn>1</mml:mn>
</mml:math>
</file>

<file path=Object 87/content.xml><?xml version="1.0" encoding="utf-8"?>
<mml:math xmlns:mml="http://www.w3.org/1998/Math/MathML" xmlns:m="http://schemas.openxmlformats.org/officeDocument/2006/math">
  <mml:mi>m</mml:mi>
  <mml:mn>2</mml:mn>
</mml:math>
</file>

<file path=Object 88/content.xml><?xml version="1.0" encoding="utf-8"?>
<mml:math xmlns:mml="http://www.w3.org/1998/Math/MathML" xmlns:m="http://schemas.openxmlformats.org/officeDocument/2006/math">
  <mml:mi>p</mml:mi>
  <mml:mi>o</mml:mi>
  <mml:mi>s</mml:mi>
  <mml:mi>s</mml:mi>
  <mml:mi>i</mml:mi>
  <mml:mi>b</mml:mi>
  <mml:mi>l</mml:mi>
  <mml:mi>e</mml:mi>
  <mml:mo>_</mml:mo>
  <mml:mi>l</mml:mi>
  <mml:mi>e</mml:mi>
  <mml:mi>f</mml:mi>
  <mml:mi>t</mml:mi>
  <mml:mi>s</mml:mi>
  <mml:mo>←</mml:mo>
  <mml:mi>∅</mml:mi>
</mml:math>
</file>

<file path=Object 89/content.xml><?xml version="1.0" encoding="utf-8"?>
<mml:math xmlns:mml="http://www.w3.org/1998/Math/MathML" xmlns:m="http://schemas.openxmlformats.org/officeDocument/2006/math">
  <mml:mi>l</mml:mi>
  <mml:mi>e</mml:mi>
  <mml:mi>f</mml:mi>
  <mml:mi>t</mml:mi>
  <mml:mo>⊆</mml:mo>
  <mml:mrow>
    <mml:mrow>
      <mml:mi mathvariant="normal">allowed</mml:mi>
      <mml:mo>_</mml:mo>
      <mml:mi mathvariant="normal">residues</mml:mi>
    </mml:mrow>
    <mml:mo>⁡</mml:mo>
    <mml:mrow>
      <mml:mo>(</mml:mo>
      <mml:msub>
        <mml:mrow>
          <mml:mi>N</mml:mi>
        </mml:mrow>
        <mml:mrow>
          <mml:mi>A</mml:mi>
        </mml:mrow>
      </mml:msub>
      <mml:mo>,</mml:mo>
      <mml:mi>m</mml:mi>
      <mml:mn>1</mml:mn>
      <mml:mo>)</mml:mo>
    </mml:mrow>
  </mml:mrow>
  <mml:mi> </mml:mi>
</mml:math>
</file>

<file path=Object 9/content.xml><?xml version="1.0" encoding="utf-8"?>
<mml:math xmlns:mml="http://www.w3.org/1998/Math/MathML" xmlns:m="http://schemas.openxmlformats.org/officeDocument/2006/math">
  <mml:mi>X</mml:mi>
  <mml:mi>*</mml:mi>
  <mml:mi>A</mml:mi>
  <mml:mo>=</mml:mo>
  <mml:mi>B</mml:mi>
</mml:math>
</file>

<file path=Object 90/content.xml><?xml version="1.0" encoding="utf-8"?>
<mml:math xmlns:mml="http://www.w3.org/1998/Math/MathML" xmlns:m="http://schemas.openxmlformats.org/officeDocument/2006/math">
  <mml:mi> </mml:mi>
  <mml:mi>с</mml:mi>
  <mml:mi>у</mml:mi>
  <mml:mi>щ</mml:mi>
  <mml:mi>е</mml:mi>
  <mml:mi>с</mml:mi>
  <mml:mi>т</mml:mi>
  <mml:mi>в</mml:mi>
  <mml:mi>у</mml:mi>
  <mml:mi>е</mml:mi>
  <mml:mi>т</mml:mi>
  <mml:mi> </mml:mi>
  <mml:mi>r</mml:mi>
  <mml:mi>i</mml:mi>
  <mml:mi>g</mml:mi>
  <mml:mi>h</mml:mi>
  <mml:mi>t</mml:mi>
  <mml:mo>←</mml:mo>
</mml:math>
</file>

<file path=Object 91/content.xml><?xml version="1.0" encoding="utf-8"?>
<mml:math xmlns:mml="http://www.w3.org/1998/Math/MathML" xmlns:m="http://schemas.openxmlformats.org/officeDocument/2006/math">
  <mml:mo>(</mml:mo>
  <mml:mi>l</mml:mi>
  <mml:mi>e</mml:mi>
  <mml:mi>f</mml:mi>
  <mml:mi>t</mml:mi>
  <mml:mi> </mml:mi>
  <mml:mi>%</mml:mi>
  <mml:mi> </mml:mi>
  <mml:msub>
    <mml:mrow>
      <mml:mi>N</mml:mi>
    </mml:mrow>
    <mml:mrow>
      <mml:mi>A</mml:mi>
    </mml:mrow>
  </mml:msub>
  <mml:mo>,</mml:mo>
  <mml:mi> </mml:mi>
  <mml:mi> </mml:mi>
  <mml:mi>A</mml:mi>
  <mml:mo>)</mml:mo>
</mml:math>
</file>

<file path=Object 92/content.xml><?xml version="1.0" encoding="utf-8"?>
<mml:math xmlns:mml="http://www.w3.org/1998/Math/MathML" xmlns:m="http://schemas.openxmlformats.org/officeDocument/2006/math">
  <mml:mi mathvariant="bold-italic">м</mml:mi>
  <mml:mi mathvariant="bold-italic">н</mml:mi>
  <mml:mi mathvariant="bold-italic">о</mml:mi>
  <mml:mi mathvariant="bold-italic">ж</mml:mi>
  <mml:mi mathvariant="bold-italic">е</mml:mi>
  <mml:mi mathvariant="bold-italic">с</mml:mi>
  <mml:mi mathvariant="bold-italic">т</mml:mi>
  <mml:mi mathvariant="bold-italic">в</mml:mi>
  <mml:mi mathvariant="bold-italic">о</mml:mi>
  <mml:mi mathvariant="bold-italic"> </mml:mi>
  <mml:mi mathvariant="bold-italic">в</mml:mi>
  <mml:mi mathvariant="bold-italic">ы</mml:mi>
  <mml:mi mathvariant="bold-italic">ч</mml:mi>
  <mml:mi mathvariant="bold-italic">е</mml:mi>
  <mml:mi mathvariant="bold-italic">т</mml:mi>
  <mml:mi mathvariant="bold-italic">о</mml:mi>
  <mml:mi mathvariant="bold-italic">в</mml:mi>
  <mml:mi> </mml:mi>
  <mml:mi>r</mml:mi>
  <mml:mi>i</mml:mi>
  <mml:mi>g</mml:mi>
  <mml:mi>h</mml:mi>
  <mml:mi>t</mml:mi>
  <mml:mi mathvariant="bold-italic"> </mml:mi>
  <mml:mo>⊆</mml:mo>
  <mml:mrow>
    <mml:mrow>
      <mml:mi mathvariant="normal">allowed</mml:mi>
      <mml:mo>_</mml:mo>
      <mml:mi mathvariant="normal">residues</mml:mi>
    </mml:mrow>
    <mml:mo>⁡</mml:mo>
    <mml:mrow>
      <mml:mo>(</mml:mo>
      <mml:msub>
        <mml:mrow>
          <mml:mi>N</mml:mi>
        </mml:mrow>
        <mml:mrow>
          <mml:mi>A</mml:mi>
        </mml:mrow>
      </mml:msub>
      <mml:mo>,</mml:mo>
      <mml:mi>m</mml:mi>
      <mml:mn>2</mml:mn>
      <mml:mo>)</mml:mo>
    </mml:mrow>
  </mml:mrow>
</mml:math>
</file>

<file path=Object 93/content.xml><?xml version="1.0" encoding="utf-8"?>
<mml:math xmlns:mml="http://www.w3.org/1998/Math/MathML" xmlns:m="http://schemas.openxmlformats.org/officeDocument/2006/math">
  <mml:mi>p</mml:mi>
  <mml:mi>o</mml:mi>
  <mml:mi>s</mml:mi>
  <mml:mi>s</mml:mi>
  <mml:mi>i</mml:mi>
  <mml:mi>b</mml:mi>
  <mml:mi>l</mml:mi>
  <mml:mi>e</mml:mi>
  <mml:mo>_</mml:mo>
  <mml:mi>l</mml:mi>
  <mml:mi>e</mml:mi>
  <mml:mi>f</mml:mi>
  <mml:mi>t</mml:mi>
  <mml:mi>s</mml:mi>
  <mml:mo>←</mml:mo>
  <mml:mi>p</mml:mi>
  <mml:mi>o</mml:mi>
  <mml:mi>s</mml:mi>
  <mml:mi>s</mml:mi>
  <mml:mi>i</mml:mi>
  <mml:mi>b</mml:mi>
  <mml:mi>l</mml:mi>
  <mml:mi>e</mml:mi>
  <mml:mo>_</mml:mo>
  <mml:mi>l</mml:mi>
  <mml:mi>e</mml:mi>
  <mml:mi>f</mml:mi>
  <mml:mi>t</mml:mi>
  <mml:mi>s</mml:mi>
  <mml:mo>∪</mml:mo>
  <mml:mfenced open="{" close="}" separators="|">
    <mml:mrow>
      <mml:mi>l</mml:mi>
      <mml:mi>e</mml:mi>
      <mml:mi>f</mml:mi>
      <mml:mi>t</mml:mi>
      <mml:mi> </mml:mi>
      <mml:mi>%</mml:mi>
      <mml:mi> </mml:mi>
      <mml:msub>
        <mml:mrow>
          <mml:mi>N</mml:mi>
        </mml:mrow>
        <mml:mrow>
          <mml:mi>A</mml:mi>
        </mml:mrow>
      </mml:msub>
    </mml:mrow>
  </mml:mfenced>
</mml:math>
</file>

<file path=Object 94/content.xml><?xml version="1.0" encoding="utf-8"?>
<mml:math xmlns:mml="http://www.w3.org/1998/Math/MathML" xmlns:m="http://schemas.openxmlformats.org/officeDocument/2006/math">
  <mml:mi>p</mml:mi>
  <mml:mi>o</mml:mi>
  <mml:mi>s</mml:mi>
  <mml:mi>s</mml:mi>
  <mml:mi>i</mml:mi>
  <mml:mi>b</mml:mi>
  <mml:mi>l</mml:mi>
  <mml:mi>e</mml:mi>
  <mml:mo>_</mml:mo>
  <mml:mi>l</mml:mi>
  <mml:mi>e</mml:mi>
  <mml:mi>f</mml:mi>
  <mml:mi>t</mml:mi>
  <mml:mi>s</mml:mi>
</mml:math>
</file>

<file path=Object 95/content.xml><?xml version="1.0" encoding="utf-8"?>
<mml:math xmlns:mml="http://www.w3.org/1998/Math/MathML" xmlns:m="http://schemas.openxmlformats.org/officeDocument/2006/math">
  <mml:mi>A</mml:mi>
  <mml:mo>=</mml:mo>
  <mml:mfenced open="{" close="}" separators="|">
    <mml:mrow>
      <mml:msub>
        <mml:mrow>
          <mml:mi>a</mml:mi>
        </mml:mrow>
        <mml:mrow>
          <mml:mn>1</mml:mn>
        </mml:mrow>
      </mml:msub>
      <mml:mo>,</mml:mo>
      <mml:mi> </mml:mi>
      <mml:mo>…</mml:mo>
      <mml:msub>
        <mml:mrow>
          <mml:mi>a</mml:mi>
        </mml:mrow>
        <mml:mrow>
          <mml:mi>l</mml:mi>
        </mml:mrow>
      </mml:msub>
    </mml:mrow>
  </mml:mfenced>
  <mml:mi> </mml:mi>
  <mml:mi>%</mml:mi>
  <mml:mi> </mml:mi>
  <mml:mi>p</mml:mi>
  <mml:mi>M</mml:mi>
</mml:math>
</file>

<file path=Object 96/content.xml><?xml version="1.0" encoding="utf-8"?>
<mml:math xmlns:mml="http://www.w3.org/1998/Math/MathML" xmlns:m="http://schemas.openxmlformats.org/officeDocument/2006/math">
  <mml:mi>q</mml:mi>
  <mml:mi>M</mml:mi>
  <mml:mo>=</mml:mo>
  <mml:mi>k</mml:mi>
  <mml:mi>N</mml:mi>
</mml:math>
</file>

<file path=Object 97/content.xml><?xml version="1.0" encoding="utf-8"?>
<mml:math xmlns:mml="http://www.w3.org/1998/Math/MathML" xmlns:m="http://schemas.openxmlformats.org/officeDocument/2006/math">
  <mml:mrow>
    <mml:mrow>
      <mml:mrow>
        <mml:mrow>
          <mml:mi mathvariant="normal">reduction</mml:mi>
        </mml:mrow>
        <mml:mo>⁡</mml:mo>
        <mml:mrow>
          <mml:mfenced separators="|">
            <mml:mrow>
              <mml:msup>
                <mml:mrow>
                  <mml:mi>A</mml:mi>
                </mml:mrow>
                <mml:mrow>
                  <mml:mi>q</mml:mi>
                </mml:mrow>
              </mml:msup>
              <mml:mo>,</mml:mo>
              <mml:mi mathvariant="italic"> N</mml:mi>
            </mml:mrow>
          </mml:mfenced>
        </mml:mrow>
      </mml:mrow>
    </mml:mrow>
    <mml:mo>⁡</mml:mo>
    <mml:mrow>
      <mml:mo>=</mml:mo>
      <mml:mrow>
        <mml:mrow>
          <mml:mi mathvariant="normal">reduction</mml:mi>
        </mml:mrow>
        <mml:mo>⁡</mml:mo>
        <mml:mrow>
          <mml:mfenced separators="|">
            <mml:mrow>
              <mml:msup>
                <mml:mrow>
                  <mml:mrow>
                    <mml:mrow>
                      <mml:mi mathvariant="normal">reduction</mml:mi>
                    </mml:mrow>
                    <mml:mo>⁡</mml:mo>
                    <mml:mrow>
                      <mml:mfenced separators="|">
                        <mml:mrow>
                          <mml:mi>A</mml:mi>
                          <mml:mo>,</mml:mo>
                          <mml:mi>M</mml:mi>
                        </mml:mrow>
                      </mml:mfenced>
                    </mml:mrow>
                  </mml:mrow>
                </mml:mrow>
                <mml:mrow>
                  <mml:mi>q</mml:mi>
                </mml:mrow>
              </mml:msup>
              <mml:mo>,</mml:mo>
              <mml:mi>N</mml:mi>
            </mml:mrow>
          </mml:mfenced>
        </mml:mrow>
      </mml:mrow>
    </mml:mrow>
  </mml:mrow>
</mml:math>
</file>

<file path=Object 98/content.xml><?xml version="1.0" encoding="utf-8"?>
<mml:math xmlns:mml="http://www.w3.org/1998/Math/MathML" xmlns:m="http://schemas.openxmlformats.org/officeDocument/2006/math">
  <mml:mrow>
    <mml:mrow>
      <mml:mrow>
        <mml:mrow>
          <mml:mi mathvariant="normal">reduction</mml:mi>
        </mml:mrow>
        <mml:mo>⁡</mml:mo>
        <mml:mrow>
          <mml:mfenced separators="|">
            <mml:mrow>
              <mml:msup>
                <mml:mrow>
                  <mml:mi>A</mml:mi>
                </mml:mrow>
                <mml:mrow>
                  <mml:mi>q</mml:mi>
                </mml:mrow>
              </mml:msup>
              <mml:mo>,</mml:mo>
              <mml:mi mathvariant="italic"> N</mml:mi>
            </mml:mrow>
          </mml:mfenced>
        </mml:mrow>
      </mml:mrow>
      <mml:mo>=</mml:mo>
      <mml:mrow>
        <mml:mrow>
          <mml:mi mathvariant="normal">reduction</mml:mi>
        </mml:mrow>
        <mml:mo>⁡</mml:mo>
        <mml:mrow>
          <mml:mfenced separators="|">
            <mml:mrow>
              <mml:mfenced open="{" close="}" separators="|">
                <mml:mrow>
                  <mml:mi>q</mml:mi>
                  <mml:msub>
                    <mml:mrow>
                      <mml:mi>a</mml:mi>
                    </mml:mrow>
                    <mml:mrow>
                      <mml:mn>1</mml:mn>
                    </mml:mrow>
                  </mml:msub>
                  <mml:mo>,</mml:mo>
                  <mml:mi> </mml:mi>
                  <mml:mo>…</mml:mo>
                  <mml:mi>q</mml:mi>
                  <mml:msub>
                    <mml:mrow>
                      <mml:mi>a</mml:mi>
                    </mml:mrow>
                    <mml:mrow>
                      <mml:mi>l</mml:mi>
                    </mml:mrow>
                  </mml:msub>
                </mml:mrow>
              </mml:mfenced>
              <mml:mi mathvariant="italic"> % qp</mml:mi>
              <mml:mi>M</mml:mi>
              <mml:mo>,</mml:mo>
              <mml:mi mathvariant="italic"> N</mml:mi>
            </mml:mrow>
          </mml:mfenced>
        </mml:mrow>
      </mml:mrow>
      <mml:mo>=</mml:mo>
      <mml:mfenced open="{" close="}" separators="|">
        <mml:mrow>
          <mml:mi>q</mml:mi>
          <mml:msub>
            <mml:mrow>
              <mml:mi>a</mml:mi>
            </mml:mrow>
            <mml:mrow>
              <mml:mn>1</mml:mn>
            </mml:mrow>
          </mml:msub>
          <mml:mo>,</mml:mo>
          <mml:mi> </mml:mi>
          <mml:mo>…</mml:mo>
          <mml:mi>q</mml:mi>
          <mml:msub>
            <mml:mrow>
              <mml:mi>a</mml:mi>
            </mml:mrow>
            <mml:mrow>
              <mml:mi>l</mml:mi>
            </mml:mrow>
          </mml:msub>
        </mml:mrow>
      </mml:mfenced>
      <mml:mi mathvariant="italic"> % N</mml:mi>
    </mml:mrow>
    <mml:mo>⁡</mml:mo>
    <mml:mrow>
      <mml:mo>=</mml:mo>
    </mml:mrow>
  </mml:mrow>
</mml:math>
</file>

<file path=Object 99/content.xml><?xml version="1.0" encoding="utf-8"?>
<mml:math xmlns:mml="http://www.w3.org/1998/Math/MathML" xmlns:m="http://schemas.openxmlformats.org/officeDocument/2006/math">
  <mml:mo>=</mml:mo>
  <mml:mrow>
    <mml:mrow>
      <mml:mi mathvariant="normal">reduction</mml:mi>
    </mml:mrow>
    <mml:mo>⁡</mml:mo>
    <mml:mrow>
      <mml:mfenced separators="|">
        <mml:mrow>
          <mml:mfenced open="{" close="}" separators="|">
            <mml:mrow>
              <mml:mi>q</mml:mi>
              <mml:msub>
                <mml:mrow>
                  <mml:mi>a</mml:mi>
                </mml:mrow>
                <mml:mrow>
                  <mml:mn>1</mml:mn>
                </mml:mrow>
              </mml:msub>
              <mml:mo>,</mml:mo>
              <mml:mi> </mml:mi>
              <mml:mo>…</mml:mo>
              <mml:mi>q</mml:mi>
              <mml:msub>
                <mml:mrow>
                  <mml:mi>a</mml:mi>
                </mml:mrow>
                <mml:mrow>
                  <mml:mi>l</mml:mi>
                </mml:mrow>
              </mml:msub>
            </mml:mrow>
          </mml:mfenced>
          <mml:mi> </mml:mi>
          <mml:mi>%</mml:mi>
          <mml:mi> </mml:mi>
          <mml:mi>q</mml:mi>
          <mml:mi>M</mml:mi>
          <mml:mo>,</mml:mo>
          <mml:mi> </mml:mi>
          <mml:mi>N</mml:mi>
        </mml:mrow>
      </mml:mfenced>
    </mml:mrow>
  </mml:mrow>
  <mml:mo>=</mml:mo>
  <mml:mrow>
    <mml:mrow>
      <mml:mi mathvariant="normal">reduction</mml:mi>
    </mml:mrow>
    <mml:mo>⁡</mml:mo>
    <mml:mrow>
      <mml:mfenced separators="|">
        <mml:mrow>
          <mml:msup>
            <mml:mrow>
              <mml:mfenced separators="|">
                <mml:mrow>
                  <mml:mfenced open="{" close="}" separators="|">
                    <mml:mrow>
                      <mml:msub>
                        <mml:mrow>
                          <mml:mi>a</mml:mi>
                        </mml:mrow>
                        <mml:mrow>
                          <mml:mn>1</mml:mn>
                        </mml:mrow>
                      </mml:msub>
                      <mml:mo>,</mml:mo>
                      <mml:mi> </mml:mi>
                      <mml:mo>…</mml:mo>
                      <mml:msub>
                        <mml:mrow>
                          <mml:mi>a</mml:mi>
                        </mml:mrow>
                        <mml:mrow>
                          <mml:mi>l</mml:mi>
                        </mml:mrow>
                      </mml:msub>
                    </mml:mrow>
                  </mml:mfenced>
                  <mml:mi> </mml:mi>
                  <mml:mi>%</mml:mi>
                  <mml:mi> </mml:mi>
                  <mml:mi>M</mml:mi>
                </mml:mrow>
              </mml:mfenced>
            </mml:mrow>
            <mml:mrow>
              <mml:mi>q</mml:mi>
            </mml:mrow>
          </mml:msup>
          <mml:mo>,</mml:mo>
          <mml:mi>N</mml:mi>
        </mml:mrow>
      </mml:mfenced>
      <mml:mo>=</mml:mo>
    </mml:mrow>
  </mml:mrow>
</mml:math>
</file>